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25.612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12" style:family="table-cell" style:parent-style-name="Default" style:data-style-name="N0"/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2" table:default-cell-style-name="ce8"/>
        <table:table-column table:style-name="co1" table:default-cell-style-name="ce12"/>
        <table:table-column table:style-name="co3" table:default-cell-style-name="ce8"/>
        <table:table-column table:style-name="co4" table:default-cell-style-name="ce8"/>
        <table:table-column table:style-name="co1" table:number-columns-repeated="1018" table:default-cell-style-name="ce12"/>
        <table:table-column table:style-name="co5" table:number-columns-repeated="15360" table:default-cell-style-name="ce12"/>
        <table:table-row table:style-name="ro1">
          <table:table-cell table:style-name="ce2" office:value-type="string" calcext:value-type="string">
            <text:p>Segmen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marks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0x1000</text:p>
          </table:table-cell>
          <table:table-cell table:style-name="ce5" office:value-type="string" calcext:value-type="string">
            <text:p>0x0211</text:p>
          </table:table-cell>
          <table:table-cell table:style-name="ce5" office:value-type="string" calcext:value-type="string">
            <text:p>0x0212</text:p>
          </table:table-cell>
          <table:table-cell table:style-name="ce4" table:formula="of:=(HEX2DEC(MID([.C2];3;LEN([.C2])-2))-HEX2DEC(MID([.B2];3;LEN([.B2])-2)))+1" office:value-type="float" office:value="2" calcext:value-type="float">
            <text:p>2</text:p>
          </table:table-cell>
          <table:table-cell table:style-name="ce5" office:value-type="string" calcext:value-type="string">
            <text:p>word</text:p>
          </table:table-cell>
          <table:table-cell table:style-name="ce5" office:value-type="string" calcext:value-type="string">
            <text:p>Timer old interrupt vector offse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213</text:p>
          </table:table-cell>
          <table:table-cell table:style-name="ce7" office:value-type="string" calcext:value-type="string">
            <text:p>0x0214</text:p>
          </table:table-cell>
          <table:table-cell table:style-name="ce4" table:formula="of:=(HEX2DEC(MID([.C3];3;LEN([.C3])-2))-HEX2DEC(MID([.B3];3;LEN([.B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Timer old interrupt vector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6</text:p>
          </table:table-cell>
          <table:table-cell table:style-name="ce7" office:value-type="string" calcext:value-type="string">
            <text:p>0x0bb7</text:p>
          </table:table-cell>
          <table:table-cell table:style-name="ce4" table:formula="of:=(HEX2DEC(MID([.C4];3;LEN([.C4])-2))-HEX2DEC(MID([.B4];3;LEN([.B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P temp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8</text:p>
          </table:table-cell>
          <table:table-cell table:style-name="ce7" office:value-type="string" calcext:value-type="string">
            <text:p>0x0bb9</text:p>
          </table:table-cell>
          <table:table-cell table:style-name="ce4" table:formula="of:=(HEX2DEC(MID([.C5];3;LEN([.C5])-2))-HEX2DEC(MID([.B5];3;LEN([.B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S temp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5cf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6];3;LEN([.C6])-2))-HEX2DEC(MID([.B6];3;LEN([.B6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?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604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f</text:p>
          </table:table-cell>
          <table:table-cell table:style-name="ce4" table:formula="of:=(HEX2DEC(MID([.C7];3;LEN([.C7])-2))-HEX2DEC(MID([.B7];3;LEN([.B7])-2)))+1" office:value-type="float" office:value="3328" calcext:value-type="float">
            <text:p>3328</text:p>
          </table:table-cell>
          <table:table-cell table:style-name="ce7" office:value-type="string" calcext:value-type="string">
            <text:p>string[,]</text:p>
          </table:table-cell>
          <table:table-cell table:style-name="ce7" office:value-type="string" calcext:value-type="string">
            <text:p>Civ (0-15), City Name (0-15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6d4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8];3;LEN([.C8])-2))-HEX2DEC(MID([.B8];3;LEN([.B8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6fa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9];3;LEN([.C9])-2))-HEX2DEC(MID([.B9];3;LEN([.B9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10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0];3;LEN([.C10])-2))-HEX2DEC(MID([.B10];3;LEN([.B10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1e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1];3;LEN([.C11])-2))-HEX2DEC(MID([.B11];3;LEN([.B11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2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2];3;LEN([.C12])-2))-HEX2DEC(MID([.B12];3;LEN([.B12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5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3];3;LEN([.C13])-2))-HEX2DEC(MID([.B13];3;LEN([.B13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6" office:value-type="string" calcext:value-type="string">
            <text:p>0x375a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</text:p>
          </table:table-cell>
          <table:table-cell table:style-name="ce4" table:formula="of:=(HEX2DEC(MID([.C14];3;LEN([.C14])-2))-HEX2DEC(MID([.B14];3;LEN([.B14])-2)))+1" office:value-type="float" office:value="208" calcext:value-type="float">
            <text:p>208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paceship related dat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67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af</text:p>
          </table:table-cell>
          <table:table-cell table:style-name="ce4" table:formula="of:=(HEX2DEC(MID([.C15];3;LEN([.C15])-2))-HEX2DEC(MID([.B15];3;LEN([.B15])-2)))+1" office:value-type="float" office:value="176" calcext:value-type="float">
            <text:p>176</text:p>
          </table:table-cell>
          <table:table-cell table:style-name="ce7" office:value-type="string" calcext:value-type="string">
            <text:p>Rectangle(short, short, short, short)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4af</text:p>
          </table:table-cell>
          <table:table-cell table:style-name="ce4" table:formula="of:=(HEX2DEC(MID([.C16];3;LEN([.C16])-2))-HEX2DEC(MID([.B16];3;LEN([.B16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core Graph Dat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6e0</text:p>
          </table:table-cell>
          <table:table-cell table:style-name="ce7" office:value-type="string" calcext:value-type="string">
            <text:p>0x1c7f</text:p>
          </table:table-cell>
          <table:table-cell table:style-name="ce4" table:formula="of:=(HEX2DEC(MID([.C17];3;LEN([.C17])-2))-HEX2DEC(MID([.B17];3;LEN([.B17])-2)))+1" office:value-type="float" office:value="1440" calcext:value-type="float">
            <text:p>1440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Civ (0-7), Unused data (36), Spaceship Cell (0-11)*(0-1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d48</text:p>
          </table:table-cell>
          <table:table-cell table:style-name="ce7" office:value-type="string" calcext:value-type="string">
            <text:p>0x1f87</text:p>
          </table:table-cell>
          <table:table-cell table:style-name="ce4" table:formula="of:=(HEX2DEC(MID([.C18];3;LEN([.C18])-2))-HEX2DEC(MID([.B18];3;LEN([.B18])-2)))+1" office:value-type="float" office:value="576" calcext:value-type="float">
            <text:p>57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Technology Taken From (0-7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f88</text:p>
          </table:table-cell>
          <table:table-cell table:style-name="ce7" office:value-type="string" calcext:value-type="string">
            <text:p>0x2437</text:p>
          </table:table-cell>
          <table:table-cell table:style-name="ce4" table:formula="of:=(HEX2DEC(MID([.C19];3;LEN([.C19])-2))-HEX2DEC(MID([.B19];3;LEN([.B19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Peace Graph Dat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438</text:p>
          </table:table-cell>
          <table:table-cell table:style-name="ce7" office:value-type="string" calcext:value-type="string">
            <text:p>0x253b</text:p>
          </table:table-cell>
          <table:table-cell table:style-name="ce4" table:formula="of:=(HEX2DEC(MID([.C20];3;LEN([.C20])-2))-HEX2DEC(MID([.B20];3;LEN([.B20])-2)))+1" office:value-type="float" office:value="260" calcext:value-type="float">
            <text:p>260</text:p>
          </table:table-cell>
          <table:table-cell table:style-name="ce7" office:value-type="string" calcext:value-type="string">
            <text:p>byte[20, 13]</text:p>
          </table:table-cell>
          <table:table-cell table:style-name="ce7" office:value-type="string" calcext:value-type="string">
            <text:p>Temporary buffer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53c</text:p>
          </table:table-cell>
          <table:table-cell table:style-name="ce7" office:value-type="string" calcext:value-type="string">
            <text:p>0x26fb</text:p>
          </table:table-cell>
          <table:table-cell table:style-name="ce4" table:formula="of:=(HEX2DEC(MID([.C21];3;LEN([.C21])-2))-HEX2DEC(MID([.B21];3;LEN([.B21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Lost Units (0-27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6fc</text:p>
          </table:table-cell>
          <table:table-cell table:style-name="ce7" office:value-type="string" calcext:value-type="string">
            <text:p>0x36fb</text:p>
          </table:table-cell>
          <table:table-cell table:style-name="ce4" table:formula="of:=(HEX2DEC(MID([.C22];3;LEN([.C22])-2))-HEX2DEC(MID([.B22];3;LEN([.B22])-2)))+1" office:value-type="float" office:value="4096" calcext:value-type="float">
            <text:p>4096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Replay Dat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4b0</text:p>
          </table:table-cell>
          <table:table-cell table:style-name="ce7" office:value-type="string" calcext:value-type="string">
            <text:p>0x53f</text:p>
          </table:table-cell>
          <table:table-cell table:style-name="ce4" table:formula="of:=(HEX2DEC(MID([.C23];3;LEN([.C23])-2))-HEX2DEC(MID([.B23];3;LEN([.B23])-2)))+1" office:value-type="float" office:value="144" calcext:value-type="float">
            <text:p>1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echnology (0-71), First Civiliza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540</text:p>
          </table:table-cell>
          <table:table-cell table:style-name="ce7" office:value-type="string" calcext:value-type="string">
            <text:p>0x63f</text:p>
          </table:table-cell>
          <table:table-cell table:style-name="ce4" table:formula="of:=(HEX2DEC(MID([.C24];3;LEN([.C24])-2))-HEX2DEC(MID([.B24];3;LEN([.B24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X Posi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640</text:p>
          </table:table-cell>
          <table:table-cell table:style-name="ce7" office:value-type="string" calcext:value-type="string">
            <text:p>0x73f</text:p>
          </table:table-cell>
          <table:table-cell table:style-name="ce4" table:formula="of:=(HEX2DEC(MID([.C25];3;LEN([.C25])-2))-HEX2DEC(MID([.B25];3;LEN([.B25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Y Posi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740</text:p>
          </table:table-cell>
          <table:table-cell table:style-name="ce7" office:value-type="string" calcext:value-type="string">
            <text:p>0x16df</text:p>
          </table:table-cell>
          <table:table-cell table:style-name="ce4" table:formula="of:=(HEX2DEC(MID([.C26];3;LEN([.C26])-2))-HEX2DEC(MID([.B26];3;LEN([.B26])-2)))+1" office:value-type="float" office:value="4000" calcext:value-type="float">
            <text:p>40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Map Visibilit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6e</text:p>
          </table:table-cell>
          <table:table-cell table:style-name="ce7" office:value-type="string" calcext:value-type="string">
            <text:p>0x006f</text:p>
          </table:table-cell>
          <table:table-cell table:style-name="ce4" table:formula="of:=(HEX2DEC(MID([.C27];3;LEN([.C27])-2))-HEX2DEC(MID([.B27];3;LEN([.B2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offse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70</text:p>
          </table:table-cell>
          <table:table-cell table:style-name="ce7" office:value-type="string" calcext:value-type="string">
            <text:p>0x0071</text:p>
          </table:table-cell>
          <table:table-cell table:style-name="ce4" table:formula="of:=(HEX2DEC(MID([.C28];3;LEN([.C28])-2))-HEX2DEC(MID([.B28];3;LEN([.B2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98</text:p>
          </table:table-cell>
          <table:table-cell table:style-name="ce7" office:value-type="string" calcext:value-type="string">
            <text:p>0x00a9</text:p>
          </table:table-cell>
          <table:table-cell table:style-name="ce4" table:formula="of:=(HEX2DEC(MID([.C29];3;LEN([.C29])-2))-HEX2DEC(MID([.B29];3;LEN([.B29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a</text:p>
          </table:table-cell>
          <table:table-cell table:style-name="ce7" office:value-type="string" calcext:value-type="string">
            <text:p>0x00ab</text:p>
          </table:table-cell>
          <table:table-cell table:style-name="ce4" table:formula="of:=(HEX2DEC(MID([.C30];3;LEN([.C30])-2))-HEX2DEC(MID([.B30];3;LEN([.B3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98, 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c</text:p>
          </table:table-cell>
          <table:table-cell table:style-name="ce7" office:value-type="string" calcext:value-type="string">
            <text:p>0x00b3</text:p>
          </table:table-cell>
          <table:table-cell table:style-name="ce4" table:formula="of:=(HEX2DEC(MID([.C31];3;LEN([.C31])-2))-HEX2DEC(MID([.B31];3;LEN([.B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archy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4</text:p>
          </table:table-cell>
          <table:table-cell table:style-name="ce7" office:value-type="string" calcext:value-type="string">
            <text:p>0x00bd</text:p>
          </table:table-cell>
          <table:table-cell table:style-name="ce4" table:formula="of:=(HEX2DEC(MID([.C32];3;LEN([.C32])-2))-HEX2DEC(MID([.B32];3;LEN([.B3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spotism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e</text:p>
          </table:table-cell>
          <table:table-cell table:style-name="ce7" office:value-type="string" calcext:value-type="string">
            <text:p>0x00c6</text:p>
          </table:table-cell>
          <table:table-cell table:style-name="ce4" table:formula="of:=(HEX2DEC(MID([.C33];3;LEN([.C33])-2))-HEX2DEC(MID([.B33];3;LEN([.B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narchy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c7</text:p>
          </table:table-cell>
          <table:table-cell table:style-name="ce7" office:value-type="string" calcext:value-type="string">
            <text:p>0x00d0</text:p>
          </table:table-cell>
          <table:table-cell table:style-name="ce4" table:formula="of:=(HEX2DEC(MID([.C34];3;LEN([.C34])-2))-HEX2DEC(MID([.B34];3;LEN([.B3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mmunis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1</text:p>
          </table:table-cell>
          <table:table-cell table:style-name="ce7" office:value-type="string" calcext:value-type="string">
            <text:p>0x00d9</text:p>
          </table:table-cell>
          <table:table-cell table:style-name="ce4" table:formula="of:=(HEX2DEC(MID([.C35];3;LEN([.C35])-2))-HEX2DEC(MID([.B35];3;LEN([.B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a</text:p>
          </table:table-cell>
          <table:table-cell table:style-name="ce7" office:value-type="string" calcext:value-type="string">
            <text:p>0x00e4</text:p>
          </table:table-cell>
          <table:table-cell table:style-name="ce4" table:formula="of:=(HEX2DEC(MID([.C36];3;LEN([.C36])-2))-HEX2DEC(MID([.B36];3;LEN([.B3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ocrat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11</text:p>
          </table:table-cell>
          <table:table-cell table:style-name="ce7" office:value-type="string" calcext:value-type="string">
            <text:p>0x0168</text:p>
          </table:table-cell>
          <table:table-cell table:style-name="ce4" table:formula="of:=(HEX2DEC(MID([.C37];3;LEN([.C37])-2))-HEX2DEC(MID([.B37];3;LEN([.B37])-2)))+1" office:value-type="float" office:value="88" calcext:value-type="float">
            <text:p>88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alit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69</text:p>
          </table:table-cell>
          <table:table-cell table:style-name="ce7" office:value-type="string" calcext:value-type="string">
            <text:p>0x01c8</text:p>
          </table:table-cell>
          <table:table-cell table:style-name="ce4" table:formula="of:=(HEX2DEC(MID([.C38];3;LEN([.C38])-2))-HEX2DEC(MID([.B38];3;LEN([.B38])-2)))+1" office:value-type="float" office:value="96" calcext:value-type="float">
            <text:p>96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c9</text:p>
          </table:table-cell>
          <table:table-cell table:style-name="ce7" office:value-type="string" calcext:value-type="string">
            <text:p>0x0238</text:p>
          </table:table-cell>
          <table:table-cell table:style-name="ce4" table:formula="of:=(HEX2DEC(MID([.C39];3;LEN([.C39])-2))-HEX2DEC(MID([.B39];3;LEN([.B39])-2)))+1" office:value-type="float" office:value="112" calcext:value-type="float">
            <text:p>112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Player nam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67</text:p>
          </table:table-cell>
          <table:table-cell table:style-name="ce7" office:value-type="string" calcext:value-type="string">
            <text:p>0x026f</text:p>
          </table:table-cell>
          <table:table-cell table:style-name="ce4" table:formula="of:=(HEX2DEC(MID([.C40];3;LEN([.C40])-2))-HEX2DEC(MID([.B40];3;LEN([.B4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sc.ex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82</text:p>
          </table:table-cell>
          <table:table-cell table:style-name="ce7" office:value-type="string" calcext:value-type="string">
            <text:p>0x0449</text:p>
          </table:table-cell>
          <table:table-cell table:style-name="ce4" table:formula="of:=(HEX2DEC(MID([.C41];3;LEN([.C41])-2))-HEX2DEC(MID([.B41];3;LEN([.B41])-2)))+1" office:value-type="float" office:value="456" calcext:value-type="float">
            <text:p>456</text:p>
          </table:table-cell>
          <table:table-cell table:style-name="ce7" office:value-type="string" calcext:value-type="string">
            <text:p>TerrainDefinition[]</text:p>
          </table:table-cell>
          <table:table-cell table:style-name="ce7" office:value-type="string" calcext:value-type="string">
            <text:p>Terrain constant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4a</text:p>
          </table:table-cell>
          <table:table-cell table:style-name="ce7" office:value-type="string" calcext:value-type="string">
            <text:p>0x04d9</text:p>
          </table:table-cell>
          <table:table-cell table:style-name="ce4" table:formula="of:=(HEX2DEC(MID([.C42];3;LEN([.C42])-2))-HEX2DEC(MID([.B42];3;LEN([.B42])-2)))+1" office:value-type="float" office:value="144" calcext:value-type="float">
            <text:p>144</text:p>
          </table:table-cell>
          <table:table-cell table:style-name="ce7" office:value-type="string" calcext:value-type="string">
            <text:p>TerrainMultiplier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da</text:p>
          </table:table-cell>
          <table:table-cell table:style-name="ce7" office:value-type="string" calcext:value-type="string">
            <text:p>0xb09</text:p>
          </table:table-cell>
          <table:table-cell table:style-name="ce4" table:formula="of:=(HEX2DEC(MID([.C43];3;LEN([.C43])-2))-HEX2DEC(MID([.B43];3;LEN([.B43])-2)))+1" office:value-type="float" office:value="1584" calcext:value-type="float">
            <text:p>1584</text:p>
          </table:table-cell>
          <table:table-cell table:style-name="ce7" office:value-type="string" calcext:value-type="string">
            <text:p>TechnologyDefinition[]</text:p>
          </table:table-cell>
          <table:table-cell table:style-name="ce7" office:value-type="string" calcext:value-type="string">
            <text:p>TechnologyDefinition structure (0-66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b9a</text:p>
          </table:table-cell>
          <table:table-cell table:style-name="ce7" office:value-type="string" calcext:value-type="string">
            <text:p>0x10fd</text:p>
          </table:table-cell>
          <table:table-cell table:style-name="ce4" table:formula="of:=(HEX2DEC(MID([.C44];3;LEN([.C44])-2))-HEX2DEC(MID([.B44];3;LEN([.B44])-2)))+1" office:value-type="float" office:value="1380" calcext:value-type="float">
            <text:p>1380</text:p>
          </table:table-cell>
          <table:table-cell table:style-name="ce7" office:value-type="string" calcext:value-type="string">
            <text:p>BuildingDefinition[]</text:p>
          </table:table-cell>
          <table:table-cell table:style-name="ce7" office:value-type="string" calcext:value-type="string">
            <text:p>BuildingDefinition structure (0-45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0fe</text:p>
          </table:table-cell>
          <table:table-cell table:style-name="ce7" office:value-type="string" calcext:value-type="string">
            <text:p>0x1129</text:p>
          </table:table-cell>
          <table:table-cell table:style-name="ce4" table:formula="of:=(HEX2DEC(MID([.C45];3;LEN([.C45])-2))-HEX2DEC(MID([.B45];3;LEN([.B45])-2)))+1" office:value-type="float" office:value="44" calcext:value-type="float">
            <text:p>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able that defines after what technology each Wonder obsoletes (127 - never obsoletes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12a</text:p>
          </table:table-cell>
          <table:table-cell table:style-name="ce7" office:value-type="string" calcext:value-type="string">
            <text:p>0x14e1</text:p>
          </table:table-cell>
          <table:table-cell table:style-name="ce4" table:formula="of:=(HEX2DEC(MID([.C46];3;LEN([.C46])-2))-HEX2DEC(MID([.B46];3;LEN([.B46])-2)))+1" office:value-type="float" office:value="952" calcext:value-type="float">
            <text:p>952</text:p>
          </table:table-cell>
          <table:table-cell table:style-name="ce7" office:value-type="string" calcext:value-type="string">
            <text:p>UnitDefinition[]</text:p>
          </table:table-cell>
          <table:table-cell table:style-name="ce7" office:value-type="string" calcext:value-type="string">
            <text:p>UnitDefinition structure (0-27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4e2</text:p>
          </table:table-cell>
          <table:table-cell table:style-name="ce7" office:value-type="string" calcext:value-type="string">
            <text:p>0x1881</text:p>
          </table:table-cell>
          <table:table-cell table:style-name="ce4" table:formula="of:=(HEX2DEC(MID([.C47];3;LEN([.C47])-2))-HEX2DEC(MID([.B47];3;LEN([.B47])-2)))+1" office:value-type="float" office:value="928" calcext:value-type="float">
            <text:p>928</text:p>
          </table:table-cell>
          <table:table-cell table:style-name="ce7" office:value-type="string" calcext:value-type="string">
            <text:p>NationDefinition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82</text:p>
          </table:table-cell>
          <table:table-cell table:style-name="ce7" office:value-type="string" calcext:value-type="string">
            <text:p>0x18e1</text:p>
          </table:table-cell>
          <table:table-cell table:style-name="ce4" table:formula="of:=(HEX2DEC(MID([.C48];3;LEN([.C48])-2))-HEX2DEC(MID([.B48];3;LEN([.B48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X axi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e4</text:p>
          </table:table-cell>
          <table:table-cell table:style-name="ce7" office:value-type="string" calcext:value-type="string">
            <text:p>0x1943</text:p>
          </table:table-cell>
          <table:table-cell table:style-name="ce4" table:formula="of:=(HEX2DEC(MID([.C49];3;LEN([.C49])-2))-HEX2DEC(MID([.B49];3;LEN([.B49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Y axi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46</text:p>
          </table:table-cell>
          <table:table-cell table:style-name="ce7" office:value-type="string" calcext:value-type="string">
            <text:p>0x1955</text:p>
          </table:table-cell>
          <table:table-cell table:style-name="ce4" table:formula="of:=(HEX2DEC(MID([.C50];3;LEN([.C50])-2))-HEX2DEC(MID([.B50];3;LEN([.B5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56</text:p>
          </table:table-cell>
          <table:table-cell table:style-name="ce7" office:value-type="string" calcext:value-type="string">
            <text:p>0x1965</text:p>
          </table:table-cell>
          <table:table-cell table:style-name="ce4" table:formula="of:=(HEX2DEC(MID([.C51];3;LEN([.C51])-2))-HEX2DEC(MID([.B51];3;LEN([.B5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66</text:p>
          </table:table-cell>
          <table:table-cell table:style-name="ce7" office:value-type="string" calcext:value-type="string">
            <text:p>0x1971</text:p>
          </table:table-cell>
          <table:table-cell table:style-name="ce4" table:formula="of:=(HEX2DEC(MID([.C52];3;LEN([.C52])-2))-HEX2DEC(MID([.B52];3;LEN([.B52])-2)))+1" office:value-type="float" office:value="12" calcext:value-type="float">
            <text:p>12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Pointer to strings at [0xac, 0xb4, 0xbe, 0xc7, 0xd1, 0xda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82</text:p>
          </table:table-cell>
          <table:table-cell table:style-name="ce7" office:value-type="string" calcext:value-type="string">
            <text:p>0x1991</text:p>
          </table:table-cell>
          <table:table-cell table:style-name="ce4" table:formula="of:=(HEX2DEC(MID([.C53];3;LEN([.C53])-2))-HEX2DEC(MID([.B53];3;LEN([.B5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alit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92</text:p>
          </table:table-cell>
          <table:table-cell table:style-name="ce7" office:value-type="string" calcext:value-type="string">
            <text:p>0x19a1</text:p>
          </table:table-cell>
          <table:table-cell table:style-name="ce4" table:formula="of:=(HEX2DEC(MID([.C54];3;LEN([.C54])-2))-HEX2DEC(MID([.B54];3;LEN([.B5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a2</text:p>
          </table:table-cell>
          <table:table-cell table:style-name="ce7" office:value-type="string" calcext:value-type="string">
            <text:p>0x19b1</text:p>
          </table:table-cell>
          <table:table-cell table:style-name="ce4" table:formula="of:=(HEX2DEC(MID([.C55];3;LEN([.C55])-2))-HEX2DEC(MID([.B55];3;LEN([.B55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Player nam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be</text:p>
          </table:table-cell>
          <table:table-cell table:style-name="ce7" office:value-type="string" calcext:value-type="string">
            <text:p>0x19bf</text:p>
          </table:table-cell>
          <table:table-cell table:style-name="ce4" table:formula="of:=(HEX2DEC(MID([.C56];3;LEN([.C56])-2))-HEX2DEC(MID([.B56];3;LEN([.B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Current Research I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0</text:p>
          </table:table-cell>
          <table:table-cell table:style-name="ce7" office:value-type="string" calcext:value-type="string">
            <text:p>0x19c1</text:p>
          </table:table-cell>
          <table:table-cell table:style-name="ce4" table:formula="of:=(HEX2DEC(MID([.C57];3;LEN([.C57])-2))-HEX2DEC(MID([.B57];3;LEN([.B5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ame Setting Flag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2</text:p>
          </table:table-cell>
          <table:table-cell table:style-name="ce7" office:value-type="string" calcext:value-type="string">
            <text:p>0x19d3</text:p>
          </table:table-cell>
          <table:table-cell table:style-name="ce4" table:formula="of:=(HEX2DEC(MID([.C58];3;LEN([.C58])-2))-HEX2DEC(MID([.B58];3;LEN([.B58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4</text:p>
          </table:table-cell>
          <table:table-cell table:style-name="ce7" office:value-type="string" calcext:value-type="string">
            <text:p>0x19d5</text:p>
          </table:table-cell>
          <table:table-cell table:style-name="ce4" table:formula="of:=(HEX2DEC(MID([.C59];3;LEN([.C59])-2))-HEX2DEC(MID([.B59];3;LEN([.B5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19c2, 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6</text:p>
          </table:table-cell>
          <table:table-cell table:style-name="ce7" office:value-type="string" calcext:value-type="string">
            <text:p>0x19e7</text:p>
          </table:table-cell>
          <table:table-cell table:style-name="ce4" table:formula="of:=(HEX2DEC(MID([.C60];3;LEN([.C60])-2))-HEX2DEC(MID([.B60];3;LEN([.B60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8</text:p>
          </table:table-cell>
          <table:table-cell table:style-name="ce7" office:value-type="string" calcext:value-type="string">
            <text:p>0x19e9</text:p>
          </table:table-cell>
          <table:table-cell table:style-name="ce4" table:formula="of:=(HEX2DEC(MID([.C61];3;LEN([.C61])-2))-HEX2DEC(MID([.B61];3;LEN([.B6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a</text:p>
          </table:table-cell>
          <table:table-cell table:style-name="ce7" office:value-type="string" calcext:value-type="string">
            <text:p>0x19fb</text:p>
          </table:table-cell>
          <table:table-cell table:style-name="ce4" table:formula="of:=(HEX2DEC(MID([.C62];3;LEN([.C62])-2))-HEX2DEC(MID([.B62];3;LEN([.B62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fc</text:p>
          </table:table-cell>
          <table:table-cell table:style-name="ce7" office:value-type="string" calcext:value-type="string">
            <text:p>0x19fd</text:p>
          </table:table-cell>
          <table:table-cell table:style-name="ce4" table:formula="of:=(HEX2DEC(MID([.C63];3;LEN([.C63])-2))-HEX2DEC(MID([.B63];3;LEN([.B6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22</text:p>
          </table:table-cell>
          <table:table-cell table:style-name="ce7" office:value-type="string" calcext:value-type="string">
            <text:p>0x1a2f</text:p>
          </table:table-cell>
          <table:table-cell table:style-name="ce4" table:formula="of:=(HEX2DEC(MID([.C64];3;LEN([.C64])-2))-HEX2DEC(MID([.B64];3;LEN([.B6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graphic.ex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0</text:p>
          </table:table-cell>
          <table:table-cell table:style-name="ce7" office:value-type="string" calcext:value-type="string">
            <text:p>0x1a3b</text:p>
          </table:table-cell>
          <table:table-cell table:style-name="ce4" table:formula="of:=(HEX2DEC(MID([.C65];3;LEN([.C65])-2))-HEX2DEC(MID([.B65];3;LEN([.B6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sound.cv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c</text:p>
          </table:table-cell>
          <table:table-cell table:style-name="ce7" office:value-type="string" calcext:value-type="string">
            <text:p>0x1a3d</text:p>
          </table:table-cell>
          <table:table-cell table:style-name="ce4" table:formula="of:=(HEX2DEC(MID([.C66];3;LEN([.C66])-2))-HEX2DEC(MID([.B66];3;LEN([.B6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!= 0 if Mouse navigation is availabl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e</text:p>
          </table:table-cell>
          <table:table-cell table:style-name="ce7" office:value-type="string" calcext:value-type="string">
            <text:p>0x1a3f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0</text:p>
          </table:table-cell>
          <table:table-cell table:style-name="ce7" office:value-type="string" calcext:value-type="string">
            <text:p>0x1a47</text:p>
          </table:table-cell>
          <table:table-cell table:style-name="ce4" table:formula="of:=(HEX2DEC(MID([.C68];3;LEN([.C68])-2))-HEX2DEC(MID([.B68];3;LEN([.B6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civ.ex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8</text:p>
          </table:table-cell>
          <table:table-cell table:style-name="ce7" office:value-type="string" calcext:value-type="string">
            <text:p>0x1a52</text:p>
          </table:table-cell>
          <table:table-cell table:style-name="ce4" table:formula="of:=(HEX2DEC(MID([.C69];3;LEN([.C69])-2))-HEX2DEC(MID([.B69];3;LEN([.B6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docker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3</text:p>
          </table:table-cell>
          <table:table-cell table:style-name="ce7" office:value-type="string" calcext:value-type="string">
            <text:p>0x1a5d</text:p>
          </table:table-cell>
          <table:table-cell table:style-name="ce4" table:formula="of:=(HEX2DEC(MID([.C70];3;LEN([.C70])-2))-HEX2DEC(MID([.B70];3;LEN([.B7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govt0a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e</text:p>
          </table:table-cell>
          <table:table-cell table:style-name="ce7" office:value-type="string" calcext:value-type="string">
            <text:p>0x1a68</text:p>
          </table:table-cell>
          <table:table-cell table:style-name="ce4" table:formula="of:=(HEX2DEC(MID([.C71];3;LEN([.C71])-2))-HEX2DEC(MID([.B71];3;LEN([.B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lurb0.tx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69</text:p>
          </table:table-cell>
          <table:table-cell table:style-name="ce7" office:value-type="string" calcext:value-type="string">
            <text:p>0x1a73</text:p>
          </table:table-cell>
          <table:table-cell table:style-name="ce4" table:formula="of:=(HEX2DEC(MID([.C72];3;LEN([.C72])-2))-HEX2DEC(MID([.B72];3;LEN([.B7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0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4</text:p>
          </table:table-cell>
          <table:table-cell table:style-name="ce7" office:value-type="string" calcext:value-type="string">
            <text:p>0x1a7e</text:p>
          </table:table-cell>
          <table:table-cell table:style-name="ce4" table:formula="of:=(HEX2DEC(MID([.C73];3;LEN([.C73])-2))-HEX2DEC(MID([.B73];3;LEN([.B7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8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f</text:p>
          </table:table-cell>
          <table:table-cell table:style-name="ce7" office:value-type="string" calcext:value-type="string">
            <text:p>0x1a87</text:p>
          </table:table-cell>
          <table:table-cell table:style-name="ce4" table:formula="of:=(HEX2DEC(MID([.C74];3;LEN([.C74])-2))-HEX2DEC(MID([.B74];3;LEN([.B7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fonts.cv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88</text:p>
          </table:table-cell>
          <table:table-cell table:style-name="ce7" office:value-type="string" calcext:value-type="string">
            <text:p>0x1a92</text:p>
          </table:table-cell>
          <table:table-cell table:style-name="ce4" table:formula="of:=(HEX2DEC(MID([.C75];3;LEN([.C75])-2))-HEX2DEC(MID([.B75];3;LEN([.B7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irth2.pic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93</text:p>
          </table:table-cell>
          <table:table-cell table:style-name="ce7" office:value-type="string" calcext:value-type="string">
            <text:p>0x1aa6</text:p>
          </table:table-cell>
          <table:table-cell table:style-name="ce4" table:formula="of:=(HEX2DEC(MID([.C76];3;LEN([.C76])-2))-HEX2DEC(MID([.B76];3;LEN([.B7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a7</text:p>
          </table:table-cell>
          <table:table-cell table:style-name="ce7" office:value-type="string" calcext:value-type="string">
            <text:p>0x1acd</text:p>
          </table:table-cell>
          <table:table-cell table:style-name="ce4" table:formula="of:=(HEX2DEC(MID([.C77];3;LEN([.C77])-2))-HEX2DEC(MID([.B77];3;LEN([.B7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\n <text:s text:c="3"/>Press Return\n <text:s text:c="3"/>to continue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ce</text:p>
          </table:table-cell>
          <table:table-cell table:style-name="ce7" office:value-type="string" calcext:value-type="string">
            <text:p>0x1add</text:p>
          </table:table-cell>
          <table:table-cell table:style-name="ce4" table:formula="of:=(HEX2DEC(MID([.C78];3;LEN([.C78])-2))-HEX2DEC(MID([.B78];3;LEN([.B78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Array of string ptr [0x1A40, 0x1A48, 0x1A53, 0x1A5E, 0x1A69, 0x1A74, 0x1A7F, 0x1A88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de</text:p>
          </table:table-cell>
          <table:table-cell table:style-name="ce7" office:value-type="string" calcext:value-type="string">
            <text:p>0x1adf</text:p>
          </table:table-cell>
          <table:table-cell table:style-name="ce4" table:formula="of:=(HEX2DEC(MID([.C79];3;LEN([.C79])-2))-HEX2DEC(MID([.B79];3;LEN([.B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e0</text:p>
          </table:table-cell>
          <table:table-cell table:style-name="ce7" office:value-type="string" calcext:value-type="string">
            <text:p>0x1ae1</text:p>
          </table:table-cell>
          <table:table-cell table:style-name="ce4" table:formula="of:=(HEX2DEC(MID([.C80];3;LEN([.C80])-2))-HEX2DEC(MID([.B80];3;LEN([.B8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ae2</text:p>
          </table:table-cell>
          <table:table-cell table:style-name="ce7" office:value-type="string" calcext:value-type="string">
            <text:p>0x1b32</text:p>
          </table:table-cell>
          <table:table-cell table:style-name="ce4" table:formula="of:=(HEX2DEC(MID([.C81];3;LEN([.C81])-2))-HEX2DEC(MID([.B81];3;LEN([.B81])-2)))+1" office:value-type="float" office:value="81" calcext:value-type="float">
            <text:p>8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art a New Game\n Load a Saved Game\n EARTH\n Customize World\n View Hall of Fam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3</text:p>
          </table:table-cell>
          <table:table-cell table:style-name="ce7" office:value-type="string" calcext:value-type="string">
            <text:p>0x1b3c</text:p>
          </table:table-cell>
          <table:table-cell table:style-name="ce4" table:formula="of:=(HEX2DEC(MID([.C82];3;LEN([.C82])-2))-HEX2DEC(MID([.B82];3;LEN([.B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d</text:p>
          </table:table-cell>
          <table:table-cell table:style-name="ce7" office:value-type="string" calcext:value-type="string">
            <text:p>0x1b47</text:p>
          </table:table-cell>
          <table:table-cell table:style-name="ce4" table:formula="of:=(HEX2DEC(MID([.C83];3;LEN([.C83])-2))-HEX2DEC(MID([.B83];3;LEN([.B8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ustom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48</text:p>
          </table:table-cell>
          <table:table-cell table:style-name="ce7" office:value-type="string" calcext:value-type="string">
            <text:p>0x1b69</text:p>
          </table:table-cell>
          <table:table-cell table:style-name="ce4" table:formula="of:=(HEX2DEC(MID([.C84];3;LEN([.C84])-2))-HEX2DEC(MID([.B84];3;LEN([.B8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MASS:\n Small\n Normal\n Larg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6f</text:p>
          </table:table-cell>
          <table:table-cell table:style-name="ce7" office:value-type="string" calcext:value-type="string">
            <text:p>0x1b93</text:p>
          </table:table-cell>
          <table:table-cell table:style-name="ce4" table:formula="of:=(HEX2DEC(MID([.C85];3;LEN([.C85])-2))-HEX2DEC(MID([.B85];3;LEN([.B85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ERATURE:\n Cool\n Temperate\n Warm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a0</text:p>
          </table:table-cell>
          <table:table-cell table:style-name="ce7" office:value-type="string" calcext:value-type="string">
            <text:p>0x1bbc</text:p>
          </table:table-cell>
          <table:table-cell table:style-name="ce4" table:formula="of:=(HEX2DEC(MID([.C86];3;LEN([.C86])-2))-HEX2DEC(MID([.B86];3;LEN([.B86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IMATE:\n Arid\n Normal\n We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c5</text:p>
          </table:table-cell>
          <table:table-cell table:style-name="ce7" office:value-type="string" calcext:value-type="string">
            <text:p>0x1bfd</text:p>
          </table:table-cell>
          <table:table-cell table:style-name="ce4" table:formula="of:=(HEX2DEC(MID([.C87];3;LEN([.C87])-2))-HEX2DEC(MID([.B87];3;LEN([.B87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E:\n 3 billion years\n 4 billion years\n 5 billion year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2</text:p>
          </table:table-cell>
          <table:table-cell table:style-name="ce7" office:value-type="string" calcext:value-type="string">
            <text:p>0x1c0b</text:p>
          </table:table-cell>
          <table:table-cell table:style-name="ce4" table:formula="of:=(HEX2DEC(MID([.C88];3;LEN([.C88])-2))-HEX2DEC(MID([.B88];3;LEN([.B8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c</text:p>
          </table:table-cell>
          <table:table-cell table:style-name="ce7" office:value-type="string" calcext:value-type="string">
            <text:p>0x1c15</text:p>
          </table:table-cell>
          <table:table-cell table:style-name="ce4" table:formula="of:=(HEX2DEC(MID([.C89];3;LEN([.C89])-2))-HEX2DEC(MID([.B89];3;LEN([.B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16</text:p>
          </table:table-cell>
          <table:table-cell table:style-name="ce7" office:value-type="string" calcext:value-type="string">
            <text:p>0x1c1f</text:p>
          </table:table-cell>
          <table:table-cell table:style-name="ce4" table:formula="of:=(HEX2DEC(MID([.C90];3;LEN([.C90])-2))-HEX2DEC(MID([.B90];3;LEN([.B9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s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0</text:p>
          </table:table-cell>
          <table:table-cell table:style-name="ce7" office:value-type="string" calcext:value-type="string">
            <text:p>0x1c21</text:p>
          </table:table-cell>
          <table:table-cell table:style-name="ce4" table:formula="of:=(HEX2DEC(MID([.C91];3;LEN([.C91])-2))-HEX2DEC(MID([.B91];3;LEN([.B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alace Level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6</text:p>
          </table:table-cell>
          <table:table-cell table:style-name="ce7" office:value-type="string" calcext:value-type="string">
            <text:p>0x1c27</text:p>
          </table:table-cell>
          <table:table-cell table:style-name="ce4" table:formula="of:=(HEX2DEC(MID([.C92];3;LEN([.C92])-2))-HEX2DEC(MID([.B92];3;LEN([.B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ext Anthology Turn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1</text:p>
          </table:table-cell>
          <table:table-cell table:style-name="ce7" office:value-type="string" calcext:value-type="string">
            <text:p>0x1c32</text:p>
          </table:table-cell>
          <table:table-cell table:style-name="ce4" table:formula="of:=(HEX2DEC(MID([.C93];3;LEN([.C93])-2))-HEX2DEC(MID([.B93];3;LEN([.B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3</text:p>
          </table:table-cell>
          <table:table-cell table:style-name="ce7" office:value-type="string" calcext:value-type="string">
            <text:p>0x1c52</text:p>
          </table:table-cell>
          <table:table-cell table:style-name="ce4" table:formula="of:=(HEX2DEC(MID([.C94];3;LEN([.C94])-2))-HEX2DEC(MID([.B94];3;LEN([.B94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plans retirement\nin 20 year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53</text:p>
          </table:table-cell>
          <table:table-cell table:style-name="ce7" office:value-type="string" calcext:value-type="string">
            <text:p>0x1c65</text:p>
          </table:table-cell>
          <table:table-cell table:style-name="ce4" table:formula="of:=(HEX2DEC(MID([.C95];3;LEN([.C95])-2))-HEX2DEC(MID([.B95];3;LEN([.B95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GAME OVER ***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66</text:p>
          </table:table-cell>
          <table:table-cell table:style-name="ce7" office:value-type="string" calcext:value-type="string">
            <text:p>0x1c99</text:p>
          </table:table-cell>
          <table:table-cell table:style-name="ce4" table:formula="of:=(HEX2DEC(MID([.C96];3;LEN([.C96])-2))-HEX2DEC(MID([.B96];3;LEN([.B96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civilization\nhas conquered\nthe entire planet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9a</text:p>
          </table:table-cell>
          <table:table-cell table:style-name="ce7" office:value-type="string" calcext:value-type="string">
            <text:p>0x1cc0</text:p>
          </table:table-cell>
          <table:table-cell table:style-name="ce4" table:formula="of:=(HEX2DEC(MID([.C97];3;LEN([.C97])-2))-HEX2DEC(MID([.B97];3;LEN([.B9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arrives at Alpha Centauri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c1</text:p>
          </table:table-cell>
          <table:table-cell table:style-name="ce7" office:value-type="string" calcext:value-type="string">
            <text:p>0x1cef</text:p>
          </table:table-cell>
          <table:table-cell table:style-name="ce4" table:formula="of:=(HEX2DEC(MID([.C98];3;LEN([.C98])-2))-HEX2DEC(MID([.B98];3;LEN([.B98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ynasty\nends after glorious\n6000 year reign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f8</text:p>
          </table:table-cell>
          <table:table-cell table:style-name="ce7" office:value-type="string" calcext:value-type="string">
            <text:p>0x1d04</text:p>
          </table:table-cell>
          <table:table-cell table:style-name="ce4" table:formula="of:=(HEX2DEC(MID([.C99];3;LEN([.C99])-2))-HEX2DEC(MID([.B99];3;LEN([.B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05</text:p>
          </table:table-cell>
          <table:table-cell table:style-name="ce7" office:value-type="string" calcext:value-type="string">
            <text:p>0x1d11</text:p>
          </table:table-cell>
          <table:table-cell table:style-name="ce4" table:formula="of:=(HEX2DEC(MID([.C100];3;LEN([.C100])-2))-HEX2DEC(MID([.B100];3;LEN([.B1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12</text:p>
          </table:table-cell>
          <table:table-cell table:style-name="ce7" office:value-type="string" calcext:value-type="string">
            <text:p>0x1d25</text:p>
          </table:table-cell>
          <table:table-cell table:style-name="ce4" table:formula="of:=(HEX2DEC(MID([.C101];3;LEN([.C101])-2))-HEX2DEC(MID([.B101];3;LEN([.B101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lers report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26</text:p>
          </table:table-cell>
          <table:table-cell table:style-name="ce7" office:value-type="string" calcext:value-type="string">
            <text:p>0x1d3e</text:p>
          </table:table-cell>
          <table:table-cell table:style-name="ce4" table:formula="of:=(HEX2DEC(MID([.C102];3;LEN([.C102])-2))-HEX2DEC(MID([.B102];3;LEN([.B10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uerrilla uprising\n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3f</text:p>
          </table:table-cell>
          <table:table-cell table:style-name="ce7" office:value-type="string" calcext:value-type="string">
            <text:p>0x1d52</text:p>
          </table:table-cell>
          <table:table-cell table:style-name="ce4" table:formula="of:=(HEX2DEC(MID([.C103];3;LEN([.C103])-2))-HEX2DEC(MID([.B103];3;LEN([.B10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tive unrest\n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53</text:p>
          </table:table-cell>
          <table:table-cell table:style-name="ce7" office:value-type="string" calcext:value-type="string">
            <text:p>0x1d6b</text:p>
          </table:table-cell>
          <table:table-cell table:style-name="ce4" table:formula="of:=(HEX2DEC(MID([.C104];3;LEN([.C104])-2))-HEX2DEC(MID([.B104];3;LEN([.B104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uprising\n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c</text:p>
          </table:table-cell>
          <table:table-cell table:style-name="ce7" office:value-type="string" calcext:value-type="string">
            <text:p>0x1d6e</text:p>
          </table:table-cell>
          <table:table-cell table:style-name="ce4" table:formula="of:=(HEX2DEC(MID([.C105];3;LEN([.C105])-2))-HEX2DEC(MID([.B105];3;LEN([.B1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f</text:p>
          </table:table-cell>
          <table:table-cell table:style-name="ce7" office:value-type="string" calcext:value-type="string">
            <text:p>0x1d74</text:p>
          </table:table-cell>
          <table:table-cell table:style-name="ce4" table:formula="of:=(HEX2DEC(MID([.C106];3;LEN([.C106])-2))-HEX2DEC(MID([.B106];3;LEN([.B10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\x0087AM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5</text:p>
          </table:table-cell>
          <table:table-cell table:style-name="ce7" office:value-type="string" calcext:value-type="string">
            <text:p>0x1d7c</text:p>
          </table:table-cell>
          <table:table-cell table:style-name="ce4" table:formula="of:=(HEX2DEC(MID([.C107];3;LEN([.C107])-2))-HEX2DEC(MID([.B107];3;LEN([.B10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\x0087RDE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d</text:p>
          </table:table-cell>
          <table:table-cell table:style-name="ce7" office:value-type="string" calcext:value-type="string">
            <text:p>0x1d86</text:p>
          </table:table-cell>
          <table:table-cell table:style-name="ce4" table:formula="of:=(HEX2DEC(MID([.C108];3;LEN([.C108])-2))-HEX2DEC(MID([.B108];3;LEN([.B1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\x0087DVISO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7</text:p>
          </table:table-cell>
          <table:table-cell table:style-name="ce7" office:value-type="string" calcext:value-type="string">
            <text:p>0x1d8d</text:p>
          </table:table-cell>
          <table:table-cell table:style-name="ce4" table:formula="of:=(HEX2DEC(MID([.C109];3;LEN([.C109])-2))-HEX2DEC(MID([.B109];3;LEN([.B10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\x0087ORL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e</text:p>
          </table:table-cell>
          <table:table-cell table:style-name="ce7" office:value-type="string" calcext:value-type="string">
            <text:p>0x1d9a</text:p>
          </table:table-cell>
          <table:table-cell table:style-name="ce4" table:formula="of:=(HEX2DEC(MID([.C110];3;LEN([.C110])-2))-HEX2DEC(MID([.B110];3;LEN([.B11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\x0087IVILOPEDI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b</text:p>
          </table:table-cell>
          <table:table-cell table:style-name="ce7" office:value-type="string" calcext:value-type="string">
            <text:p>0x1d9c</text:p>
          </table:table-cell>
          <table:table-cell table:style-name="ce4" table:formula="of:=(HEX2DEC(MID([.C111];3;LEN([.C111])-2))-HEX2DEC(MID([.B111];3;LEN([.B1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#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d</text:p>
          </table:table-cell>
          <table:table-cell table:style-name="ce7" office:value-type="string" calcext:value-type="string">
            <text:p>0x1d9e</text:p>
          </table:table-cell>
          <table:table-cell table:style-name="ce4" table:formula="of:=(HEX2DEC(MID([.C112];3;LEN([.C112])-2))-HEX2DEC(MID([.B112];3;LEN([.B1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f</text:p>
          </table:table-cell>
          <table:table-cell table:style-name="ce7" office:value-type="string" calcext:value-type="string">
            <text:p>0x1da0</text:p>
          </table:table-cell>
          <table:table-cell table:style-name="ce4" table:formula="of:=(HEX2DEC(MID([.C113];3;LEN([.C113])-2))-HEX2DEC(MID([.B113];3;LEN([.B1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1</text:p>
          </table:table-cell>
          <table:table-cell table:style-name="ce7" office:value-type="string" calcext:value-type="string">
            <text:p>0x1da2</text:p>
          </table:table-cell>
          <table:table-cell table:style-name="ce4" table:formula="of:=(HEX2DEC(MID([.C114];3;LEN([.C114])-2))-HEX2DEC(MID([.B114];3;LEN([.B1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3</text:p>
          </table:table-cell>
          <table:table-cell table:style-name="ce7" office:value-type="string" calcext:value-type="string">
            <text:p>0x1da4</text:p>
          </table:table-cell>
          <table:table-cell table:style-name="ce4" table:formula="of:=(HEX2DEC(MID([.C115];3;LEN([.C115])-2))-HEX2DEC(MID([.B115];3;LEN([.B1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5</text:p>
          </table:table-cell>
          <table:table-cell table:style-name="ce7" office:value-type="string" calcext:value-type="string">
            <text:p>0x1dc3</text:p>
          </table:table-cell>
          <table:table-cell table:style-name="ce4" table:formula="of:=(HEX2DEC(MID([.C116];3;LEN([.C116])-2))-HEX2DEC(MID([.B116];3;LEN([.B116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population of the\nfertil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c4</text:p>
          </table:table-cell>
          <table:table-cell table:style-name="ce7" office:value-type="string" calcext:value-type="string">
            <text:p>0x1dd8</text:p>
          </table:table-cell>
          <table:table-cell table:style-name="ce4" table:formula="of:=(HEX2DEC(MID([.C117];3;LEN([.C117])-2))-HEX2DEC(MID([.B117];3;LEN([.B11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empire now\nexceed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9</text:p>
          </table:table-cell>
          <table:table-cell table:style-name="ce7" office:value-type="string" calcext:value-type="string">
            <text:p>0x1ddb</text:p>
          </table:table-cell>
          <table:table-cell table:style-name="ce4" table:formula="of:=(HEX2DEC(MID([.C118];3;LEN([.C118])-2))-HEX2DEC(MID([.B118];3;LEN([.B1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c</text:p>
          </table:table-cell>
          <table:table-cell table:style-name="ce7" office:value-type="string" calcext:value-type="string">
            <text:p>0x1ded</text:p>
          </table:table-cell>
          <table:table-cell table:style-name="ce4" table:formula="of:=(HEX2DEC(MID([.C119];3;LEN([.C119])-2))-HEX2DEC(MID([.B119];3;LEN([.B11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,000 citizen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0</text:p>
          </table:table-cell>
          <table:table-cell table:style-name="ce7" office:value-type="string" calcext:value-type="string">
            <text:p>0x1df3</text:p>
          </table:table-cell>
          <table:table-cell table:style-name="ce4" table:formula="of:=(HEX2DEC(MID([.C120];3;LEN([.C120])-2))-HEX2DEC(MID([.B120];3;LEN([.B12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4</text:p>
          </table:table-cell>
          <table:table-cell table:style-name="ce7" office:value-type="string" calcext:value-type="string">
            <text:p>0x1df7</text:p>
          </table:table-cell>
          <table:table-cell table:style-name="ce4" table:formula="of:=(HEX2DEC(MID([.C121];3;LEN([.C121])-2))-HEX2DEC(MID([.B121];3;LEN([.B1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8</text:p>
          </table:table-cell>
          <table:table-cell table:style-name="ce7" office:value-type="string" calcext:value-type="string">
            <text:p>0x1e3a</text:p>
          </table:table-cell>
          <table:table-cell table:style-name="ce4" table:formula="of:=(HEX2DEC(MID([.C122];3;LEN([.C122])-2))-HEX2DEC(MID([.B122];3;LEN([.B122])-2)))+1" office:value-type="float" office:value="67" calcext:value-type="float">
            <text:p>6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 alarmed by\nrising temperatures.\nGlobal Warming feared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b</text:p>
          </table:table-cell>
          <table:table-cell table:style-name="ce7" office:value-type="string" calcext:value-type="string">
            <text:p>0x1e3d</text:p>
          </table:table-cell>
          <table:table-cell table:style-name="ce4" table:formula="of:=(HEX2DEC(MID([.C123];3;LEN([.C123])-2))-HEX2DEC(MID([.B123];3;LEN([.B12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e</text:p>
          </table:table-cell>
          <table:table-cell table:style-name="ce7" office:value-type="string" calcext:value-type="string">
            <text:p>0x1e47</text:p>
          </table:table-cell>
          <table:table-cell table:style-name="ce4" table:formula="of:=(HEX2DEC(MID([.C124];3;LEN([.C124])-2))-HEX2DEC(MID([.B124];3;LEN([.B12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build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48</text:p>
          </table:table-cell>
          <table:table-cell table:style-name="ce7" office:value-type="string" calcext:value-type="string">
            <text:p>0x1e4a</text:p>
          </table:table-cell>
          <table:table-cell table:style-name="ce4" table:formula="of:=(HEX2DEC(MID([.C125];3;LEN([.C125])-2))-HEX2DEC(MID([.B125];3;LEN([.B1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4b</text:p>
          </table:table-cell>
          <table:table-cell table:style-name="ce7" office:value-type="string" calcext:value-type="string">
            <text:p>0x1e55</text:p>
          </table:table-cell>
          <table:table-cell table:style-name="ce4" table:formula="of:=(HEX2DEC(MID([.C126];3;LEN([.C126])-2))-HEX2DEC(MID([.B126];3;LEN([.B12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56</text:p>
          </table:table-cell>
          <table:table-cell table:style-name="ce7" office:value-type="string" calcext:value-type="string">
            <text:p>0x1e5f</text:p>
          </table:table-cell>
          <table:table-cell table:style-name="ce4" table:formula="of:=(HEX2DEC(MID([.C127];3;LEN([.C127])-2))-HEX2DEC(MID([.B127];3;LEN([.B12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79</text:p>
          </table:table-cell>
          <table:table-cell table:style-name="ce7" office:value-type="string" calcext:value-type="string">
            <text:p>0x1e82</text:p>
          </table:table-cell>
          <table:table-cell table:style-name="ce4" table:formula="of:=(HEX2DEC(MID([.C128];3;LEN([.C128])-2))-HEX2DEC(MID([.B128];3;LEN([.B12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e4</text:p>
          </table:table-cell>
          <table:table-cell table:style-name="ce7" office:value-type="string" calcext:value-type="string">
            <text:p>0x1f12</text:p>
          </table:table-cell>
          <table:table-cell table:style-name="ce4" table:formula="of:=(HEX2DEC(MID([.C129];3;LEN([.C129])-2))-HEX2DEC(MID([.B129];3;LEN([.B129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?\n Keep moving\n Establish trade rout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13</text:p>
          </table:table-cell>
          <table:table-cell table:style-name="ce7" office:value-type="string" calcext:value-type="string">
            <text:p>0x1f27</text:p>
          </table:table-cell>
          <table:table-cell table:style-name="ce4" table:formula="of:=(HEX2DEC(MID([.C130];3;LEN([.C130])-2))-HEX2DEC(MID([.B130];3;LEN([.B13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elp build WONDER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39</text:p>
          </table:table-cell>
          <table:table-cell table:style-name="ce7" office:value-type="string" calcext:value-type="string">
            <text:p>0x1f43</text:p>
          </table:table-cell>
          <table:table-cell table:style-name="ce4" table:formula="of:=(HEX2DEC(MID([.C131];3;LEN([.C131])-2))-HEX2DEC(MID([.B131];3;LEN([.B13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a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44</text:p>
          </table:table-cell>
          <table:table-cell table:style-name="ce7" office:value-type="string" calcext:value-type="string">
            <text:p>0x1f61</text:p>
          </table:table-cell>
          <table:table-cell table:style-name="ce4" table:formula="of:=(HEX2DEC(MID([.C132];3;LEN([.C132])-2))-HEX2DEC(MID([.B132];3;LEN([.B132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3 strength?\n Cancel\n Attack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6f</text:p>
          </table:table-cell>
          <table:table-cell table:style-name="ce7" office:value-type="string" calcext:value-type="string">
            <text:p>0x1f73</text:p>
          </table:table-cell>
          <table:table-cell table:style-name="ce4" table:formula="of:=(HEX2DEC(MID([.C133];3;LEN([.C133])-2))-HEX2DEC(MID([.B133];3;LEN([.B13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74</text:p>
          </table:table-cell>
          <table:table-cell table:style-name="ce7" office:value-type="string" calcext:value-type="string">
            <text:p>0x1f9e</text:p>
          </table:table-cell>
          <table:table-cell table:style-name="ce4" table:formula="of:=(HEX2DEC(MID([.C134];3;LEN([.C134])-2))-HEX2DEC(MID([.B134];3;LEN([.B134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re\nrevolting! Citizens\ndemand new govt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9f</text:p>
          </table:table-cell>
          <table:table-cell table:style-name="ce7" office:value-type="string" calcext:value-type="string">
            <text:p>0x1fb5</text:p>
          </table:table-cell>
          <table:table-cell table:style-name="ce4" table:formula="of:=(HEX2DEC(MID([.C135];3;LEN([.C135])-2))-HEX2DEC(MID([.B135];3;LEN([.B13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Tax rate: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6</text:p>
          </table:table-cell>
          <table:table-cell table:style-name="ce7" office:value-type="string" calcext:value-type="string">
            <text:p>0x1fbe</text:p>
          </table:table-cell>
          <table:table-cell table:style-name="ce4" table:formula="of:=(HEX2DEC(MID([.C136];3;LEN([.C136])-2))-HEX2DEC(MID([.B136];3;LEN([.B1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Tax,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f</text:p>
          </table:table-cell>
          <table:table-cell table:style-name="ce7" office:value-type="string" calcext:value-type="string">
            <text:p>0x1fcb</text:p>
          </table:table-cell>
          <table:table-cell table:style-name="ce4" table:formula="of:=(HEX2DEC(MID([.C137];3;LEN([.C137])-2))-HEX2DEC(MID([.B137];3;LEN([.B13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cc</text:p>
          </table:table-cell>
          <table:table-cell table:style-name="ce7" office:value-type="string" calcext:value-type="string">
            <text:p>0x1fe7</text:p>
          </table:table-cell>
          <table:table-cell table:style-name="ce4" table:formula="of:=(HEX2DEC(MID([.C138];3;LEN([.C138])-2))-HEX2DEC(MID([.B138];3;LEN([.B13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Luxuries rate: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e8</text:p>
          </table:table-cell>
          <table:table-cell table:style-name="ce7" office:value-type="string" calcext:value-type="string">
            <text:p>0x1ff5</text:p>
          </table:table-cell>
          <table:table-cell table:style-name="ce4" table:formula="of:=(HEX2DEC(MID([.C139];3;LEN([.C139])-2))-HEX2DEC(MID([.B139];3;LEN([.B13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Luxuries,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f6</text:p>
          </table:table-cell>
          <table:table-cell table:style-name="ce7" office:value-type="string" calcext:value-type="string">
            <text:p>0x2002</text:p>
          </table:table-cell>
          <table:table-cell table:style-name="ce4" table:formula="of:=(HEX2DEC(MID([.C140];3;LEN([.C140])-2))-HEX2DEC(MID([.B140];3;LEN([.B1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18</text:p>
          </table:table-cell>
          <table:table-cell table:style-name="ce7" office:value-type="string" calcext:value-type="string">
            <text:p>0x201f</text:p>
          </table:table-cell>
          <table:table-cell table:style-name="ce4" table:formula="of:=(HEX2DEC(MID([.C141];3;LEN([.C141])-2))-HEX2DEC(MID([.B141];3;LEN([.B1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und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0</text:p>
          </table:table-cell>
          <table:table-cell table:style-name="ce7" office:value-type="string" calcext:value-type="string">
            <text:p>0x2023</text:p>
          </table:table-cell>
          <table:table-cell table:style-name="ce4" table:formula="of:=(HEX2DEC(MID([.C142];3;LEN([.C142])-2))-HEX2DEC(MID([.B142];3;LEN([.B14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4</text:p>
          </table:table-cell>
          <table:table-cell table:style-name="ce7" office:value-type="string" calcext:value-type="string">
            <text:p>0x2028</text:p>
          </table:table-cell>
          <table:table-cell table:style-name="ce4" table:formula="of:=(HEX2DEC(MID([.C143];3;LEN([.C143])-2))-HEX2DEC(MID([.B143];3;LEN([.B14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37</text:p>
          </table:table-cell>
          <table:table-cell table:style-name="ce7" office:value-type="string" calcext:value-type="string">
            <text:p>0x206f</text:p>
          </table:table-cell>
          <table:table-cell table:style-name="ce4" table:formula="of:=(HEX2DEC(MID([.C144];3;LEN([.C144])-2))-HEX2DEC(MID([.B144];3;LEN([.B144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e you sure you\nwant to Quit?\n Keep Playing\n Yes, Qui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7f</text:p>
          </table:table-cell>
          <table:table-cell table:style-name="ce7" office:value-type="string" calcext:value-type="string">
            <text:p>0x208a</text:p>
          </table:table-cell>
          <table:table-cell table:style-name="ce4" table:formula="of:=(HEX2DEC(MID([.C145];3;LEN([.C145])-2))-HEX2DEC(MID([.B145];3;LEN([.B14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8b</text:p>
          </table:table-cell>
          <table:table-cell table:style-name="ce7" office:value-type="string" calcext:value-type="string">
            <text:p>0x2096</text:p>
          </table:table-cell>
          <table:table-cell table:style-name="ce4" table:formula="of:=(HEX2DEC(MID([.C146];3;LEN([.C146])-2))-HEX2DEC(MID([.B146];3;LEN([.B14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ess Ente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97</text:p>
          </table:table-cell>
          <table:table-cell table:style-name="ce7" office:value-type="string" calcext:value-type="string">
            <text:p>0x20a2</text:p>
          </table:table-cell>
          <table:table-cell table:style-name="ce4" table:formula="of:=(HEX2DEC(MID([.C147];3;LEN([.C147])-2))-HEX2DEC(MID([.B147];3;LEN([.B14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 continu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3</text:p>
          </table:table-cell>
          <table:table-cell table:style-name="ce7" office:value-type="string" calcext:value-type="string">
            <text:p>0x20aa</text:p>
          </table:table-cell>
          <table:table-cell table:style-name="ce4" table:formula="of:=(HEX2DEC(MID([.C148];3;LEN([.C148])-2))-HEX2DEC(MID([.B148];3;LEN([.B14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etera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b</text:p>
          </table:table-cell>
          <table:table-cell table:style-name="ce7" office:value-type="string" calcext:value-type="string">
            <text:p>0x20b2</text:p>
          </table:table-cell>
          <table:table-cell table:style-name="ce4" table:formula="of:=(HEX2DEC(MID([.C149];3;LEN([.C149])-2))-HEX2DEC(MID([.B149];3;LEN([.B14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3</text:p>
          </table:table-cell>
          <table:table-cell table:style-name="ce7" office:value-type="string" calcext:value-type="string">
            <text:p>0x20b4</text:p>
          </table:table-cell>
          <table:table-cell table:style-name="ce4" table:formula="of:=(HEX2DEC(MID([.C150];3;LEN([.C150])-2))-HEX2DEC(MID([.B150];3;LEN([.B1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5</text:p>
          </table:table-cell>
          <table:table-cell table:style-name="ce7" office:value-type="string" calcext:value-type="string">
            <text:p>0x20b6</text:p>
          </table:table-cell>
          <table:table-cell table:style-name="ce4" table:formula="of:=(HEX2DEC(MID([.C151];3;LEN([.C151])-2))-HEX2DEC(MID([.B151];3;LEN([.B15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7</text:p>
          </table:table-cell>
          <table:table-cell table:style-name="ce7" office:value-type="string" calcext:value-type="string">
            <text:p>0x20b8</text:p>
          </table:table-cell>
          <table:table-cell table:style-name="ce4" table:formula="of:=(HEX2DEC(MID([.C152];3;LEN([.C152])-2))-HEX2DEC(MID([.B152];3;LEN([.B15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9</text:p>
          </table:table-cell>
          <table:table-cell table:style-name="ce7" office:value-type="string" calcext:value-type="string">
            <text:p>0x20ba</text:p>
          </table:table-cell>
          <table:table-cell table:style-name="ce4" table:formula="of:=(HEX2DEC(MID([.C153];3;LEN([.C153])-2))-HEX2DEC(MID([.B153];3;LEN([.B1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b</text:p>
          </table:table-cell>
          <table:table-cell table:style-name="ce7" office:value-type="string" calcext:value-type="string">
            <text:p>0x20bc</text:p>
          </table:table-cell>
          <table:table-cell table:style-name="ce4" table:formula="of:=(HEX2DEC(MID([.C154];3;LEN([.C154])-2))-HEX2DEC(MID([.B154];3;LEN([.B1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d</text:p>
          </table:table-cell>
          <table:table-cell table:style-name="ce7" office:value-type="string" calcext:value-type="string">
            <text:p>0x20c7</text:p>
          </table:table-cell>
          <table:table-cell table:style-name="ce4" table:formula="of:=(HEX2DEC(MID([.C155];3;LEN([.C155])-2))-HEX2DEC(MID([.B155];3;LEN([.B15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ailRoa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8</text:p>
          </table:table-cell>
          <table:table-cell table:style-name="ce7" office:value-type="string" calcext:value-type="string">
            <text:p>0x20ce</text:p>
          </table:table-cell>
          <table:table-cell table:style-name="ce4" table:formula="of:=(HEX2DEC(MID([.C156];3;LEN([.C156])-2))-HEX2DEC(MID([.B156];3;LEN([.B15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oa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f</text:p>
          </table:table-cell>
          <table:table-cell table:style-name="ce7" office:value-type="string" calcext:value-type="string">
            <text:p>0x20db</text:p>
          </table:table-cell>
          <table:table-cell table:style-name="ce4" table:formula="of:=(HEX2DEC(MID([.C157];3;LEN([.C157])-2))-HEX2DEC(MID([.B157];3;LEN([.B15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Irrigation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dc</text:p>
          </table:table-cell>
          <table:table-cell table:style-name="ce7" office:value-type="string" calcext:value-type="string">
            <text:p>0x20e4</text:p>
          </table:table-cell>
          <table:table-cell table:style-name="ce4" table:formula="of:=(HEX2DEC(MID([.C158];3;LEN([.C158])-2))-HEX2DEC(MID([.B158];3;LEN([.B15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Mining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e5</text:p>
          </table:table-cell>
          <table:table-cell table:style-name="ce7" office:value-type="string" calcext:value-type="string">
            <text:p>0x20f0</text:p>
          </table:table-cell>
          <table:table-cell table:style-name="ce4" table:formula="of:=(HEX2DEC(MID([.C159];3;LEN([.C159])-2))-HEX2DEC(MID([.B159];3;LEN([.B15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Pollution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1</text:p>
          </table:table-cell>
          <table:table-cell table:style-name="ce7" office:value-type="string" calcext:value-type="string">
            <text:p>0x20f2</text:p>
          </table:table-cell>
          <table:table-cell table:style-name="ce4" table:formula="of:=(HEX2DEC(MID([.C160];3;LEN([.C160])-2))-HEX2DEC(MID([.B160];3;LEN([.B16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6</text:p>
          </table:table-cell>
          <table:table-cell table:style-name="ce7" office:value-type="string" calcext:value-type="string">
            <text:p>0x2101</text:p>
          </table:table-cell>
          <table:table-cell table:style-name="ce4" table:formula="of:=(HEX2DEC(MID([.C161];3;LEN([.C161])-2))-HEX2DEC(MID([.B161];3;LEN([.B16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02</text:p>
          </table:table-cell>
          <table:table-cell table:style-name="ce7" office:value-type="string" calcext:value-type="string">
            <text:p>0x210d</text:p>
          </table:table-cell>
          <table:table-cell table:style-name="ce4" table:formula="of:=(HEX2DEC(MID([.C162];3;LEN([.C162])-2))-HEX2DEC(MID([.B162];3;LEN([.B16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2c</text:p>
          </table:table-cell>
          <table:table-cell table:style-name="ce7" office:value-type="string" calcext:value-type="string">
            <text:p>0x2153</text:p>
          </table:table-cell>
          <table:table-cell table:style-name="ce4" table:formula="of:=(HEX2DEC(MID([.C163];3;LEN([.C163])-2))-HEX2DEC(MID([.B163];3;LEN([.B163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n advanced tribe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54</text:p>
          </table:table-cell>
          <table:table-cell table:style-name="ce7" office:value-type="string" calcext:value-type="string">
            <text:p>0x2183</text:p>
          </table:table-cell>
          <table:table-cell table:style-name="ce4" table:formula="of:=(HEX2DEC(MID([.C164];3;LEN([.C164])-2))-HEX2DEC(MID([.B164];3;LEN([.B164])-2)))+1" office:value-type="float" office:value="48" calcext:value-type="float">
            <text:p>4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scrolls of ancient wisdom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84</text:p>
          </table:table-cell>
          <table:table-cell table:style-name="ce7" office:value-type="string" calcext:value-type="string">
            <text:p>0x21ba</text:p>
          </table:table-cell>
          <table:table-cell table:style-name="ce4" table:formula="of:=(HEX2DEC(MID([.C165];3;LEN([.C165])-2))-HEX2DEC(MID([.B165];3;LEN([.B165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valuable metal deposits\nworth 50$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bb</text:p>
          </table:table-cell>
          <table:table-cell table:style-name="ce7" office:value-type="string" calcext:value-type="string">
            <text:p>0x21e5</text:p>
          </table:table-cell>
          <table:table-cell table:style-name="ce4" table:formula="of:=(HEX2DEC(MID([.C166];3;LEN([.C166])-2))-HEX2DEC(MID([.B166];3;LEN([.B166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unleashed\na horde of barbarian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e6</text:p>
          </table:table-cell>
          <table:table-cell table:style-name="ce7" office:value-type="string" calcext:value-type="string">
            <text:p>0x2223</text:p>
          </table:table-cell>
          <table:table-cell table:style-name="ce4" table:formula="of:=(HEX2DEC(MID([.C167];3;LEN([.C167])-2))-HEX2DEC(MID([.B167];3;LEN([.B167])-2)))+1" office:value-type="float" office:value="62" calcext:value-type="float">
            <text:p>6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 friendly tribe of\nskilled mercenarie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4</text:p>
          </table:table-cell>
          <table:table-cell table:style-name="ce7" office:value-type="string" calcext:value-type="string">
            <text:p>0x2228</text:p>
          </table:table-cell>
          <table:table-cell table:style-name="ce4" table:formula="of:=(HEX2DEC(MID([.C168];3;LEN([.C168])-2))-HEX2DEC(MID([.B168];3;LEN([.B16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V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a</text:p>
          </table:table-cell>
          <table:table-cell table:style-name="ce7" office:value-type="string" calcext:value-type="string">
            <text:p>0x2241</text:p>
          </table:table-cell>
          <table:table-cell table:style-name="ce4" table:formula="of:=(HEX2DEC(MID([.C169];3;LEN([.C169])-2))-HEX2DEC(MID([.B169];3;LEN([.B16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at shall we build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2</text:p>
          </table:table-cell>
          <table:table-cell table:style-name="ce7" office:value-type="string" calcext:value-type="string">
            <text:p>0x2245</text:p>
          </table:table-cell>
          <table:table-cell table:style-name="ce4" table:formula="of:=(HEX2DEC(MID([.C170];3;LEN([.C170])-2))-HEX2DEC(MID([.B170];3;LEN([.B17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?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6</text:p>
          </table:table-cell>
          <table:table-cell table:style-name="ce7" office:value-type="string" calcext:value-type="string">
            <text:p>0x224c</text:p>
          </table:table-cell>
          <table:table-cell table:style-name="ce4" table:formula="of:=(HEX2DEC(MID([.C171];3;LEN([.C171])-2))-HEX2DEC(MID([.B171];3;LEN([.B17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ADM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d</text:p>
          </table:table-cell>
          <table:table-cell table:style-name="ce7" office:value-type="string" calcext:value-type="string">
            <text:p>0x224e</text:p>
          </table:table-cell>
          <table:table-cell table:style-name="ce4" table:formula="of:=(HEX2DEC(MID([.C172];3;LEN([.C172])-2))-HEX2DEC(MID([.B172];3;LEN([.B17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f</text:p>
          </table:table-cell>
          <table:table-cell table:style-name="ce7" office:value-type="string" calcext:value-type="string">
            <text:p>0x2250</text:p>
          </table:table-cell>
          <table:table-cell table:style-name="ce4" table:formula="of:=(HEX2DEC(MID([.C173];3;LEN([.C173])-2))-HEX2DEC(MID([.B173];3;LEN([.B1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1</text:p>
          </table:table-cell>
          <table:table-cell table:style-name="ce7" office:value-type="string" calcext:value-type="string">
            <text:p>0x2254</text:p>
          </table:table-cell>
          <table:table-cell table:style-name="ce4" table:formula="of:=(HEX2DEC(MID([.C174];3;LEN([.C174])-2))-HEX2DEC(MID([.B174];3;LEN([.B17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5</text:p>
          </table:table-cell>
          <table:table-cell table:style-name="ce7" office:value-type="string" calcext:value-type="string">
            <text:p>0x2258</text:p>
          </table:table-cell>
          <table:table-cell table:style-name="ce4" table:formula="of:=(HEX2DEC(MID([.C175];3;LEN([.C175])-2))-HEX2DEC(MID([.B175];3;LEN([.B17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9</text:p>
          </table:table-cell>
          <table:table-cell table:style-name="ce7" office:value-type="string" calcext:value-type="string">
            <text:p>0x225a</text:p>
          </table:table-cell>
          <table:table-cell table:style-name="ce4" table:formula="of:=(HEX2DEC(MID([.C176];3;LEN([.C176])-2))-HEX2DEC(MID([.B176];3;LEN([.B17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b</text:p>
          </table:table-cell>
          <table:table-cell table:style-name="ce7" office:value-type="string" calcext:value-type="string">
            <text:p>0x225e</text:p>
          </table:table-cell>
          <table:table-cell table:style-name="ce4" table:formula="of:=(HEX2DEC(MID([.C177];3;LEN([.C177])-2))-HEX2DEC(MID([.B177];3;LEN([.B17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5f</text:p>
          </table:table-cell>
          <table:table-cell table:style-name="ce7" office:value-type="string" calcext:value-type="string">
            <text:p>0x2267</text:p>
          </table:table-cell>
          <table:table-cell table:style-name="ce4" table:formula="of:=(HEX2DEC(MID([.C178];3;LEN([.C178])-2))-HEX2DEC(MID([.B178];3;LEN([.B17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…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68</text:p>
          </table:table-cell>
          <table:table-cell table:style-name="ce7" office:value-type="string" calcext:value-type="string">
            <text:p>0x2270</text:p>
          </table:table-cell>
          <table:table-cell table:style-name="ce4" table:formula="of:=(HEX2DEC(MID([.C179];3;LEN([.C179])-2))-HEX2DEC(MID([.B179];3;LEN([.B17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..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71</text:p>
          </table:table-cell>
          <table:table-cell table:style-name="ce7" office:value-type="string" calcext:value-type="string">
            <text:p>0x2283</text:p>
          </table:table-cell>
          <table:table-cell table:style-name="ce4" table:formula="of:=(HEX2DEC(MID([.C180];3;LEN([.C180])-2))-HEX2DEC(MID([.B180];3;LEN([.B180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Advisor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84</text:p>
          </table:table-cell>
          <table:table-cell table:style-name="ce7" office:value-type="string" calcext:value-type="string">
            <text:p>0x228f</text:p>
          </table:table-cell>
          <table:table-cell table:style-name="ce4" table:formula="of:=(HEX2DEC(MID([.C181];3;LEN([.C181])-2))-HEX2DEC(MID([.B181];3;LEN([.B1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90</text:p>
          </table:table-cell>
          <table:table-cell table:style-name="ce7" office:value-type="string" calcext:value-type="string">
            <text:p>0x22a2</text:p>
          </table:table-cell>
          <table:table-cell table:style-name="ce4" table:formula="of:=(HEX2DEC(MID([.C182];3;LEN([.C182])-2))-HEX2DEC(MID([.B182];3;LEN([.B182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3</text:p>
          </table:table-cell>
          <table:table-cell table:style-name="ce7" office:value-type="string" calcext:value-type="string">
            <text:p>0x22ae</text:p>
          </table:table-cell>
          <table:table-cell table:style-name="ce4" table:formula="of:=(HEX2DEC(MID([.C183];3;LEN([.C183])-2))-HEX2DEC(MID([.B183];3;LEN([.B18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f</text:p>
          </table:table-cell>
          <table:table-cell table:style-name="ce7" office:value-type="string" calcext:value-type="string">
            <text:p>0x22b1</text:p>
          </table:table-cell>
          <table:table-cell table:style-name="ce4" table:formula="of:=(HEX2DEC(MID([.C184];3;LEN([.C184])-2))-HEX2DEC(MID([.B184];3;LEN([.B1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2</text:p>
          </table:table-cell>
          <table:table-cell table:style-name="ce7" office:value-type="string" calcext:value-type="string">
            <text:p>0x22b8</text:p>
          </table:table-cell>
          <table:table-cell table:style-name="ce4" table:formula="of:=(HEX2DEC(MID([.C185];3;LEN([.C185])-2))-HEX2DEC(MID([.B185];3;LEN([.B18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9</text:p>
          </table:table-cell>
          <table:table-cell table:style-name="ce7" office:value-type="string" calcext:value-type="string">
            <text:p>0x22be</text:p>
          </table:table-cell>
          <table:table-cell table:style-name="ce4" table:formula="of:=(HEX2DEC(MID([.C186];3;LEN([.C186])-2))-HEX2DEC(MID([.B186];3;LEN([.B18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bf</text:p>
          </table:table-cell>
          <table:table-cell table:style-name="ce7" office:value-type="string" calcext:value-type="string">
            <text:p>0x22cb</text:p>
          </table:table-cell>
          <table:table-cell table:style-name="ce4" table:formula="of:=(HEX2DEC(MID([.C187];3;LEN([.C187])-2))-HEX2DEC(MID([.B187];3;LEN([.B18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r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cc</text:p>
          </table:table-cell>
          <table:table-cell table:style-name="ce7" office:value-type="string" calcext:value-type="string">
            <text:p>0x22d7</text:p>
          </table:table-cell>
          <table:table-cell table:style-name="ce4" table:formula="of:=(HEX2DEC(MID([.C188];3;LEN([.C188])-2))-HEX2DEC(MID([.B188];3;LEN([.B1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cientist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d8</text:p>
          </table:table-cell>
          <table:table-cell table:style-name="ce7" office:value-type="string" calcext:value-type="string">
            <text:p>0x22e1</text:p>
          </table:table-cell>
          <table:table-cell table:style-name="ce4" table:formula="of:=(HEX2DEC(MID([.C189];3;LEN([.C189])-2))-HEX2DEC(MID([.B189];3;LEN([.B1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e me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e2</text:p>
          </table:table-cell>
          <table:table-cell table:style-name="ce7" office:value-type="string" calcext:value-type="string">
            <text:p>0x22fa</text:p>
          </table:table-cell>
          <table:table-cell table:style-name="ce4" table:formula="of:=(HEX2DEC(MID([.C190];3;LEN([.C190])-2))-HEX2DEC(MID([.B190];3;LEN([.B19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discover the secret\n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b</text:p>
          </table:table-cell>
          <table:table-cell table:style-name="ce7" office:value-type="string" calcext:value-type="string">
            <text:p>0x22fc</text:p>
          </table:table-cell>
          <table:table-cell table:style-name="ce4" table:formula="of:=(HEX2DEC(MID([.C191];3;LEN([.C191])-2))-HEX2DEC(MID([.B191];3;LEN([.B1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d</text:p>
          </table:table-cell>
          <table:table-cell table:style-name="ce7" office:value-type="string" calcext:value-type="string">
            <text:p>0x22ff</text:p>
          </table:table-cell>
          <table:table-cell table:style-name="ce4" table:formula="of:=(HEX2DEC(MID([.C192];3;LEN([.C192])-2))-HEX2DEC(MID([.B192];3;LEN([.B19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00</text:p>
          </table:table-cell>
          <table:table-cell table:style-name="ce7" office:value-type="string" calcext:value-type="string">
            <text:p>0x230b</text:p>
          </table:table-cell>
          <table:table-cell table:style-name="ce4" table:formula="of:=(HEX2DEC(MID([.C193];3;LEN([.C193])-2))-HEX2DEC(MID([.B193];3;LEN([.B19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0c</text:p>
          </table:table-cell>
          <table:table-cell table:style-name="ce7" office:value-type="string" calcext:value-type="string">
            <text:p>0x2310</text:p>
          </table:table-cell>
          <table:table-cell table:style-name="ce4" table:formula="of:=(HEX2DEC(MID([.C194];3;LEN([.C194])-2))-HEX2DEC(MID([.B194];3;LEN([.B19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11</text:p>
          </table:table-cell>
          <table:table-cell table:style-name="ce7" office:value-type="string" calcext:value-type="string">
            <text:p>0x231c</text:p>
          </table:table-cell>
          <table:table-cell table:style-name="ce4" table:formula="of:=(HEX2DEC(MID([.C195];3;LEN([.C195])-2))-HEX2DEC(MID([.B195];3;LEN([.B19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al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27</text:p>
          </table:table-cell>
          <table:table-cell table:style-name="ce7" office:value-type="string" calcext:value-type="string">
            <text:p>0x234f</text:p>
          </table:table-cell>
          <table:table-cell table:style-name="ce4" table:formula="of:=(HEX2DEC(MID([.C196];3;LEN([.C196])-2))-HEX2DEC(MID([.B196];3;LEN([.B196])-2)))+1" office:value-type="float" office:value="41" calcext:value-type="float">
            <text:p>4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\nI recommend we\ndevelop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0</text:p>
          </table:table-cell>
          <table:table-cell table:style-name="ce7" office:value-type="string" calcext:value-type="string">
            <text:p>0x2352</text:p>
          </table:table-cell>
          <table:table-cell table:style-name="ce4" table:formula="of:=(HEX2DEC(MID([.C197];3;LEN([.C197])-2))-HEX2DEC(MID([.B197];3;LEN([.B1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3</text:p>
          </table:table-cell>
          <table:table-cell table:style-name="ce7" office:value-type="string" calcext:value-type="string">
            <text:p>0x2365</text:p>
          </table:table-cell>
          <table:table-cell table:style-name="ce4" table:formula="of:=(HEX2DEC(MID([.C198];3;LEN([.C198])-2))-HEX2DEC(MID([.B198];3;LEN([.B19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 we can build:\n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6</text:p>
          </table:table-cell>
          <table:table-cell table:style-name="ce7" office:value-type="string" calcext:value-type="string">
            <text:p>0x2368</text:p>
          </table:table-cell>
          <table:table-cell table:style-name="ce4" table:formula="of:=(HEX2DEC(MID([.C199];3;LEN([.C199])-2))-HEX2DEC(MID([.B199];3;LEN([.B1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9</text:p>
          </table:table-cell>
          <table:table-cell table:style-name="ce7" office:value-type="string" calcext:value-type="string">
            <text:p>0x236b</text:p>
          </table:table-cell>
          <table:table-cell table:style-name="ce4" table:formula="of:=(HEX2DEC(MID([.C200];3;LEN([.C200])-2))-HEX2DEC(MID([.B200];3;LEN([.B2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c</text:p>
          </table:table-cell>
          <table:table-cell table:style-name="ce7" office:value-type="string" calcext:value-type="string">
            <text:p>0x2387</text:p>
          </table:table-cell>
          <table:table-cell table:style-name="ce4" table:formula="of:=(HEX2DEC(MID([.C201];3;LEN([.C201])-2))-HEX2DEC(MID([.B201];3;LEN([.B201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discovery should ou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88</text:p>
          </table:table-cell>
          <table:table-cell table:style-name="ce7" office:value-type="string" calcext:value-type="string">
            <text:p>0x2392</text:p>
          </table:table-cell>
          <table:table-cell table:style-name="ce4" table:formula="of:=(HEX2DEC(MID([.C202];3;LEN([.C202])-2))-HEX2DEC(MID([.B202];3;LEN([.B20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3</text:p>
          </table:table-cell>
          <table:table-cell table:style-name="ce7" office:value-type="string" calcext:value-type="string">
            <text:p>0x239b</text:p>
          </table:table-cell>
          <table:table-cell table:style-name="ce4" table:formula="of:=(HEX2DEC(MID([.C203];3;LEN([.C203])-2))-HEX2DEC(MID([.B203];3;LEN([.B20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se me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c</text:p>
          </table:table-cell>
          <table:table-cell table:style-name="ce7" office:value-type="string" calcext:value-type="string">
            <text:p>0x23bd</text:p>
          </table:table-cell>
          <table:table-cell table:style-name="ce4" table:formula="of:=(HEX2DEC(MID([.C204];3;LEN([.C204])-2))-HEX2DEC(MID([.B204];3;LEN([.B20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e pursuing, sire?\nPick one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be</text:p>
          </table:table-cell>
          <table:table-cell table:style-name="ce7" office:value-type="string" calcext:value-type="string">
            <text:p>0x23c0</text:p>
          </table:table-cell>
          <table:table-cell table:style-name="ce4" table:formula="of:=(HEX2DEC(MID([.C205];3;LEN([.C205])-2))-HEX2DEC(MID([.B205];3;LEN([.B2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c1</text:p>
          </table:table-cell>
          <table:table-cell table:style-name="ce7" office:value-type="string" calcext:value-type="string">
            <text:p>0x23d4</text:p>
          </table:table-cell>
          <table:table-cell table:style-name="ce4" table:formula="of:=(HEX2DEC(MID([.C206];3;LEN([.C206])-2))-HEX2DEC(MID([.B206];3;LEN([.B20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uture Technology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5</text:p>
          </table:table-cell>
          <table:table-cell table:style-name="ce7" office:value-type="string" calcext:value-type="string">
            <text:p>0x23d6</text:p>
          </table:table-cell>
          <table:table-cell table:style-name="ce4" table:formula="of:=(HEX2DEC(MID([.C207];3;LEN([.C207])-2))-HEX2DEC(MID([.B207];3;LEN([.B2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7</text:p>
          </table:table-cell>
          <table:table-cell table:style-name="ce7" office:value-type="string" calcext:value-type="string">
            <text:p>0x23e0</text:p>
          </table:table-cell>
          <table:table-cell table:style-name="ce4" table:formula="of:=(HEX2DEC(MID([.C208];3;LEN([.C208])-2))-HEX2DEC(MID([.B208];3;LEN([.B2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velop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1</text:p>
          </table:table-cell>
          <table:table-cell table:style-name="ce7" office:value-type="string" calcext:value-type="string">
            <text:p>0x23ea</text:p>
          </table:table-cell>
          <table:table-cell table:style-name="ce4" table:formula="of:=(HEX2DEC(MID([.C209];3;LEN([.C209])-2))-HEX2DEC(MID([.B209];3;LEN([.B2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quir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b</text:p>
          </table:table-cell>
          <table:table-cell table:style-name="ce7" office:value-type="string" calcext:value-type="string">
            <text:p>0x23f5</text:p>
          </table:table-cell>
          <table:table-cell table:style-name="ce4" table:formula="of:=(HEX2DEC(MID([.C210];3;LEN([.C210])-2))-HEX2DEC(MID([.B210];3;LEN([.B21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rom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f6</text:p>
          </table:table-cell>
          <table:table-cell table:style-name="ce7" office:value-type="string" calcext:value-type="string">
            <text:p>0x2403</text:p>
          </table:table-cell>
          <table:table-cell table:style-name="ce4" table:formula="of:=(HEX2DEC(MID([.C211];3;LEN([.C211])-2))-HEX2DEC(MID([.B211];3;LEN([.B21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at Librar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4</text:p>
          </table:table-cell>
          <table:table-cell table:style-name="ce7" office:value-type="string" calcext:value-type="string">
            <text:p>0x2407</text:p>
          </table:table-cell>
          <table:table-cell table:style-name="ce4" table:formula="of:=(HEX2DEC(MID([.C212];3;LEN([.C212])-2))-HEX2DEC(MID([.B212];3;LEN([.B21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8</text:p>
          </table:table-cell>
          <table:table-cell table:style-name="ce7" office:value-type="string" calcext:value-type="string">
            <text:p>0x240a</text:p>
          </table:table-cell>
          <table:table-cell table:style-name="ce4" table:formula="of:=(HEX2DEC(MID([.C213];3;LEN([.C213])-2))-HEX2DEC(MID([.B213];3;LEN([.B21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b</text:p>
          </table:table-cell>
          <table:table-cell table:style-name="ce7" office:value-type="string" calcext:value-type="string">
            <text:p>0x240d</text:p>
          </table:table-cell>
          <table:table-cell table:style-name="ce4" table:formula="of:=(HEX2DEC(MID([.C214];3;LEN([.C214])-2))-HEX2DEC(MID([.B214];3;LEN([.B21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1e</text:p>
          </table:table-cell>
          <table:table-cell table:style-name="ce7" office:value-type="string" calcext:value-type="string">
            <text:p>0x2444</text:p>
          </table:table-cell>
          <table:table-cell table:style-name="ce4" table:formula="of:=(HEX2DEC(MID([.C215];3;LEN([.C215])-2))-HEX2DEC(MID([.B215];3;LEN([.B215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gree to\nan exchange of ambassador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45</text:p>
          </table:table-cell>
          <table:table-cell table:style-name="ce7" office:value-type="string" calcext:value-type="string">
            <text:p>0x2454</text:p>
          </table:table-cell>
          <table:table-cell table:style-name="ce4" table:formula="of:=(HEX2DEC(MID([.C216];3;LEN([.C216])-2))-HEX2DEC(MID([.B216];3;LEN([.B21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velopment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55</text:p>
          </table:table-cell>
          <table:table-cell table:style-name="ce7" office:value-type="string" calcext:value-type="string">
            <text:p>0x2478</text:p>
          </table:table-cell>
          <table:table-cell table:style-name="ce4" table:formula="of:=(HEX2DEC(MID([.C217];3;LEN([.C217])-2))-HEX2DEC(MID([.B217];3;LEN([.B217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makes existing Barracks\nobsolete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79</text:p>
          </table:table-cell>
          <table:table-cell table:style-name="ce7" office:value-type="string" calcext:value-type="string">
            <text:p>0x2490</text:p>
          </table:table-cell>
          <table:table-cell table:style-name="ce4" table:formula="of:=(HEX2DEC(MID([.C218];3;LEN([.C218])-2))-HEX2DEC(MID([.B218];3;LEN([.B218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s\nthe effect o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1</text:p>
          </table:table-cell>
          <table:table-cell table:style-name="ce7" office:value-type="string" calcext:value-type="string">
            <text:p>0x2493</text:p>
          </table:table-cell>
          <table:table-cell table:style-name="ce4" table:formula="of:=(HEX2DEC(MID([.C219];3;LEN([.C219])-2))-HEX2DEC(MID([.B219];3;LEN([.B21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4</text:p>
          </table:table-cell>
          <table:table-cell table:style-name="ce7" office:value-type="string" calcext:value-type="string">
            <text:p>0x2495</text:p>
          </table:table-cell>
          <table:table-cell table:style-name="ce4" table:formula="of:=(HEX2DEC(MID([.C220];3;LEN([.C220])-2))-HEX2DEC(MID([.B220];3;LEN([.B2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8</text:p>
          </table:table-cell>
          <table:table-cell table:style-name="ce7" office:value-type="string" calcext:value-type="string">
            <text:p>0x24c1</text:p>
          </table:table-cell>
          <table:table-cell table:style-name="ce4" table:formula="of:=(HEX2DEC(MID([.C221];3;LEN([.C221])-2))-HEX2DEC(MID([.B221];3;LEN([.B221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X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c2</text:p>
          </table:table-cell>
          <table:table-cell table:style-name="ce7" office:value-type="string" calcext:value-type="string">
            <text:p>0x24eb</text:p>
          </table:table-cell>
          <table:table-cell table:style-name="ce4" table:formula="of:=(HEX2DEC(MID([.C222];3;LEN([.C222])-2))-HEX2DEC(MID([.B222];3;LEN([.B222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Y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ec</text:p>
          </table:table-cell>
          <table:table-cell table:style-name="ce7" office:value-type="string" calcext:value-type="string">
            <text:p>0x24f2</text:p>
          </table:table-cell>
          <table:table-cell table:style-name="ce4" table:formula="of:=(HEX2DEC(MID([.C223];3;LEN([.C223])-2))-HEX2DEC(MID([.B223];3;LEN([.B22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op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3</text:p>
          </table:table-cell>
          <table:table-cell table:style-name="ce7" office:value-type="string" calcext:value-type="string">
            <text:p>0x24f4</text:p>
          </table:table-cell>
          <table:table-cell table:style-name="ce4" table:formula="of:=(HEX2DEC(MID([.C224];3;LEN([.C224])-2))-HEX2DEC(MID([.B224];3;LEN([.B22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5</text:p>
          </table:table-cell>
          <table:table-cell table:style-name="ce7" office:value-type="string" calcext:value-type="string">
            <text:p>0x250f</text:p>
          </table:table-cell>
          <table:table-cell table:style-name="ce4" table:formula="of:=(HEX2DEC(MID([.C225];3;LEN([.C225])-2))-HEX2DEC(MID([.B225];3;LEN([.B225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 exhausted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10</text:p>
          </table:table-cell>
          <table:table-cell table:style-name="ce7" office:value-type="string" calcext:value-type="string">
            <text:p>0x2521</text:p>
          </table:table-cell>
          <table:table-cell table:style-name="ce4" table:formula="of:=(HEX2DEC(MID([.C226];3;LEN([.C226])-2))-HEX2DEC(MID([.B226];3;LEN([.B22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Settlers lost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22</text:p>
          </table:table-cell>
          <table:table-cell table:style-name="ce7" office:value-type="string" calcext:value-type="string">
            <text:p>0x2533</text:p>
          </table:table-cell>
          <table:table-cell table:style-name="ce4" table:formula="of:=(HEX2DEC(MID([.C227];3;LEN([.C227])-2))-HEX2DEC(MID([.B227];3;LEN([.B22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Famine fear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34</text:p>
          </table:table-cell>
          <table:table-cell table:style-name="ce7" office:value-type="string" calcext:value-type="string">
            <text:p>0x255e</text:p>
          </table:table-cell>
          <table:table-cell table:style-name="ce4" table:formula="of:=(HEX2DEC(MID([.C228];3;LEN([.C228])-2))-HEX2DEC(MID([.B228];3;LEN([.B228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s an AQUEDUCT\nfor further growth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5f</text:p>
          </table:table-cell>
          <table:table-cell table:style-name="ce7" office:value-type="string" calcext:value-type="string">
            <text:p>0x2576</text:p>
          </table:table-cell>
          <table:table-cell table:style-name="ce4" table:formula="of:=(HEX2DEC(MID([.C229];3;LEN([.C229])-2))-HEX2DEC(MID([.B229];3;LEN([.B22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 decrease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7</text:p>
          </table:table-cell>
          <table:table-cell table:style-name="ce7" office:value-type="string" calcext:value-type="string">
            <text:p>0x2579</text:p>
          </table:table-cell>
          <table:table-cell table:style-name="ce4" table:formula="of:=(HEX2DEC(MID([.C230];3;LEN([.C230])-2))-HEX2DEC(MID([.B230];3;LEN([.B23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a</text:p>
          </table:table-cell>
          <table:table-cell table:style-name="ce7" office:value-type="string" calcext:value-type="string">
            <text:p>0x2582</text:p>
          </table:table-cell>
          <table:table-cell table:style-name="ce4" table:formula="of:=(HEX2DEC(MID([.C231];3;LEN([.C231])-2))-HEX2DEC(MID([.B231];3;LEN([.B23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3</text:p>
          </table:table-cell>
          <table:table-cell table:style-name="ce7" office:value-type="string" calcext:value-type="string">
            <text:p>0x2585</text:p>
          </table:table-cell>
          <table:table-cell table:style-name="ce4" table:formula="of:=(HEX2DEC(MID([.C232];3;LEN([.C232])-2))-HEX2DEC(MID([.B232];3;LEN([.B23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6</text:p>
          </table:table-cell>
          <table:table-cell table:style-name="ce7" office:value-type="string" calcext:value-type="string">
            <text:p>0x25b1</text:p>
          </table:table-cell>
          <table:table-cell table:style-name="ce4" table:formula="of:=(HEX2DEC(MID([.C233];3;LEN([.C233])-2))-HEX2DEC(MID([.B233];3;LEN([.B233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nsors report a\nNUCLEAR WEAPONS test\n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2</text:p>
          </table:table-cell>
          <table:table-cell table:style-name="ce7" office:value-type="string" calcext:value-type="string">
            <text:p>0x25b4</text:p>
          </table:table-cell>
          <table:table-cell table:style-name="ce4" table:formula="of:=(HEX2DEC(MID([.C234];3;LEN([.C234])-2))-HEX2DEC(MID([.B234];3;LEN([.B2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5</text:p>
          </table:table-cell>
          <table:table-cell table:style-name="ce7" office:value-type="string" calcext:value-type="string">
            <text:p>0x25bd</text:p>
          </table:table-cell>
          <table:table-cell table:style-name="ce4" table:formula="of:=(HEX2DEC(MID([.C235];3;LEN([.C235])-2))-HEX2DEC(MID([.B235];3;LEN([.B2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e</text:p>
          </table:table-cell>
          <table:table-cell table:style-name="ce7" office:value-type="string" calcext:value-type="string">
            <text:p>0x25c0</text:p>
          </table:table-cell>
          <table:table-cell table:style-name="ce4" table:formula="of:=(HEX2DEC(MID([.C236];3;LEN([.C236])-2))-HEX2DEC(MID([.B236];3;LEN([.B23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c1</text:p>
          </table:table-cell>
          <table:table-cell table:style-name="ce7" office:value-type="string" calcext:value-type="string">
            <text:p>0x25d3</text:p>
          </table:table-cell>
          <table:table-cell table:style-name="ce4" table:formula="of:=(HEX2DEC(MID([.C237];3;LEN([.C237])-2))-HEX2DEC(MID([.B237];3;LEN([.B23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 report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d4</text:p>
          </table:table-cell>
          <table:table-cell table:style-name="ce7" office:value-type="string" calcext:value-type="string">
            <text:p>0x25e6</text:p>
          </table:table-cell>
          <table:table-cell table:style-name="ce4" table:formula="of:=(HEX2DEC(MID([.C238];3;LEN([.C238])-2))-HEX2DEC(MID([.B238];3;LEN([.B23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ital\nmoved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e7</text:p>
          </table:table-cell>
          <table:table-cell table:style-name="ce7" office:value-type="string" calcext:value-type="string">
            <text:p>0x25e9</text:p>
          </table:table-cell>
          <table:table-cell table:style-name="ce4" table:formula="of:=(HEX2DEC(MID([.C239];3;LEN([.C239])-2))-HEX2DEC(MID([.B239];3;LEN([.B23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fe</text:p>
          </table:table-cell>
          <table:table-cell table:style-name="ce7" office:value-type="string" calcext:value-type="string">
            <text:p>0x2605</text:p>
          </table:table-cell>
          <table:table-cell table:style-name="ce4" table:formula="of:=(HEX2DEC(MID([.C240];3;LEN([.C240])-2))-HEX2DEC(MID([.B240];3;LEN([.B24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06</text:p>
          </table:table-cell>
          <table:table-cell table:style-name="ce7" office:value-type="string" calcext:value-type="string">
            <text:p>0x2615</text:p>
          </table:table-cell>
          <table:table-cell table:style-name="ce4" table:formula="of:=(HEX2DEC(MID([.C241];3;LEN([.C241])-2))-HEX2DEC(MID([.B241];3;LEN([.B24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't suppor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16</text:p>
          </table:table-cell>
          <table:table-cell table:style-name="ce7" office:value-type="string" calcext:value-type="string">
            <text:p>0x2629</text:p>
          </table:table-cell>
          <table:table-cell table:style-name="ce4" table:formula="of:=(HEX2DEC(MID([.C242];3;LEN([.C242])-2))-HEX2DEC(MID([.B242];3;LEN([.B242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Unit Disband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0</text:p>
          </table:table-cell>
          <table:table-cell table:style-name="ce7" office:value-type="string" calcext:value-type="string">
            <text:p>0x264c</text:p>
          </table:table-cell>
          <table:table-cell table:style-name="ce4" table:formula="of:=(HEX2DEC(MID([.C243];3;LEN([.C243])-2))-HEX2DEC(MID([.B243];3;LEN([.B24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d</text:p>
          </table:table-cell>
          <table:table-cell table:style-name="ce7" office:value-type="string" calcext:value-type="string">
            <text:p>0x265b</text:p>
          </table:table-cell>
          <table:table-cell table:style-name="ce4" table:formula="of:=(HEX2DEC(MID([.C244];3;LEN([.C244])-2))-HEX2DEC(MID([.B244];3;LEN([.B24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Resourc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c</text:p>
          </table:table-cell>
          <table:table-cell table:style-name="ce7" office:value-type="string" calcext:value-type="string">
            <text:p>0x265e</text:p>
          </table:table-cell>
          <table:table-cell table:style-name="ce4" table:formula="of:=(HEX2DEC(MID([.C245];3;LEN([.C245])-2))-HEX2DEC(MID([.B245];3;LEN([.B24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f</text:p>
          </table:table-cell>
          <table:table-cell table:style-name="ce7" office:value-type="string" calcext:value-type="string">
            <text:p>0x2661</text:p>
          </table:table-cell>
          <table:table-cell table:style-name="ce4" table:formula="of:=(HEX2DEC(MID([.C246];3;LEN([.C246])-2))-HEX2DEC(MID([.B246];3;LEN([.B2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6e</text:p>
          </table:table-cell>
          <table:table-cell table:style-name="ce7" office:value-type="string" calcext:value-type="string">
            <text:p>0x267f</text:p>
          </table:table-cell>
          <table:table-cell table:style-name="ce4" table:formula="of:=(HEX2DEC(MID([.C247];3;LEN([.C247])-2))-HEX2DEC(MID([.B247];3;LEN([.B24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 to complet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0</text:p>
          </table:table-cell>
          <table:table-cell table:style-name="ce7" office:value-type="string" calcext:value-type="string">
            <text:p>0x2683</text:p>
          </table:table-cell>
          <table:table-cell table:style-name="ce4" table:formula="of:=(HEX2DEC(MID([.C248];3;LEN([.C248])-2))-HEX2DEC(MID([.B248];3;LEN([.B24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4</text:p>
          </table:table-cell>
          <table:table-cell table:style-name="ce7" office:value-type="string" calcext:value-type="string">
            <text:p>0x2690</text:p>
          </table:table-cell>
          <table:table-cell table:style-name="ce4" table:formula="of:=(HEX2DEC(MID([.C249];3;LEN([.C249])-2))-HEX2DEC(MID([.B249];3;LEN([.B24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easury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1</text:p>
          </table:table-cell>
          <table:table-cell table:style-name="ce7" office:value-type="string" calcext:value-type="string">
            <text:p>0x2692</text:p>
          </table:table-cell>
          <table:table-cell table:style-name="ce4" table:formula="of:=(HEX2DEC(MID([.C250];3;LEN([.C250])-2))-HEX2DEC(MID([.B250];3;LEN([.B2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3</text:p>
          </table:table-cell>
          <table:table-cell table:style-name="ce7" office:value-type="string" calcext:value-type="string">
            <text:p>0x26a2</text:p>
          </table:table-cell>
          <table:table-cell table:style-name="ce4" table:formula="of:=(HEX2DEC(MID([.C251];3;LEN([.C251])-2))-HEX2DEC(MID([.B251];3;LEN([.B25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3</text:p>
          </table:table-cell>
          <table:table-cell table:style-name="ce7" office:value-type="string" calcext:value-type="string">
            <text:p>0x26ac</text:p>
          </table:table-cell>
          <table:table-cell table:style-name="ce4" table:formula="of:=(HEX2DEC(MID([.C252];3;LEN([.C252])-2))-HEX2DEC(MID([.B252];3;LEN([.B25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s\n No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d</text:p>
          </table:table-cell>
          <table:table-cell table:style-name="ce7" office:value-type="string" calcext:value-type="string">
            <text:p>0x26c6</text:p>
          </table:table-cell>
          <table:table-cell table:style-name="ce4" table:formula="of:=(HEX2DEC(MID([.C253];3;LEN([.C253])-2))-HEX2DEC(MID([.B253];3;LEN([.B253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 you want to sell\nyou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7</text:p>
          </table:table-cell>
          <table:table-cell table:style-name="ce7" office:value-type="string" calcext:value-type="string">
            <text:p>0x26cc</text:p>
          </table:table-cell>
          <table:table-cell table:style-name="ce4" table:formula="of:=(HEX2DEC(MID([.C254];3;LEN([.C254])-2))-HEX2DEC(MID([.B254];3;LEN([.B25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d</text:p>
          </table:table-cell>
          <table:table-cell table:style-name="ce7" office:value-type="string" calcext:value-type="string">
            <text:p>0x26db</text:p>
          </table:table-cell>
          <table:table-cell table:style-name="ce4" table:formula="of:=(HEX2DEC(MID([.C255];3;LEN([.C255])-2))-HEX2DEC(MID([.B255];3;LEN([.B255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?\n No.\n Ye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dc</text:p>
          </table:table-cell>
          <table:table-cell table:style-name="ce7" office:value-type="string" calcext:value-type="string">
            <text:p>0x26ee</text:p>
          </table:table-cell>
          <table:table-cell table:style-name="ce4" table:formula="of:=(HEX2DEC(MID([.C256];3;LEN([.C256])-2))-HEX2DEC(MID([.B256];3;LEN([.B256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 i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ef</text:p>
          </table:table-cell>
          <table:table-cell table:style-name="ce7" office:value-type="string" calcext:value-type="string">
            <text:p>0x2707</text:p>
          </table:table-cell>
          <table:table-cell table:style-name="ce4" table:formula="of:=(HEX2DEC(MID([.C257];3;LEN([.C257])-2))-HEX2DEC(MID([.B257];3;LEN([.B257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 Mayor\nflees in panic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12</text:p>
          </table:table-cell>
          <table:table-cell table:style-name="ce7" office:value-type="string" calcext:value-type="string">
            <text:p>0x272b</text:p>
          </table:table-cell>
          <table:table-cell table:style-name="ce4" table:formula="of:=(HEX2DEC(MID([.C258];3;LEN([.C258])-2))-HEX2DEC(MID([.B258];3;LEN([.B258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ntented citizens o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2c</text:p>
          </table:table-cell>
          <table:table-cell table:style-name="ce7" office:value-type="string" calcext:value-type="string">
            <text:p>0x274b</text:p>
          </table:table-cell>
          <table:table-cell table:style-name="ce4" table:formula="of:=(HEX2DEC(MID([.C259];3;LEN([.C259])-2))-HEX2DEC(MID([.B259];3;LEN([.B259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volt:\nGovernment Collapse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4c</text:p>
          </table:table-cell>
          <table:table-cell table:style-name="ce7" office:value-type="string" calcext:value-type="string">
            <text:p>0x275e</text:p>
          </table:table-cell>
          <table:table-cell table:style-name="ce4" table:formula="of:=(HEX2DEC(MID([.C260];3;LEN([.C260])-2))-HEX2DEC(MID([.B260];3;LEN([.B260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rder restored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5f</text:p>
          </table:table-cell>
          <table:table-cell table:style-name="ce7" office:value-type="string" calcext:value-type="string">
            <text:p>0x2761</text:p>
          </table:table-cell>
          <table:table-cell table:style-name="ce4" table:formula="of:=(HEX2DEC(MID([.C261];3;LEN([.C261])-2))-HEX2DEC(MID([.B261];3;LEN([.B26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62</text:p>
          </table:table-cell>
          <table:table-cell table:style-name="ce7" office:value-type="string" calcext:value-type="string">
            <text:p>0x276f</text:p>
          </table:table-cell>
          <table:table-cell table:style-name="ce4" table:formula="of:=(HEX2DEC(MID([.C262];3;LEN([.C262])-2))-HEX2DEC(MID([.B262];3;LEN([.B26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70</text:p>
          </table:table-cell>
          <table:table-cell table:style-name="ce7" office:value-type="string" calcext:value-type="string">
            <text:p>0x2784</text:p>
          </table:table-cell>
          <table:table-cell table:style-name="ce4" table:formula="of:=(HEX2DEC(MID([.C263];3;LEN([.C263])-2))-HEX2DEC(MID([.B263];3;LEN([.B263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day celebrated i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5</text:p>
          </table:table-cell>
          <table:table-cell table:style-name="ce7" office:value-type="string" calcext:value-type="string">
            <text:p>0x2787</text:p>
          </table:table-cell>
          <table:table-cell table:style-name="ce4" table:formula="of:=(HEX2DEC(MID([.C264];3;LEN([.C264])-2))-HEX2DEC(MID([.B264];3;LEN([.B26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8</text:p>
          </table:table-cell>
          <table:table-cell table:style-name="ce7" office:value-type="string" calcext:value-type="string">
            <text:p>0x2795</text:p>
          </table:table-cell>
          <table:table-cell table:style-name="ce4" table:formula="of:=(HEX2DEC(MID([.C265];3;LEN([.C265])-2))-HEX2DEC(MID([.B265];3;LEN([.B26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96</text:p>
          </table:table-cell>
          <table:table-cell table:style-name="ce7" office:value-type="string" calcext:value-type="string">
            <text:p>0x27b0</text:p>
          </table:table-cell>
          <table:table-cell table:style-name="ce4" table:formula="of:=(HEX2DEC(MID([.C266];3;LEN([.C266])-2))-HEX2DEC(MID([.B266];3;LEN([.B26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celebration canceled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1</text:p>
          </table:table-cell>
          <table:table-cell table:style-name="ce7" office:value-type="string" calcext:value-type="string">
            <text:p>0x27b3</text:p>
          </table:table-cell>
          <table:table-cell table:style-name="ce4" table:formula="of:=(HEX2DEC(MID([.C267];3;LEN([.C267])-2))-HEX2DEC(MID([.B267];3;LEN([.B26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4</text:p>
          </table:table-cell>
          <table:table-cell table:style-name="ce7" office:value-type="string" calcext:value-type="string">
            <text:p>0x27c3</text:p>
          </table:table-cell>
          <table:table-cell table:style-name="ce4" table:formula="of:=(HEX2DEC(MID([.C268];3;LEN([.C268])-2))-HEX2DEC(MID([.B268];3;LEN([.B26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 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4</text:p>
          </table:table-cell>
          <table:table-cell table:style-name="ce7" office:value-type="string" calcext:value-type="string">
            <text:p>0x27c6</text:p>
          </table:table-cell>
          <table:table-cell table:style-name="ce4" table:formula="of:=(HEX2DEC(MID([.C269];3;LEN([.C269])-2))-HEX2DEC(MID([.B269];3;LEN([.B26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7</text:p>
          </table:table-cell>
          <table:table-cell table:style-name="ce7" office:value-type="string" calcext:value-type="string">
            <text:p>0x27de</text:p>
          </table:table-cell>
          <table:table-cell table:style-name="ce4" table:formula="of:=(HEX2DEC(MID([.C270];3;LEN([.C270])-2))-HEX2DEC(MID([.B270];3;LEN([.B27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clear Catastrophe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df</text:p>
          </table:table-cell>
          <table:table-cell table:style-name="ce7" office:value-type="string" calcext:value-type="string">
            <text:p>0x27f7</text:p>
          </table:table-cell>
          <table:table-cell table:style-name="ce4" table:formula="of:=(HEX2DEC(MID([.C271];3;LEN([.C271])-2))-HEX2DEC(MID([.B271];3;LEN([.B27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ontamination feared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f8</text:p>
          </table:table-cell>
          <table:table-cell table:style-name="ce7" office:value-type="string" calcext:value-type="string">
            <text:p>0x2808</text:p>
          </table:table-cell>
          <table:table-cell table:style-name="ce4" table:formula="of:=(HEX2DEC(MID([.C272];3;LEN([.C272])-2))-HEX2DEC(MID([.B272];3;LEN([.B27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an't maintai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09</text:p>
          </table:table-cell>
          <table:table-cell table:style-name="ce7" office:value-type="string" calcext:value-type="string">
            <text:p>0x280b</text:p>
          </table:table-cell>
          <table:table-cell table:style-name="ce4" table:formula="of:=(HEX2DEC(MID([.C273];3;LEN([.C273])-2))-HEX2DEC(MID([.B273];3;LEN([.B27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14</text:p>
          </table:table-cell>
          <table:table-cell table:style-name="ce7" office:value-type="string" calcext:value-type="string">
            <text:p>0x285c</text:p>
          </table:table-cell>
          <table:table-cell table:style-name="ce4" table:formula="of:=(HEX2DEC(MID([.C274];3;LEN([.C274])-2))-HEX2DEC(MID([.B274];3;LEN([.B274])-2)))+1" office:value-type="float" office:value="73" calcext:value-type="float">
            <text:p>7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 City must have five\npopulation units to support\ntaxmen or scientist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5e</text:p>
          </table:table-cell>
          <table:table-cell table:style-name="ce7" office:value-type="string" calcext:value-type="string">
            <text:p>0x2867</text:p>
          </table:table-cell>
          <table:table-cell table:style-name="ce4" table:formula="of:=(HEX2DEC(MID([.C275];3;LEN([.C275])-2))-HEX2DEC(MID([.B275];3;LEN([.B2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8</text:p>
          </table:table-cell>
          <table:table-cell table:style-name="ce7" office:value-type="string" calcext:value-type="string">
            <text:p>0x286a</text:p>
          </table:table-cell>
          <table:table-cell table:style-name="ce4" table:formula="of:=(HEX2DEC(MID([.C276];3;LEN([.C276])-2))-HEX2DEC(MID([.B276];3;LEN([.B27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b</text:p>
          </table:table-cell>
          <table:table-cell table:style-name="ce7" office:value-type="string" calcext:value-type="string">
            <text:p>0x2883</text:p>
          </table:table-cell>
          <table:table-cell table:style-name="ce4" table:formula="of:=(HEX2DEC(MID([.C277];3;LEN([.C277])-2))-HEX2DEC(MID([.B277];3;LEN([.B277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ld\npieces plunder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84</text:p>
          </table:table-cell>
          <table:table-cell table:style-name="ce7" office:value-type="string" calcext:value-type="string">
            <text:p>0x2892</text:p>
          </table:table-cell>
          <table:table-cell table:style-name="ce4" table:formula="of:=(HEX2DEC(MID([.C278];3;LEN([.C278])-2))-HEX2DEC(MID([.B278];3;LEN([.B27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 report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93</text:p>
          </table:table-cell>
          <table:table-cell table:style-name="ce7" office:value-type="string" calcext:value-type="string">
            <text:p>0x28a0</text:p>
          </table:table-cell>
          <table:table-cell table:style-name="ce4" table:formula="of:=(HEX2DEC(MID([.C279];3;LEN([.C279])-2))-HEX2DEC(MID([.B279];3;LEN([.B27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1</text:p>
          </table:table-cell>
          <table:table-cell table:style-name="ce7" office:value-type="string" calcext:value-type="string">
            <text:p>0x28ae</text:p>
          </table:table-cell>
          <table:table-cell table:style-name="ce4" table:formula="of:=(HEX2DEC(MID([.C280];3;LEN([.C280])-2))-HEX2DEC(MID([.B280];3;LEN([.B28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f</text:p>
          </table:table-cell>
          <table:table-cell table:style-name="ce7" office:value-type="string" calcext:value-type="string">
            <text:p>0x28b8</text:p>
          </table:table-cell>
          <table:table-cell table:style-name="ce4" table:formula="of:=(HEX2DEC(MID([.C281];3;LEN([.C281])-2))-HEX2DEC(MID([.B281];3;LEN([.B28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\n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9</text:p>
          </table:table-cell>
          <table:table-cell table:style-name="ce7" office:value-type="string" calcext:value-type="string">
            <text:p>0x28bb</text:p>
          </table:table-cell>
          <table:table-cell table:style-name="ce4" table:formula="of:=(HEX2DEC(MID([.C282];3;LEN([.C282])-2))-HEX2DEC(MID([.B282];3;LEN([.B28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e</text:p>
          </table:table-cell>
          <table:table-cell table:style-name="ce7" office:value-type="string" calcext:value-type="string">
            <text:p>0x28c9</text:p>
          </table:table-cell>
          <table:table-cell table:style-name="ce4" table:formula="of:=(HEX2DEC(MID([.C283];3;LEN([.C283])-2))-HEX2DEC(MID([.B283];3;LEN([.B28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ca</text:p>
          </table:table-cell>
          <table:table-cell table:style-name="ce7" office:value-type="string" calcext:value-type="string">
            <text:p>0x28dc</text:p>
          </table:table-cell>
          <table:table-cell table:style-name="ce4" table:formula="of:=(HEX2DEC(MID([.C284];3;LEN([.C284])-2))-HEX2DEC(MID([.B284];3;LEN([.B284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turns to Earth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dd</text:p>
          </table:table-cell>
          <table:table-cell table:style-name="ce7" office:value-type="string" calcext:value-type="string">
            <text:p>0x28f5</text:p>
          </table:table-cell>
          <table:table-cell table:style-name="ce4" table:formula="of:=(HEX2DEC(MID([.C285];3;LEN([.C285])-2))-HEX2DEC(MID([.B285];3;LEN([.B285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struction cancell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f6</text:p>
          </table:table-cell>
          <table:table-cell table:style-name="ce7" office:value-type="string" calcext:value-type="string">
            <text:p>0x2905</text:p>
          </table:table-cell>
          <table:table-cell table:style-name="ce4" table:formula="of:=(HEX2DEC(MID([.C286];3;LEN([.C286])-2))-HEX2DEC(MID([.B286];3;LEN([.B28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one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6</text:p>
          </table:table-cell>
          <table:table-cell table:style-name="ce7" office:value-type="string" calcext:value-type="string">
            <text:p>0x2908</text:p>
          </table:table-cell>
          <table:table-cell table:style-name="ce4" table:formula="of:=(HEX2DEC(MID([.C287];3;LEN([.C287])-2))-HEX2DEC(MID([.B287];3;LEN([.B28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9</text:p>
          </table:table-cell>
          <table:table-cell table:style-name="ce7" office:value-type="string" calcext:value-type="string">
            <text:p>0x290f</text:p>
          </table:table-cell>
          <table:table-cell table:style-name="ce4" table:formula="of:=(HEX2DEC(MID([.C288];3;LEN([.C288])-2))-HEX2DEC(MID([.B288];3;LEN([.B28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k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0</text:p>
          </table:table-cell>
          <table:table-cell table:style-name="ce7" office:value-type="string" calcext:value-type="string">
            <text:p>0x2912</text:p>
          </table:table-cell>
          <table:table-cell table:style-name="ce4" table:formula="of:=(HEX2DEC(MID([.C289];3;LEN([.C289])-2))-HEX2DEC(MID([.B289];3;LEN([.B28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3</text:p>
          </table:table-cell>
          <table:table-cell table:style-name="ce7" office:value-type="string" calcext:value-type="string">
            <text:p>0x2917</text:p>
          </table:table-cell>
          <table:table-cell table:style-name="ce4" table:formula="of:=(HEX2DEC(MID([.C290];3;LEN([.C290])-2))-HEX2DEC(MID([.B290];3;LEN([.B29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8</text:p>
          </table:table-cell>
          <table:table-cell table:style-name="ce7" office:value-type="string" calcext:value-type="string">
            <text:p>0x2926</text:p>
          </table:table-cell>
          <table:table-cell table:style-name="ce4" table:formula="of:=(HEX2DEC(MID([.C291];3;LEN([.C291])-2))-HEX2DEC(MID([.B291];3;LEN([.B291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ravan from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27</text:p>
          </table:table-cell>
          <table:table-cell table:style-name="ce7" office:value-type="string" calcext:value-type="string">
            <text:p>0x2933</text:p>
          </table:table-cell>
          <table:table-cell table:style-name="ce4" table:formula="of:=(HEX2DEC(MID([.C292];3;LEN([.C292])-2))-HEX2DEC(MID([.B292];3;LEN([.B2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arrives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34</text:p>
          </table:table-cell>
          <table:table-cell table:style-name="ce7" office:value-type="string" calcext:value-type="string">
            <text:p>0x2957</text:p>
          </table:table-cell>
          <table:table-cell table:style-name="ce4" table:formula="of:=(HEX2DEC(MID([.C293];3;LEN([.C293])-2))-HEX2DEC(MID([.B293];3;LEN([.B293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ade route established\nRevenue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8</text:p>
          </table:table-cell>
          <table:table-cell table:style-name="ce7" office:value-type="string" calcext:value-type="string">
            <text:p>0x295a</text:p>
          </table:table-cell>
          <table:table-cell table:style-name="ce4" table:formula="of:=(HEX2DEC(MID([.C294];3;LEN([.C294])-2))-HEX2DEC(MID([.B294];3;LEN([.B29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c</text:p>
          </table:table-cell>
          <table:table-cell table:style-name="ce7" office:value-type="string" calcext:value-type="string">
            <text:p>0x2970</text:p>
          </table:table-cell>
          <table:table-cell table:style-name="ce4" table:formula="of:=(HEX2DEC(MID([.C295];3;LEN([.C295])-2))-HEX2DEC(MID([.B295];3;LEN([.B295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ar between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1</text:p>
          </table:table-cell>
          <table:table-cell table:style-name="ce7" office:value-type="string" calcext:value-type="string">
            <text:p>0x297a</text:p>
          </table:table-cell>
          <table:table-cell table:style-name="ce4" table:formula="of:=(HEX2DEC(MID([.C296];3;LEN([.C296])-2))-HEX2DEC(MID([.B296];3;LEN([.B29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th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b</text:p>
          </table:table-cell>
          <table:table-cell table:style-name="ce7" office:value-type="string" calcext:value-type="string">
            <text:p>0x2987</text:p>
          </table:table-cell>
          <table:table-cell table:style-name="ce4" table:formula="of:=(HEX2DEC(MID([.C297];3;LEN([.C297])-2))-HEX2DEC(MID([.B297];3;LEN([.B29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s end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0</text:p>
          </table:table-cell>
          <table:table-cell table:style-name="ce7" office:value-type="string" calcext:value-type="string">
            <text:p>0x299a</text:p>
          </table:table-cell>
          <table:table-cell table:style-name="ce4" table:formula="of:=(HEX2DEC(MID([.C298];3;LEN([.C298])-2))-HEX2DEC(MID([.B298];3;LEN([.B29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end ou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b</text:p>
          </table:table-cell>
          <table:table-cell table:style-name="ce7" office:value-type="string" calcext:value-type="string">
            <text:p>0x29a5</text:p>
          </table:table-cell>
          <table:table-cell table:style-name="ce4" table:formula="of:=(HEX2DEC(MID([.C299];3;LEN([.C299])-2))-HEX2DEC(MID([.B299];3;LEN([.B29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ree to 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af</text:p>
          </table:table-cell>
          <table:table-cell table:style-name="ce7" office:value-type="string" calcext:value-type="string">
            <text:p>0x29cd</text:p>
          </table:table-cell>
          <table:table-cell table:style-name="ce4" table:formula="of:=(HEX2DEC(MID([.C300];3;LEN([.C300])-2))-HEX2DEC(MID([.B300];3;LEN([.B300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type of\nGovernment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ce</text:p>
          </table:table-cell>
          <table:table-cell table:style-name="ce7" office:value-type="string" calcext:value-type="string">
            <text:p>0x29d0</text:p>
          </table:table-cell>
          <table:table-cell table:style-name="ce4" table:formula="of:=(HEX2DEC(MID([.C301];3;LEN([.C301])-2))-HEX2DEC(MID([.B301];3;LEN([.B3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d1</text:p>
          </table:table-cell>
          <table:table-cell table:style-name="ce7" office:value-type="string" calcext:value-type="string">
            <text:p>0x29e8</text:p>
          </table:table-cell>
          <table:table-cell table:style-name="ce4" table:formula="of:=(HEX2DEC(MID([.C302];3;LEN([.C302])-2))-HEX2DEC(MID([.B302];3;LEN([.B302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9</text:p>
          </table:table-cell>
          <table:table-cell table:style-name="ce7" office:value-type="string" calcext:value-type="string">
            <text:p>0x29eb</text:p>
          </table:table-cell>
          <table:table-cell table:style-name="ce4" table:formula="of:=(HEX2DEC(MID([.C303];3;LEN([.C303])-2))-HEX2DEC(MID([.B303];3;LEN([.B30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c</text:p>
          </table:table-cell>
          <table:table-cell table:style-name="ce7" office:value-type="string" calcext:value-type="string">
            <text:p>0x29f0</text:p>
          </table:table-cell>
          <table:table-cell table:style-name="ce4" table:formula="of:=(HEX2DEC(MID([.C304];3;LEN([.C304])-2))-HEX2DEC(MID([.B304];3;LEN([.B30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f1</text:p>
          </table:table-cell>
          <table:table-cell table:style-name="ce7" office:value-type="string" calcext:value-type="string">
            <text:p>0x2a12</text:p>
          </table:table-cell>
          <table:table-cell table:style-name="ce4" table:formula="of:=(HEX2DEC(MID([.C305];3;LEN([.C305])-2))-HEX2DEC(MID([.B305];3;LEN([.B305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has been overthrown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3</text:p>
          </table:table-cell>
          <table:table-cell table:style-name="ce7" office:value-type="string" calcext:value-type="string">
            <text:p>0x2a18</text:p>
          </table:table-cell>
          <table:table-cell table:style-name="ce4" table:formula="of:=(HEX2DEC(MID([.C306];3;LEN([.C306])-2))-HEX2DEC(MID([.B306];3;LEN([.B30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9</text:p>
          </table:table-cell>
          <table:table-cell table:style-name="ce7" office:value-type="string" calcext:value-type="string">
            <text:p>0x2a2f</text:p>
          </table:table-cell>
          <table:table-cell table:style-name="ce4" table:formula="of:=(HEX2DEC(MID([.C307];3;LEN([.C307])-2))-HEX2DEC(MID([.B307];3;LEN([.B307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ign\na peace treaty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0</text:p>
          </table:table-cell>
          <table:table-cell table:style-name="ce7" office:value-type="string" calcext:value-type="string">
            <text:p>0x2a35</text:p>
          </table:table-cell>
          <table:table-cell table:style-name="ce4" table:formula="of:=(HEX2DEC(MID([.C308];3;LEN([.C308])-2))-HEX2DEC(MID([.B308];3;LEN([.B30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6</text:p>
          </table:table-cell>
          <table:table-cell table:style-name="ce7" office:value-type="string" calcext:value-type="string">
            <text:p>0x2a4c</text:p>
          </table:table-cell>
          <table:table-cell table:style-name="ce4" table:formula="of:=(HEX2DEC(MID([.C309];3;LEN([.C309])-2))-HEX2DEC(MID([.B309];3;LEN([.B309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4d</text:p>
          </table:table-cell>
          <table:table-cell table:style-name="ce7" office:value-type="string" calcext:value-type="string">
            <text:p>0x2a69</text:p>
          </table:table-cell>
          <table:table-cell table:style-name="ce4" table:formula="of:=(HEX2DEC(MID([.C310];3;LEN([.C310])-2))-HEX2DEC(MID([.B310];3;LEN([.B310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\nwar on each other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6e</text:p>
          </table:table-cell>
          <table:table-cell table:style-name="ce7" office:value-type="string" calcext:value-type="string">
            <text:p>0x2a6f</text:p>
          </table:table-cell>
          <table:table-cell table:style-name="ce4" table:formula="of:=(HEX2DEC(MID([.C311];3;LEN([.C311])-2))-HEX2DEC(MID([.B311];3;LEN([.B31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70</text:p>
          </table:table-cell>
          <table:table-cell table:style-name="ce7" office:value-type="string" calcext:value-type="string">
            <text:p>0x2a93</text:p>
          </table:table-cell>
          <table:table-cell table:style-name="ce4" table:formula="of:=(HEX2DEC(MID([.C312];3;LEN([.C312])-2))-HEX2DEC(MID([.B312];3;LEN([.B312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raiding party\nlands nea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94</text:p>
          </table:table-cell>
          <table:table-cell table:style-name="ce7" office:value-type="string" calcext:value-type="string">
            <text:p>0x2aac</text:p>
          </table:table-cell>
          <table:table-cell table:style-name="ce4" table:formula="of:=(HEX2DEC(MID([.C313];3;LEN([.C313])-2))-HEX2DEC(MID([.B313];3;LEN([.B313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are alarm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ae</text:p>
          </table:table-cell>
          <table:table-cell table:style-name="ce7" office:value-type="string" calcext:value-type="string">
            <text:p>0x2abe</text:p>
          </table:table-cell>
          <table:table-cell table:style-name="ce4" table:formula="of:=(HEX2DEC(MID([.C314];3;LEN([.C314])-2))-HEX2DEC(MID([.B314];3;LEN([.B31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neak attack by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bf</text:p>
          </table:table-cell>
          <table:table-cell table:style-name="ce7" office:value-type="string" calcext:value-type="string">
            <text:p>0x2ac8</text:p>
          </table:table-cell>
          <table:table-cell table:style-name="ce4" table:formula="of:=(HEX2DEC(MID([.C315];3;LEN([.C315])-2))-HEX2DEC(MID([.B315];3;LEN([.B31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ce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c9</text:p>
          </table:table-cell>
          <table:table-cell table:style-name="ce7" office:value-type="string" calcext:value-type="string">
            <text:p>0x2ae3</text:p>
          </table:table-cell>
          <table:table-cell table:style-name="ce4" table:formula="of:=(HEX2DEC(MID([.C316];3;LEN([.C316])-2))-HEX2DEC(MID([.B316];3;LEN([.B31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\nwith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4</text:p>
          </table:table-cell>
          <table:table-cell table:style-name="ce7" office:value-type="string" calcext:value-type="string">
            <text:p>0x2ae6</text:p>
          </table:table-cell>
          <table:table-cell table:style-name="ce4" table:formula="of:=(HEX2DEC(MID([.C317];3;LEN([.C317])-2))-HEX2DEC(MID([.B317];3;LEN([.B3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f</text:p>
          </table:table-cell>
          <table:table-cell table:style-name="ce7" office:value-type="string" calcext:value-type="string">
            <text:p>0x2b01</text:p>
          </table:table-cell>
          <table:table-cell table:style-name="ce4" table:formula="of:=(HEX2DEC(MID([.C318];3;LEN([.C318])-2))-HEX2DEC(MID([.B318];3;LEN([.B31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 destroy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02</text:p>
          </table:table-cell>
          <table:table-cell table:style-name="ce7" office:value-type="string" calcext:value-type="string">
            <text:p>0x2b29</text:p>
          </table:table-cell>
          <table:table-cell table:style-name="ce4" table:formula="of:=(HEX2DEC(MID([.C319];3;LEN([.C319])-2))-HEX2DEC(MID([.B319];3;LEN([.B319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have signed a\npeace treaty with\n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2a</text:p>
          </table:table-cell>
          <table:table-cell table:style-name="ce7" office:value-type="string" calcext:value-type="string">
            <text:p>0x2b4b</text:p>
          </table:table-cell>
          <table:table-cell table:style-name="ce4" table:formula="of:=(HEX2DEC(MID([.C320];3;LEN([.C320])-2))-HEX2DEC(MID([.B320];3;LEN([.B320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Cancel action.\n Break treaty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4c</text:p>
          </table:table-cell>
          <table:table-cell table:style-name="ce7" office:value-type="string" calcext:value-type="string">
            <text:p>0x2b76</text:p>
          </table:table-cell>
          <table:table-cell table:style-name="ce4" table:formula="of:=(HEX2DEC(MID([.C321];3;LEN([.C321])-2))-HEX2DEC(MID([.B321];3;LEN([.B32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ruled by\nthe Senate.\nAction cancel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77</text:p>
          </table:table-cell>
          <table:table-cell table:style-name="ce7" office:value-type="string" calcext:value-type="string">
            <text:p>0x2b8d</text:p>
          </table:table-cell>
          <table:table-cell table:style-name="ce4" table:formula="of:=(HEX2DEC(MID([.C322];3;LEN([.C322])-2))-HEX2DEC(MID([.B322];3;LEN([.B322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se\nnuclear weapon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8e</text:p>
          </table:table-cell>
          <table:table-cell table:style-name="ce7" office:value-type="string" calcext:value-type="string">
            <text:p>0x2b9b</text:p>
          </table:table-cell>
          <table:table-cell table:style-name="ce4" table:formula="of:=(HEX2DEC(MID([.C323];3;LEN([.C323])-2))-HEX2DEC(MID([.B323];3;LEN([.B32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DI protect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9c</text:p>
          </table:table-cell>
          <table:table-cell table:style-name="ce7" office:value-type="string" calcext:value-type="string">
            <text:p>0x2b9e</text:p>
          </table:table-cell>
          <table:table-cell table:style-name="ce4" table:formula="of:=(HEX2DEC(MID([.C324];3;LEN([.C324])-2))-HEX2DEC(MID([.B324];3;LEN([.B32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0</text:p>
          </table:table-cell>
          <table:table-cell table:style-name="ce7" office:value-type="string" calcext:value-type="string">
            <text:p>0x2ba1</text:p>
          </table:table-cell>
          <table:table-cell table:style-name="ce4" table:formula="of:=(HEX2DEC(MID([.C325];3;LEN([.C325])-2))-HEX2DEC(MID([.B325];3;LEN([.B32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2</text:p>
          </table:table-cell>
          <table:table-cell table:style-name="ce7" office:value-type="string" calcext:value-type="string">
            <text:p>0x2ba3</text:p>
          </table:table-cell>
          <table:table-cell table:style-name="ce4" table:formula="of:=(HEX2DEC(MID([.C326];3;LEN([.C326])-2))-HEX2DEC(MID([.B326];3;LEN([.B32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4</text:p>
          </table:table-cell>
          <table:table-cell table:style-name="ce7" office:value-type="string" calcext:value-type="string">
            <text:p>0x2ba5</text:p>
          </table:table-cell>
          <table:table-cell table:style-name="ce4" table:formula="of:=(HEX2DEC(MID([.C327];3;LEN([.C327])-2))-HEX2DEC(MID([.B327];3;LEN([.B3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d4</text:p>
          </table:table-cell>
          <table:table-cell table:style-name="ce7" office:value-type="string" calcext:value-type="string">
            <text:p>0x2c2f</text:p>
          </table:table-cell>
          <table:table-cell table:style-name="ce4" table:formula="of:=(HEX2DEC(MID([.C328];3;LEN([.C328])-2))-HEX2DEC(MID([.B328];3;LEN([.B328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x Rate\n Luxuries Rate\n FindCity\n Options\n Save Game\n REVOLUTION!\n \n Retire\n QUIT to DO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0</text:p>
          </table:table-cell>
          <table:table-cell table:style-name="ce7" office:value-type="string" calcext:value-type="string">
            <text:p>0x2c3d</text:p>
          </table:table-cell>
          <table:table-cell table:style-name="ce4" table:formula="of:=(HEX2DEC(MID([.C329];3;LEN([.C329])-2))-HEX2DEC(MID([.B329];3;LEN([.B32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View Replay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e</text:p>
          </table:table-cell>
          <table:table-cell table:style-name="ce7" office:value-type="string" calcext:value-type="string">
            <text:p>0x2ca8</text:p>
          </table:table-cell>
          <table:table-cell table:style-name="ce4" table:formula="of:=(HEX2DEC(MID([.C330];3;LEN([.C330])-2))-HEX2DEC(MID([.B330];3;LEN([.B330])-2)))+1" office:value-type="float" office:value="107" calcext:value-type="float">
            <text:p>10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ptions:\n Instant Advice\n AutoSave\n End of Turn\n Animations\n Sound\n Enemy Moves\n Civilopedia Text\n Palac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a9</text:p>
          </table:table-cell>
          <table:table-cell table:style-name="ce7" office:value-type="string" calcext:value-type="string">
            <text:p>0x2cbb</text:p>
          </table:table-cell>
          <table:table-cell table:style-name="ce4" table:formula="of:=(HEX2DEC(MID([.C331];3;LEN([.C331])-2))-HEX2DEC(MID([.B331];3;LEN([.B33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o Orders \x008fspac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bc</text:p>
          </table:table-cell>
          <table:table-cell table:style-name="ce7" office:value-type="string" calcext:value-type="string">
            <text:p>0x2ccc</text:p>
          </table:table-cell>
          <table:table-cell table:style-name="ce4" table:formula="of:=(HEX2DEC(MID([.C332];3;LEN([.C332])-2))-HEX2DEC(MID([.B332];3;LEN([.B33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d to City \x008fb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cd</text:p>
          </table:table-cell>
          <table:table-cell table:style-name="ce7" office:value-type="string" calcext:value-type="string">
            <text:p>0x2ce0</text:p>
          </table:table-cell>
          <table:table-cell table:style-name="ce4" table:formula="of:=(HEX2DEC(MID([.C333];3;LEN([.C333])-2))-HEX2DEC(MID([.B333];3;LEN([.B33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New City \x008fb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e1</text:p>
          </table:table-cell>
          <table:table-cell table:style-name="ce7" office:value-type="string" calcext:value-type="string">
            <text:p>0x2cf0</text:p>
          </table:table-cell>
          <table:table-cell table:style-name="ce4" table:formula="of:=(HEX2DEC(MID([.C334];3;LEN([.C334])-2))-HEX2DEC(MID([.B334];3;LEN([.B334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oad \x008f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f1</text:p>
          </table:table-cell>
          <table:table-cell table:style-name="ce7" office:value-type="string" calcext:value-type="string">
            <text:p>0x2d04</text:p>
          </table:table-cell>
          <table:table-cell table:style-name="ce4" table:formula="of:=(HEX2DEC(MID([.C335];3;LEN([.C335])-2))-HEX2DEC(MID([.B335];3;LEN([.B335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ailRoad \x008f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05</text:p>
          </table:table-cell>
          <table:table-cell table:style-name="ce7" office:value-type="string" calcext:value-type="string">
            <text:p>0x2d16</text:p>
          </table:table-cell>
          <table:table-cell table:style-name="ce4" table:formula="of:=(HEX2DEC(MID([.C336];3;LEN([.C336])-2))-HEX2DEC(MID([.B336];3;LEN([.B33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Irrigat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17</text:p>
          </table:table-cell>
          <table:table-cell table:style-name="ce7" office:value-type="string" calcext:value-type="string">
            <text:p>0x2d22</text:p>
          </table:table-cell>
          <table:table-cell table:style-name="ce4" table:formula="of:=(HEX2DEC(MID([.C337];3;LEN([.C337])-2))-HEX2DEC(MID([.B337];3;LEN([.B33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3</text:p>
          </table:table-cell>
          <table:table-cell table:style-name="ce7" office:value-type="string" calcext:value-type="string">
            <text:p>0x2d27</text:p>
          </table:table-cell>
          <table:table-cell table:style-name="ce4" table:formula="of:=(HEX2DEC(MID([.C338];3;LEN([.C338])-2))-HEX2DEC(MID([.B338];3;LEN([.B33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i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8</text:p>
          </table:table-cell>
          <table:table-cell table:style-name="ce7" office:value-type="string" calcext:value-type="string">
            <text:p>0x2d34</text:p>
          </table:table-cell>
          <table:table-cell table:style-name="ce4" table:formula="of:=(HEX2DEC(MID([.C339];3;LEN([.C339])-2))-HEX2DEC(MID([.B339];3;LEN([.B33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Min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35</text:p>
          </table:table-cell>
          <table:table-cell table:style-name="ce7" office:value-type="string" calcext:value-type="string">
            <text:p>0x2d40</text:p>
          </table:table-cell>
          <table:table-cell table:style-name="ce4" table:formula="of:=(HEX2DEC(MID([.C340];3;LEN([.C340])-2))-HEX2DEC(MID([.B340];3;LEN([.B34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1</text:p>
          </table:table-cell>
          <table:table-cell table:style-name="ce7" office:value-type="string" calcext:value-type="string">
            <text:p>0x2d45</text:p>
          </table:table-cell>
          <table:table-cell table:style-name="ce4" table:formula="of:=(HEX2DEC(MID([.C341];3;LEN([.C341])-2))-HEX2DEC(MID([.B341];3;LEN([.B34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m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6</text:p>
          </table:table-cell>
          <table:table-cell table:style-name="ce7" office:value-type="string" calcext:value-type="string">
            <text:p>0x2d5d</text:p>
          </table:table-cell>
          <table:table-cell table:style-name="ce4" table:formula="of:=(HEX2DEC(MID([.C342];3;LEN([.C342])-2))-HEX2DEC(MID([.B342];3;LEN([.B342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lean up Pollution \x008fp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5e</text:p>
          </table:table-cell>
          <table:table-cell table:style-name="ce7" office:value-type="string" calcext:value-type="string">
            <text:p>0x2d71</text:p>
          </table:table-cell>
          <table:table-cell table:style-name="ce4" table:formula="of:=(HEX2DEC(MID([.C343];3;LEN([.C343])-2))-HEX2DEC(MID([.B343];3;LEN([.B34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Fortress \x008f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2</text:p>
          </table:table-cell>
          <table:table-cell table:style-name="ce7" office:value-type="string" calcext:value-type="string">
            <text:p>0x2d7e</text:p>
          </table:table-cell>
          <table:table-cell table:style-name="ce4" table:formula="of:=(HEX2DEC(MID([.C344];3;LEN([.C344])-2))-HEX2DEC(MID([.B344];3;LEN([.B3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tify \x008ff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f</text:p>
          </table:table-cell>
          <table:table-cell table:style-name="ce7" office:value-type="string" calcext:value-type="string">
            <text:p>0x2d99</text:p>
          </table:table-cell>
          <table:table-cell table:style-name="ce4" table:formula="of:=(HEX2DEC(MID([.C345];3;LEN([.C345])-2))-HEX2DEC(MID([.B345];3;LEN([.B345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ait \x008fw\n Sentry \x008fs\n GoTo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9a</text:p>
          </table:table-cell>
          <table:table-cell table:style-name="ce7" office:value-type="string" calcext:value-type="string">
            <text:p>0x2da6</text:p>
          </table:table-cell>
          <table:table-cell table:style-name="ce4" table:formula="of:=(HEX2DEC(MID([.C346];3;LEN([.C346])-2))-HEX2DEC(MID([.B346];3;LEN([.B34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illage \x008fP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a7</text:p>
          </table:table-cell>
          <table:table-cell table:style-name="ce7" office:value-type="string" calcext:value-type="string">
            <text:p>0x2db5</text:p>
          </table:table-cell>
          <table:table-cell table:style-name="ce4" table:formula="of:=(HEX2DEC(MID([.C347];3;LEN([.C347])-2))-HEX2DEC(MID([.B347];3;LEN([.B347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ome City \x008fh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b6</text:p>
          </table:table-cell>
          <table:table-cell table:style-name="ce7" office:value-type="string" calcext:value-type="string">
            <text:p>0x2dc1</text:p>
          </table:table-cell>
          <table:table-cell table:style-name="ce4" table:formula="of:=(HEX2DEC(MID([.C348];3;LEN([.C348])-2))-HEX2DEC(MID([.B348];3;LEN([.B34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load \x008fu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c2</text:p>
          </table:table-cell>
          <table:table-cell table:style-name="ce7" office:value-type="string" calcext:value-type="string">
            <text:p>0x2dd5</text:p>
          </table:table-cell>
          <table:table-cell table:style-name="ce4" table:formula="of:=(HEX2DEC(MID([.C349];3;LEN([.C349])-2))-HEX2DEC(MID([.B349];3;LEN([.B349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n Disband Unit \x008f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d6</text:p>
          </table:table-cell>
          <table:table-cell table:style-name="ce7" office:value-type="string" calcext:value-type="string">
            <text:p>0x2e31</text:p>
          </table:table-cell>
          <table:table-cell table:style-name="ce4" table:formula="of:=(HEX2DEC(MID([.C350];3;LEN([.C350])-2))-HEX2DEC(MID([.B350];3;LEN([.B350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 Status (F1)\n Military Advisor (F2)\n Intelligence Advisor (F3)\n Attitude Advisor (F4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32</text:p>
          </table:table-cell>
          <table:table-cell table:style-name="ce7" office:value-type="string" calcext:value-type="string">
            <text:p>0x2e5c</text:p>
          </table:table-cell>
          <table:table-cell table:style-name="ce4" table:formula="of:=(HEX2DEC(MID([.C351];3;LEN([.C351])-2))-HEX2DEC(MID([.B351];3;LEN([.B35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rade Advisor (F5)\n Science Advisor (F6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5d</text:p>
          </table:table-cell>
          <table:table-cell table:style-name="ce7" office:value-type="string" calcext:value-type="string">
            <text:p>0x2ea4</text:p>
          </table:table-cell>
          <table:table-cell table:style-name="ce4" table:formula="of:=(HEX2DEC(MID([.C352];3;LEN([.C352])-2))-HEX2DEC(MID([.B352];3;LEN([.B352])-2)))+1" office:value-type="float" office:value="72" calcext:value-type="float">
            <text:p>7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s of the World (F7)\n Top 5 Cities (F8)\n Civilization Score (F9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a5</text:p>
          </table:table-cell>
          <table:table-cell table:style-name="ce7" office:value-type="string" calcext:value-type="string">
            <text:p>0x2ed0</text:p>
          </table:table-cell>
          <table:table-cell table:style-name="ce4" table:formula="of:=(HEX2DEC(MID([.C353];3;LEN([.C353])-2))-HEX2DEC(MID([.B353];3;LEN([.B353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rld Map (F10)\n Demographics\n SpaceShip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d1</text:p>
          </table:table-cell>
          <table:table-cell table:style-name="ce7" office:value-type="string" calcext:value-type="string">
            <text:p>0x2f24</text:p>
          </table:table-cell>
          <table:table-cell table:style-name="ce4" table:formula="of:=(HEX2DEC(MID([.C354];3;LEN([.C354])-2))-HEX2DEC(MID([.B354];3;LEN([.B354])-2)))+1" office:value-type="float" office:value="84" calcext:value-type="float">
            <text:p>8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\n Civilization Advances\n City Improvements\n Military Units\n Terrain Type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25</text:p>
          </table:table-cell>
          <table:table-cell table:style-name="ce7" office:value-type="string" calcext:value-type="string">
            <text:p>0x2f34</text:p>
          </table:table-cell>
          <table:table-cell table:style-name="ce4" table:formula="of:=(HEX2DEC(MID([.C355];3;LEN([.C355])-2))-HEX2DEC(MID([.B355];3;LEN([.B355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scellaneous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6</text:p>
          </table:table-cell>
          <table:table-cell table:style-name="ce7" office:value-type="string" calcext:value-type="string">
            <text:p>0x2f3b</text:p>
          </table:table-cell>
          <table:table-cell table:style-name="ce4" table:formula="of:=(HEX2DEC(MID([.C356];3;LEN([.C356])-2))-HEX2DEC(MID([.B356];3;LEN([.B35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c</text:p>
          </table:table-cell>
          <table:table-cell table:style-name="ce7" office:value-type="string" calcext:value-type="string">
            <text:p>0x2f45</text:p>
          </table:table-cell>
          <table:table-cell table:style-name="ce4" table:formula="of:=(HEX2DEC(MID([.C357];3;LEN([.C357])-2))-HEX2DEC(MID([.B357];3;LEN([.B35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46</text:p>
          </table:table-cell>
          <table:table-cell table:style-name="ce7" office:value-type="string" calcext:value-type="string">
            <text:p>0x2f4f</text:p>
          </table:table-cell>
          <table:table-cell table:style-name="ce4" table:formula="of:=(HEX2DEC(MID([.C358];3;LEN([.C358])-2))-HEX2DEC(MID([.B358];3;LEN([.B35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e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50</text:p>
          </table:table-cell>
          <table:table-cell table:style-name="ce7" office:value-type="string" calcext:value-type="string">
            <text:p>0x2f61</text:p>
          </table:table-cell>
          <table:table-cell table:style-name="ce4" table:formula="of:=(HEX2DEC(MID([.C359];3;LEN([.C359])-2))-HEX2DEC(MID([.B359];3;LEN([.B35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Ministe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62</text:p>
          </table:table-cell>
          <table:table-cell table:style-name="ce7" office:value-type="string" calcext:value-type="string">
            <text:p>0x2f73</text:p>
          </table:table-cell>
          <table:table-cell table:style-name="ce4" table:formula="of:=(HEX2DEC(MID([.C360];3;LEN([.C360])-2))-HEX2DEC(MID([.B360];3;LEN([.B360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74</text:p>
          </table:table-cell>
          <table:table-cell table:style-name="ce7" office:value-type="string" calcext:value-type="string">
            <text:p>0x2f85</text:p>
          </table:table-cell>
          <table:table-cell table:style-name="ce4" table:formula="of:=(HEX2DEC(MID([.C361];3;LEN([.C361])-2))-HEX2DEC(MID([.B361];3;LEN([.B361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Ministe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86</text:p>
          </table:table-cell>
          <table:table-cell table:style-name="ce7" office:value-type="string" calcext:value-type="string">
            <text:p>0x2f96</text:p>
          </table:table-cell>
          <table:table-cell table:style-name="ce4" table:formula="of:=(HEX2DEC(MID([.C362];3;LEN([.C362])-2))-HEX2DEC(MID([.B362];3;LEN([.B36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a</text:p>
          </table:table-cell>
          <table:table-cell table:style-name="ce7" office:value-type="string" calcext:value-type="string">
            <text:p>0x2f9b</text:p>
          </table:table-cell>
          <table:table-cell table:style-name="ce4" table:formula="of:=(HEX2DEC(MID([.C363];3;LEN([.C363])-2))-HEX2DEC(MID([.B363];3;LEN([.B36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c</text:p>
          </table:table-cell>
          <table:table-cell table:style-name="ce7" office:value-type="string" calcext:value-type="string">
            <text:p>0x2f9d</text:p>
          </table:table-cell>
          <table:table-cell table:style-name="ce4" table:formula="of:=(HEX2DEC(MID([.C364];3;LEN([.C364])-2))-HEX2DEC(MID([.B364];3;LEN([.B36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e</text:p>
          </table:table-cell>
          <table:table-cell table:style-name="ce7" office:value-type="string" calcext:value-type="string">
            <text:p>0x2f9f</text:p>
          </table:table-cell>
          <table:table-cell table:style-name="ce4" table:formula="of:=(HEX2DEC(MID([.C365];3;LEN([.C365])-2))-HEX2DEC(MID([.B365];3;LEN([.B3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0</text:p>
          </table:table-cell>
          <table:table-cell table:style-name="ce7" office:value-type="string" calcext:value-type="string">
            <text:p>0x2fa1</text:p>
          </table:table-cell>
          <table:table-cell table:style-name="ce4" table:formula="of:=(HEX2DEC(MID([.C366];3;LEN([.C366])-2))-HEX2DEC(MID([.B366];3;LEN([.B36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2</text:p>
          </table:table-cell>
          <table:table-cell table:style-name="ce7" office:value-type="string" calcext:value-type="string">
            <text:p>0x2fa3</text:p>
          </table:table-cell>
          <table:table-cell table:style-name="ce4" table:formula="of:=(HEX2DEC(MID([.C367];3;LEN([.C367])-2))-HEX2DEC(MID([.B367];3;LEN([.B36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4</text:p>
          </table:table-cell>
          <table:table-cell table:style-name="ce7" office:value-type="string" calcext:value-type="string">
            <text:p>0x2fa5</text:p>
          </table:table-cell>
          <table:table-cell table:style-name="ce4" table:formula="of:=(HEX2DEC(MID([.C368];3;LEN([.C368])-2))-HEX2DEC(MID([.B368];3;LEN([.B3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6</text:p>
          </table:table-cell>
          <table:table-cell table:style-name="ce7" office:value-type="string" calcext:value-type="string">
            <text:p>0x2fab</text:p>
          </table:table-cell>
          <table:table-cell table:style-name="ce4" table:formula="of:=(HEX2DEC(MID([.C369];3;LEN([.C369])-2))-HEX2DEC(MID([.B369];3;LEN([.B369])-2)))+1" office:value-type="float" office:value="6" calcext:value-type="float">
            <text:p>6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36, 0x2F3C, 0x2F46]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c</text:p>
          </table:table-cell>
          <table:table-cell table:style-name="ce7" office:value-type="string" calcext:value-type="string">
            <text:p>0x2fb3</text:p>
          </table:table-cell>
          <table:table-cell table:style-name="ce4" table:formula="of:=(HEX2DEC(MID([.C370];3;LEN([.C370])-2))-HEX2DEC(MID([.B370];3;LEN([.B370])-2)))+1" office:value-type="float" office:value="8" calcext:value-type="float">
            <text:p>8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50, 0x2F62, 0x2F74, 0x2F86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4</text:p>
          </table:table-cell>
          <table:table-cell table:style-name="ce7" office:value-type="string" calcext:value-type="string">
            <text:p>0x2fbc</text:p>
          </table:table-cell>
          <table:table-cell table:style-name="ce4" table:formula="of:=(HEX2DEC(MID([.C371];3;LEN([.C371])-2))-HEX2DEC(MID([.B371];3;LEN([.B37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port: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d</text:p>
          </table:table-cell>
          <table:table-cell table:style-name="ce7" office:value-type="string" calcext:value-type="string">
            <text:p>0x2fcd</text:p>
          </table:table-cell>
          <table:table-cell table:style-name="ce4" table:formula="of:=(HEX2DEC(MID([.C372];3;LEN([.C372])-2))-HEX2DEC(MID([.B372];3;LEN([.B37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HELP AVAILABLE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ce</text:p>
          </table:table-cell>
          <table:table-cell table:style-name="ce7" office:value-type="string" calcext:value-type="string">
            <text:p>0x2fd0</text:p>
          </table:table-cell>
          <table:table-cell table:style-name="ce4" table:formula="of:=(HEX2DEC(MID([.C373];3;LEN([.C373])-2))-HEX2DEC(MID([.B373];3;LEN([.B37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K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2</text:p>
          </table:table-cell>
          <table:table-cell table:style-name="ce7" office:value-type="string" calcext:value-type="string">
            <text:p>0x2fd3</text:p>
          </table:table-cell>
          <table:table-cell table:style-name="ce4" table:formula="of:=(HEX2DEC(MID([.C374];3;LEN([.C374])-2))-HEX2DEC(MID([.B374];3;LEN([.B37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4</text:p>
          </table:table-cell>
          <table:table-cell table:style-name="ce7" office:value-type="string" calcext:value-type="string">
            <text:p>0x2fd5</text:p>
          </table:table-cell>
          <table:table-cell table:style-name="ce4" table:formula="of:=(HEX2DEC(MID([.C375];3;LEN([.C375])-2))-HEX2DEC(MID([.B375];3;LEN([.B3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6</text:p>
          </table:table-cell>
          <table:table-cell table:style-name="ce7" office:value-type="string" calcext:value-type="string">
            <text:p>0x2fdb</text:p>
          </table:table-cell>
          <table:table-cell table:style-name="ce4" table:formula="of:=(HEX2DEC(MID([.C376];3;LEN([.C376])-2))-HEX2DEC(MID([.B376];3;LEN([.B37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c</text:p>
          </table:table-cell>
          <table:table-cell table:style-name="ce7" office:value-type="string" calcext:value-type="string">
            <text:p>0x2fe4</text:p>
          </table:table-cell>
          <table:table-cell table:style-name="ce4" table:formula="of:=(HEX2DEC(MID([.C377];3;LEN([.C377])-2))-HEX2DEC(MID([.B377];3;LEN([.B37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M.ERR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5</text:p>
          </table:table-cell>
          <table:table-cell table:style-name="ce7" office:value-type="string" calcext:value-type="string">
            <text:p>0x2fe6</text:p>
          </table:table-cell>
          <table:table-cell table:style-name="ce4" table:formula="of:=(HEX2DEC(MID([.C378];3;LEN([.C378])-2))-HEX2DEC(MID([.B378];3;LEN([.B37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e</text:p>
          </table:table-cell>
          <table:table-cell table:style-name="ce7" office:value-type="string" calcext:value-type="string">
            <text:p>0x2fef</text:p>
          </table:table-cell>
          <table:table-cell table:style-name="ce4" table:formula="of:=(HEX2DEC(MID([.C379];3;LEN([.C379])-2))-HEX2DEC(MID([.B379];3;LEN([.B3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0</text:p>
          </table:table-cell>
          <table:table-cell table:style-name="ce7" office:value-type="string" calcext:value-type="string">
            <text:p>0x2ff2</text:p>
          </table:table-cell>
          <table:table-cell table:style-name="ce4" table:formula="of:=(HEX2DEC(MID([.C380];3;LEN([.C380])-2))-HEX2DEC(MID([.B380];3;LEN([.B38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b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3</text:p>
          </table:table-cell>
          <table:table-cell table:style-name="ce7" office:value-type="string" calcext:value-type="string">
            <text:p>0x2ff5</text:p>
          </table:table-cell>
          <table:table-cell table:style-name="ce4" table:formula="of:=(HEX2DEC(MID([.C381];3;LEN([.C381])-2))-HEX2DEC(MID([.B381];3;LEN([.B3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6</text:p>
          </table:table-cell>
          <table:table-cell table:style-name="ce7" office:value-type="string" calcext:value-type="string">
            <text:p>0x2ffc</text:p>
          </table:table-cell>
          <table:table-cell table:style-name="ce4" table:formula="of:=(HEX2DEC(MID([.C382];3;LEN([.C382])-2))-HEX2DEC(MID([.B382];3;LEN([.B38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d</text:p>
          </table:table-cell>
          <table:table-cell table:style-name="ce7" office:value-type="string" calcext:value-type="string">
            <text:p>0x3003</text:p>
          </table:table-cell>
          <table:table-cell table:style-name="ce4" table:formula="of:=(HEX2DEC(MID([.C383];3;LEN([.C383])-2))-HEX2DEC(MID([.B383];3;LEN([.B38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00b</text:p>
          </table:table-cell>
          <table:table-cell table:style-name="ce7" office:value-type="string" calcext:value-type="string">
            <text:p>0x300c</text:p>
          </table:table-cell>
          <table:table-cell table:style-name="ce4" table:formula="of:=(HEX2DEC(MID([.C384];3;LEN([.C384])-2))-HEX2DEC(MID([.B384];3;LEN([.B3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0d</text:p>
          </table:table-cell>
          <table:table-cell table:style-name="ce7" office:value-type="string" calcext:value-type="string">
            <text:p>0x3013</text:p>
          </table:table-cell>
          <table:table-cell table:style-name="ce4" table:formula="of:=(HEX2DEC(MID([.C385];3;LEN([.C385])-2))-HEX2DEC(MID([.B385];3;LEN([.B38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a5</text:p>
          </table:table-cell>
          <table:table-cell table:style-name="ce7" office:value-type="string" calcext:value-type="string">
            <text:p>0x30ad</text:p>
          </table:table-cell>
          <table:table-cell table:style-name="ce4" table:formula="of:=(HEX2DEC(MID([.C386];3;LEN([.C386])-2))-HEX2DEC(MID([.B386];3;LEN([.B38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c2</text:p>
          </table:table-cell>
          <table:table-cell table:style-name="ce7" office:value-type="string" calcext:value-type="string">
            <text:p>0x30d3</text:p>
          </table:table-cell>
          <table:table-cell table:style-name="ce4" table:formula="of:=(HEX2DEC(MID([.C387];3;LEN([.C387])-2))-HEX2DEC(MID([.B387];3;LEN([.B38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VGA (256 color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d4</text:p>
          </table:table-cell>
          <table:table-cell table:style-name="ce7" office:value-type="string" calcext:value-type="string">
            <text:p>0x30e6</text:p>
          </table:table-cell>
          <table:table-cell table:style-name="ce4" table:formula="of:=(HEX2DEC(MID([.C388];3;LEN([.C388])-2))-HEX2DEC(MID([.B388];3;LEN([.B38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MCGA (256 color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e7</text:p>
          </table:table-cell>
          <table:table-cell table:style-name="ce7" office:value-type="string" calcext:value-type="string">
            <text:p>0x30f7</text:p>
          </table:table-cell>
          <table:table-cell table:style-name="ce4" table:formula="of:=(HEX2DEC(MID([.C389];3;LEN([.C389])-2))-HEX2DEC(MID([.B389];3;LEN([.B38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EGA (16 color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f8</text:p>
          </table:table-cell>
          <table:table-cell table:style-name="ce7" office:value-type="string" calcext:value-type="string">
            <text:p>0x310f</text:p>
          </table:table-cell>
          <table:table-cell table:style-name="ce4" table:formula="of:=(HEX2DEC(MID([.C390];3;LEN([.C390])-2))-HEX2DEC(MID([.B390];3;LEN([.B39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1000 (16 color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10</text:p>
          </table:table-cell>
          <table:table-cell table:style-name="ce7" office:value-type="string" calcext:value-type="string">
            <text:p>0x3122</text:p>
          </table:table-cell>
          <table:table-cell table:style-name="ce4" table:formula="of:=(HEX2DEC(MID([.C391];3;LEN([.C391])-2))-HEX2DEC(MID([.B391];3;LEN([.B39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No sounds pleas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23</text:p>
          </table:table-cell>
          <table:table-cell table:style-name="ce7" office:value-type="string" calcext:value-type="string">
            <text:p>0x312f</text:p>
          </table:table-cell>
          <table:table-cell table:style-name="ce4" table:formula="of:=(HEX2DEC(MID([.C392];3;LEN([.C392])-2))-HEX2DEC(MID([.B392];3;LEN([.B3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IBM sound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0</text:p>
          </table:table-cell>
          <table:table-cell table:style-name="ce7" office:value-type="string" calcext:value-type="string">
            <text:p>0x313e</text:p>
          </table:table-cell>
          <table:table-cell table:style-name="ce4" table:formula="of:=(HEX2DEC(MID([.C393];3;LEN([.C393])-2))-HEX2DEC(MID([.B393];3;LEN([.B39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sound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f</text:p>
          </table:table-cell>
          <table:table-cell table:style-name="ce7" office:value-type="string" calcext:value-type="string">
            <text:p>0x3154</text:p>
          </table:table-cell>
          <table:table-cell table:style-name="ce4" table:formula="of:=(HEX2DEC(MID([.C394];3;LEN([.C394])-2))-HEX2DEC(MID([.B394];3;LEN([.B394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AdLib/Sound Blaster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55</text:p>
          </table:table-cell>
          <table:table-cell table:style-name="ce7" office:value-type="string" calcext:value-type="string">
            <text:p>0x316e</text:p>
          </table:table-cell>
          <table:table-cell table:style-name="ce4" table:formula="of:=(HEX2DEC(MID([.C395];3;LEN([.C395])-2))-HEX2DEC(MID([.B395];3;LEN([.B39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Roland MT-32 MIDI boar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6f</text:p>
          </table:table-cell>
          <table:table-cell table:style-name="ce7" office:value-type="string" calcext:value-type="string">
            <text:p>0x3184</text:p>
          </table:table-cell>
          <table:table-cell table:style-name="ce4" table:formula="of:=(HEX2DEC(MID([.C396];3;LEN([.C396])-2))-HEX2DEC(MID([.B396];3;LEN([.B396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Custom sound driver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85</text:p>
          </table:table-cell>
          <table:table-cell table:style-name="ce7" office:value-type="string" calcext:value-type="string">
            <text:p>0x31d7</text:p>
          </table:table-cell>
          <table:table-cell table:style-name="ce4" table:formula="of:=(HEX2DEC(MID([.C397];3;LEN([.C397])-2))-HEX2DEC(MID([.B397];3;LEN([.B397])-2)))+1" office:value-type="float" office:value="83" calcext:value-type="float">
            <text:p>8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78"/>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d8</text:p>
          </table:table-cell>
          <table:table-cell table:style-name="ce7" office:value-type="string" calcext:value-type="string">
            <text:p>0x31da</text:p>
          </table:table-cell>
          <table:table-cell table:style-name="ce4" table:formula="of:=(HEX2DEC(MID([.C398];3;LEN([.C398])-2))-HEX2DEC(MID([.B398];3;LEN([.B3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1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ef</text:p>
          </table:table-cell>
          <table:table-cell table:style-name="ce7" office:value-type="string" calcext:value-type="string">
            <text:p>0x31f1</text:p>
          </table:table-cell>
          <table:table-cell table:style-name="ce4" table:formula="of:=(HEX2DEC(MID([.C399];3;LEN([.C399])-2))-HEX2DEC(MID([.B399];3;LEN([.B3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f9</text:p>
          </table:table-cell>
          <table:table-cell table:style-name="ce7" office:value-type="string" calcext:value-type="string">
            <text:p>0x31fb</text:p>
          </table:table-cell>
          <table:table-cell table:style-name="ce4" table:formula="of:=(HEX2DEC(MID([.C400];3;LEN([.C400])-2))-HEX2DEC(MID([.B400];3;LEN([.B4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03</text:p>
          </table:table-cell>
          <table:table-cell table:style-name="ce7" office:value-type="string" calcext:value-type="string">
            <text:p>0x3218</text:p>
          </table:table-cell>
          <table:table-cell table:style-name="ce4" table:formula="of:=(HEX2DEC(MID([.C401];3;LEN([.C401])-2))-HEX2DEC(MID([.B401];3;LEN([.B40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. Mouse and Keyboar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19</text:p>
          </table:table-cell>
          <table:table-cell table:style-name="ce7" office:value-type="string" calcext:value-type="string">
            <text:p>0x3229</text:p>
          </table:table-cell>
          <table:table-cell table:style-name="ce4" table:formula="of:=(HEX2DEC(MID([.C402];3;LEN([.C402])-2))-HEX2DEC(MID([.B402];3;LEN([.B40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. Keyboard only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2a</text:p>
          </table:table-cell>
          <table:table-cell table:style-name="ce7" office:value-type="string" calcext:value-type="string">
            <text:p>0x323d</text:p>
          </table:table-cell>
          <table:table-cell table:style-name="ce4" table:formula="of:=(HEX2DEC(MID([.C403];3;LEN([.C403])-2))-HEX2DEC(MID([.B403];3;LEN([.B403])-2)))+1" office:value-type="float" office:value="20" calcext:value-type="float">
            <text:p>20</text:p>
          </table:table-cell>
          <table:table-cell table:style-name="ce7" office:value-type="string" calcext:value-type="string">
            <text:p>word[]</text:p>
          </table:table-cell>
          <table:table-cell table:style-name="ce7" office:value-type="string" calcext:value-type="string">
            <text:p>Ptr array to VGA and sound string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e</text:p>
          </table:table-cell>
          <table:table-cell table:style-name="ce4" table:formula="of:=(HEX2DEC(MID([.C404];3;LEN([.C404])-2))-HEX2DEC(MID([.B404];3;LEN([.B40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N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f</text:p>
          </table:table-cell>
          <table:table-cell table:style-name="ce4" table:formula="of:=(HEX2DEC(MID([.C405];3;LEN([.C405])-2))-HEX2DEC(MID([.B405];3;LEN([.B40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I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0</text:p>
          </table:table-cell>
          <table:table-cell table:style-name="ce4" table:formula="of:=(HEX2DEC(MID([.C406];3;LEN([.C406])-2))-HEX2DEC(MID([.B406];3;LEN([.B40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T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1</text:p>
          </table:table-cell>
          <table:table-cell table:style-name="ce4" table:formula="of:=(HEX2DEC(MID([.C407];3;LEN([.C407])-2))-HEX2DEC(MID([.B407];3;LEN([.B40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A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2</text:p>
          </table:table-cell>
          <table:table-cell table:style-name="ce4" table:formula="of:=(HEX2DEC(MID([.C408];3;LEN([.C408])-2))-HEX2DEC(MID([.B408];3;LEN([.B40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R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3</text:p>
          </table:table-cell>
          <table:table-cell table:style-name="ce4" table:formula="of:=(HEX2DEC(MID([.C409];3;LEN([.C409])-2))-HEX2DEC(MID([.B409];3;LEN([.B409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X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4</text:p>
          </table:table-cell>
          <table:table-cell table:style-name="ce4" table:formula="of:=(HEX2DEC(MID([.C410];3;LEN([.C410])-2))-HEX2DEC(MID([.B410];3;LEN([.B410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5</text:p>
          </table:table-cell>
          <table:table-cell table:style-name="ce4" table:formula="of:=(HEX2DEC(MID([.C411];3;LEN([.C411])-2))-HEX2DEC(MID([.B411];3;LEN([.B411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6</text:p>
          </table:table-cell>
          <table:table-cell table:style-name="ce4" table:formula="of:=(HEX2DEC(MID([.C412];3;LEN([.C412])-2))-HEX2DEC(MID([.B412];3;LEN([.B412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E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7</text:p>
          </table:table-cell>
          <table:table-cell table:style-name="ce4" table:formula="of:=(HEX2DEC(MID([.C413];3;LEN([.C413])-2))-HEX2DEC(MID([.B413];3;LEN([.B41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T'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8</text:p>
          </table:table-cell>
          <table:table-cell table:style-name="ce7" office:value-type="string" calcext:value-type="string">
            <text:p>0x3249</text:p>
          </table:table-cell>
          <table:table-cell table:style-name="ce4" table:formula="of:=(HEX2DEC(MID([.C414];3;LEN([.C414])-2))-HEX2DEC(MID([.B414];3;LEN([.B41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3185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a</text:p>
          </table:table-cell>
          <table:table-cell table:style-name="ce7" office:value-type="string" calcext:value-type="string">
            <text:p>0x3252</text:p>
          </table:table-cell>
          <table:table-cell table:style-name="ce4" table:formula="of:=(HEX2DEC(MID([.C415];3;LEN([.C415])-2))-HEX2DEC(MID([.B415];3;LEN([.B41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3</text:p>
          </table:table-cell>
          <table:table-cell table:style-name="ce7" office:value-type="string" calcext:value-type="string">
            <text:p>0x3255</text:p>
          </table:table-cell>
          <table:table-cell table:style-name="ce4" table:formula="of:=(HEX2DEC(MID([.C416];3;LEN([.C416])-2))-HEX2DEC(MID([.B416];3;LEN([.B41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6</text:p>
          </table:table-cell>
          <table:table-cell table:style-name="ce7" office:value-type="string" calcext:value-type="string">
            <text:p>0x326a</text:p>
          </table:table-cell>
          <table:table-cell table:style-name="ce4" table:formula="of:=(HEX2DEC(MID([.C417];3;LEN([.C417])-2))-HEX2DEC(MID([.B417];3;LEN([.B41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e Moment Please…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6b</text:p>
          </table:table-cell>
          <table:table-cell table:style-name="ce7" office:value-type="string" calcext:value-type="string">
            <text:p>0x3280</text:p>
          </table:table-cell>
          <table:table-cell table:style-name="ce4" table:formula="of:=(HEX2DEC(MID([.C418];3;LEN([.C418])-2))-HEX2DEC(MID([.B418];3;LEN([.B418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1.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1</text:p>
          </table:table-cell>
          <table:table-cell table:style-name="ce7" office:value-type="string" calcext:value-type="string">
            <text:p>0x3289</text:p>
          </table:table-cell>
          <table:table-cell table:style-name="ce4" table:formula="of:=(HEX2DEC(MID([.C419];3;LEN([.C419])-2))-HEX2DEC(MID([.B419];3;LEN([.B41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a</text:p>
          </table:table-cell>
          <table:table-cell table:style-name="ce7" office:value-type="string" calcext:value-type="string">
            <text:p>0x3292</text:p>
          </table:table-cell>
          <table:table-cell table:style-name="ce4" table:formula="of:=(HEX2DEC(MID([.C420];3;LEN([.C420])-2))-HEX2DEC(MID([.B420];3;LEN([.B42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3</text:p>
          </table:table-cell>
          <table:table-cell table:style-name="ce7" office:value-type="string" calcext:value-type="string">
            <text:p>0x329d</text:p>
          </table:table-cell>
          <table:table-cell table:style-name="ce4" table:formula="of:=(HEX2DEC(MID([.C421];3;LEN([.C421])-2))-HEX2DEC(MID([.B421];3;LEN([.B42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e</text:p>
          </table:table-cell>
          <table:table-cell table:style-name="ce7" office:value-type="string" calcext:value-type="string">
            <text:p>0x32a8</text:p>
          </table:table-cell>
          <table:table-cell table:style-name="ce4" table:formula="of:=(HEX2DEC(MID([.C422];3;LEN([.C422])-2))-HEX2DEC(MID([.B422];3;LEN([.B42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a9</text:p>
          </table:table-cell>
          <table:table-cell table:style-name="ce7" office:value-type="string" calcext:value-type="string">
            <text:p>0x32b1</text:p>
          </table:table-cell>
          <table:table-cell table:style-name="ce4" table:formula="of:=(HEX2DEC(MID([.C423];3;LEN([.C423])-2))-HEX2DEC(MID([.B423];3;LEN([.B42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2</text:p>
          </table:table-cell>
          <table:table-cell table:style-name="ce7" office:value-type="string" calcext:value-type="string">
            <text:p>0x32b4</text:p>
          </table:table-cell>
          <table:table-cell table:style-name="ce4" table:formula="of:=(HEX2DEC(MID([.C424];3;LEN([.C424])-2))-HEX2DEC(MID([.B424];3;LEN([.B42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5</text:p>
          </table:table-cell>
          <table:table-cell table:style-name="ce7" office:value-type="string" calcext:value-type="string">
            <text:p>0x32c0</text:p>
          </table:table-cell>
          <table:table-cell table:style-name="ce4" table:formula="of:=(HEX2DEC(MID([.C425];3;LEN([.C425])-2))-HEX2DEC(MID([.B425];3;LEN([.B42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redits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6</text:p>
          </table:table-cell>
          <table:table-cell table:style-name="ce7" office:value-type="string" calcext:value-type="string">
            <text:p>0x32d7</text:p>
          </table:table-cell>
          <table:table-cell table:style-name="ce4" table:formula="of:=(HEX2DEC(MID([.C426];3;LEN([.C426])-2))-HEX2DEC(MID([.B426];3;LEN([.B42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Temporary screen allocation resul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8</text:p>
          </table:table-cell>
          <table:table-cell table:style-name="ce7" office:value-type="string" calcext:value-type="string">
            <text:p>0x32e3</text:p>
          </table:table-cell>
          <table:table-cell table:style-name="ce4" table:formula="of:=(HEX2DEC(MID([.C427];3;LEN([.C427])-2))-HEX2DEC(MID([.B427];3;LEN([.B42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2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e4</text:p>
          </table:table-cell>
          <table:table-cell table:style-name="ce7" office:value-type="string" calcext:value-type="string">
            <text:p>0x32ef</text:p>
          </table:table-cell>
          <table:table-cell table:style-name="ce4" table:formula="of:=(HEX2DEC(MID([.C428];3;LEN([.C428])-2))-HEX2DEC(MID([.B428];3;LEN([.B42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f0</text:p>
          </table:table-cell>
          <table:table-cell table:style-name="ce7" office:value-type="string" calcext:value-type="string">
            <text:p>0x32f1</text:p>
          </table:table-cell>
          <table:table-cell table:style-name="ce4" table:formula="of:=(HEX2DEC(MID([.C429];3;LEN([.C429])-2))-HEX2DEC(MID([.B429];3;LEN([.B42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1</text:p>
          </table:table-cell>
          <table:table-cell table:style-name="ce7" office:value-type="string" calcext:value-type="string">
            <text:p>0x3309</text:p>
          </table:table-cell>
          <table:table-cell table:style-name="ce4" table:formula="of:=(HEX2DEC(MID([.C430];3;LEN([.C430])-2))-HEX2DEC(MID([.B430];3;LEN([.B43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a</text:p>
          </table:table-cell>
          <table:table-cell table:style-name="ce7" office:value-type="string" calcext:value-type="string">
            <text:p>0x3315</text:p>
          </table:table-cell>
          <table:table-cell table:style-name="ce4" table:formula="of:=(HEX2DEC(MID([.C431];3;LEN([.C431])-2))-HEX2DEC(MID([.B431];3;LEN([.B43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16</text:p>
          </table:table-cell>
          <table:table-cell table:style-name="ce7" office:value-type="string" calcext:value-type="string">
            <text:p>0x3321</text:p>
          </table:table-cell>
          <table:table-cell table:style-name="ce4" table:formula="of:=(HEX2DEC(MID([.C432];3;LEN([.C432])-2))-HEX2DEC(MID([.B432];3;LEN([.B43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2e</text:p>
          </table:table-cell>
          <table:table-cell table:style-name="ce7" office:value-type="string" calcext:value-type="string">
            <text:p>0x3336</text:p>
          </table:table-cell>
          <table:table-cell table:style-name="ce4" table:formula="of:=(HEX2DEC(MID([.C433];3;LEN([.C433])-2))-HEX2DEC(MID([.B433];3;LEN([.B4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ch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37</text:p>
          </table:table-cell>
          <table:table-cell table:style-name="ce7" office:value-type="string" calcext:value-type="string">
            <text:p>0x3341</text:p>
          </table:table-cell>
          <table:table-cell table:style-name="ce4" table:formula="of:=(HEX2DEC(MID([.C434];3;LEN([.C434])-2))-HEX2DEC(MID([.B434];3;LEN([.B43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rrigat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48</text:p>
          </table:table-cell>
          <table:table-cell table:style-name="ce7" office:value-type="string" calcext:value-type="string">
            <text:p>0x3350</text:p>
          </table:table-cell>
          <table:table-cell table:style-name="ce4" table:formula="of:=(HEX2DEC(MID([.C435];3;LEN([.C435])-2))-HEX2DEC(MID([.B435];3;LEN([.B4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1</text:p>
          </table:table-cell>
          <table:table-cell table:style-name="ce7" office:value-type="string" calcext:value-type="string">
            <text:p>0x3358</text:p>
          </table:table-cell>
          <table:table-cell table:style-name="ce4" table:formula="of:=(HEX2DEC(MID([.C436];3;LEN([.C436])-2))-HEX2DEC(MID([.B436];3;LEN([.B43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illag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9</text:p>
          </table:table-cell>
          <table:table-cell table:style-name="ce7" office:value-type="string" calcext:value-type="string">
            <text:p>0x3361</text:p>
          </table:table-cell>
          <table:table-cell table:style-name="ce4" table:formula="of:=(HEX2DEC(MID([.C437];3;LEN([.C437])-2))-HEX2DEC(MID([.B437];3;LEN([.B43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nu Ba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2</text:p>
          </table:table-cell>
          <table:table-cell table:style-name="ce7" office:value-type="string" calcext:value-type="string">
            <text:p>0x336c</text:p>
          </table:table-cell>
          <table:table-cell table:style-name="ce4" table:formula="of:=(HEX2DEC(MID([.C438];3;LEN([.C438])-2))-HEX2DEC(MID([.B438];3;LEN([.B43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 Window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d</text:p>
          </table:table-cell>
          <table:table-cell table:style-name="ce7" office:value-type="string" calcext:value-type="string">
            <text:p>0x3378</text:p>
          </table:table-cell>
          <table:table-cell table:style-name="ce4" table:formula="of:=(HEX2DEC(MID([.C439];3;LEN([.C439])-2))-HEX2DEC(MID([.B439];3;LEN([.B43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ctive Uni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79</text:p>
          </table:table-cell>
          <table:table-cell table:style-name="ce7" office:value-type="string" calcext:value-type="string">
            <text:p>0x337a</text:p>
          </table:table-cell>
          <table:table-cell table:style-name="ce4" table:formula="of:=(HEX2DEC(MID([.C440];3;LEN([.C440])-2))-HEX2DEC(MID([.B440];3;LEN([.B4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7b</text:p>
          </table:table-cell>
          <table:table-cell table:style-name="ce7" office:value-type="string" calcext:value-type="string">
            <text:p>0x3381</text:p>
          </table:table-cell>
          <table:table-cell table:style-name="ce4" table:formula="of:=(HEX2DEC(MID([.C441];3;LEN([.C441])-2))-HEX2DEC(MID([.B441];3;LEN([.B44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ac</text:p>
          </table:table-cell>
          <table:table-cell table:style-name="ce7" office:value-type="string" calcext:value-type="string">
            <text:p>0x33b4</text:p>
          </table:table-cell>
          <table:table-cell table:style-name="ce4" table:formula="of:=(HEX2DEC(MID([.C442];3;LEN([.C442])-2))-HEX2DEC(MID([.B442];3;LEN([.B44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5</text:p>
          </table:table-cell>
          <table:table-cell table:style-name="ce7" office:value-type="string" calcext:value-type="string">
            <text:p>0x33bd</text:p>
          </table:table-cell>
          <table:table-cell table:style-name="ce4" table:formula="of:=(HEX2DEC(MID([.C443];3;LEN([.C443])-2))-HEX2DEC(MID([.B443];3;LEN([.B44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e</text:p>
          </table:table-cell>
          <table:table-cell table:style-name="ce7" office:value-type="string" calcext:value-type="string">
            <text:p>0x33ca</text:p>
          </table:table-cell>
          <table:table-cell table:style-name="ce4" table:formula="of:=(HEX2DEC(MID([.C444];3;LEN([.C444])-2))-HEX2DEC(MID([.B444];3;LEN([.B4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cb</text:p>
          </table:table-cell>
          <table:table-cell table:style-name="ce7" office:value-type="string" calcext:value-type="string">
            <text:p>0x33d7</text:p>
          </table:table-cell>
          <table:table-cell table:style-name="ce4" table:formula="of:=(HEX2DEC(MID([.C445];3;LEN([.C445])-2))-HEX2DEC(MID([.B445];3;LEN([.B4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ALL OF FAM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8</text:p>
          </table:table-cell>
          <table:table-cell table:style-name="ce7" office:value-type="string" calcext:value-type="string">
            <text:p>0x33dc</text:p>
          </table:table-cell>
          <table:table-cell table:style-name="ce4" table:formula="of:=(HEX2DEC(MID([.C446];3;LEN([.C446])-2))-HEX2DEC(MID([.B446];3;LEN([.B44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-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d</text:p>
          </table:table-cell>
          <table:table-cell table:style-name="ce7" office:value-type="string" calcext:value-type="string">
            <text:p>0x33df</text:p>
          </table:table-cell>
          <table:table-cell table:style-name="ce4" table:formula="of:=(HEX2DEC(MID([.C447];3;LEN([.C447])-2))-HEX2DEC(MID([.B447];3;LEN([.B4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0</text:p>
          </table:table-cell>
          <table:table-cell table:style-name="ce7" office:value-type="string" calcext:value-type="string">
            <text:p>0x33e2</text:p>
          </table:table-cell>
          <table:table-cell table:style-name="ce4" table:formula="of:=(HEX2DEC(MID([.C448];3;LEN([.C448])-2))-HEX2DEC(MID([.B448];3;LEN([.B4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3</text:p>
          </table:table-cell>
          <table:table-cell table:style-name="ce7" office:value-type="string" calcext:value-type="string">
            <text:p>0x33eb</text:p>
          </table:table-cell>
          <table:table-cell table:style-name="ce4" table:formula="of:=(HEX2DEC(MID([.C449];3;LEN([.C449])-2))-HEX2DEC(MID([.B449];3;LEN([.B44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c</text:p>
          </table:table-cell>
          <table:table-cell table:style-name="ce7" office:value-type="string" calcext:value-type="string">
            <text:p>0x33f0</text:p>
          </table:table-cell>
          <table:table-cell table:style-name="ce4" table:formula="of:=(HEX2DEC(MID([.C450];3;LEN([.C450])-2))-HEX2DEC(MID([.B450];3;LEN([.B45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1</text:p>
          </table:table-cell>
          <table:table-cell table:style-name="ce7" office:value-type="string" calcext:value-type="string">
            <text:p>0x33f5</text:p>
          </table:table-cell>
          <table:table-cell table:style-name="ce4" table:formula="of:=(HEX2DEC(MID([.C451];3;LEN([.C451])-2))-HEX2DEC(MID([.B451];3;LEN([.B45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6</text:p>
          </table:table-cell>
          <table:table-cell table:style-name="ce7" office:value-type="string" calcext:value-type="string">
            <text:p>0x33fa</text:p>
          </table:table-cell>
          <table:table-cell table:style-name="ce4" table:formula="of:=(HEX2DEC(MID([.C452];3;LEN([.C452])-2))-HEX2DEC(MID([.B452];3;LEN([.B45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b</text:p>
          </table:table-cell>
          <table:table-cell table:style-name="ce7" office:value-type="string" calcext:value-type="string">
            <text:p>0x3407</text:p>
          </table:table-cell>
          <table:table-cell table:style-name="ce4" table:formula="of:=(HEX2DEC(MID([.C453];3;LEN([.C453])-2))-HEX2DEC(MID([.B453];3;LEN([.B45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08</text:p>
          </table:table-cell>
          <table:table-cell table:style-name="ce7" office:value-type="string" calcext:value-type="string">
            <text:p>0x3411</text:p>
          </table:table-cell>
          <table:table-cell table:style-name="ce4" table:formula="of:=(HEX2DEC(MID([.C454];3;LEN([.C454])-2))-HEX2DEC(MID([.B454];3;LEN([.B45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Scor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2</text:p>
          </table:table-cell>
          <table:table-cell table:style-name="ce7" office:value-type="string" calcext:value-type="string">
            <text:p>0x341d</text:p>
          </table:table-cell>
          <table:table-cell table:style-name="ce4" table:formula="of:=(HEX2DEC(MID([.C455];3;LEN([.C455])-2))-HEX2DEC(MID([.B455];3;LEN([.B45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Chieftan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e</text:p>
          </table:table-cell>
          <table:table-cell table:style-name="ce7" office:value-type="string" calcext:value-type="string">
            <text:p>0x3428</text:p>
          </table:table-cell>
          <table:table-cell table:style-name="ce4" table:formula="of:=(HEX2DEC(MID([.C456];3;LEN([.C456])-2))-HEX2DEC(MID([.B456];3;LEN([.B45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arlor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29</text:p>
          </table:table-cell>
          <table:table-cell table:style-name="ce7" office:value-type="string" calcext:value-type="string">
            <text:p>0x3432</text:p>
          </table:table-cell>
          <table:table-cell table:style-name="ce4" table:formula="of:=(HEX2DEC(MID([.C457];3;LEN([.C457])-2))-HEX2DEC(MID([.B457];3;LEN([.B45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rince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3</text:p>
          </table:table-cell>
          <table:table-cell table:style-name="ce7" office:value-type="string" calcext:value-type="string">
            <text:p>0x343a</text:p>
          </table:table-cell>
          <table:table-cell table:style-name="ce4" table:formula="of:=(HEX2DEC(MID([.C458];3;LEN([.C458])-2))-HEX2DEC(MID([.B458];3;LEN([.B45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King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b</text:p>
          </table:table-cell>
          <table:table-cell table:style-name="ce7" office:value-type="string" calcext:value-type="string">
            <text:p>0x3445</text:p>
          </table:table-cell>
          <table:table-cell table:style-name="ce4" table:formula="of:=(HEX2DEC(MID([.C459];3;LEN([.C459])-2))-HEX2DEC(MID([.B459];3;LEN([.B45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eror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46</text:p>
          </table:table-cell>
          <table:table-cell table:style-name="ce7" office:value-type="string" calcext:value-type="string">
            <text:p>0x3463</text:p>
          </table:table-cell>
          <table:table-cell table:style-name="ce4" table:formula="of:=(HEX2DEC(MID([.C460];3;LEN([.C460])-2))-HEX2DEC(MID([.B460];3;LEN([.B460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--- CIVILIZATION RATING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4</text:p>
          </table:table-cell>
          <table:table-cell table:style-name="ce7" office:value-type="string" calcext:value-type="string">
            <text:p>0x3469</text:p>
          </table:table-cell>
          <table:table-cell table:style-name="ce4" table:formula="of:=(HEX2DEC(MID([.C461];3;LEN([.C461])-2))-HEX2DEC(MID([.B461];3;LEN([.B46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a</text:p>
          </table:table-cell>
          <table:table-cell table:style-name="ce7" office:value-type="string" calcext:value-type="string">
            <text:p>0x3470</text:p>
          </table:table-cell>
          <table:table-cell table:style-name="ce4" table:formula="of:=(HEX2DEC(MID([.C462];3;LEN([.C462])-2))-HEX2DEC(MID([.B462];3;LEN([.B46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1</text:p>
          </table:table-cell>
          <table:table-cell table:style-name="ce7" office:value-type="string" calcext:value-type="string">
            <text:p>0x3472</text:p>
          </table:table-cell>
          <table:table-cell table:style-name="ce4" table:formula="of:=(HEX2DEC(MID([.C463];3;LEN([.C463])-2))-HEX2DEC(MID([.B463];3;LEN([.B46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3</text:p>
          </table:table-cell>
          <table:table-cell table:style-name="ce7" office:value-type="string" calcext:value-type="string">
            <text:p>0x3481</text:p>
          </table:table-cell>
          <table:table-cell table:style-name="ce4" table:formula="of:=(HEX2DEC(MID([.C464];3;LEN([.C464])-2))-HEX2DEC(MID([.B464];3;LEN([.B46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exceeds eve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2</text:p>
          </table:table-cell>
          <table:table-cell table:style-name="ce7" office:value-type="string" calcext:value-type="string">
            <text:p>0x3483</text:p>
          </table:table-cell>
          <table:table-cell table:style-name="ce4" table:formula="of:=(HEX2DEC(MID([.C465];3;LEN([.C465])-2))-HEX2DEC(MID([.B465];3;LEN([.B4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6</text:p>
          </table:table-cell>
          <table:table-cell table:style-name="ce7" office:value-type="string" calcext:value-type="string">
            <text:p>0x34a6</text:p>
          </table:table-cell>
          <table:table-cell table:style-name="ce4" table:formula="of:=(HEX2DEC(MID([.C466];3;LEN([.C466])-2))-HEX2DEC(MID([.B466];3;LEN([.B466])-2)))+1" office:value-type="float" office:value="33" calcext:value-type="float">
            <text:p>3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Top Five Cities in the Worl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7</text:p>
          </table:table-cell>
          <table:table-cell table:style-name="ce7" office:value-type="string" calcext:value-type="string">
            <text:p>0x34a9</text:p>
          </table:table-cell>
          <table:table-cell table:style-name="ce4" table:formula="of:=(HEX2DEC(MID([.C467];3;LEN([.C467])-2))-HEX2DEC(MID([.B467];3;LEN([.B46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a</text:p>
          </table:table-cell>
          <table:table-cell table:style-name="ce7" office:value-type="string" calcext:value-type="string">
            <text:p>0x34ac</text:p>
          </table:table-cell>
          <table:table-cell table:style-name="ce4" table:formula="of:=(HEX2DEC(MID([.C468];3;LEN([.C468])-2))-HEX2DEC(MID([.B468];3;LEN([.B46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d</text:p>
          </table:table-cell>
          <table:table-cell table:style-name="ce7" office:value-type="string" calcext:value-type="string">
            <text:p>0x34ae</text:p>
          </table:table-cell>
          <table:table-cell table:style-name="ce4" table:formula="of:=(HEX2DEC(MID([.C469];3;LEN([.C469])-2))-HEX2DEC(MID([.B469];3;LEN([.B46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0</text:p>
          </table:table-cell>
          <table:table-cell table:style-name="ce7" office:value-type="string" calcext:value-type="string">
            <text:p>0x34b1</text:p>
          </table:table-cell>
          <table:table-cell table:style-name="ce4" table:formula="of:=(HEX2DEC(MID([.C470];3;LEN([.C470])-2))-HEX2DEC(MID([.B470];3;LEN([.B4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2</text:p>
          </table:table-cell>
          <table:table-cell table:style-name="ce7" office:value-type="string" calcext:value-type="string">
            <text:p>0x34ba</text:p>
          </table:table-cell>
          <table:table-cell table:style-name="ce4" table:formula="of:=(HEX2DEC(MID([.C471];3;LEN([.C471])-2))-HEX2DEC(MID([.B471];3;LEN([.B47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de</text:p>
          </table:table-cell>
          <table:table-cell table:style-name="ce7" office:value-type="string" calcext:value-type="string">
            <text:p>0x34e6</text:p>
          </table:table-cell>
          <table:table-cell table:style-name="ce4" table:formula="of:=(HEX2DEC(MID([.C472];3;LEN([.C472])-2))-HEX2DEC(MID([.B472];3;LEN([.B4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e7</text:p>
          </table:table-cell>
          <table:table-cell table:style-name="ce7" office:value-type="string" calcext:value-type="string">
            <text:p>0x3500</text:p>
          </table:table-cell>
          <table:table-cell table:style-name="ce4" table:formula="of:=(HEX2DEC(MID([.C473];3;LEN([.C473])-2))-HEX2DEC(MID([.B473];3;LEN([.B473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1</text:p>
          </table:table-cell>
          <table:table-cell table:style-name="ce7" office:value-type="string" calcext:value-type="string">
            <text:p>0x350a</text:p>
          </table:table-cell>
          <table:table-cell table:style-name="ce4" table:formula="of:=(HEX2DEC(MID([.C474];3;LEN([.C474])-2))-HEX2DEC(MID([.B474];3;LEN([.B47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b</text:p>
          </table:table-cell>
          <table:table-cell table:style-name="ce7" office:value-type="string" calcext:value-type="string">
            <text:p>0x3524</text:p>
          </table:table-cell>
          <table:table-cell table:style-name="ce4" table:formula="of:=(HEX2DEC(MID([.C475];3;LEN([.C475])-2))-HEX2DEC(MID([.B475];3;LEN([.B47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26</text:p>
          </table:table-cell>
          <table:table-cell table:style-name="ce7" office:value-type="string" calcext:value-type="string">
            <text:p>0x357a</text:p>
          </table:table-cell>
          <table:table-cell table:style-name="ce4" table:formula="of:=(HEX2DEC(MID([.C476];3;LEN([.C476])-2))-HEX2DEC(MID([.B476];3;LEN([.B476])-2)))+1" office:value-type="float" office:value="85" calcext:value-type="float">
            <text:p>8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iculty Level...\n Chieftain (easiest)\n Warlord\n Prince\n King\n Emperor (toughest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7b</text:p>
          </table:table-cell>
          <table:table-cell table:style-name="ce7" office:value-type="string" calcext:value-type="string">
            <text:p>0x3594</text:p>
          </table:table-cell>
          <table:table-cell table:style-name="ce4" table:formula="of:=(HEX2DEC(MID([.C477];3;LEN([.C477])-2))-HEX2DEC(MID([.B477];3;LEN([.B477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vel of Competition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95</text:p>
          </table:table-cell>
          <table:table-cell table:style-name="ce7" office:value-type="string" calcext:value-type="string">
            <text:p>0x35a5</text:p>
          </table:table-cell>
          <table:table-cell table:style-name="ce4" table:formula="of:=(HEX2DEC(MID([.C478];3;LEN([.C478])-2))-HEX2DEC(MID([.B478];3;LEN([.B478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a6</text:p>
          </table:table-cell>
          <table:table-cell table:style-name="ce7" office:value-type="string" calcext:value-type="string">
            <text:p>0x35ba</text:p>
          </table:table-cell>
          <table:table-cell table:style-name="ce4" table:formula="of:=(HEX2DEC(MID([.C479];3;LEN([.C479])-2))-HEX2DEC(MID([.B479];3;LEN([.B479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ick your tribe...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b</text:p>
          </table:table-cell>
          <table:table-cell table:style-name="ce7" office:value-type="string" calcext:value-type="string">
            <text:p>0x35bd</text:p>
          </table:table-cell>
          <table:table-cell table:style-name="ce4" table:formula="of:=(HEX2DEC(MID([.C480];3;LEN([.C480])-2))-HEX2DEC(MID([.B480];3;LEN([.B48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e</text:p>
          </table:table-cell>
          <table:table-cell table:style-name="ce7" office:value-type="string" calcext:value-type="string">
            <text:p>0x35c0</text:p>
          </table:table-cell>
          <table:table-cell table:style-name="ce4" table:formula="of:=(HEX2DEC(MID([.C481];3;LEN([.C481])-2))-HEX2DEC(MID([.B481];3;LEN([.B4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1</text:p>
          </table:table-cell>
          <table:table-cell table:style-name="ce7" office:value-type="string" calcext:value-type="string">
            <text:p>0x35c2</text:p>
          </table:table-cell>
          <table:table-cell table:style-name="ce4" table:formula="of:=(HEX2DEC(MID([.C482];3;LEN([.C482])-2))-HEX2DEC(MID([.B482];3;LEN([.B48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9</text:p>
          </table:table-cell>
          <table:table-cell table:style-name="ce7" office:value-type="string" calcext:value-type="string">
            <text:p>0x35cb</text:p>
          </table:table-cell>
          <table:table-cell table:style-name="ce4" table:formula="of:=(HEX2DEC(MID([.C483];3;LEN([.C483])-2))-HEX2DEC(MID([.B483];3;LEN([.B48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c</text:p>
          </table:table-cell>
          <table:table-cell table:style-name="ce7" office:value-type="string" calcext:value-type="string">
            <text:p>0x35cd</text:p>
          </table:table-cell>
          <table:table-cell table:style-name="ce4" table:formula="of:=(HEX2DEC(MID([.C484];3;LEN([.C484])-2))-HEX2DEC(MID([.B484];3;LEN([.B4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e</text:p>
          </table:table-cell>
          <table:table-cell table:style-name="ce7" office:value-type="string" calcext:value-type="string">
            <text:p>0x35d9</text:p>
          </table:table-cell>
          <table:table-cell table:style-name="ce4" table:formula="of:=(HEX2DEC(MID([.C485];3;LEN([.C485])-2))-HEX2DEC(MID([.B485];3;LEN([.B48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d Road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da</text:p>
          </table:table-cell>
          <table:table-cell table:style-name="ce7" office:value-type="string" calcext:value-type="string">
            <text:p>0x35f9</text:p>
          </table:table-cell>
          <table:table-cell table:style-name="ce4" table:formula="of:=(HEX2DEC(MID([.C486];3;LEN([.C486])-2))-HEX2DEC(MID([.B486];3;LEN([.B486])-2)))+1" office:value-type="float" office:value="32" calcext:value-type="float">
            <text:p>32</text:p>
          </table:table-cell>
          <table:table-cell table:style-name="ce7" office:value-type="string" calcext:value-type="string">
            <text:p>byte[16, 2]</text:p>
          </table:table-cell>
          <table:table-cell table:style-name="ce7" office:value-type="string" calcext:value-type="string">
            <text:p>Earth Starting positions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a</text:p>
          </table:table-cell>
          <table:table-cell table:style-name="ce7" office:value-type="string" calcext:value-type="string">
            <text:p>0x35fb</text:p>
          </table:table-cell>
          <table:table-cell table:style-name="ce4" table:formula="of:=(HEX2DEC(MID([.C487];3;LEN([.C487])-2))-HEX2DEC(MID([.B487];3;LEN([.B4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c</text:p>
          </table:table-cell>
          <table:table-cell table:style-name="ce7" office:value-type="string" calcext:value-type="string">
            <text:p>0x3617</text:p>
          </table:table-cell>
          <table:table-cell table:style-name="ce4" table:formula="of:=(HEX2DEC(MID([.C488];3;LEN([.C488])-2))-HEX2DEC(MID([.B488];3;LEN([.B48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ivilization\ndestroyed\nby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8</text:p>
          </table:table-cell>
          <table:table-cell table:style-name="ce7" office:value-type="string" calcext:value-type="string">
            <text:p>0x361a</text:p>
          </table:table-cell>
          <table:table-cell table:style-name="ce4" table:formula="of:=(HEX2DEC(MID([.C489];3;LEN([.C489])-2))-HEX2DEC(MID([.B489];3;LEN([.B48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b</text:p>
          </table:table-cell>
          <table:table-cell table:style-name="ce7" office:value-type="string" calcext:value-type="string">
            <text:p>0x3631</text:p>
          </table:table-cell>
          <table:table-cell table:style-name="ce4" table:formula="of:=(HEX2DEC(MID([.C490];3;LEN([.C490])-2))-HEX2DEC(MID([.B490];3;LEN([.B490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arest civiliza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2</text:p>
          </table:table-cell>
          <table:table-cell table:style-name="ce7" office:value-type="string" calcext:value-type="string">
            <text:p>0x3637</text:p>
          </table:table-cell>
          <table:table-cell table:style-name="ce4" table:formula="of:=(HEX2DEC(MID([.C491];3;LEN([.C491])-2))-HEX2DEC(MID([.B491];3;LEN([.B49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os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8</text:p>
          </table:table-cell>
          <table:table-cell table:style-name="ce7" office:value-type="string" calcext:value-type="string">
            <text:p>0x3640</text:p>
          </table:table-cell>
          <table:table-cell table:style-name="ce4" table:formula="of:=(HEX2DEC(MID([.C492];3;LEN([.C492])-2))-HEX2DEC(MID([.B492];3;LEN([.B49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derat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1</text:p>
          </table:table-cell>
          <table:table-cell table:style-name="ce7" office:value-type="string" calcext:value-type="string">
            <text:p>0x3649</text:p>
          </table:table-cell>
          <table:table-cell table:style-name="ce4" table:formula="of:=(HEX2DEC(MID([.C493];3;LEN([.C493])-2))-HEX2DEC(MID([.B493];3;LEN([.B49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r awa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a</text:p>
          </table:table-cell>
          <table:table-cell table:style-name="ce7" office:value-type="string" calcext:value-type="string">
            <text:p>0x3652</text:p>
          </table:table-cell>
          <table:table-cell table:style-name="ce4" table:formula="of:=(HEX2DEC(MID([.C494];3;LEN([.C494])-2))-HEX2DEC(MID([.B494];3;LEN([.B49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solat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3</text:p>
          </table:table-cell>
          <table:table-cell table:style-name="ce7" office:value-type="string" calcext:value-type="string">
            <text:p>0x365b</text:p>
          </table:table-cell>
          <table:table-cell table:style-name="ce4" table:formula="of:=(HEX2DEC(MID([.C495];3;LEN([.C495])-2))-HEX2DEC(MID([.B495];3;LEN([.B49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astal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c</text:p>
          </table:table-cell>
          <table:table-cell table:style-name="ce7" office:value-type="string" calcext:value-type="string">
            <text:p>0x3663</text:p>
          </table:table-cell>
          <table:table-cell table:style-name="ce4" table:formula="of:=(HEX2DEC(MID([.C496];3;LEN([.C496])-2))-HEX2DEC(MID([.B496];3;LEN([.B49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l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64</text:p>
          </table:table-cell>
          <table:table-cell table:style-name="ce7" office:value-type="string" calcext:value-type="string">
            <text:p>0x3676</text:p>
          </table:table-cell>
          <table:table-cell table:style-name="ce4" table:formula="of:=(HEX2DEC(MID([.C497];3;LEN([.C497])-2))-HEX2DEC(MID([.B497];3;LEN([.B49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ver valley on a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77</text:p>
          </table:table-cell>
          <table:table-cell table:style-name="ce7" office:value-type="string" calcext:value-type="string">
            <text:p>0x3687</text:p>
          </table:table-cell>
          <table:table-cell table:style-name="ce4" table:formula="of:=(HEX2DEC(MID([.C498];3;LEN([.C498])-2))-HEX2DEC(MID([.B498];3;LEN([.B498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asslands on a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88</text:p>
          </table:table-cell>
          <table:table-cell table:style-name="ce7" office:value-type="string" calcext:value-type="string">
            <text:p>0x3694</text:p>
          </table:table-cell>
          <table:table-cell table:style-name="ce4" table:formula="of:=(HEX2DEC(MID([.C499];3;LEN([.C499])-2))-HEX2DEC(MID([.B499];3;LEN([.B4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ins on a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95</text:p>
          </table:table-cell>
          <table:table-cell table:style-name="ce7" office:value-type="string" calcext:value-type="string">
            <text:p>0x36a2</text:p>
          </table:table-cell>
          <table:table-cell table:style-name="ce4" table:formula="of:=(HEX2DEC(MID([.C500];3;LEN([.C500])-2))-HEX2DEC(MID([.B500];3;LEN([.B50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island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a3</text:p>
          </table:table-cell>
          <table:table-cell table:style-name="ce7" office:value-type="string" calcext:value-type="string">
            <text:p>0x36b0</text:p>
          </table:table-cell>
          <table:table-cell table:style-name="ce4" table:formula="of:=(HEX2DEC(MID([.C501];3;LEN([.C501])-2))-HEX2DEC(MID([.B501];3;LEN([.B50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island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b1</text:p>
          </table:table-cell>
          <table:table-cell table:style-name="ce7" office:value-type="string" calcext:value-type="string">
            <text:p>0x36c1</text:p>
          </table:table-cell>
          <table:table-cell table:style-name="ce4" table:formula="of:=(HEX2DEC(MID([.C502];3;LEN([.C502])-2))-HEX2DEC(MID([.B502];3;LEN([.B50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continent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c2</text:p>
          </table:table-cell>
          <table:table-cell table:style-name="ce7" office:value-type="string" calcext:value-type="string">
            <text:p>0x36d3</text:p>
          </table:table-cell>
          <table:table-cell table:style-name="ce4" table:formula="of:=(HEX2DEC(MID([.C503];3;LEN([.C503])-2))-HEX2DEC(MID([.B503];3;LEN([.B503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dium continent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d4</text:p>
          </table:table-cell>
          <table:table-cell table:style-name="ce7" office:value-type="string" calcext:value-type="string">
            <text:p>0x36e4</text:p>
          </table:table-cell>
          <table:table-cell table:style-name="ce4" table:formula="of:=(HEX2DEC(MID([.C504];3;LEN([.C504])-2))-HEX2DEC(MID([.B504];3;LEN([.B50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continent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5</text:p>
          </table:table-cell>
          <table:table-cell table:style-name="ce7" office:value-type="string" calcext:value-type="string">
            <text:p>0x36ed</text:p>
          </table:table-cell>
          <table:table-cell table:style-name="ce4" table:formula="of:=(HEX2DEC(MID([.C505];3;LEN([.C505])-2))-HEX2DEC(MID([.B505];3;LEN([.B50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kill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e</text:p>
          </table:table-cell>
          <table:table-cell table:style-name="ce7" office:value-type="string" calcext:value-type="string">
            <text:p>0x36f7</text:p>
          </table:table-cell>
          <table:table-cell table:style-name="ce4" table:formula="of:=(HEX2DEC(MID([.C506];3;LEN([.C506])-2))-HEX2DEC(MID([.B506];3;LEN([.B50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8</text:p>
          </table:table-cell>
          <table:table-cell table:style-name="ce7" office:value-type="string" calcext:value-type="string">
            <text:p>0x36f9</text:p>
          </table:table-cell>
          <table:table-cell table:style-name="ce4" table:formula="of:=(HEX2DEC(MID([.C507];3;LEN([.C507])-2))-HEX2DEC(MID([.B507];3;LEN([.B5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a</text:p>
          </table:table-cell>
          <table:table-cell table:style-name="ce7" office:value-type="string" calcext:value-type="string">
            <text:p>0x36fe</text:p>
          </table:table-cell>
          <table:table-cell table:style-name="ce4" table:formula="of:=(HEX2DEC(MID([.C508];3;LEN([.C508])-2))-HEX2DEC(MID([.B508];3;LEN([.B50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f</text:p>
          </table:table-cell>
          <table:table-cell table:style-name="ce7" office:value-type="string" calcext:value-type="string">
            <text:p>0x3708</text:p>
          </table:table-cell>
          <table:table-cell table:style-name="ce4" table:formula="of:=(HEX2DEC(MID([.C509];3;LEN([.C509])-2))-HEX2DEC(MID([.B509];3;LEN([.B5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09</text:p>
          </table:table-cell>
          <table:table-cell table:style-name="ce7" office:value-type="string" calcext:value-type="string">
            <text:p>0x3713</text:p>
          </table:table-cell>
          <table:table-cell table:style-name="ce4" table:formula="of:=(HEX2DEC(MID([.C510];3;LEN([.C510])-2))-HEX2DEC(MID([.B510];3;LEN([.B51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257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0</text:p>
          </table:table-cell>
          <table:table-cell table:style-name="ce7" office:value-type="string" calcext:value-type="string">
            <text:p>0x3729</text:p>
          </table:table-cell>
          <table:table-cell table:style-name="ce4" table:formula="of:=(HEX2DEC(MID([.C511];3;LEN([.C511])-2))-HEX2DEC(MID([.B511];3;LEN([.B51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a</text:p>
          </table:table-cell>
          <table:table-cell table:style-name="ce7" office:value-type="string" calcext:value-type="string">
            <text:p>0x3733</text:p>
          </table:table-cell>
          <table:table-cell table:style-name="ce4" table:formula="of:=(HEX2DEC(MID([.C512];3;LEN([.C512])-2))-HEX2DEC(MID([.B512];3;LEN([.B51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34</text:p>
          </table:table-cell>
          <table:table-cell table:style-name="ce7" office:value-type="string" calcext:value-type="string">
            <text:p>0x373e</text:p>
          </table:table-cell>
          <table:table-cell table:style-name="ce4" table:formula="of:=(HEX2DEC(MID([.C513];3;LEN([.C513])-2))-HEX2DEC(MID([.B513];3;LEN([.B51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3f</text:p>
          </table:table-cell>
          <table:table-cell table:style-name="ce7" office:value-type="string" calcext:value-type="string">
            <text:p>0x3756</text:p>
          </table:table-cell>
          <table:table-cell table:style-name="ce4" table:formula="of:=(HEX2DEC(MID([.C514];3;LEN([.C514])-2))-HEX2DEC(MID([.B514];3;LEN([.B514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7</text:p>
          </table:table-cell>
          <table:table-cell table:style-name="ce7" office:value-type="string" calcext:value-type="string">
            <text:p>0x3759</text:p>
          </table:table-cell>
          <table:table-cell table:style-name="ce4" table:formula="of:=(HEX2DEC(MID([.C515];3;LEN([.C515])-2))-HEX2DEC(MID([.B515];3;LEN([.B51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a</text:p>
          </table:table-cell>
          <table:table-cell table:style-name="ce7" office:value-type="string" calcext:value-type="string">
            <text:p>0x3766</text:p>
          </table:table-cell>
          <table:table-cell table:style-name="ce4" table:formula="of:=(HEX2DEC(MID([.C516];3;LEN([.C516])-2))-HEX2DEC(MID([.B516];3;LEN([.B51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w Cabinet: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68</text:p>
          </table:table-cell>
          <table:table-cell table:style-name="ce7" office:value-type="string" calcext:value-type="string">
            <text:p>0x376f</text:p>
          </table:table-cell>
          <table:table-cell table:style-name="ce4" table:formula="of:=(HEX2DEC(MID([.C517];3;LEN([.C517])-2))-HEX2DEC(MID([.B517];3;LEN([.B51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res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70</text:p>
          </table:table-cell>
          <table:table-cell table:style-name="ce7" office:value-type="string" calcext:value-type="string">
            <text:p>0x3775</text:p>
          </table:table-cell>
          <table:table-cell table:style-name="ce4" table:formula="of:=(HEX2DEC(MID([.C518];3;LEN([.C518])-2))-HEX2DEC(MID([.B518];3;LEN([.B51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Quee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0</text:p>
          </table:table-cell>
          <table:table-cell table:style-name="ce7" office:value-type="string" calcext:value-type="string">
            <text:p>0x3786</text:p>
          </table:table-cell>
          <table:table-cell table:style-name="ce4" table:formula="of:=(HEX2DEC(MID([.C519];3;LEN([.C519])-2))-HEX2DEC(MID([.B519];3;LEN([.B51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an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7</text:p>
          </table:table-cell>
          <table:table-cell table:style-name="ce7" office:value-type="string" calcext:value-type="string">
            <text:p>0x378e</text:p>
          </table:table-cell>
          <table:table-cell table:style-name="ce4" table:formula="of:=(HEX2DEC(MID([.C520];3;LEN([.C520])-2))-HEX2DEC(MID([.B520];3;LEN([.B52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es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d4</text:p>
          </table:table-cell>
          <table:table-cell table:style-name="ce7" office:value-type="string" calcext:value-type="string">
            <text:p>0x3804</text:p>
          </table:table-cell>
          <table:table-cell table:style-name="ce4" table:formula="of:=(HEX2DEC(MID([.C521];3;LEN([.C521])-2))-HEX2DEC(MID([.B521];3;LEN([.B521])-2)))+1" office:value-type="float" office:value="49" calcext:value-type="float">
            <text:p>4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are overruled by the Senate.\nTreaty sign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34</text:p>
          </table:table-cell>
          <table:table-cell table:style-name="ce7" office:value-type="string" calcext:value-type="string">
            <text:p>0x3855</text:p>
          </table:table-cell>
          <table:table-cell table:style-name="ce4" table:formula="of:=(HEX2DEC(MID([.C522];3;LEN([.C522])-2))-HEX2DEC(MID([.B522];3;LEN([.B522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welcome the friendship of th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56</text:p>
          </table:table-cell>
          <table:table-cell table:style-name="ce7" office:value-type="string" calcext:value-type="string">
            <text:p>0x3889</text:p>
          </table:table-cell>
          <table:table-cell table:style-name="ce4" table:formula="of:=(HEX2DEC(MID([.C523];3;LEN([.C523])-2))-HEX2DEC(MID([.B523];3;LEN([.B523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eople and their most\nwise and munificent leader: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a</text:p>
          </table:table-cell>
          <table:table-cell table:style-name="ce7" office:value-type="string" calcext:value-type="string">
            <text:p>0x388b</text:p>
          </table:table-cell>
          <table:table-cell table:style-name="ce4" table:formula="of:=(HEX2DEC(MID([.C524];3;LEN([.C524])-2))-HEX2DEC(MID([.B524];3;LEN([.B52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c</text:p>
          </table:table-cell>
          <table:table-cell table:style-name="ce7" office:value-type="string" calcext:value-type="string">
            <text:p>0x388e</text:p>
          </table:table-cell>
          <table:table-cell table:style-name="ce4" table:formula="of:=(HEX2DEC(MID([.C525];3;LEN([.C525])-2))-HEX2DEC(MID([.B525];3;LEN([.B5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aa</text:p>
          </table:table-cell>
          <table:table-cell table:style-name="ce7" office:value-type="string" calcext:value-type="string">
            <text:p>0x38c9</text:p>
          </table:table-cell>
          <table:table-cell table:style-name="ce4" table:formula="of:=(HEX2DEC(MID([.C526];3;LEN([.C526])-2))-HEX2DEC(MID([.B526];3;LEN([.B526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ignore your feeble threat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ca</text:p>
          </table:table-cell>
          <table:table-cell table:style-name="ce7" office:value-type="string" calcext:value-type="string">
            <text:p>0x38e5</text:p>
          </table:table-cell>
          <table:table-cell table:style-name="ce4" table:formula="of:=(HEX2DEC(MID([.C527];3;LEN([.C527])-2))-HEX2DEC(MID([.B527];3;LEN([.B527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must attack the evil: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e6</text:p>
          </table:table-cell>
          <table:table-cell table:style-name="ce7" office:value-type="string" calcext:value-type="string">
            <text:p>0x38e8</text:p>
          </table:table-cell>
          <table:table-cell table:style-name="ce4" table:formula="of:=(HEX2DEC(MID([.C528];3;LEN([.C528])-2))-HEX2DEC(MID([.B528];3;LEN([.B52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06</text:p>
          </table:table-cell>
          <table:table-cell table:style-name="ce7" office:value-type="string" calcext:value-type="string">
            <text:p>0x391a</text:p>
          </table:table-cell>
          <table:table-cell table:style-name="ce4" table:formula="of:=(HEX2DEC(MID([.C529];3;LEN([.C529])-2))-HEX2DEC(MID([.B529];3;LEN([.B529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\non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1b</text:p>
          </table:table-cell>
          <table:table-cell table:style-name="ce7" office:value-type="string" calcext:value-type="string">
            <text:p>0x391d</text:p>
          </table:table-cell>
          <table:table-cell table:style-name="ce4" table:formula="of:=(HEX2DEC(MID([.C530];3;LEN([.C530])-2))-HEX2DEC(MID([.B530];3;LEN([.B53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48</text:p>
          </table:table-cell>
          <table:table-cell table:style-name="ce7" office:value-type="string" calcext:value-type="string">
            <text:p>0x395d</text:p>
          </table:table-cell>
          <table:table-cell table:style-name="ce4" table:formula="of:=(HEX2DEC(MID([.C531];3;LEN([.C531])-2))-HEX2DEC(MID([.B531];3;LEN([.B53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 emissary from th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5e</text:p>
          </table:table-cell>
          <table:table-cell table:style-name="ce7" office:value-type="string" calcext:value-type="string">
            <text:p>0x3979</text:p>
          </table:table-cell>
          <table:table-cell table:style-name="ce4" table:formula="of:=(HEX2DEC(MID([.C532];3;LEN([.C532])-2))-HEX2DEC(MID([.B532];3;LEN([.B532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hes to\nspeak with you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7a</text:p>
          </table:table-cell>
          <table:table-cell table:style-name="ce7" office:value-type="string" calcext:value-type="string">
            <text:p>0x399b</text:p>
          </table:table-cell>
          <table:table-cell table:style-name="ce4" table:formula="of:=(HEX2DEC(MID([.C533];3;LEN([.C533])-2))-HEX2DEC(MID([.B533];3;LEN([.B533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 receive him?\n Yes.\n No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9c</text:p>
          </table:table-cell>
          <table:table-cell table:style-name="ce7" office:value-type="string" calcext:value-type="string">
            <text:p>0x39b0</text:p>
          </table:table-cell>
          <table:table-cell table:style-name="ce4" table:formula="of:=(HEX2DEC(MID([.C534];3;LEN([.C534])-2))-HEX2DEC(MID([.B534];3;LEN([.B534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eck Intelligenc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b1</text:p>
          </table:table-cell>
          <table:table-cell table:style-name="ce7" office:value-type="string" calcext:value-type="string">
            <text:p>0x39e7</text:p>
          </table:table-cell>
          <table:table-cell table:style-name="ce4" table:formula="of:=(HEX2DEC(MID([.C535];3;LEN([.C535])-2))-HEX2DEC(MID([.B535];3;LEN([.B535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 most untrustworthy leader of the\ninfidels, hear now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e8</text:p>
          </table:table-cell>
          <table:table-cell table:style-name="ce7" office:value-type="string" calcext:value-type="string">
            <text:p>0x39f7</text:p>
          </table:table-cell>
          <table:table-cell table:style-name="ce4" table:formula="of:=(HEX2DEC(MID([.C536];3;LEN([.C536])-2))-HEX2DEC(MID([.B536];3;LEN([.B53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etings from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f8</text:p>
          </table:table-cell>
          <table:table-cell table:style-name="ce7" office:value-type="string" calcext:value-type="string">
            <text:p>0x3a09</text:p>
          </table:table-cell>
          <table:table-cell table:style-name="ce4" table:formula="of:=(HEX2DEC(MID([.C537];3;LEN([.C537])-2))-HEX2DEC(MID([.B537];3;LEN([.B53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most exalte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a</text:p>
          </table:table-cell>
          <table:table-cell table:style-name="ce7" office:value-type="string" calcext:value-type="string">
            <text:p>0x3a0c</text:p>
          </table:table-cell>
          <table:table-cell table:style-name="ce4" table:formula="of:=(HEX2DEC(MID([.C538];3;LEN([.C538])-2))-HEX2DEC(MID([.B538];3;LEN([.B5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d</text:p>
          </table:table-cell>
          <table:table-cell table:style-name="ce7" office:value-type="string" calcext:value-type="string">
            <text:p>0x3a0e</text:p>
          </table:table-cell>
          <table:table-cell table:style-name="ce4" table:formula="of:=(HEX2DEC(MID([.C539];3;LEN([.C539])-2))-HEX2DEC(MID([.B539];3;LEN([.B5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f</text:p>
          </table:table-cell>
          <table:table-cell table:style-name="ce7" office:value-type="string" calcext:value-type="string">
            <text:p>0x3a1b</text:p>
          </table:table-cell>
          <table:table-cell table:style-name="ce4" table:formula="of:=(HEX2DEC(MID([.C540];3;LEN([.C540])-2))-HEX2DEC(MID([.B540];3;LEN([.B5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ruler\n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c</text:p>
          </table:table-cell>
          <table:table-cell table:style-name="ce7" office:value-type="string" calcext:value-type="string">
            <text:p>0x3a1d</text:p>
          </table:table-cell>
          <table:table-cell table:style-name="ce4" table:formula="of:=(HEX2DEC(MID([.C541];3;LEN([.C541])-2))-HEX2DEC(MID([.B541];3;LEN([.B5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e</text:p>
          </table:table-cell>
          <table:table-cell table:style-name="ce7" office:value-type="string" calcext:value-type="string">
            <text:p>0x3a2c</text:p>
          </table:table-cell>
          <table:table-cell table:style-name="ce4" table:formula="of:=(HEX2DEC(MID([.C542];3;LEN([.C542])-2))-HEX2DEC(MID([.B542];3;LEN([.B54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most wis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2d</text:p>
          </table:table-cell>
          <table:table-cell table:style-name="ce7" office:value-type="string" calcext:value-type="string">
            <text:p>0x3a2f</text:p>
          </table:table-cell>
          <table:table-cell table:style-name="ce4" table:formula="of:=(HEX2DEC(MID([.C543];3;LEN([.C543])-2))-HEX2DEC(MID([.B543];3;LEN([.B54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0</text:p>
          </table:table-cell>
          <table:table-cell table:style-name="ce7" office:value-type="string" calcext:value-type="string">
            <text:p>0x3a31</text:p>
          </table:table-cell>
          <table:table-cell table:style-name="ce4" table:formula="of:=(HEX2DEC(MID([.C544];3;LEN([.C544])-2))-HEX2DEC(MID([.B544];3;LEN([.B54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2</text:p>
          </table:table-cell>
          <table:table-cell table:style-name="ce7" office:value-type="string" calcext:value-type="string">
            <text:p>0x3a50</text:p>
          </table:table-cell>
          <table:table-cell table:style-name="ce4" table:formula="of:=(HEX2DEC(MID([.C545];3;LEN([.C545])-2))-HEX2DEC(MID([.B545];3;LEN([.B545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 who makes mortals\ntrembl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1</text:p>
          </table:table-cell>
          <table:table-cell table:style-name="ce7" office:value-type="string" calcext:value-type="string">
            <text:p>0x3a52</text:p>
          </table:table-cell>
          <table:table-cell table:style-name="ce4" table:formula="of:=(HEX2DEC(MID([.C546];3;LEN([.C546])-2))-HEX2DEC(MID([.B546];3;LEN([.B5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3</text:p>
          </table:table-cell>
          <table:table-cell table:style-name="ce7" office:value-type="string" calcext:value-type="string">
            <text:p>0x3a5a</text:p>
          </table:table-cell>
          <table:table-cell table:style-name="ce4" table:formula="of:=(HEX2DEC(MID([.C547];3;LEN([.C547])-2))-HEX2DEC(MID([.B547];3;LEN([.B54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b</text:p>
          </table:table-cell>
          <table:table-cell table:style-name="ce7" office:value-type="string" calcext:value-type="string">
            <text:p>0x3a5f</text:p>
          </table:table-cell>
          <table:table-cell table:style-name="ce4" table:formula="of:=(HEX2DEC(MID([.C548];3;LEN([.C548])-2))-HEX2DEC(MID([.B548];3;LEN([.B54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60</text:p>
          </table:table-cell>
          <table:table-cell table:style-name="ce7" office:value-type="string" calcext:value-type="string">
            <text:p>0x3a8b</text:p>
          </table:table-cell>
          <table:table-cell table:style-name="ce4" table:formula="of:=(HEX2DEC(MID([.C549];3;LEN([.C549])-2))-HEX2DEC(MID([.B549];3;LEN([.B549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words are backed\nwith NUCLEAR WEAPONS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a</text:p>
          </table:table-cell>
          <table:table-cell table:style-name="ce7" office:value-type="string" calcext:value-type="string">
            <text:p>0x3acc</text:p>
          </table:table-cell>
          <table:table-cell table:style-name="ce4" table:formula="of:=(HEX2DEC(MID([.C550];3;LEN([.C550])-2))-HEX2DEC(MID([.B550];3;LEN([.B55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d</text:p>
          </table:table-cell>
          <table:table-cell table:style-name="ce7" office:value-type="string" calcext:value-type="string">
            <text:p>0x3ad5</text:p>
          </table:table-cell>
          <table:table-cell table:style-name="ce4" table:formula="of:=(HEX2DEC(MID([.C551];3;LEN([.C551])-2))-HEX2DEC(MID([.B551];3;LEN([.B55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d6</text:p>
          </table:table-cell>
          <table:table-cell table:style-name="ce7" office:value-type="string" calcext:value-type="string">
            <text:p>0x3ad7</text:p>
          </table:table-cell>
          <table:table-cell table:style-name="ce4" table:formula="of:=(HEX2DEC(MID([.C552];3;LEN([.C552])-2))-HEX2DEC(MID([.B552];3;LEN([.B55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d8</text:p>
          </table:table-cell>
          <table:table-cell table:style-name="ce7" office:value-type="string" calcext:value-type="string">
            <text:p>0x3ae2</text:p>
          </table:table-cell>
          <table:table-cell table:style-name="ce4" table:formula="of:=(HEX2DEC(MID([.C553];3;LEN([.C553])-2))-HEX2DEC(MID([.B553];3;LEN([.B55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3</text:p>
          </table:table-cell>
          <table:table-cell table:style-name="ce7" office:value-type="string" calcext:value-type="string">
            <text:p>0x3aed</text:p>
          </table:table-cell>
          <table:table-cell table:style-name="ce4" table:formula="of:=(HEX2DEC(MID([.C554];3;LEN([.C554])-2))-HEX2DEC(MID([.B554];3;LEN([.B55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e</text:p>
          </table:table-cell>
          <table:table-cell table:style-name="ce7" office:value-type="string" calcext:value-type="string">
            <text:p>0x3af2</text:p>
          </table:table-cell>
          <table:table-cell table:style-name="ce4" table:formula="of:=(HEX2DEC(MID([.C555];3;LEN([.C555])-2))-HEX2DEC(MID([.B555];3;LEN([.B555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f3</text:p>
          </table:table-cell>
          <table:table-cell table:style-name="ce7" office:value-type="string" calcext:value-type="string">
            <text:p>0x3afd</text:p>
          </table:table-cell>
          <table:table-cell table:style-name="ce4" table:formula="of:=(HEX2DEC(MID([.C556];3;LEN([.C556])-2))-HEX2DEC(MID([.B556];3;LEN([.B55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06</text:p>
          </table:table-cell>
          <table:table-cell table:style-name="ce7" office:value-type="string" calcext:value-type="string">
            <text:p>0x3b10</text:p>
          </table:table-cell>
          <table:table-cell table:style-name="ce4" table:formula="of:=(HEX2DEC(MID([.C557];3;LEN([.C557])-2))-HEX2DEC(MID([.B557];3;LEN([.B5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1</text:p>
          </table:table-cell>
          <table:table-cell table:style-name="ce7" office:value-type="string" calcext:value-type="string">
            <text:p>0x3b14</text:p>
          </table:table-cell>
          <table:table-cell table:style-name="ce4" table:formula="of:=(HEX2DEC(MID([.C558];3;LEN([.C558])-2))-HEX2DEC(MID([.B558];3;LEN([.B55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5</text:p>
          </table:table-cell>
          <table:table-cell table:style-name="ce7" office:value-type="string" calcext:value-type="string">
            <text:p>0x3b1f</text:p>
          </table:table-cell>
          <table:table-cell table:style-name="ce4" table:formula="of:=(HEX2DEC(MID([.C559];3;LEN([.C559])-2))-HEX2DEC(MID([.B559];3;LEN([.B55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0</text:p>
          </table:table-cell>
          <table:table-cell table:style-name="ce7" office:value-type="string" calcext:value-type="string">
            <text:p>0x3b27</text:p>
          </table:table-cell>
          <table:table-cell table:style-name="ce4" table:formula="of:=(HEX2DEC(MID([.C560];3;LEN([.C560])-2))-HEX2DEC(MID([.B560];3;LEN([.B56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8</text:p>
          </table:table-cell>
          <table:table-cell table:style-name="ce7" office:value-type="string" calcext:value-type="string">
            <text:p>0x3b3d</text:p>
          </table:table-cell>
          <table:table-cell table:style-name="ce4" table:formula="of:=(HEX2DEC(MID([.C561];3;LEN([.C561])-2))-HEX2DEC(MID([.B561];3;LEN([.B56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UILDING NEW WORLD…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3e</text:p>
          </table:table-cell>
          <table:table-cell table:style-name="ce7" office:value-type="string" calcext:value-type="string">
            <text:p>0x3b40</text:p>
          </table:table-cell>
          <table:table-cell table:style-name="ce4" table:formula="of:=(HEX2DEC(MID([.C562];3;LEN([.C562])-2))-HEX2DEC(MID([.B562];3;LEN([.B5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1</text:p>
          </table:table-cell>
          <table:table-cell table:style-name="ce7" office:value-type="string" calcext:value-type="string">
            <text:p>0x3b4a</text:p>
          </table:table-cell>
          <table:table-cell table:style-name="ce4" table:formula="of:=(HEX2DEC(MID([.C563];3;LEN([.C563])-2))-HEX2DEC(MID([.B563];3;LEN([.B56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ory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b4b</text:p>
          </table:table-cell>
          <table:table-cell table:style-name="ce4" table:formula="of:=(HEX2DEC(MID([.C564];3;LEN([.C564])-2))-HEX2DEC(MID([.B564];3;LEN([.B564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c</text:p>
          </table:table-cell>
          <table:table-cell table:style-name="ce7" office:value-type="string" calcext:value-type="string">
            <text:p>0x3b52</text:p>
          </table:table-cell>
          <table:table-cell table:style-name="ce4" table:formula="of:=(HEX2DEC(MID([.C565];3;LEN([.C565])-2))-HEX2DEC(MID([.B565];3;LEN([.B56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3</text:p>
          </table:table-cell>
          <table:table-cell table:style-name="ce7" office:value-type="string" calcext:value-type="string">
            <text:p>0x3b5d</text:p>
          </table:table-cell>
          <table:table-cell table:style-name="ce4" table:formula="of:=(HEX2DEC(MID([.C566];3;LEN([.C566])-2))-HEX2DEC(MID([.B566];3;LEN([.B56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e</text:p>
          </table:table-cell>
          <table:table-cell table:style-name="ce7" office:value-type="string" calcext:value-type="string">
            <text:p>0x3b61</text:p>
          </table:table-cell>
          <table:table-cell table:style-name="ce4" table:formula="of:=(HEX2DEC(MID([.C567];3;LEN([.C567])-2))-HEX2DEC(MID([.B567];3;LEN([.B56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2</text:p>
          </table:table-cell>
          <table:table-cell table:style-name="ce7" office:value-type="string" calcext:value-type="string">
            <text:p>0x3b63</text:p>
          </table:table-cell>
          <table:table-cell table:style-name="ce4" table:formula="of:=(HEX2DEC(MID([.C568];3;LEN([.C568])-2))-HEX2DEC(MID([.B568];3;LEN([.B5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4</text:p>
          </table:table-cell>
          <table:table-cell table:style-name="ce7" office:value-type="string" calcext:value-type="string">
            <text:p>0x3b65</text:p>
          </table:table-cell>
          <table:table-cell table:style-name="ce4" table:formula="of:=(HEX2DEC(MID([.C569];3;LEN([.C569])-2))-HEX2DEC(MID([.B569];3;LEN([.B56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6</text:p>
          </table:table-cell>
          <table:table-cell table:style-name="ce7" office:value-type="string" calcext:value-type="string">
            <text:p>0x3b67</text:p>
          </table:table-cell>
          <table:table-cell table:style-name="ce4" table:formula="of:=(HEX2DEC(MID([.C570];3;LEN([.C570])-2))-HEX2DEC(MID([.B570];3;LEN([.B57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8</text:p>
          </table:table-cell>
          <table:table-cell table:style-name="ce7" office:value-type="string" calcext:value-type="string">
            <text:p>0x3b69</text:p>
          </table:table-cell>
          <table:table-cell table:style-name="ce4" table:formula="of:=(HEX2DEC(MID([.C571];3;LEN([.C571])-2))-HEX2DEC(MID([.B571];3;LEN([.B57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b6a</text:p>
          </table:table-cell>
          <table:table-cell table:style-name="ce7" office:value-type="string" calcext:value-type="string">
            <text:p>0x3ba2</text:p>
          </table:table-cell>
          <table:table-cell table:style-name="ce4" table:formula="of:=(HEX2DEC(MID([.C572];3;LEN([.C572])-2))-HEX2DEC(MID([.B572];3;LEN([.B572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lobal temperature\nrises! Icecaps melt.\nSevere Drought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8e</text:p>
          </table:table-cell>
          <table:table-cell table:style-name="ce7" office:value-type="string" calcext:value-type="string">
            <text:p>0x3c8f</text:p>
          </table:table-cell>
          <table:table-cell table:style-name="ce4" table:formula="of:=(HEX2DEC(MID([.C573];3;LEN([.C573])-2))-HEX2DEC(MID([.B573];3;LEN([.B5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90</text:p>
          </table:table-cell>
          <table:table-cell table:style-name="ce7" office:value-type="string" calcext:value-type="string">
            <text:p>0x3cad</text:p>
          </table:table-cell>
          <table:table-cell table:style-name="ce4" table:formula="of:=(HEX2DEC(MID([.C574];3;LEN([.C574])-2))-HEX2DEC(MID([.B574];3;LEN([.B574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ae</text:p>
          </table:table-cell>
          <table:table-cell table:style-name="ce7" office:value-type="string" calcext:value-type="string">
            <text:p>0x3ccb</text:p>
          </table:table-cell>
          <table:table-cell table:style-name="ce4" table:formula="of:=(HEX2DEC(MID([.C575];3;LEN([.C575])-2))-HEX2DEC(MID([.B575];3;LEN([.B575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cc</text:p>
          </table:table-cell>
          <table:table-cell table:style-name="ce7" office:value-type="string" calcext:value-type="string">
            <text:p>0x3cd0</text:p>
          </table:table-cell>
          <table:table-cell table:style-name="ce4" table:formula="of:=(HEX2DEC(MID([.C576];3;LEN([.C576])-2))-HEX2DEC(MID([.B576];3;LEN([.B57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I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f2</text:p>
          </table:table-cell>
          <table:table-cell table:style-name="ce7" office:value-type="string" calcext:value-type="string">
            <text:p>0x3d06</text:p>
          </table:table-cell>
          <table:table-cell table:style-name="ce4" table:formula="of:=(HEX2DEC(MID([.C577];3;LEN([.C577])-2))-HEX2DEC(MID([.B577];3;LEN([.B57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Advanc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1</text:p>
          </table:table-cell>
          <table:table-cell table:style-name="ce7" office:value-type="string" calcext:value-type="string">
            <text:p>0x3cd5</text:p>
          </table:table-cell>
          <table:table-cell table:style-name="ce4" table:formula="of:=(HEX2DEC(MID([.C578];3;LEN([.C578])-2))-HEX2DEC(MID([.B578];3;LEN([.B57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6</text:p>
          </table:table-cell>
          <table:table-cell table:style-name="ce7" office:value-type="string" calcext:value-type="string">
            <text:p>0x3cd9</text:p>
          </table:table-cell>
          <table:table-cell table:style-name="ce4" table:formula="of:=(HEX2DEC(MID([.C579];3;LEN([.C579])-2))-HEX2DEC(MID([.B579];3;LEN([.B57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cda</text:p>
          </table:table-cell>
          <table:table-cell table:style-name="ce7" office:value-type="string" calcext:value-type="string">
            <text:p>0x3ce5</text:p>
          </table:table-cell>
          <table:table-cell table:style-name="ce4" table:formula="of:=(HEX2DEC(MID([.C580];3;LEN([.C580])-2))-HEX2DEC(MID([.B580];3;LEN([.B58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07</text:p>
          </table:table-cell>
          <table:table-cell table:style-name="ce7" office:value-type="string" calcext:value-type="string">
            <text:p>0x3d13</text:p>
          </table:table-cell>
          <table:table-cell table:style-name="ce4" table:formula="of:=(HEX2DEC(MID([.C581];3;LEN([.C581])-2))-HEX2DEC(MID([.B581];3;LEN([.B58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1d</text:p>
          </table:table-cell>
          <table:table-cell table:style-name="ce7" office:value-type="string" calcext:value-type="string">
            <text:p>0x3d2d</text:p>
          </table:table-cell>
          <table:table-cell table:style-name="ce4" table:formula="of:=(HEX2DEC(MID([.C582];3;LEN([.C582])-2))-HEX2DEC(MID([.B582];3;LEN([.B58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Improvemen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2e</text:p>
          </table:table-cell>
          <table:table-cell table:style-name="ce7" office:value-type="string" calcext:value-type="string">
            <text:p>0x3d41</text:p>
          </table:table-cell>
          <table:table-cell table:style-name="ce4" table:formula="of:=(HEX2DEC(MID([.C583];3;LEN([.C583])-2))-HEX2DEC(MID([.B583];3;LEN([.B58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 of the Worl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42</text:p>
          </table:table-cell>
          <table:table-cell table:style-name="ce7" office:value-type="string" calcext:value-type="string">
            <text:p>0x3d4d</text:p>
          </table:table-cell>
          <table:table-cell table:style-name="ce4" table:formula="of:=(HEX2DEC(MID([.C584];3;LEN([.C584])-2))-HEX2DEC(MID([.B584];3;LEN([.B58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a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5a</text:p>
          </table:table-cell>
          <table:table-cell table:style-name="ce7" office:value-type="string" calcext:value-type="string">
            <text:p>0x3d67</text:p>
          </table:table-cell>
          <table:table-cell table:style-name="ce4" table:formula="of:=(HEX2DEC(MID([.C585];3;LEN([.C585])-2))-HEX2DEC(MID([.B585];3;LEN([.B58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Uni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68</text:p>
          </table:table-cell>
          <table:table-cell table:style-name="ce7" office:value-type="string" calcext:value-type="string">
            <text:p>0x3d74</text:p>
          </table:table-cell>
          <table:table-cell table:style-name="ce4" table:formula="of:=(HEX2DEC(MID([.C586];3;LEN([.C586])-2))-HEX2DEC(MID([.B586];3;LEN([.B58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t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5</text:p>
          </table:table-cell>
          <table:table-cell table:style-name="ce7" office:value-type="string" calcext:value-type="string">
            <text:p>0x3d7e</text:p>
          </table:table-cell>
          <table:table-cell table:style-name="ce4" table:formula="of:=(HEX2DEC(MID([.C587];3;LEN([.C587])-2))-HEX2DEC(MID([.B587];3;LEN([.B58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f</text:p>
          </table:table-cell>
          <table:table-cell table:style-name="ce7" office:value-type="string" calcext:value-type="string">
            <text:p>0x3d8b</text:p>
          </table:table-cell>
          <table:table-cell table:style-name="ce4" table:formula="of:=(HEX2DEC(MID([.C588];3;LEN([.C588])-2))-HEX2DEC(MID([.B588];3;LEN([.B58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rain Typ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8c</text:p>
          </table:table-cell>
          <table:table-cell table:style-name="ce7" office:value-type="string" calcext:value-type="string">
            <text:p>0x3d98</text:p>
          </table:table-cell>
          <table:table-cell table:style-name="ce4" table:formula="of:=(HEX2DEC(MID([.C589];3;LEN([.C589])-2))-HEX2DEC(MID([.B589];3;LEN([.B58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ame Concep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9</text:p>
          </table:table-cell>
          <table:table-cell table:style-name="ce7" office:value-type="string" calcext:value-type="string">
            <text:p>0x3d9a</text:p>
          </table:table-cell>
          <table:table-cell table:style-name="ce4" table:formula="of:=(HEX2DEC(MID([.C590];3;LEN([.C590])-2))-HEX2DEC(MID([.B590];3;LEN([.B5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b</text:p>
          </table:table-cell>
          <table:table-cell table:style-name="ce7" office:value-type="string" calcext:value-type="string">
            <text:p>0x3d9c</text:p>
          </table:table-cell>
          <table:table-cell table:style-name="ce4" table:formula="of:=(HEX2DEC(MID([.C591];3;LEN([.C591])-2))-HEX2DEC(MID([.B591];3;LEN([.B5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9d</text:p>
          </table:table-cell>
          <table:table-cell table:style-name="ce7" office:value-type="string" calcext:value-type="string">
            <text:p>0x3da6</text:p>
          </table:table-cell>
          <table:table-cell table:style-name="ce4" table:formula="of:=(HEX2DEC(MID([.C592];3;LEN([.C592])-2))-HEX2DEC(MID([.B592];3;LEN([.B59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7</text:p>
          </table:table-cell>
          <table:table-cell table:style-name="ce7" office:value-type="string" calcext:value-type="string">
            <text:p>0x3dac</text:p>
          </table:table-cell>
          <table:table-cell table:style-name="ce4" table:formula="of:=(HEX2DEC(MID([.C593];3;LEN([.C593])-2))-HEX2DEC(MID([.B593];3;LEN([.B593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d</text:p>
          </table:table-cell>
          <table:table-cell table:style-name="ce7" office:value-type="string" calcext:value-type="string">
            <text:p>0x3db5</text:p>
          </table:table-cell>
          <table:table-cell table:style-name="ce4" table:formula="of:=(HEX2DEC(MID([.C594];3;LEN([.C594])-2))-HEX2DEC(MID([.B594];3;LEN([.B59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6</text:p>
          </table:table-cell>
          <table:table-cell table:style-name="ce7" office:value-type="string" calcext:value-type="string">
            <text:p>0x3dbd</text:p>
          </table:table-cell>
          <table:table-cell table:style-name="ce4" table:formula="of:=(HEX2DEC(MID([.C595];3;LEN([.C595])-2))-HEX2DEC(MID([.B595];3;LEN([.B59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e</text:p>
          </table:table-cell>
          <table:table-cell table:style-name="ce7" office:value-type="string" calcext:value-type="string">
            <text:p>0x3dbf</text:p>
          </table:table-cell>
          <table:table-cell table:style-name="ce4" table:formula="of:=(HEX2DEC(MID([.C596];3;LEN([.C596])-2))-HEX2DEC(MID([.B596];3;LEN([.B5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0</text:p>
          </table:table-cell>
          <table:table-cell table:style-name="ce7" office:value-type="string" calcext:value-type="string">
            <text:p>0x3dc7</text:p>
          </table:table-cell>
          <table:table-cell table:style-name="ce4" table:formula="of:=(HEX2DEC(MID([.C597];3;LEN([.C597])-2))-HEX2DEC(MID([.B597];3;LEN([.B59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8</text:p>
          </table:table-cell>
          <table:table-cell table:style-name="ce7" office:value-type="string" calcext:value-type="string">
            <text:p>0x3dc9</text:p>
          </table:table-cell>
          <table:table-cell table:style-name="ce4" table:formula="of:=(HEX2DEC(MID([.C598];3;LEN([.C598])-2))-HEX2DEC(MID([.B598];3;LEN([.B5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a</text:p>
          </table:table-cell>
          <table:table-cell table:style-name="ce7" office:value-type="string" calcext:value-type="string">
            <text:p>0x3dcf</text:p>
          </table:table-cell>
          <table:table-cell table:style-name="ce4" table:formula="of:=(HEX2DEC(MID([.C599];3;LEN([.C599])-2))-HEX2DEC(MID([.B599];3;LEN([.B59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0</text:p>
          </table:table-cell>
          <table:table-cell table:style-name="ce7" office:value-type="string" calcext:value-type="string">
            <text:p>0x3ddc</text:p>
          </table:table-cell>
          <table:table-cell table:style-name="ce4" table:formula="of:=(HEX2DEC(MID([.C600];3;LEN([.C600])-2))-HEX2DEC(MID([.B600];3;LEN([.B6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mprovemen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d</text:p>
          </table:table-cell>
          <table:table-cell table:style-name="ce7" office:value-type="string" calcext:value-type="string">
            <text:p>0x3de4</text:p>
          </table:table-cell>
          <table:table-cell table:style-name="ce4" table:formula="of:=(HEX2DEC(MID([.C601];3;LEN([.C601])-2))-HEX2DEC(MID([.B601];3;LEN([.B60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5</text:p>
          </table:table-cell>
          <table:table-cell table:style-name="ce7" office:value-type="string" calcext:value-type="string">
            <text:p>0x3ded</text:p>
          </table:table-cell>
          <table:table-cell table:style-name="ce4" table:formula="of:=(HEX2DEC(MID([.C602];3;LEN([.C602])-2))-HEX2DEC(MID([.B602];3;LEN([.B60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e</text:p>
          </table:table-cell>
          <table:table-cell table:style-name="ce7" office:value-type="string" calcext:value-type="string">
            <text:p>0x3e02</text:p>
          </table:table-cell>
          <table:table-cell table:style-name="ce4" table:formula="of:=(HEX2DEC(MID([.C603];3;LEN([.C603])-2))-HEX2DEC(MID([.B603];3;LEN([.B603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from Great Library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03</text:p>
          </table:table-cell>
          <table:table-cell table:style-name="ce7" office:value-type="string" calcext:value-type="string">
            <text:p>0x3e0f</text:p>
          </table:table-cell>
          <table:table-cell table:style-name="ce4" table:formula="of:=(HEX2DEC(MID([.C604];3;LEN([.C604])-2))-HEX2DEC(MID([.B604];3;LEN([.B60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Discovere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0</text:p>
          </table:table-cell>
          <table:table-cell table:style-name="ce7" office:value-type="string" calcext:value-type="string">
            <text:p>0x3e1c</text:p>
          </table:table-cell>
          <table:table-cell table:style-name="ce4" table:formula="of:=(HEX2DEC(MID([.C605];3;LEN([.C605])-2))-HEX2DEC(MID([.B605];3;LEN([.B60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Taken from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d</text:p>
          </table:table-cell>
          <table:table-cell table:style-name="ce7" office:value-type="string" calcext:value-type="string">
            <text:p>0x3e1e</text:p>
          </table:table-cell>
          <table:table-cell table:style-name="ce4" table:formula="of:=(HEX2DEC(MID([.C606];3;LEN([.C606])-2))-HEX2DEC(MID([.B606];3;LEN([.B6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f</text:p>
          </table:table-cell>
          <table:table-cell table:style-name="ce7" office:value-type="string" calcext:value-type="string">
            <text:p>0x3e28</text:p>
          </table:table-cell>
          <table:table-cell table:style-name="ce4" table:formula="of:=(HEX2DEC(MID([.C607];3;LEN([.C607])-2))-HEX2DEC(MID([.B607];3;LEN([.B60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29</text:p>
          </table:table-cell>
          <table:table-cell table:style-name="ce7" office:value-type="string" calcext:value-type="string">
            <text:p>0x3e2f</text:p>
          </table:table-cell>
          <table:table-cell table:style-name="ce4" table:formula="of:=(HEX2DEC(MID([.C608];3;LEN([.C608])-2))-HEX2DEC(MID([.B608];3;LEN([.B60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0</text:p>
          </table:table-cell>
          <table:table-cell table:style-name="ce7" office:value-type="string" calcext:value-type="string">
            <text:p>0x3e39</text:p>
          </table:table-cell>
          <table:table-cell table:style-name="ce4" table:formula="of:=(HEX2DEC(MID([.C609];3;LEN([.C609])-2))-HEX2DEC(MID([.B609];3;LEN([.B6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hield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a</text:p>
          </table:table-cell>
          <table:table-cell table:style-name="ce7" office:value-type="string" calcext:value-type="string">
            <text:p>0x3e48</text:p>
          </table:table-cell>
          <table:table-cell table:style-name="ce4" table:formula="of:=(HEX2DEC(MID([.C610];3;LEN([.C610])-2))-HEX2DEC(MID([.B610];3;LEN([.B610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49</text:p>
          </table:table-cell>
          <table:table-cell table:style-name="ce7" office:value-type="string" calcext:value-type="string">
            <text:p>0x3e52</text:p>
          </table:table-cell>
          <table:table-cell table:style-name="ce4" table:formula="of:=(HEX2DEC(MID([.C611];3;LEN([.C611])-2))-HEX2DEC(MID([.B611];3;LEN([.B61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53</text:p>
          </table:table-cell>
          <table:table-cell table:style-name="ce7" office:value-type="string" calcext:value-type="string">
            <text:p>0x3e67</text:p>
          </table:table-cell>
          <table:table-cell table:style-name="ce4" table:formula="of:=(HEX2DEC(MID([.C612];3;LEN([.C612])-2))-HEX2DEC(MID([.B612];3;LEN([.B612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Nuclear Fiss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8</text:p>
          </table:table-cell>
          <table:table-cell table:style-name="ce7" office:value-type="string" calcext:value-type="string">
            <text:p>0x3e6e</text:p>
          </table:table-cell>
          <table:table-cell table:style-name="ce4" table:formula="of:=(HEX2DEC(MID([.C613];3;LEN([.C613])-2))-HEX2DEC(MID([.B613];3;LEN([.B61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f</text:p>
          </table:table-cell>
          <table:table-cell table:style-name="ce7" office:value-type="string" calcext:value-type="string">
            <text:p>0x3e7a</text:p>
          </table:table-cell>
          <table:table-cell table:style-name="ce4" table:formula="of:=(HEX2DEC(MID([.C614];3;LEN([.C614])-2))-HEX2DEC(MID([.B614];3;LEN([.B61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source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7b</text:p>
          </table:table-cell>
          <table:table-cell table:style-name="ce7" office:value-type="string" calcext:value-type="string">
            <text:p>0x3e8c</text:p>
          </table:table-cell>
          <table:table-cell table:style-name="ce4" table:formula="of:=(HEX2DEC(MID([.C615];3;LEN([.C615])-2))-HEX2DEC(MID([.B615];3;LEN([.B615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Strength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8d</text:p>
          </table:table-cell>
          <table:table-cell table:style-name="ce7" office:value-type="string" calcext:value-type="string">
            <text:p>0x3e9f</text:p>
          </table:table-cell>
          <table:table-cell table:style-name="ce4" table:formula="of:=(HEX2DEC(MID([.C616];3;LEN([.C616])-2))-HEX2DEC(MID([.B616];3;LEN([.B616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Strength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a0</text:p>
          </table:table-cell>
          <table:table-cell table:style-name="ce7" office:value-type="string" calcext:value-type="string">
            <text:p>0x3eaf</text:p>
          </table:table-cell>
          <table:table-cell table:style-name="ce4" table:formula="of:=(HEX2DEC(MID([.C617];3;LEN([.C617])-2))-HEX2DEC(MID([.B617];3;LEN([.B617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Rat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0</text:p>
          </table:table-cell>
          <table:table-cell table:style-name="ce7" office:value-type="string" calcext:value-type="string">
            <text:p>0x3eb6</text:p>
          </table:table-cell>
          <table:table-cell table:style-name="ce4" table:formula="of:=(HEX2DEC(MID([.C618];3;LEN([.C618])-2))-HEX2DEC(MID([.B618];3;LEN([.B6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7</text:p>
          </table:table-cell>
          <table:table-cell table:style-name="ce7" office:value-type="string" calcext:value-type="string">
            <text:p>0x3eb8</text:p>
          </table:table-cell>
          <table:table-cell table:style-name="ce4" table:formula="of:=(HEX2DEC(MID([.C619];3;LEN([.C619])-2))-HEX2DEC(MID([.B619];3;LEN([.B61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9</text:p>
          </table:table-cell>
          <table:table-cell table:style-name="ce7" office:value-type="string" calcext:value-type="string">
            <text:p>0x3ebb</text:p>
          </table:table-cell>
          <table:table-cell table:style-name="ce4" table:formula="of:=(HEX2DEC(MID([.C620];3;LEN([.C620])-2))-HEX2DEC(MID([.B620];3;LEN([.B62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c</text:p>
          </table:table-cell>
          <table:table-cell table:style-name="ce7" office:value-type="string" calcext:value-type="string">
            <text:p>0x3ebd</text:p>
          </table:table-cell>
          <table:table-cell table:style-name="ce4" table:formula="of:=(HEX2DEC(MID([.C621];3;LEN([.C621])-2))-HEX2DEC(MID([.B621];3;LEN([.B62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e</text:p>
          </table:table-cell>
          <table:table-cell table:style-name="ce7" office:value-type="string" calcext:value-type="string">
            <text:p>0x3ecf</text:p>
          </table:table-cell>
          <table:table-cell table:style-name="ce4" table:formula="of:=(HEX2DEC(MID([.C622];3;LEN([.C622])-2))-HEX2DEC(MID([.B622];3;LEN([.B62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Irrigation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0</text:p>
          </table:table-cell>
          <table:table-cell table:style-name="ce7" office:value-type="string" calcext:value-type="string">
            <text:p>0x3ed7</text:p>
          </table:table-cell>
          <table:table-cell table:style-name="ce4" table:formula="of:=(HEX2DEC(MID([.C623];3;LEN([.C623])-2))-HEX2DEC(MID([.B623];3;LEN([.B6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8</text:p>
          </table:table-cell>
          <table:table-cell table:style-name="ce7" office:value-type="string" calcext:value-type="string">
            <text:p>0x3ee4</text:p>
          </table:table-cell>
          <table:table-cell table:style-name="ce4" table:formula="of:=(HEX2DEC(MID([.C624];3;LEN([.C624])-2))-HEX2DEC(MID([.B624];3;LEN([.B62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5</text:p>
          </table:table-cell>
          <table:table-cell table:style-name="ce7" office:value-type="string" calcext:value-type="string">
            <text:p>0x3ee7</text:p>
          </table:table-cell>
          <table:table-cell table:style-name="ce4" table:formula="of:=(HEX2DEC(MID([.C625];3;LEN([.C625])-2))-HEX2DEC(MID([.B625];3;LEN([.B6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8</text:p>
          </table:table-cell>
          <table:table-cell table:style-name="ce7" office:value-type="string" calcext:value-type="string">
            <text:p>0x3eea</text:p>
          </table:table-cell>
          <table:table-cell table:style-name="ce4" table:formula="of:=(HEX2DEC(MID([.C626];3;LEN([.C626])-2))-HEX2DEC(MID([.B626];3;LEN([.B62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b</text:p>
          </table:table-cell>
          <table:table-cell table:style-name="ce7" office:value-type="string" calcext:value-type="string">
            <text:p>0x3eec</text:p>
          </table:table-cell>
          <table:table-cell table:style-name="ce4" table:formula="of:=(HEX2DEC(MID([.C627];3;LEN([.C627])-2))-HEX2DEC(MID([.B627];3;LEN([.B6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d</text:p>
          </table:table-cell>
          <table:table-cell table:style-name="ce7" office:value-type="string" calcext:value-type="string">
            <text:p>0x3efa</text:p>
          </table:table-cell>
          <table:table-cell table:style-name="ce4" table:formula="of:=(HEX2DEC(MID([.C628];3;LEN([.C628])-2))-HEX2DEC(MID([.B628];3;LEN([.B62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Mining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fb</text:p>
          </table:table-cell>
          <table:table-cell table:style-name="ce7" office:value-type="string" calcext:value-type="string">
            <text:p>0x3f02</text:p>
          </table:table-cell>
          <table:table-cell table:style-name="ce4" table:formula="of:=(HEX2DEC(MID([.C629];3;LEN([.C629])-2))-HEX2DEC(MID([.B629];3;LEN([.B62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3</text:p>
          </table:table-cell>
          <table:table-cell table:style-name="ce7" office:value-type="string" calcext:value-type="string">
            <text:p>0x3f0a</text:p>
          </table:table-cell>
          <table:table-cell table:style-name="ce4" table:formula="of:=(HEX2DEC(MID([.C630];3;LEN([.C630])-2))-HEX2DEC(MID([.B630];3;LEN([.B6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d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b</text:p>
          </table:table-cell>
          <table:table-cell table:style-name="ce7" office:value-type="string" calcext:value-type="string">
            <text:p>0x3f0c</text:p>
          </table:table-cell>
          <table:table-cell table:style-name="ce4" table:formula="of:=(HEX2DEC(MID([.C631];3;LEN([.C631])-2))-HEX2DEC(MID([.B631];3;LEN([.B63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d</text:p>
          </table:table-cell>
          <table:table-cell table:style-name="ce7" office:value-type="string" calcext:value-type="string">
            <text:p>0x3f0e</text:p>
          </table:table-cell>
          <table:table-cell table:style-name="ce4" table:formula="of:=(HEX2DEC(MID([.C632];3;LEN([.C632])-2))-HEX2DEC(MID([.B632];3;LEN([.B63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f</text:p>
          </table:table-cell>
          <table:table-cell table:style-name="ce7" office:value-type="string" calcext:value-type="string">
            <text:p>0x3f11</text:p>
          </table:table-cell>
          <table:table-cell table:style-name="ce4" table:formula="of:=(HEX2DEC(MID([.C633];3;LEN([.C633])-2))-HEX2DEC(MID([.B633];3;LEN([.B63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12</text:p>
          </table:table-cell>
          <table:table-cell table:style-name="ce7" office:value-type="string" calcext:value-type="string">
            <text:p>0x3f1f</text:p>
          </table:table-cell>
          <table:table-cell table:style-name="ce4" table:formula="of:=(HEX2DEC(MID([.C634];3;LEN([.C634])-2))-HEX2DEC(MID([.B634];3;LEN([.B63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with Roads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0</text:p>
          </table:table-cell>
          <table:table-cell table:style-name="ce7" office:value-type="string" calcext:value-type="string">
            <text:p>0x3f27</text:p>
          </table:table-cell>
          <table:table-cell table:style-name="ce4" table:formula="of:=(HEX2DEC(MID([.C635];3;LEN([.C635])-2))-HEX2DEC(MID([.B635];3;LEN([.B63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thing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8</text:p>
          </table:table-cell>
          <table:table-cell table:style-name="ce7" office:value-type="string" calcext:value-type="string">
            <text:p>0x3f51</text:p>
          </table:table-cell>
          <table:table-cell table:style-name="ce4" table:formula="of:=(HEX2DEC(MID([.C636];3;LEN([.C636])-2))-HEX2DEC(MID([.B636];3;LEN([.B636])-2)))+1" office:value-type="float" office:value="42" calcext:value-type="float">
            <text:p>4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 <text:s/>-1 if government is Despotism/Anarchy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52</text:p>
          </table:table-cell>
          <table:table-cell table:style-name="ce7" office:value-type="string" calcext:value-type="string">
            <text:p>0x3f7c</text:p>
          </table:table-cell>
          <table:table-cell table:style-name="ce4" table:formula="of:=(HEX2DEC(MID([.C637];3;LEN([.C637])-2))-HEX2DEC(MID([.B637];3;LEN([.B637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<text:s/>+1 if government is Republic/Democracy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7d</text:p>
          </table:table-cell>
          <table:table-cell table:style-name="ce7" office:value-type="string" calcext:value-type="string">
            <text:p>0x3f8c</text:p>
          </table:table-cell>
          <table:table-cell table:style-name="ce4" table:formula="of:=(HEX2DEC(MID([.C638];3;LEN([.C638])-2))-HEX2DEC(MID([.B638];3;LEN([.B63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cos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8d</text:p>
          </table:table-cell>
          <table:table-cell table:style-name="ce7" office:value-type="string" calcext:value-type="string">
            <text:p>0x3f90</text:p>
          </table:table-cell>
          <table:table-cell table:style-name="ce4" table:formula="of:=(HEX2DEC(MID([.C639];3;LEN([.C639])-2))-HEX2DEC(MID([.B639];3;LEN([.B63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P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91</text:p>
          </table:table-cell>
          <table:table-cell table:style-name="ce7" office:value-type="string" calcext:value-type="string">
            <text:p>0x3fa1</text:p>
          </table:table-cell>
          <table:table-cell table:style-name="ce4" table:formula="of:=(HEX2DEC(MID([.C640];3;LEN([.C640])-2))-HEX2DEC(MID([.B640];3;LEN([.B640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bonus: 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2</text:p>
          </table:table-cell>
          <table:table-cell table:style-name="ce7" office:value-type="string" calcext:value-type="string">
            <text:p>0x3fa3</text:p>
          </table:table-cell>
          <table:table-cell table:style-name="ce4" table:formula="of:=(HEX2DEC(MID([.C641];3;LEN([.C641])-2))-HEX2DEC(MID([.B641];3;LEN([.B6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4</text:p>
          </table:table-cell>
          <table:table-cell table:style-name="ce7" office:value-type="string" calcext:value-type="string">
            <text:p>0x3fae</text:p>
          </table:table-cell>
          <table:table-cell table:style-name="ce4" table:formula="of:=(HEX2DEC(MID([.C642];3;LEN([.C642])-2))-HEX2DEC(MID([.B642];3;LEN([.B64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lurb0.tx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ffd</text:p>
          </table:table-cell>
          <table:table-cell table:style-name="ce7" office:value-type="string" calcext:value-type="string">
            <text:p>0x4007</text:p>
          </table:table-cell>
          <table:table-cell table:style-name="ce4" table:formula="of:=(HEX2DEC(MID([.C643];3;LEN([.C643])-2))-HEX2DEC(MID([.B643];3;LEN([.B64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lay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08</text:p>
          </table:table-cell>
          <table:table-cell table:style-name="ce7" office:value-type="string" calcext:value-type="string">
            <text:p>0x4013</text:p>
          </table:table-cell>
          <table:table-cell table:style-name="ce4" table:formula="of:=(HEX2DEC(MID([.C644];3;LEN([.C644])-2))-HEX2DEC(MID([.B644];3;LEN([.B64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4</text:p>
          </table:table-cell>
          <table:table-cell table:style-name="ce7" office:value-type="string" calcext:value-type="string">
            <text:p>0x4017</text:p>
          </table:table-cell>
          <table:table-cell table:style-name="ce4" table:formula="of:=(HEX2DEC(MID([.C645];3;LEN([.C645])-2))-HEX2DEC(MID([.B645];3;LEN([.B64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8</text:p>
          </table:table-cell>
          <table:table-cell table:style-name="ce7" office:value-type="string" calcext:value-type="string">
            <text:p>0x401b</text:p>
          </table:table-cell>
          <table:table-cell table:style-name="ce4" table:formula="of:=(HEX2DEC(MID([.C646];3;LEN([.C646])-2))-HEX2DEC(MID([.B646];3;LEN([.B64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c</text:p>
          </table:table-cell>
          <table:table-cell table:style-name="ce7" office:value-type="string" calcext:value-type="string">
            <text:p>0x401e</text:p>
          </table:table-cell>
          <table:table-cell table:style-name="ce4" table:formula="of:=(HEX2DEC(MID([.C647];3;LEN([.C647])-2))-HEX2DEC(MID([.B647];3;LEN([.B6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f</text:p>
          </table:table-cell>
          <table:table-cell table:style-name="ce7" office:value-type="string" calcext:value-type="string">
            <text:p>0x4032</text:p>
          </table:table-cell>
          <table:table-cell table:style-name="ce4" table:formula="of:=(HEX2DEC(MID([.C648];3;LEN([.C648])-2))-HEX2DEC(MID([.B648];3;LEN([.B648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the city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3</text:p>
          </table:table-cell>
          <table:table-cell table:style-name="ce7" office:value-type="string" calcext:value-type="string">
            <text:p>0x403c</text:p>
          </table:table-cell>
          <table:table-cell table:style-name="ce4" table:formula="of:=(HEX2DEC(MID([.C649];3;LEN([.C649])-2))-HEX2DEC(MID([.B649];3;LEN([.B64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d</text:p>
          </table:table-cell>
          <table:table-cell table:style-name="ce7" office:value-type="string" calcext:value-type="string">
            <text:p>0x4047</text:p>
          </table:table-cell>
          <table:table-cell table:style-name="ce4" table:formula="of:=(HEX2DEC(MID([.C650];3;LEN([.C650])-2))-HEX2DEC(MID([.B650];3;LEN([.B65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48</text:p>
          </table:table-cell>
          <table:table-cell table:style-name="ce7" office:value-type="string" calcext:value-type="string">
            <text:p>0x4058</text:p>
          </table:table-cell>
          <table:table-cell table:style-name="ce4" table:formula="of:=(HEX2DEC(MID([.C651];3;LEN([.C651])-2))-HEX2DEC(MID([.B651];3;LEN([.B651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 o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59</text:p>
          </table:table-cell>
          <table:table-cell table:style-name="ce7" office:value-type="string" calcext:value-type="string">
            <text:p>0x406a</text:p>
          </table:table-cell>
          <table:table-cell table:style-name="ce4" table:formula="of:=(HEX2DEC(MID([.C652];3;LEN([.C652])-2))-HEX2DEC(MID([.B652];3;LEN([.B65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ake peace with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6b</text:p>
          </table:table-cell>
          <table:table-cell table:style-name="ce7" office:value-type="string" calcext:value-type="string">
            <text:p>0x4075</text:p>
          </table:table-cell>
          <table:table-cell table:style-name="ce4" table:formula="of:=(HEX2DEC(MID([.C653];3;LEN([.C653])-2))-HEX2DEC(MID([.B653];3;LEN([.B65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cove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76</text:p>
          </table:table-cell>
          <table:table-cell table:style-name="ce7" office:value-type="string" calcext:value-type="string">
            <text:p>0x4085</text:p>
          </table:table-cell>
          <table:table-cell table:style-name="ce4" table:formula="of:=(HEX2DEC(MID([.C654];3;LEN([.C654])-2))-HEX2DEC(MID([.B654];3;LEN([.B654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e first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6</text:p>
          </table:table-cell>
          <table:table-cell table:style-name="ce7" office:value-type="string" calcext:value-type="string">
            <text:p>0x408c</text:p>
          </table:table-cell>
          <table:table-cell table:style-name="ce4" table:formula="of:=(HEX2DEC(MID([.C655];3;LEN([.C655])-2))-HEX2DEC(MID([.B655];3;LEN([.B65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m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d</text:p>
          </table:table-cell>
          <table:table-cell table:style-name="ce7" office:value-type="string" calcext:value-type="string">
            <text:p>0x4094</text:p>
          </table:table-cell>
          <table:table-cell table:style-name="ce4" table:formula="of:=(HEX2DEC(MID([.C656];3;LEN([.C656])-2))-HEX2DEC(MID([.B656];3;LEN([.B65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5</text:p>
          </table:table-cell>
          <table:table-cell table:style-name="ce7" office:value-type="string" calcext:value-type="string">
            <text:p>0x4099</text:p>
          </table:table-cell>
          <table:table-cell table:style-name="ce4" table:formula="of:=(HEX2DEC(MID([.C657];3;LEN([.C657])-2))-HEX2DEC(MID([.B657];3;LEN([.B65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a</text:p>
          </table:table-cell>
          <table:table-cell table:style-name="ce7" office:value-type="string" calcext:value-type="string">
            <text:p>0x409c</text:p>
          </table:table-cell>
          <table:table-cell table:style-name="ce4" table:formula="of:=(HEX2DEC(MID([.C658];3;LEN([.C658])-2))-HEX2DEC(MID([.B658];3;LEN([.B65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d</text:p>
          </table:table-cell>
          <table:table-cell table:style-name="ce7" office:value-type="string" calcext:value-type="string">
            <text:p>0x40a6</text:p>
          </table:table-cell>
          <table:table-cell table:style-name="ce4" table:formula="of:=(HEX2DEC(MID([.C659];3;LEN([.C659])-2))-HEX2DEC(MID([.B659];3;LEN([.B65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es;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a7</text:p>
          </table:table-cell>
          <table:table-cell table:style-name="ce7" office:value-type="string" calcext:value-type="string">
            <text:p>0x40b2</text:p>
          </table:table-cell>
          <table:table-cell table:style-name="ce4" table:formula="of:=(HEX2DEC(MID([.C660];3;LEN([.C660])-2))-HEX2DEC(MID([.B660];3;LEN([.B66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pulat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3</text:p>
          </table:table-cell>
          <table:table-cell table:style-name="ce7" office:value-type="string" calcext:value-type="string">
            <text:p>0x40b7</text:p>
          </table:table-cell>
          <table:table-cell table:style-name="ce4" table:formula="of:=(HEX2DEC(MID([.C661];3;LEN([.C661])-2))-HEX2DEC(MID([.B661];3;LEN([.B66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8</text:p>
          </table:table-cell>
          <table:table-cell table:style-name="ce7" office:value-type="string" calcext:value-type="string">
            <text:p>0x40b9</text:p>
          </table:table-cell>
          <table:table-cell table:style-name="ce4" table:formula="of:=(HEX2DEC(MID([.C662];3;LEN([.C662])-2))-HEX2DEC(MID([.B662];3;LEN([.B66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a</text:p>
          </table:table-cell>
          <table:table-cell table:style-name="ce7" office:value-type="string" calcext:value-type="string">
            <text:p>0x40bb</text:p>
          </table:table-cell>
          <table:table-cell table:style-name="ce4" table:formula="of:=(HEX2DEC(MID([.C663];3;LEN([.C663])-2))-HEX2DEC(MID([.B663];3;LEN([.B66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c</text:p>
          </table:table-cell>
          <table:table-cell table:style-name="ce7" office:value-type="string" calcext:value-type="string">
            <text:p>0x40bd</text:p>
          </table:table-cell>
          <table:table-cell table:style-name="ce4" table:formula="of:=(HEX2DEC(MID([.C664];3;LEN([.C664])-2))-HEX2DEC(MID([.B664];3;LEN([.B66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e</text:p>
          </table:table-cell>
          <table:table-cell table:style-name="ce7" office:value-type="string" calcext:value-type="string">
            <text:p>0x40bf</text:p>
          </table:table-cell>
          <table:table-cell table:style-name="ce4" table:formula="of:=(HEX2DEC(MID([.C665];3;LEN([.C665])-2))-HEX2DEC(MID([.B665];3;LEN([.B6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c0</text:p>
          </table:table-cell>
          <table:table-cell table:style-name="ce7" office:value-type="string" calcext:value-type="string">
            <text:p>0x40db</text:p>
          </table:table-cell>
          <table:table-cell table:style-name="ce4" table:formula="of:=(HEX2DEC(MID([.C666];3;LEN([.C666])-2))-HEX2DEC(MID([.B666];3;LEN([.B666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destroyed by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c</text:p>
          </table:table-cell>
          <table:table-cell table:style-name="ce7" office:value-type="string" calcext:value-type="string">
            <text:p>0x40dd</text:p>
          </table:table-cell>
          <table:table-cell table:style-name="ce4" table:formula="of:=(HEX2DEC(MID([.C667];3;LEN([.C667])-2))-HEX2DEC(MID([.B667];3;LEN([.B66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play Data Length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e</text:p>
          </table:table-cell>
          <table:table-cell table:style-name="ce7" office:value-type="string" calcext:value-type="string">
            <text:p>0x40df</text:p>
          </table:table-cell>
          <table:table-cell table:style-name="ce4" table:formula="of:=(HEX2DEC(MID([.C668];3;LEN([.C668])-2))-HEX2DEC(MID([.B668];3;LEN([.B66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e0</text:p>
          </table:table-cell>
          <table:table-cell table:style-name="ce7" office:value-type="string" calcext:value-type="string">
            <text:p>0x40f6</text:p>
          </table:table-cell>
          <table:table-cell table:style-name="ce4" table:formula="of:=(HEX2DEC(MID([.C669];3;LEN([.C669])-2))-HEX2DEC(MID([.B669];3;LEN([.B669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entire world hail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f7</text:p>
          </table:table-cell>
          <table:table-cell table:style-name="ce7" office:value-type="string" calcext:value-type="string">
            <text:p>0x4106</text:p>
          </table:table-cell>
          <table:table-cell table:style-name="ce4" table:formula="of:=(HEX2DEC(MID([.C670];3;LEN([.C670])-2))-HEX2DEC(MID([.B670];3;LEN([.B670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he CONQUEROR!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07</text:p>
          </table:table-cell>
          <table:table-cell table:style-name="ce7" office:value-type="string" calcext:value-type="string">
            <text:p>0x4111</text:p>
          </table:table-cell>
          <table:table-cell table:style-name="ce4" table:formula="of:=(HEX2DEC(MID([.C671];3;LEN([.C671])-2))-HEX2DEC(MID([.B671];3;LEN([.B6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2</text:p>
          </table:table-cell>
          <table:table-cell table:style-name="ce7" office:value-type="string" calcext:value-type="string">
            <text:p>0x411b</text:p>
          </table:table-cell>
          <table:table-cell table:style-name="ce4" table:formula="of:=(HEX2DEC(MID([.C672];3;LEN([.C672])-2))-HEX2DEC(MID([.B672];3;LEN([.B67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c</text:p>
          </table:table-cell>
          <table:table-cell table:style-name="ce7" office:value-type="string" calcext:value-type="string">
            <text:p>0x4125</text:p>
          </table:table-cell>
          <table:table-cell table:style-name="ce4" table:formula="of:=(HEX2DEC(MID([.C673];3;LEN([.C673])-2))-HEX2DEC(MID([.B673];3;LEN([.B67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2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6</text:p>
          </table:table-cell>
          <table:table-cell table:style-name="ce7" office:value-type="string" calcext:value-type="string">
            <text:p>0x4129</text:p>
          </table:table-cell>
          <table:table-cell table:style-name="ce4" table:formula="of:=(HEX2DEC(MID([.C674];3;LEN([.C674])-2))-HEX2DEC(MID([.B674];3;LEN([.B67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a</text:p>
          </table:table-cell>
          <table:table-cell table:style-name="ce7" office:value-type="string" calcext:value-type="string">
            <text:p>0x4133</text:p>
          </table:table-cell>
          <table:table-cell table:style-name="ce4" table:formula="of:=(HEX2DEC(MID([.C675];3;LEN([.C675])-2))-HEX2DEC(MID([.B675];3;LEN([.B6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4</text:p>
          </table:table-cell>
          <table:table-cell table:style-name="ce7" office:value-type="string" calcext:value-type="string">
            <text:p>0x413d</text:p>
          </table:table-cell>
          <table:table-cell table:style-name="ce4" table:formula="of:=(HEX2DEC(MID([.C676];3;LEN([.C676])-2))-HEX2DEC(MID([.B676];3;LEN([.B67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e</text:p>
          </table:table-cell>
          <table:table-cell table:style-name="ce7" office:value-type="string" calcext:value-type="string">
            <text:p>0x4141</text:p>
          </table:table-cell>
          <table:table-cell table:style-name="ce4" table:formula="of:=(HEX2DEC(MID([.C677];3;LEN([.C677])-2))-HEX2DEC(MID([.B677];3;LEN([.B67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42</text:p>
          </table:table-cell>
          <table:table-cell table:style-name="ce7" office:value-type="string" calcext:value-type="string">
            <text:p>0x4145</text:p>
          </table:table-cell>
          <table:table-cell table:style-name="ce4" table:formula="of:=(HEX2DEC(MID([.C678];3;LEN([.C678])-2))-HEX2DEC(MID([.B678];3;LEN([.B67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6</text:p>
          </table:table-cell>
          <table:table-cell table:style-name="ce7" office:value-type="string" calcext:value-type="string">
            <text:p>0x4148</text:p>
          </table:table-cell>
          <table:table-cell table:style-name="ce4" table:formula="of:=(HEX2DEC(MID([.C679];3;LEN([.C679])-2))-HEX2DEC(MID([.B679];3;LEN([.B67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9</text:p>
          </table:table-cell>
          <table:table-cell table:style-name="ce7" office:value-type="string" calcext:value-type="string">
            <text:p>0x4151</text:p>
          </table:table-cell>
          <table:table-cell table:style-name="ce4" table:formula="of:=(HEX2DEC(MID([.C680];3;LEN([.C680])-2))-HEX2DEC(MID([.B680];3;LEN([.B68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2</text:p>
          </table:table-cell>
          <table:table-cell table:style-name="ce7" office:value-type="string" calcext:value-type="string">
            <text:p>0x4156</text:p>
          </table:table-cell>
          <table:table-cell table:style-name="ce4" table:formula="of:=(HEX2DEC(MID([.C681];3;LEN([.C681])-2))-HEX2DEC(MID([.B681];3;LEN([.B68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7</text:p>
          </table:table-cell>
          <table:table-cell table:style-name="ce7" office:value-type="string" calcext:value-type="string">
            <text:p>0x4165</text:p>
          </table:table-cell>
          <table:table-cell table:style-name="ce4" table:formula="of:=(HEX2DEC(MID([.C682];3;LEN([.C682])-2))-HEX2DEC(MID([.B682];3;LEN([.B68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!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66</text:p>
          </table:table-cell>
          <table:table-cell table:style-name="ce7" office:value-type="string" calcext:value-type="string">
            <text:p>0x4173</text:p>
          </table:table-cell>
          <table:table-cell table:style-name="ce4" table:formula="of:=(HEX2DEC(MID([.C683];3;LEN([.C683])-2))-HEX2DEC(MID([.B683];3;LEN([.B68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army?\n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74</text:p>
          </table:table-cell>
          <table:table-cell table:style-name="ce7" office:value-type="string" calcext:value-type="string">
            <text:p>0x4176</text:p>
          </table:table-cell>
          <table:table-cell table:style-name="ce4" table:formula="of:=(HEX2DEC(MID([.C684];3;LEN([.C684])-2))-HEX2DEC(MID([.B684];3;LEN([.B6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7</text:p>
          </table:table-cell>
          <table:table-cell table:style-name="ce7" office:value-type="string" calcext:value-type="string">
            <text:p>0x4178</text:p>
          </table:table-cell>
          <table:table-cell table:style-name="ce4" table:formula="of:=(HEX2DEC(MID([.C685];3;LEN([.C685])-2))-HEX2DEC(MID([.B685];3;LEN([.B68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9</text:p>
          </table:table-cell>
          <table:table-cell table:style-name="ce7" office:value-type="string" calcext:value-type="string">
            <text:p>0x417a</text:p>
          </table:table-cell>
          <table:table-cell table:style-name="ce4" table:formula="of:=(HEX2DEC(MID([.C686];3;LEN([.C686])-2))-HEX2DEC(MID([.B686];3;LEN([.B68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b</text:p>
          </table:table-cell>
          <table:table-cell table:style-name="ce7" office:value-type="string" calcext:value-type="string">
            <text:p>0x417c</text:p>
          </table:table-cell>
          <table:table-cell table:style-name="ce4" table:formula="of:=(HEX2DEC(MID([.C687];3;LEN([.C687])-2))-HEX2DEC(MID([.B687];3;LEN([.B6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d</text:p>
          </table:table-cell>
          <table:table-cell table:style-name="ce7" office:value-type="string" calcext:value-type="string">
            <text:p>0x417e</text:p>
          </table:table-cell>
          <table:table-cell table:style-name="ce4" table:formula="of:=(HEX2DEC(MID([.C688];3;LEN([.C688])-2))-HEX2DEC(MID([.B688];3;LEN([.B6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f</text:p>
          </table:table-cell>
          <table:table-cell table:style-name="ce7" office:value-type="string" calcext:value-type="string">
            <text:p>0x4180</text:p>
          </table:table-cell>
          <table:table-cell table:style-name="ce4" table:formula="of:=(HEX2DEC(MID([.C689];3;LEN([.C689])-2))-HEX2DEC(MID([.B689];3;LEN([.B6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1</text:p>
          </table:table-cell>
          <table:table-cell table:style-name="ce7" office:value-type="string" calcext:value-type="string">
            <text:p>0x4182</text:p>
          </table:table-cell>
          <table:table-cell table:style-name="ce4" table:formula="of:=(HEX2DEC(MID([.C690];3;LEN([.C690])-2))-HEX2DEC(MID([.B690];3;LEN([.B6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3</text:p>
          </table:table-cell>
          <table:table-cell table:style-name="ce7" office:value-type="string" calcext:value-type="string">
            <text:p>0x4184</text:p>
          </table:table-cell>
          <table:table-cell table:style-name="ce4" table:formula="of:=(HEX2DEC(MID([.C691];3;LEN([.C691])-2))-HEX2DEC(MID([.B691];3;LEN([.B6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5</text:p>
          </table:table-cell>
          <table:table-cell table:style-name="ce7" office:value-type="string" calcext:value-type="string">
            <text:p>0x4186</text:p>
          </table:table-cell>
          <table:table-cell table:style-name="ce4" table:formula="of:=(HEX2DEC(MID([.C692];3;LEN([.C692])-2))-HEX2DEC(MID([.B692];3;LEN([.B6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7</text:p>
          </table:table-cell>
          <table:table-cell table:style-name="ce7" office:value-type="string" calcext:value-type="string">
            <text:p>0x4188</text:p>
          </table:table-cell>
          <table:table-cell table:style-name="ce4" table:formula="of:=(HEX2DEC(MID([.C693];3;LEN([.C693])-2))-HEX2DEC(MID([.B693];3;LEN([.B6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9</text:p>
          </table:table-cell>
          <table:table-cell table:style-name="ce7" office:value-type="string" calcext:value-type="string">
            <text:p>0x418a</text:p>
          </table:table-cell>
          <table:table-cell table:style-name="ce4" table:formula="of:=(HEX2DEC(MID([.C694];3;LEN([.C694])-2))-HEX2DEC(MID([.B694];3;LEN([.B6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b</text:p>
          </table:table-cell>
          <table:table-cell table:style-name="ce7" office:value-type="string" calcext:value-type="string">
            <text:p>0x418c</text:p>
          </table:table-cell>
          <table:table-cell table:style-name="ce4" table:formula="of:=(HEX2DEC(MID([.C695];3;LEN([.C695])-2))-HEX2DEC(MID([.B695];3;LEN([.B6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d</text:p>
          </table:table-cell>
          <table:table-cell table:style-name="ce7" office:value-type="string" calcext:value-type="string">
            <text:p>0x418e</text:p>
          </table:table-cell>
          <table:table-cell table:style-name="ce4" table:formula="of:=(HEX2DEC(MID([.C696];3;LEN([.C696])-2))-HEX2DEC(MID([.B696];3;LEN([.B6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f</text:p>
          </table:table-cell>
          <table:table-cell table:style-name="ce7" office:value-type="string" calcext:value-type="string">
            <text:p>0x4191</text:p>
          </table:table-cell>
          <table:table-cell table:style-name="ce4" table:formula="of:=(HEX2DEC(MID([.C697];3;LEN([.C697])-2))-HEX2DEC(MID([.B697];3;LEN([.B6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1</text:p>
          </table:table-cell>
          <table:table-cell table:style-name="ce7" office:value-type="string" calcext:value-type="string">
            <text:p>0x4192</text:p>
          </table:table-cell>
          <table:table-cell table:style-name="ce4" table:formula="of:=(HEX2DEC(MID([.C698];3;LEN([.C698])-2))-HEX2DEC(MID([.B698];3;LEN([.B6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3</text:p>
          </table:table-cell>
          <table:table-cell table:style-name="ce7" office:value-type="string" calcext:value-type="string">
            <text:p>0x4194</text:p>
          </table:table-cell>
          <table:table-cell table:style-name="ce4" table:formula="of:=(HEX2DEC(MID([.C699];3;LEN([.C699])-2))-HEX2DEC(MID([.B699];3;LEN([.B69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5</text:p>
          </table:table-cell>
          <table:table-cell table:style-name="ce7" office:value-type="string" calcext:value-type="string">
            <text:p>0x4196</text:p>
          </table:table-cell>
          <table:table-cell table:style-name="ce4" table:formula="of:=(HEX2DEC(MID([.C700];3;LEN([.C700])-2))-HEX2DEC(MID([.B700];3;LEN([.B7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7</text:p>
          </table:table-cell>
          <table:table-cell table:style-name="ce7" office:value-type="string" calcext:value-type="string">
            <text:p>0x4198</text:p>
          </table:table-cell>
          <table:table-cell table:style-name="ce4" table:formula="of:=(HEX2DEC(MID([.C701];3;LEN([.C701])-2))-HEX2DEC(MID([.B701];3;LEN([.B7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9</text:p>
          </table:table-cell>
          <table:table-cell table:style-name="ce7" office:value-type="string" calcext:value-type="string">
            <text:p>0x419d</text:p>
          </table:table-cell>
          <table:table-cell table:style-name="ce4" table:formula="of:=(HEX2DEC(MID([.C702];3;LEN([.C702])-2))-HEX2DEC(MID([.B702];3;LEN([.B70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c: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e</text:p>
          </table:table-cell>
          <table:table-cell table:style-name="ce7" office:value-type="string" calcext:value-type="string">
            <text:p>0x419f</text:p>
          </table:table-cell>
          <table:table-cell table:style-name="ce4" table:formula="of:=(HEX2DEC(MID([.C703];3;LEN([.C703])-2))-HEX2DEC(MID([.B703];3;LEN([.B7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0</text:p>
          </table:table-cell>
          <table:table-cell table:style-name="ce7" office:value-type="string" calcext:value-type="string">
            <text:p>0x41a1</text:p>
          </table:table-cell>
          <table:table-cell table:style-name="ce4" table:formula="of:=(HEX2DEC(MID([.C704];3;LEN([.C704])-2))-HEX2DEC(MID([.B704];3;LEN([.B7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2</text:p>
          </table:table-cell>
          <table:table-cell table:style-name="ce7" office:value-type="string" calcext:value-type="string">
            <text:p>0x41a5</text:p>
          </table:table-cell>
          <table:table-cell table:style-name="ce4" table:formula="of:=(HEX2DEC(MID([.C705];3;LEN([.C705])-2))-HEX2DEC(MID([.B705];3;LEN([.B70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: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6</text:p>
          </table:table-cell>
          <table:table-cell table:style-name="ce7" office:value-type="string" calcext:value-type="string">
            <text:p>0x41a7</text:p>
          </table:table-cell>
          <table:table-cell table:style-name="ce4" table:formula="of:=(HEX2DEC(MID([.C706];3;LEN([.C706])-2))-HEX2DEC(MID([.B706];3;LEN([.B7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8</text:p>
          </table:table-cell>
          <table:table-cell table:style-name="ce7" office:value-type="string" calcext:value-type="string">
            <text:p>0x41a9</text:p>
          </table:table-cell>
          <table:table-cell table:style-name="ce4" table:formula="of:=(HEX2DEC(MID([.C707];3;LEN([.C707])-2))-HEX2DEC(MID([.B707];3;LEN([.B7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a</text:p>
          </table:table-cell>
          <table:table-cell table:style-name="ce7" office:value-type="string" calcext:value-type="string">
            <text:p>0x41ab</text:p>
          </table:table-cell>
          <table:table-cell table:style-name="ce4" table:formula="of:=(HEX2DEC(MID([.C708];3;LEN([.C708])-2))-HEX2DEC(MID([.B708];3;LEN([.B7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c</text:p>
          </table:table-cell>
          <table:table-cell table:style-name="ce7" office:value-type="string" calcext:value-type="string">
            <text:p>0x41ae</text:p>
          </table:table-cell>
          <table:table-cell table:style-name="ce4" table:formula="of:=(HEX2DEC(MID([.C709];3;LEN([.C709])-2))-HEX2DEC(MID([.B709];3;LEN([.B7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*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0];3;LEN([.C710])-2))-HEX2DEC(MID([.B710];3;LEN([.B710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1];3;LEN([.C711])-2))-HEX2DEC(MID([.B711];3;LEN([.B71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3</text:p>
          </table:table-cell>
          <table:table-cell table:style-name="ce7" office:value-type="string" calcext:value-type="string">
            <text:p>0x41d6</text:p>
          </table:table-cell>
          <table:table-cell table:style-name="ce4" table:formula="of:=(HEX2DEC(MID([.C712];3;LEN([.C712])-2))-HEX2DEC(MID([.B712];3;LEN([.B71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3];3;LEN([.C713])-2))-HEX2DEC(MID([.B713];3;LEN([.B7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4];3;LEN([.C714])-2))-HEX2DEC(MID([.B714];3;LEN([.B7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5];3;LEN([.C715])-2))-HEX2DEC(MID([.B715];3;LEN([.B7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6];3;LEN([.C716])-2))-HEX2DEC(MID([.B716];3;LEN([.B71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7];3;LEN([.C717])-2))-HEX2DEC(MID([.B717];3;LEN([.B7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8];3;LEN([.C718])-2))-HEX2DEC(MID([.B718];3;LEN([.B7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19];3;LEN([.C719])-2))-HEX2DEC(MID([.B719];3;LEN([.B71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20];3;LEN([.C720])-2))-HEX2DEC(MID([.B720];3;LEN([.B72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0</text:p>
          </table:table-cell>
          <table:table-cell table:style-name="ce7" office:value-type="string" calcext:value-type="string">
            <text:p>0x41e4</text:p>
          </table:table-cell>
          <table:table-cell table:style-name="ce4" table:formula="of:=(HEX2DEC(MID([.C721];3;LEN([.C721])-2))-HEX2DEC(MID([.B721];3;LEN([.B72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5</text:p>
          </table:table-cell>
          <table:table-cell table:style-name="ce7" office:value-type="string" calcext:value-type="string">
            <text:p>0x41e9</text:p>
          </table:table-cell>
          <table:table-cell table:style-name="ce4" table:formula="of:=(HEX2DEC(MID([.C722];3;LEN([.C722])-2))-HEX2DEC(MID([.B722];3;LEN([.B72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a</text:p>
          </table:table-cell>
          <table:table-cell table:style-name="ce7" office:value-type="string" calcext:value-type="string">
            <text:p>0x41f3</text:p>
          </table:table-cell>
          <table:table-cell table:style-name="ce4" table:formula="of:=(HEX2DEC(MID([.C723];3;LEN([.C723])-2))-HEX2DEC(MID([.B723];3;LEN([.B72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TY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f4</text:p>
          </table:table-cell>
          <table:table-cell table:style-name="ce7" office:value-type="string" calcext:value-type="string">
            <text:p>0x4209</text:p>
          </table:table-cell>
          <table:table-cell table:style-name="ce4" table:formula="of:=(HEX2DEC(MID([.C724];3;LEN([.C724])-2))-HEX2DEC(MID([.B724];3;LEN([.B724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Save File..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0a</text:p>
          </table:table-cell>
          <table:table-cell table:style-name="ce7" office:value-type="string" calcext:value-type="string">
            <text:p>0x4220</text:p>
          </table:table-cell>
          <table:table-cell table:style-name="ce4" table:formula="of:=(HEX2DEC(MID([.C725];3;LEN([.C725])-2))-HEX2DEC(MID([.B725];3;LEN([.B72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has been sav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21</text:p>
          </table:table-cell>
          <table:table-cell table:style-name="ce7" office:value-type="string" calcext:value-type="string">
            <text:p>0x4232</text:p>
          </table:table-cell>
          <table:table-cell table:style-name="ce4" table:formula="of:=(HEX2DEC(MID([.C726];3;LEN([.C726])-2))-HEX2DEC(MID([.B726];3;LEN([.B72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NOT saved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7];3;LEN([.C727])-2))-HEX2DEC(MID([.B727];3;LEN([.B727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8];3;LEN([.C728])-2))-HEX2DEC(MID([.B728];3;LEN([.B728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29];3;LEN([.C729])-2))-HEX2DEC(MID([.B729];3;LEN([.B72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30];3;LEN([.C730])-2))-HEX2DEC(MID([.B730];3;LEN([.B73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1];3;LEN([.C731])-2))-HEX2DEC(MID([.B731];3;LEN([.B73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2];3;LEN([.C732])-2))-HEX2DEC(MID([.B732];3;LEN([.B73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0</text:p>
          </table:table-cell>
          <table:table-cell table:style-name="ce7" office:value-type="string" calcext:value-type="string">
            <text:p>0x4271</text:p>
          </table:table-cell>
          <table:table-cell table:style-name="ce4" table:formula="of:=(HEX2DEC(MID([.C733];3;LEN([.C733])-2))-HEX2DEC(MID([.B733];3;LEN([.B73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4];3;LEN([.C734])-2))-HEX2DEC(MID([.B734];3;LEN([.B7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5];3;LEN([.C735])-2))-HEX2DEC(MID([.B735];3;LEN([.B7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6];3;LEN([.C736])-2))-HEX2DEC(MID([.B736];3;LEN([.B7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7];3;LEN([.C737])-2))-HEX2DEC(MID([.B737];3;LEN([.B7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7</text:p>
          </table:table-cell>
          <table:table-cell table:style-name="ce7" office:value-type="string" calcext:value-type="string">
            <text:p>0x4279</text:p>
          </table:table-cell>
          <table:table-cell table:style-name="ce4" table:formula="of:=(HEX2DEC(MID([.C738];3;LEN([.C738])-2))-HEX2DEC(MID([.B738];3;LEN([.B7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a</text:p>
          </table:table-cell>
          <table:table-cell table:style-name="ce7" office:value-type="string" calcext:value-type="string">
            <text:p>0x427b</text:p>
          </table:table-cell>
          <table:table-cell table:style-name="ce4" table:formula="of:=(HEX2DEC(MID([.C739];3;LEN([.C739])-2))-HEX2DEC(MID([.B739];3;LEN([.B7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c</text:p>
          </table:table-cell>
          <table:table-cell table:style-name="ce7" office:value-type="string" calcext:value-type="string">
            <text:p>0x4294</text:p>
          </table:table-cell>
          <table:table-cell table:style-name="ce4" table:formula="of:=(HEX2DEC(MID([.C740];3;LEN([.C740])-2))-HEX2DEC(MID([.B740];3;LEN([.B74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... save in progress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95</text:p>
          </table:table-cell>
          <table:table-cell table:style-name="ce7" office:value-type="string" calcext:value-type="string">
            <text:p>0x42d4</text:p>
          </table:table-cell>
          <table:table-cell table:style-name="ce4" table:formula="of:=(HEX2DEC(MID([.C741];3;LEN([.C741])-2))-HEX2DEC(MID([.B741];3;LEN([.B741])-2)))+1" office:value-type="float" office:value="64" calcext:value-type="float">
            <text:p>6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3"/>saved game files?\n\n <text:s text:c="11"/>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d5</text:p>
          </table:table-cell>
          <table:table-cell table:style-name="ce7" office:value-type="string" calcext:value-type="string">
            <text:p>0x4313</text:p>
          </table:table-cell>
          <table:table-cell table:style-name="ce4" table:formula="of:=(HEX2DEC(MID([.C742];3;LEN([.C742])-2))-HEX2DEC(MID([.B742];3;LEN([.B742])-2)))+1" office:value-type="float" office:value="63" calcext:value-type="float">
            <text:p>6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4"/>Save Game disk?\n\n <text:s text:c="11"/>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14</text:p>
          </table:table-cell>
          <table:table-cell table:style-name="ce7" office:value-type="string" calcext:value-type="string">
            <text:p>0x4350</text:p>
          </table:table-cell>
          <table:table-cell table:style-name="ce4" table:formula="of:=(HEX2DEC(MID([.C743];3;LEN([.C743])-2))-HEX2DEC(MID([.B743];3;LEN([.B743])-2)))+1" office:value-type="float" office:value="61" calcext:value-type="float">
            <text:p>6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n\n <text:s text:c="3"/>Press drive letter and\nReturn when disk is insert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51</text:p>
          </table:table-cell>
          <table:table-cell table:style-name="ce7" office:value-type="string" calcext:value-type="string">
            <text:p>0x436d</text:p>
          </table:table-cell>
          <table:table-cell table:style-name="ce4" table:formula="of:=(HEX2DEC(MID([.C744];3;LEN([.C744])-2))-HEX2DEC(MID([.B744];3;LEN([.B744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Press Escape to cancel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6e</text:p>
          </table:table-cell>
          <table:table-cell table:style-name="ce7" office:value-type="string" calcext:value-type="string">
            <text:p>0x4382</text:p>
          </table:table-cell>
          <table:table-cell table:style-name="ce4" table:formula="of:=(HEX2DEC(MID([.C745];3;LEN([.C745])-2))-HEX2DEC(MID([.B745];3;LEN([.B745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Disk in Drive A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86</text:p>
          </table:table-cell>
          <table:table-cell table:style-name="ce7" office:value-type="string" calcext:value-type="string">
            <text:p>0x4389</text:p>
          </table:table-cell>
          <table:table-cell table:style-name="ce4" table:formula="of:=(HEX2DEC(MID([.C746];3;LEN([.C746])-2))-HEX2DEC(MID([.B746];3;LEN([.B74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8a</text:p>
          </table:table-cell>
          <table:table-cell table:style-name="ce7" office:value-type="string" calcext:value-type="string">
            <text:p>0x4396</text:p>
          </table:table-cell>
          <table:table-cell table:style-name="ce4" table:formula="of:=(HEX2DEC(MID([.C747];3;LEN([.C747])-2))-HEX2DEC(MID([.B747];3;LEN([.B74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97</text:p>
          </table:table-cell>
          <table:table-cell table:style-name="ce7" office:value-type="string" calcext:value-type="string">
            <text:p>0x4398</text:p>
          </table:table-cell>
          <table:table-cell table:style-name="ce4" table:formula="of:=(HEX2DEC(MID([.C748];3;LEN([.C748])-2))-HEX2DEC(MID([.B748];3;LEN([.B74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9</text:p>
          </table:table-cell>
          <table:table-cell table:style-name="ce7" office:value-type="string" calcext:value-type="string">
            <text:p>0x439c</text:p>
          </table:table-cell>
          <table:table-cell table:style-name="ce4" table:formula="of:=(HEX2DEC(MID([.C749];3;LEN([.C749])-2))-HEX2DEC(MID([.B749];3;LEN([.B74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d</text:p>
          </table:table-cell>
          <table:table-cell table:style-name="ce7" office:value-type="string" calcext:value-type="string">
            <text:p>0x43a0</text:p>
          </table:table-cell>
          <table:table-cell table:style-name="ce4" table:formula="of:=(HEX2DEC(MID([.C750];3;LEN([.C750])-2))-HEX2DEC(MID([.B750];3;LEN([.B75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a1</text:p>
          </table:table-cell>
          <table:table-cell table:style-name="ce7" office:value-type="string" calcext:value-type="string">
            <text:p>0x43b9</text:p>
          </table:table-cell>
          <table:table-cell table:style-name="ce4" table:formula="of:=(HEX2DEC(MID([.C751];3;LEN([.C751])-2))-HEX2DEC(MID([.B751];3;LEN([.B75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 writing map file.\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ba</text:p>
          </table:table-cell>
          <table:table-cell table:style-name="ce7" office:value-type="string" calcext:value-type="string">
            <text:p>0x43bd</text:p>
          </table:table-cell>
          <table:table-cell table:style-name="ce4" table:formula="of:=(HEX2DEC(MID([.C752];3;LEN([.C752])-2))-HEX2DEC(MID([.B752];3;LEN([.B75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be</text:p>
          </table:table-cell>
          <table:table-cell table:style-name="ce7" office:value-type="string" calcext:value-type="string">
            <text:p>0x43ca</text:p>
          </table:table-cell>
          <table:table-cell table:style-name="ce4" table:formula="of:=(HEX2DEC(MID([.C753];3;LEN([.C753])-2))-HEX2DEC(MID([.B753];3;LEN([.B75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b</text:p>
          </table:table-cell>
          <table:table-cell table:style-name="ce7" office:value-type="string" calcext:value-type="string">
            <text:p>0x43cc</text:p>
          </table:table-cell>
          <table:table-cell table:style-name="ce4" table:formula="of:=(HEX2DEC(MID([.C754];3;LEN([.C754])-2))-HEX2DEC(MID([.B754];3;LEN([.B7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e</text:p>
          </table:table-cell>
          <table:table-cell table:style-name="ce7" office:value-type="string" calcext:value-type="string">
            <text:p>0x43cf</text:p>
          </table:table-cell>
          <table:table-cell table:style-name="ce4" table:formula="of:=(HEX2DEC(MID([.C755];3;LEN([.C755])-2))-HEX2DEC(MID([.B755];3;LEN([.B7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0</text:p>
          </table:table-cell>
          <table:table-cell table:style-name="ce7" office:value-type="string" calcext:value-type="string">
            <text:p>0x43d1</text:p>
          </table:table-cell>
          <table:table-cell table:style-name="ce4" table:formula="of:=(HEX2DEC(MID([.C756];3;LEN([.C756])-2))-HEX2DEC(MID([.B756];3;LEN([.B75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2</text:p>
          </table:table-cell>
          <table:table-cell table:style-name="ce7" office:value-type="string" calcext:value-type="string">
            <text:p>0x43d4</text:p>
          </table:table-cell>
          <table:table-cell table:style-name="ce4" table:formula="of:=(HEX2DEC(MID([.C757];3;LEN([.C757])-2))-HEX2DEC(MID([.B757];3;LEN([.B75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5</text:p>
          </table:table-cell>
          <table:table-cell table:style-name="ce7" office:value-type="string" calcext:value-type="string">
            <text:p>0x43d7</text:p>
          </table:table-cell>
          <table:table-cell table:style-name="ce4" table:formula="of:=(HEX2DEC(MID([.C758];3;LEN([.C758])-2))-HEX2DEC(MID([.B758];3;LEN([.B75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8</text:p>
          </table:table-cell>
          <table:table-cell table:style-name="ce7" office:value-type="string" calcext:value-type="string">
            <text:p>0x43ef</text:p>
          </table:table-cell>
          <table:table-cell table:style-name="ce4" table:formula="of:=(HEX2DEC(MID([.C759];3;LEN([.C759])-2))-HEX2DEC(MID([.B759];3;LEN([.B75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POWERGraph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f0</text:p>
          </table:table-cell>
          <table:table-cell table:style-name="ce7" office:value-type="string" calcext:value-type="string">
            <text:p>0x4408</text:p>
          </table:table-cell>
          <table:table-cell table:style-name="ce4" table:formula="of:=(HEX2DEC(MID([.C760];3;LEN([.C760])-2))-HEX2DEC(MID([.B760];3;LEN([.B76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onders of the Worl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9</text:p>
          </table:table-cell>
          <table:table-cell table:style-name="ce7" office:value-type="string" calcext:value-type="string">
            <text:p>0x440d</text:p>
          </table:table-cell>
          <table:table-cell table:style-name="ce4" table:formula="of:=(HEX2DEC(MID([.C761];3;LEN([.C761])-2))-HEX2DEC(MID([.B761];3;LEN([.B76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e</text:p>
          </table:table-cell>
          <table:table-cell table:style-name="ce7" office:value-type="string" calcext:value-type="string">
            <text:p>0x4412</text:p>
          </table:table-cell>
          <table:table-cell table:style-name="ce4" table:formula="of:=(HEX2DEC(MID([.C762];3;LEN([.C762])-2))-HEX2DEC(MID([.B762];3;LEN([.B76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3</text:p>
          </table:table-cell>
          <table:table-cell table:style-name="ce7" office:value-type="string" calcext:value-type="string">
            <text:p>0x4417</text:p>
          </table:table-cell>
          <table:table-cell table:style-name="ce4" table:formula="of:=(HEX2DEC(MID([.C763];3;LEN([.C763])-2))-HEX2DEC(MID([.B763];3;LEN([.B76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8</text:p>
          </table:table-cell>
          <table:table-cell table:style-name="ce7" office:value-type="string" calcext:value-type="string">
            <text:p>0x441b</text:p>
          </table:table-cell>
          <table:table-cell table:style-name="ce4" table:formula="of:=(HEX2DEC(MID([.C764];3;LEN([.C764])-2))-HEX2DEC(MID([.B764];3;LEN([.B76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c</text:p>
          </table:table-cell>
          <table:table-cell table:style-name="ce7" office:value-type="string" calcext:value-type="string">
            <text:p>0x441d</text:p>
          </table:table-cell>
          <table:table-cell table:style-name="ce4" table:formula="of:=(HEX2DEC(MID([.C765];3;LEN([.C765])-2))-HEX2DEC(MID([.B765];3;LEN([.B7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e</text:p>
          </table:table-cell>
          <table:table-cell table:style-name="ce7" office:value-type="string" calcext:value-type="string">
            <text:p>0x442a</text:p>
          </table:table-cell>
          <table:table-cell table:style-name="ce4" table:formula="of:=(HEX2DEC(MID([.C766];3;LEN([.C766])-2))-HEX2DEC(MID([.B766];3;LEN([.B76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Destroyed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b6</text:p>
          </table:table-cell>
          <table:table-cell table:style-name="ce7" office:value-type="string" calcext:value-type="string">
            <text:p>0x44d2</text:p>
          </table:table-cell>
          <table:table-cell table:style-name="ce4" table:formula="of:=(HEX2DEC(MID([.C767];3;LEN([.C767])-2))-HEX2DEC(MID([.B767];3;LEN([.B767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s his epic histor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3</text:p>
          </table:table-cell>
          <table:table-cell table:style-name="ce7" office:value-type="string" calcext:value-type="string">
            <text:p>0x44d8</text:p>
          </table:table-cell>
          <table:table-cell table:style-name="ce4" table:formula="of:=(HEX2DEC(MID([.C768];3;LEN([.C768])-2))-HEX2DEC(MID([.B768];3;LEN([.B76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9</text:p>
          </table:table-cell>
          <table:table-cell table:style-name="ce7" office:value-type="string" calcext:value-type="string">
            <text:p>0x44f5</text:p>
          </table:table-cell>
          <table:table-cell table:style-name="ce4" table:formula="of:=(HEX2DEC(MID([.C769];3;LEN([.C769])-2))-HEX2DEC(MID([.B769];3;LEN([.B769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 in the World'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6</text:p>
          </table:table-cell>
          <table:table-cell table:style-name="ce7" office:value-type="string" calcext:value-type="string">
            <text:p>0x44fc</text:p>
          </table:table-cell>
          <table:table-cell table:style-name="ce4" table:formula="of:=(HEX2DEC(MID([.C770];3;LEN([.C770])-2))-HEX2DEC(MID([.B770];3;LEN([.B77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d</text:p>
          </table:table-cell>
          <table:table-cell table:style-name="ce7" office:value-type="string" calcext:value-type="string">
            <text:p>0x4512</text:p>
          </table:table-cell>
          <table:table-cell table:style-name="ce4" table:formula="of:=(HEX2DEC(MID([.C771];3;LEN([.C771])-2))-HEX2DEC(MID([.B771];3;LEN([.B77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13</text:p>
          </table:table-cell>
          <table:table-cell table:style-name="ce7" office:value-type="string" calcext:value-type="string">
            <text:p>0x4514</text:p>
          </table:table-cell>
          <table:table-cell table:style-name="ce4" table:formula="of:=(HEX2DEC(MID([.C772];3;LEN([.C772])-2))-HEX2DEC(MID([.B772];3;LEN([.B77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36</text:p>
          </table:table-cell>
          <table:table-cell table:style-name="ce7" office:value-type="string" calcext:value-type="string">
            <text:p>0x4543</text:p>
          </table:table-cell>
          <table:table-cell table:style-name="ce4" table:formula="of:=(HEX2DEC(MID([.C773];3;LEN([.C773])-2))-HEX2DEC(MID([.B773];3;LEN([.B77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mographic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44</text:p>
          </table:table-cell>
          <table:table-cell table:style-name="ce7" office:value-type="string" calcext:value-type="string">
            <text:p>0x4554</text:p>
          </table:table-cell>
          <table:table-cell table:style-name="ce4" table:formula="of:=(HEX2DEC(MID([.C774];3;LEN([.C774])-2))-HEX2DEC(MID([.B774];3;LEN([.B77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pproval Rating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5</text:p>
          </table:table-cell>
          <table:table-cell table:style-name="ce7" office:value-type="string" calcext:value-type="string">
            <text:p>0x4556</text:p>
          </table:table-cell>
          <table:table-cell table:style-name="ce4" table:formula="of:=(HEX2DEC(MID([.C775];3;LEN([.C775])-2))-HEX2DEC(MID([.B775];3;LEN([.B7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9</text:p>
          </table:table-cell>
          <table:table-cell table:style-name="ce7" office:value-type="string" calcext:value-type="string">
            <text:p>0x4564</text:p>
          </table:table-cell>
          <table:table-cell table:style-name="ce4" table:formula="of:=(HEX2DEC(MID([.C776];3;LEN([.C776])-2))-HEX2DEC(MID([.B776];3;LEN([.B77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a</text:p>
          </table:table-cell>
          <table:table-cell table:style-name="ce7" office:value-type="string" calcext:value-type="string">
            <text:p>0x456e</text:p>
          </table:table-cell>
          <table:table-cell table:style-name="ce4" table:formula="of:=(HEX2DEC(MID([.C777];3;LEN([.C777])-2))-HEX2DEC(MID([.B777];3;LEN([.B77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NP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f</text:p>
          </table:table-cell>
          <table:table-cell table:style-name="ce7" office:value-type="string" calcext:value-type="string">
            <text:p>0x4579</text:p>
          </table:table-cell>
          <table:table-cell table:style-name="ce4" table:formula="of:=(HEX2DEC(MID([.C778];3;LEN([.C778])-2))-HEX2DEC(MID([.B778];3;LEN([.B77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llion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7d</text:p>
          </table:table-cell>
          <table:table-cell table:style-name="ce7" office:value-type="string" calcext:value-type="string">
            <text:p>0x4588</text:p>
          </table:table-cell>
          <table:table-cell table:style-name="ce4" table:formula="of:=(HEX2DEC(MID([.C779];3;LEN([.C779])-2))-HEX2DEC(MID([.B779];3;LEN([.B77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fg. Goods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89</text:p>
          </table:table-cell>
          <table:table-cell table:style-name="ce7" office:value-type="string" calcext:value-type="string">
            <text:p>0x458f</text:p>
          </table:table-cell>
          <table:table-cell table:style-name="ce4" table:formula="of:=(HEX2DEC(MID([.C780];3;LEN([.C780])-2))-HEX2DEC(MID([.B780];3;LEN([.B78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ton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97</text:p>
          </table:table-cell>
          <table:table-cell table:style-name="ce7" office:value-type="string" calcext:value-type="string">
            <text:p>0x45a1</text:p>
          </table:table-cell>
          <table:table-cell table:style-name="ce4" table:formula="of:=(HEX2DEC(MID([.C781];3;LEN([.C781])-2))-HEX2DEC(MID([.B781];3;LEN([.B78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Area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a2</text:p>
          </table:table-cell>
          <table:table-cell table:style-name="ce7" office:value-type="string" calcext:value-type="string">
            <text:p>0x45af</text:p>
          </table:table-cell>
          <table:table-cell table:style-name="ce4" table:formula="of:=(HEX2DEC(MID([.C782];3;LEN([.C782])-2))-HEX2DEC(MID([.B782];3;LEN([.B78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00 sq.mil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5</text:p>
          </table:table-cell>
          <table:table-cell table:style-name="ce7" office:value-type="string" calcext:value-type="string">
            <text:p>0x45be</text:p>
          </table:table-cell>
          <table:table-cell table:style-name="ce4" table:formula="of:=(HEX2DEC(MID([.C783];3;LEN([.C783])-2))-HEX2DEC(MID([.B783];3;LEN([.B78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terac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f</text:p>
          </table:table-cell>
          <table:table-cell table:style-name="ce7" office:value-type="string" calcext:value-type="string">
            <text:p>0x45c0</text:p>
          </table:table-cell>
          <table:table-cell table:style-name="ce4" table:formula="of:=(HEX2DEC(MID([.C784];3;LEN([.C784])-2))-HEX2DEC(MID([.B784];3;LEN([.B7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3</text:p>
          </table:table-cell>
          <table:table-cell table:style-name="ce7" office:value-type="string" calcext:value-type="string">
            <text:p>0x45cb</text:p>
          </table:table-cell>
          <table:table-cell table:style-name="ce4" table:formula="of:=(HEX2DEC(MID([.C785];3;LEN([.C785])-2))-HEX2DEC(MID([.B785];3;LEN([.B78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eas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c</text:p>
          </table:table-cell>
          <table:table-cell table:style-name="ce7" office:value-type="string" calcext:value-type="string">
            <text:p>0x45cd</text:p>
          </table:table-cell>
          <table:table-cell table:style-name="ce4" table:formula="of:=(HEX2DEC(MID([.C786];3;LEN([.C786])-2))-HEX2DEC(MID([.B786];3;LEN([.B78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0</text:p>
          </table:table-cell>
          <table:table-cell table:style-name="ce7" office:value-type="string" calcext:value-type="string">
            <text:p>0x45da</text:p>
          </table:table-cell>
          <table:table-cell table:style-name="ce4" table:formula="of:=(HEX2DEC(MID([.C787];3;LEN([.C787])-2))-HEX2DEC(MID([.B787];3;LEN([.B78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b</text:p>
          </table:table-cell>
          <table:table-cell table:style-name="ce7" office:value-type="string" calcext:value-type="string">
            <text:p>0x45e6</text:p>
          </table:table-cell>
          <table:table-cell table:style-name="ce4" table:formula="of:=(HEX2DEC(MID([.C788];3;LEN([.C788])-2))-HEX2DEC(MID([.B788];3;LEN([.B7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 tons/yea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ee</text:p>
          </table:table-cell>
          <table:table-cell table:style-name="ce7" office:value-type="string" calcext:value-type="string">
            <text:p>0x45fe</text:p>
          </table:table-cell>
          <table:table-cell table:style-name="ce4" table:formula="of:=(HEX2DEC(MID([.C789];3;LEN([.C789])-2))-HEX2DEC(MID([.B789];3;LEN([.B78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fe Expectanc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ff</text:p>
          </table:table-cell>
          <table:table-cell table:style-name="ce7" office:value-type="string" calcext:value-type="string">
            <text:p>0x4605</text:p>
          </table:table-cell>
          <table:table-cell table:style-name="ce4" table:formula="of:=(HEX2DEC(MID([.C790];3;LEN([.C790])-2))-HEX2DEC(MID([.B790];3;LEN([.B79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0b</text:p>
          </table:table-cell>
          <table:table-cell table:style-name="ce7" office:value-type="string" calcext:value-type="string">
            <text:p>0x4617</text:p>
          </table:table-cell>
          <table:table-cell table:style-name="ce4" table:formula="of:=(HEX2DEC(MID([.C791];3;LEN([.C791])-2))-HEX2DEC(MID([.B791];3;LEN([.B79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ily Siz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8</text:p>
          </table:table-cell>
          <table:table-cell table:style-name="ce7" office:value-type="string" calcext:value-type="string">
            <text:p>0x4619</text:p>
          </table:table-cell>
          <table:table-cell table:style-name="ce4" table:formula="of:=(HEX2DEC(MID([.C792];3;LEN([.C792])-2))-HEX2DEC(MID([.B792];3;LEN([.B7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a</text:p>
          </table:table-cell>
          <table:table-cell table:style-name="ce7" office:value-type="string" calcext:value-type="string">
            <text:p>0x4623</text:p>
          </table:table-cell>
          <table:table-cell table:style-name="ce4" table:formula="of:=(HEX2DEC(MID([.C793];3;LEN([.C793])-2))-HEX2DEC(MID([.B793];3;LEN([.B79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ildre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25</text:p>
          </table:table-cell>
          <table:table-cell table:style-name="ce7" office:value-type="string" calcext:value-type="string">
            <text:p>0x4636</text:p>
          </table:table-cell>
          <table:table-cell table:style-name="ce4" table:formula="of:=(HEX2DEC(MID([.C794];3;LEN([.C794])-2))-HEX2DEC(MID([.B794];3;LEN([.B79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Servic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37</text:p>
          </table:table-cell>
          <table:table-cell table:style-name="ce7" office:value-type="string" calcext:value-type="string">
            <text:p>0x463d</text:p>
          </table:table-cell>
          <table:table-cell table:style-name="ce4" table:formula="of:=(HEX2DEC(MID([.C795];3;LEN([.C795])-2))-HEX2DEC(MID([.B795];3;LEN([.B79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43</text:p>
          </table:table-cell>
          <table:table-cell table:style-name="ce7" office:value-type="string" calcext:value-type="string">
            <text:p>0x4651</text:p>
          </table:table-cell>
          <table:table-cell table:style-name="ce4" table:formula="of:=(HEX2DEC(MID([.C796];3;LEN([.C796])-2))-HEX2DEC(MID([.B796];3;LEN([.B796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nual Incom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52</text:p>
          </table:table-cell>
          <table:table-cell table:style-name="ce7" office:value-type="string" calcext:value-type="string">
            <text:p>0x465e</text:p>
          </table:table-cell>
          <table:table-cell table:style-name="ce4" table:formula="of:=(HEX2DEC(MID([.C797];3;LEN([.C797])-2))-HEX2DEC(MID([.B797];3;LEN([.B79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 per capit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61</text:p>
          </table:table-cell>
          <table:table-cell table:style-name="ce7" office:value-type="string" calcext:value-type="string">
            <text:p>0x466e</text:p>
          </table:table-cell>
          <table:table-cell table:style-name="ce4" table:formula="of:=(HEX2DEC(MID([.C798];3;LEN([.C798])-2))-HEX2DEC(MID([.B798];3;LEN([.B79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vit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0</text:p>
          </table:table-cell>
          <table:table-cell table:style-name="ce7" office:value-type="string" calcext:value-type="string">
            <text:p>0x4672</text:p>
          </table:table-cell>
          <table:table-cell table:style-name="ce4" table:formula="of:=(HEX2DEC(MID([.C799];3;LEN([.C799])-2))-HEX2DEC(MID([.B799];3;LEN([.B7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3</text:p>
          </table:table-cell>
          <table:table-cell table:style-name="ce7" office:value-type="string" calcext:value-type="string">
            <text:p>0x4675</text:p>
          </table:table-cell>
          <table:table-cell table:style-name="ce4" table:formula="of:=(HEX2DEC(MID([.C800];3;LEN([.C800])-2))-HEX2DEC(MID([.B800];3;LEN([.B8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6</text:p>
          </table:table-cell>
          <table:table-cell table:style-name="ce7" office:value-type="string" calcext:value-type="string">
            <text:p>0x4678</text:p>
          </table:table-cell>
          <table:table-cell table:style-name="ce4" table:formula="of:=(HEX2DEC(MID([.C801];3;LEN([.C801])-2))-HEX2DEC(MID([.B801];3;LEN([.B8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9</text:p>
          </table:table-cell>
          <table:table-cell table:style-name="ce7" office:value-type="string" calcext:value-type="string">
            <text:p>0x467b</text:p>
          </table:table-cell>
          <table:table-cell table:style-name="ce4" table:formula="of:=(HEX2DEC(MID([.C802];3;LEN([.C802])-2))-HEX2DEC(MID([.B802];3;LEN([.B80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c</text:p>
          </table:table-cell>
          <table:table-cell table:style-name="ce7" office:value-type="string" calcext:value-type="string">
            <text:p>0x467d</text:p>
          </table:table-cell>
          <table:table-cell table:style-name="ce4" table:formula="of:=(HEX2DEC(MID([.C803];3;LEN([.C803])-2))-HEX2DEC(MID([.B803];3;LEN([.B8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e</text:p>
          </table:table-cell>
          <table:table-cell table:style-name="ce7" office:value-type="string" calcext:value-type="string">
            <text:p>0x4680</text:p>
          </table:table-cell>
          <table:table-cell table:style-name="ce4" table:formula="of:=(HEX2DEC(MID([.C804];3;LEN([.C804])-2))-HEX2DEC(MID([.B804];3;LEN([.B80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1</text:p>
          </table:table-cell>
          <table:table-cell table:style-name="ce7" office:value-type="string" calcext:value-type="string">
            <text:p>0x4682</text:p>
          </table:table-cell>
          <table:table-cell table:style-name="ce4" table:formula="of:=(HEX2DEC(MID([.C805];3;LEN([.C805])-2))-HEX2DEC(MID([.B805];3;LEN([.B8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4</text:p>
          </table:table-cell>
          <table:table-cell table:style-name="ce7" office:value-type="string" calcext:value-type="string">
            <text:p>0x4690</text:p>
          </table:table-cell>
          <table:table-cell table:style-name="ce4" table:formula="of:=(HEX2DEC(MID([.C806];3;LEN([.C806])-2))-HEX2DEC(MID([.B806];3;LEN([.B80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1</text:p>
          </table:table-cell>
          <table:table-cell table:style-name="ce7" office:value-type="string" calcext:value-type="string">
            <text:p>0x469d</text:p>
          </table:table-cell>
          <table:table-cell table:style-name="ce4" table:formula="of:=(HEX2DEC(MID([.C807];3;LEN([.C807])-2))-HEX2DEC(MID([.B807];3;LEN([.B80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e</text:p>
          </table:table-cell>
          <table:table-cell table:style-name="ce7" office:value-type="string" calcext:value-type="string">
            <text:p>0x46a9</text:p>
          </table:table-cell>
          <table:table-cell table:style-name="ce4" table:formula="of:=(HEX2DEC(MID([.C808];3;LEN([.C808])-2))-HEX2DEC(MID([.B808];3;LEN([.B80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aa</text:p>
          </table:table-cell>
          <table:table-cell table:style-name="ce7" office:value-type="string" calcext:value-type="string">
            <text:p>0x46bb</text:p>
          </table:table-cell>
          <table:table-cell table:style-name="ce4" table:formula="of:=(HEX2DEC(MID([.C809];3;LEN([.C809])-2))-HEX2DEC(MID([.B809];3;LEN([.B80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Taxes/Scienc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c</text:p>
          </table:table-cell>
          <table:table-cell table:style-name="ce7" office:value-type="string" calcext:value-type="string">
            <text:p>0x46bd</text:p>
          </table:table-cell>
          <table:table-cell table:style-name="ce4" table:formula="of:=(HEX2DEC(MID([.C810];3;LEN([.C810])-2))-HEX2DEC(MID([.B810];3;LEN([.B81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e</text:p>
          </table:table-cell>
          <table:table-cell table:style-name="ce7" office:value-type="string" calcext:value-type="string">
            <text:p>0x46d9</text:p>
          </table:table-cell>
          <table:table-cell table:style-name="ce4" table:formula="of:=(HEX2DEC(MID([.C811];3;LEN([.C811])-2))-HEX2DEC(MID([.B811];3;LEN([.B811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Units/Cities/Settlers/Lan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a</text:p>
          </table:table-cell>
          <table:table-cell table:style-name="ce7" office:value-type="string" calcext:value-type="string">
            <text:p>0x46db</text:p>
          </table:table-cell>
          <table:table-cell table:style-name="ce4" table:formula="of:=(HEX2DEC(MID([.C812];3;LEN([.C812])-2))-HEX2DEC(MID([.B812];3;LEN([.B8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c</text:p>
          </table:table-cell>
          <table:table-cell table:style-name="ce7" office:value-type="string" calcext:value-type="string">
            <text:p>0x46dd</text:p>
          </table:table-cell>
          <table:table-cell table:style-name="ce4" table:formula="of:=(HEX2DEC(MID([.C813];3;LEN([.C813])-2))-HEX2DEC(MID([.B813];3;LEN([.B8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e</text:p>
          </table:table-cell>
          <table:table-cell table:style-name="ce7" office:value-type="string" calcext:value-type="string">
            <text:p>0x46df</text:p>
          </table:table-cell>
          <table:table-cell table:style-name="ce4" table:formula="of:=(HEX2DEC(MID([.C814];3;LEN([.C814])-2))-HEX2DEC(MID([.B814];3;LEN([.B8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0</text:p>
          </table:table-cell>
          <table:table-cell table:style-name="ce7" office:value-type="string" calcext:value-type="string">
            <text:p>0x46e1</text:p>
          </table:table-cell>
          <table:table-cell table:style-name="ce4" table:formula="of:=(HEX2DEC(MID([.C815];3;LEN([.C815])-2))-HEX2DEC(MID([.B815];3;LEN([.B8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2</text:p>
          </table:table-cell>
          <table:table-cell table:style-name="ce7" office:value-type="string" calcext:value-type="string">
            <text:p>0x46e8</text:p>
          </table:table-cell>
          <table:table-cell table:style-name="ce4" table:formula="of:=(HEX2DEC(MID([.C816];3;LEN([.C816])-2))-HEX2DEC(MID([.B816];3;LEN([.B81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9</text:p>
          </table:table-cell>
          <table:table-cell table:style-name="ce7" office:value-type="string" calcext:value-type="string">
            <text:p>0x46ef</text:p>
          </table:table-cell>
          <table:table-cell table:style-name="ce4" table:formula="of:=(HEX2DEC(MID([.C817];3;LEN([.C817])-2))-HEX2DEC(MID([.B817];3;LEN([.B81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0</text:p>
          </table:table-cell>
          <table:table-cell table:style-name="ce7" office:value-type="string" calcext:value-type="string">
            <text:p>0x46f6</text:p>
          </table:table-cell>
          <table:table-cell table:style-name="ce4" table:formula="of:=(HEX2DEC(MID([.C818];3;LEN([.C818])-2))-HEX2DEC(MID([.B818];3;LEN([.B8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7</text:p>
          </table:table-cell>
          <table:table-cell table:style-name="ce7" office:value-type="string" calcext:value-type="string">
            <text:p>0x4700</text:p>
          </table:table-cell>
          <table:table-cell table:style-name="ce4" table:formula="of:=(HEX2DEC(MID([.C819];3;LEN([.C819])-2))-HEX2DEC(MID([.B819];3;LEN([.B81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nspor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1</text:p>
          </table:table-cell>
          <table:table-cell table:style-name="ce7" office:value-type="string" calcext:value-type="string">
            <text:p>0x4702</text:p>
          </table:table-cell>
          <table:table-cell table:style-name="ce4" table:formula="of:=(HEX2DEC(MID([.C820];3;LEN([.C820])-2))-HEX2DEC(MID([.B820];3;LEN([.B82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3</text:p>
          </table:table-cell>
          <table:table-cell table:style-name="ce7" office:value-type="string" calcext:value-type="string">
            <text:p>0x470c</text:p>
          </table:table-cell>
          <table:table-cell table:style-name="ce4" table:formula="of:=(HEX2DEC(MID([.C821];3;LEN([.C821])-2))-HEX2DEC(MID([.B821];3;LEN([.B82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Contac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d</text:p>
          </table:table-cell>
          <table:table-cell table:style-name="ce7" office:value-type="string" calcext:value-type="string">
            <text:p>0x4715</text:p>
          </table:table-cell>
          <table:table-cell table:style-name="ce4" table:formula="of:=(HEX2DEC(MID([.C822];3;LEN([.C822])-2))-HEX2DEC(MID([.B822];3;LEN([.B82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Alli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6</text:p>
          </table:table-cell>
          <table:table-cell table:style-name="ce7" office:value-type="string" calcext:value-type="string">
            <text:p>0x471d</text:p>
          </table:table-cell>
          <table:table-cell table:style-name="ce4" table:formula="of:=(HEX2DEC(MID([.C823];3;LEN([.C823])-2))-HEX2DEC(MID([.B823];3;LEN([.B8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Peac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e</text:p>
          </table:table-cell>
          <table:table-cell table:style-name="ce7" office:value-type="string" calcext:value-type="string">
            <text:p>0x4728</text:p>
          </table:table-cell>
          <table:table-cell table:style-name="ce4" table:formula="of:=(HEX2DEC(MID([.C824];3;LEN([.C824])-2))-HEX2DEC(MID([.B824];3;LEN([.B82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Vendett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29</text:p>
          </table:table-cell>
          <table:table-cell table:style-name="ce7" office:value-type="string" calcext:value-type="string">
            <text:p>0x4736</text:p>
          </table:table-cell>
          <table:table-cell table:style-name="ce4" table:formula="of:=(HEX2DEC(MID([.C825];3;LEN([.C825])-2))-HEX2DEC(MID([.B825];3;LEN([.B82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4737</text:p>
          </table:table-cell>
          <table:table-cell table:style-name="ce4" table:formula="of:=(HEX2DEC(MID([.C826];3;LEN([.C826])-2))-HEX2DEC(MID([.B826];3;LEN([.B826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8</text:p>
          </table:table-cell>
          <table:table-cell table:style-name="ce7" office:value-type="string" calcext:value-type="string">
            <text:p>0x4739</text:p>
          </table:table-cell>
          <table:table-cell table:style-name="ce4" table:formula="of:=(HEX2DEC(MID([.C827];3;LEN([.C827])-2))-HEX2DEC(MID([.B827];3;LEN([.B8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a</text:p>
          </table:table-cell>
          <table:table-cell table:style-name="ce7" office:value-type="string" calcext:value-type="string">
            <text:p>0x473b</text:p>
          </table:table-cell>
          <table:table-cell table:style-name="ce4" table:formula="of:=(HEX2DEC(MID([.C828];3;LEN([.C828])-2))-HEX2DEC(MID([.B828];3;LEN([.B82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c</text:p>
          </table:table-cell>
          <table:table-cell table:style-name="ce7" office:value-type="string" calcext:value-type="string">
            <text:p>0x4742</text:p>
          </table:table-cell>
          <table:table-cell table:style-name="ce4" table:formula="of:=(HEX2DEC(MID([.C829];3;LEN([.C829])-2))-HEX2DEC(MID([.B829];3;LEN([.B82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ir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3</text:p>
          </table:table-cell>
          <table:table-cell table:style-name="ce7" office:value-type="string" calcext:value-type="string">
            <text:p>0x474a</text:p>
          </table:table-cell>
          <table:table-cell table:style-name="ce4" table:formula="of:=(HEX2DEC(MID([.C830];3;LEN([.C830])-2))-HEX2DEC(MID([.B830];3;LEN([.B8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dom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b</text:p>
          </table:table-cell>
          <table:table-cell table:style-name="ce7" office:value-type="string" calcext:value-type="string">
            <text:p>0x4753</text:p>
          </table:table-cell>
          <table:table-cell table:style-name="ce4" table:formula="of:=(HEX2DEC(MID([.C831];3;LEN([.C831])-2))-HEX2DEC(MID([.B831];3;LEN([.B83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4</text:p>
          </table:table-cell>
          <table:table-cell table:style-name="ce7" office:value-type="string" calcext:value-type="string">
            <text:p>0x475c</text:p>
          </table:table-cell>
          <table:table-cell table:style-name="ce4" table:formula="of:=(HEX2DEC(MID([.C832];3;LEN([.C832])-2))-HEX2DEC(MID([.B832];3;LEN([.B83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d</text:p>
          </table:table-cell>
          <table:table-cell table:style-name="ce7" office:value-type="string" calcext:value-type="string">
            <text:p>0x475e</text:p>
          </table:table-cell>
          <table:table-cell table:style-name="ce4" table:formula="of:=(HEX2DEC(MID([.C833];3;LEN([.C833])-2))-HEX2DEC(MID([.B833];3;LEN([.B83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f</text:p>
          </table:table-cell>
          <table:table-cell table:style-name="ce7" office:value-type="string" calcext:value-type="string">
            <text:p>0x4761</text:p>
          </table:table-cell>
          <table:table-cell table:style-name="ce4" table:formula="of:=(HEX2DEC(MID([.C834];3;LEN([.C834])-2))-HEX2DEC(MID([.B834];3;LEN([.B8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71</text:p>
          </table:table-cell>
          <table:table-cell table:style-name="ce7" office:value-type="string" calcext:value-type="string">
            <text:p>0x477d</text:p>
          </table:table-cell>
          <table:table-cell table:style-name="ce4" table:formula="of:=(HEX2DEC(MID([.C835];3;LEN([.C835])-2))-HEX2DEC(MID([.B835];3;LEN([.B83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earching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8e</text:p>
          </table:table-cell>
          <table:table-cell table:style-name="ce7" office:value-type="string" calcext:value-type="string">
            <text:p>0x478f</text:p>
          </table:table-cell>
          <table:table-cell table:style-name="ce4" table:formula="of:=(HEX2DEC(MID([.C836];3;LEN([.C836])-2))-HEX2DEC(MID([.B836];3;LEN([.B8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0</text:p>
          </table:table-cell>
          <table:table-cell table:style-name="ce7" office:value-type="string" calcext:value-type="string">
            <text:p>0x4791</text:p>
          </table:table-cell>
          <table:table-cell table:style-name="ce4" table:formula="of:=(HEX2DEC(MID([.C837];3;LEN([.C837])-2))-HEX2DEC(MID([.B837];3;LEN([.B8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2</text:p>
          </table:table-cell>
          <table:table-cell table:style-name="ce7" office:value-type="string" calcext:value-type="string">
            <text:p>0x4793</text:p>
          </table:table-cell>
          <table:table-cell table:style-name="ce4" table:formula="of:=(HEX2DEC(MID([.C838];3;LEN([.C838])-2))-HEX2DEC(MID([.B838];3;LEN([.B8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4</text:p>
          </table:table-cell>
          <table:table-cell table:style-name="ce7" office:value-type="string" calcext:value-type="string">
            <text:p>0x4795</text:p>
          </table:table-cell>
          <table:table-cell table:style-name="ce4" table:formula="of:=(HEX2DEC(MID([.C839];3;LEN([.C839])-2))-HEX2DEC(MID([.B839];3;LEN([.B8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6</text:p>
          </table:table-cell>
          <table:table-cell table:style-name="ce7" office:value-type="string" calcext:value-type="string">
            <text:p>0x479d</text:p>
          </table:table-cell>
          <table:table-cell table:style-name="ce4" table:formula="of:=(HEX2DEC(MID([.C840];3;LEN([.C840])-2))-HEX2DEC(MID([.B840];3;LEN([.B84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tiv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e</text:p>
          </table:table-cell>
          <table:table-cell table:style-name="ce7" office:value-type="string" calcext:value-type="string">
            <text:p>0x47ac</text:p>
          </table:table-cell>
          <table:table-cell table:style-name="ce4" table:formula="of:=(HEX2DEC(MID([.C841];3;LEN([.C841])-2))-HEX2DEC(MID([.B841];3;LEN([.B841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productio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ca</text:p>
          </table:table-cell>
          <table:table-cell table:style-name="ce7" office:value-type="string" calcext:value-type="string">
            <text:p>0x47d4</text:p>
          </table:table-cell>
          <table:table-cell table:style-name="ce4" table:formula="of:=(HEX2DEC(MID([.C842];3;LEN([.C842])-2))-HEX2DEC(MID([.B842];3;LEN([.B84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Trad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2</text:p>
          </table:table-cell>
          <table:table-cell table:style-name="ce7" office:value-type="string" calcext:value-type="string">
            <text:p>0x47ee</text:p>
          </table:table-cell>
          <table:table-cell table:style-name="ce4" table:formula="of:=(HEX2DEC(MID([.C843];3;LEN([.C843])-2))-HEX2DEC(MID([.B843];3;LEN([.B84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c(Disorder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f</text:p>
          </table:table-cell>
          <table:table-cell table:style-name="ce7" office:value-type="string" calcext:value-type="string">
            <text:p>0x47f0</text:p>
          </table:table-cell>
          <table:table-cell table:style-name="ce4" table:formula="of:=(HEX2DEC(MID([.C844];3;LEN([.C844])-2))-HEX2DEC(MID([.B844];3;LEN([.B84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1</text:p>
          </table:table-cell>
          <table:table-cell table:style-name="ce7" office:value-type="string" calcext:value-type="string">
            <text:p>0x47f3</text:p>
          </table:table-cell>
          <table:table-cell table:style-name="ce4" table:formula="of:=(HEX2DEC(MID([.C845];3;LEN([.C845])-2))-HEX2DEC(MID([.B845];3;LEN([.B84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\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4</text:p>
          </table:table-cell>
          <table:table-cell table:style-name="ce7" office:value-type="string" calcext:value-type="string">
            <text:p>0x47f6</text:p>
          </table:table-cell>
          <table:table-cell table:style-name="ce4" table:formula="of:=(HEX2DEC(MID([.C846];3;LEN([.C846])-2))-HEX2DEC(MID([.B846];3;LEN([.B8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7</text:p>
          </table:table-cell>
          <table:table-cell table:style-name="ce7" office:value-type="string" calcext:value-type="string">
            <text:p>0x47f8</text:p>
          </table:table-cell>
          <table:table-cell table:style-name="ce4" table:formula="of:=(HEX2DEC(MID([.C847];3;LEN([.C847])-2))-HEX2DEC(MID([.B847];3;LEN([.B84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~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9</text:p>
          </table:table-cell>
          <table:table-cell table:style-name="ce7" office:value-type="string" calcext:value-type="string">
            <text:p>0x4807</text:p>
          </table:table-cell>
          <table:table-cell table:style-name="ce4" table:formula="of:=(HEX2DEC(MID([.C848];3;LEN([.C848])-2))-HEX2DEC(MID([.B848];3;LEN([.B84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Incom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8</text:p>
          </table:table-cell>
          <table:table-cell table:style-name="ce7" office:value-type="string" calcext:value-type="string">
            <text:p>0x4809</text:p>
          </table:table-cell>
          <table:table-cell table:style-name="ce4" table:formula="of:=(HEX2DEC(MID([.C849];3;LEN([.C849])-2))-HEX2DEC(MID([.B849];3;LEN([.B84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a</text:p>
          </table:table-cell>
          <table:table-cell table:style-name="ce7" office:value-type="string" calcext:value-type="string">
            <text:p>0x4817</text:p>
          </table:table-cell>
          <table:table-cell table:style-name="ce4" table:formula="of:=(HEX2DEC(MID([.C850];3;LEN([.C850])-2))-HEX2DEC(MID([.B850];3;LEN([.B85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eries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8</text:p>
          </table:table-cell>
          <table:table-cell table:style-name="ce7" office:value-type="string" calcext:value-type="string">
            <text:p>0x481e</text:p>
          </table:table-cell>
          <table:table-cell table:style-name="ce4" table:formula="of:=(HEX2DEC(MID([.C851];3;LEN([.C851])-2))-HEX2DEC(MID([.B851];3;LEN([.B85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f</text:p>
          </table:table-cell>
          <table:table-cell table:style-name="ce7" office:value-type="string" calcext:value-type="string">
            <text:p>0x4830</text:p>
          </table:table-cell>
          <table:table-cell table:style-name="ce4" table:formula="of:=(HEX2DEC(MID([.C852];3;LEN([.C852])-2))-HEX2DEC(MID([.B852];3;LEN([.B85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 Cost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1</text:p>
          </table:table-cell>
          <table:table-cell table:style-name="ce7" office:value-type="string" calcext:value-type="string">
            <text:p>0x4832</text:p>
          </table:table-cell>
          <table:table-cell table:style-name="ce4" table:formula="of:=(HEX2DEC(MID([.C853];3;LEN([.C853])-2))-HEX2DEC(MID([.B853];3;LEN([.B8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3</text:p>
          </table:table-cell>
          <table:table-cell table:style-name="ce7" office:value-type="string" calcext:value-type="string">
            <text:p>0x4835</text:p>
          </table:table-cell>
          <table:table-cell table:style-name="ce4" table:formula="of:=(HEX2DEC(MID([.C854];3;LEN([.C854])-2))-HEX2DEC(MID([.B854];3;LEN([.B85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6</text:p>
          </table:table-cell>
          <table:table-cell table:style-name="ce7" office:value-type="string" calcext:value-type="string">
            <text:p>0x4837</text:p>
          </table:table-cell>
          <table:table-cell table:style-name="ce4" table:formula="of:=(HEX2DEC(MID([.C855];3;LEN([.C855])-2))-HEX2DEC(MID([.B855];3;LEN([.B8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8</text:p>
          </table:table-cell>
          <table:table-cell table:style-name="ce7" office:value-type="string" calcext:value-type="string">
            <text:p>0x4844</text:p>
          </table:table-cell>
          <table:table-cell table:style-name="ce4" table:formula="of:=(HEX2DEC(MID([.C856];3;LEN([.C856])-2))-HEX2DEC(MID([.B856];3;LEN([.B85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Cos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45</text:p>
          </table:table-cell>
          <table:table-cell table:style-name="ce7" office:value-type="string" calcext:value-type="string">
            <text:p>0x4846</text:p>
          </table:table-cell>
          <table:table-cell table:style-name="ce4" table:formula="of:=(HEX2DEC(MID([.C857];3;LEN([.C857])-2))-HEX2DEC(MID([.B857];3;LEN([.B85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5b</text:p>
          </table:table-cell>
          <table:table-cell table:style-name="ce7" office:value-type="string" calcext:value-type="string">
            <text:p>0x4872</text:p>
          </table:table-cell>
          <table:table-cell table:style-name="ce4" table:formula="of:=(HEX2DEC(MID([.C858];3;LEN([.C858])-2))-HEX2DEC(MID([.B858];3;LEN([.B858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3</text:p>
          </table:table-cell>
          <table:table-cell table:style-name="ce7" office:value-type="string" calcext:value-type="string">
            <text:p>0x4875</text:p>
          </table:table-cell>
          <table:table-cell table:style-name="ce4" table:formula="of:=(HEX2DEC(MID([.C859];3;LEN([.C859])-2))-HEX2DEC(MID([.B859];3;LEN([.B8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6</text:p>
          </table:table-cell>
          <table:table-cell table:style-name="ce7" office:value-type="string" calcext:value-type="string">
            <text:p>0x4878</text:p>
          </table:table-cell>
          <table:table-cell table:style-name="ce4" table:formula="of:=(HEX2DEC(MID([.C860];3;LEN([.C860])-2))-HEX2DEC(MID([.B860];3;LEN([.B86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9</text:p>
          </table:table-cell>
          <table:table-cell table:style-name="ce7" office:value-type="string" calcext:value-type="string">
            <text:p>0x487a</text:p>
          </table:table-cell>
          <table:table-cell table:style-name="ce4" table:formula="of:=(HEX2DEC(MID([.C861];3;LEN([.C861])-2))-HEX2DEC(MID([.B861];3;LEN([.B86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b</text:p>
          </table:table-cell>
          <table:table-cell table:style-name="ce7" office:value-type="string" calcext:value-type="string">
            <text:p>0x487d</text:p>
          </table:table-cell>
          <table:table-cell table:style-name="ce4" table:formula="of:=(HEX2DEC(MID([.C862];3;LEN([.C862])-2))-HEX2DEC(MID([.B862];3;LEN([.B8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e</text:p>
          </table:table-cell>
          <table:table-cell table:style-name="ce7" office:value-type="string" calcext:value-type="string">
            <text:p>0x4885</text:p>
          </table:table-cell>
          <table:table-cell table:style-name="ce4" table:formula="of:=(HEX2DEC(MID([.C863];3;LEN([.C863])-2))-HEX2DEC(MID([.B863];3;LEN([.B86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86</text:p>
          </table:table-cell>
          <table:table-cell table:style-name="ce7" office:value-type="string" calcext:value-type="string">
            <text:p>0x488f</text:p>
          </table:table-cell>
          <table:table-cell table:style-name="ce4" table:formula="of:=(HEX2DEC(MID([.C864];3;LEN([.C864])-2))-HEX2DEC(MID([.B864];3;LEN([.B86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ALLI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0</text:p>
          </table:table-cell>
          <table:table-cell table:style-name="ce7" office:value-type="string" calcext:value-type="string">
            <text:p>0x4898</text:p>
          </table:table-cell>
          <table:table-cell table:style-name="ce4" table:formula="of:=(HEX2DEC(MID([.C865];3;LEN([.C865])-2))-HEX2DEC(MID([.B865];3;LEN([.B86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PEAC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9</text:p>
          </table:table-cell>
          <table:table-cell table:style-name="ce7" office:value-type="string" calcext:value-type="string">
            <text:p>0x489f</text:p>
          </table:table-cell>
          <table:table-cell table:style-name="ce4" table:formula="of:=(HEX2DEC(MID([.C866];3;LEN([.C866])-2))-HEX2DEC(MID([.B866];3;LEN([.B86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c WA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a0</text:p>
          </table:table-cell>
          <table:table-cell table:style-name="ce7" office:value-type="string" calcext:value-type="string">
            <text:p>0x48a4</text:p>
          </table:table-cell>
          <table:table-cell table:style-name="ce4" table:formula="of:=(HEX2DEC(MID([.C867];3;LEN([.C867])-2))-HEX2DEC(MID([.B867];3;LEN([.B86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FO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b9</text:p>
          </table:table-cell>
          <table:table-cell table:style-name="ce7" office:value-type="string" calcext:value-type="string">
            <text:p>0x48c6</text:p>
          </table:table-cell>
          <table:table-cell table:style-name="ce4" table:formula="of:=(HEX2DEC(MID([.C868];3;LEN([.C868])-2))-HEX2DEC(MID([.B868];3;LEN([.B86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bject: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c7</text:p>
          </table:table-cell>
          <table:table-cell table:style-name="ce7" office:value-type="string" calcext:value-type="string">
            <text:p>0x48d0</text:p>
          </table:table-cell>
          <table:table-cell table:style-name="ce4" table:formula="of:=(HEX2DEC(MID([.C869];3;LEN([.C869])-2))-HEX2DEC(MID([.B869];3;LEN([.B86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ader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1</text:p>
          </table:table-cell>
          <table:table-cell table:style-name="ce7" office:value-type="string" calcext:value-type="string">
            <text:p>0x48d2</text:p>
          </table:table-cell>
          <table:table-cell table:style-name="ce4" table:formula="of:=(HEX2DEC(MID([.C870];3;LEN([.C870])-2))-HEX2DEC(MID([.B870];3;LEN([.B8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3</text:p>
          </table:table-cell>
          <table:table-cell table:style-name="ce7" office:value-type="string" calcext:value-type="string">
            <text:p>0x48dd</text:p>
          </table:table-cell>
          <table:table-cell table:style-name="ce4" table:formula="of:=(HEX2DEC(MID([.C871];3;LEN([.C871])-2))-HEX2DEC(MID([.B871];3;LEN([.B8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gressiv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e</text:p>
          </table:table-cell>
          <table:table-cell table:style-name="ce7" office:value-type="string" calcext:value-type="string">
            <text:p>0x48e6</text:p>
          </table:table-cell>
          <table:table-cell table:style-name="ce4" table:formula="of:=(HEX2DEC(MID([.C872];3;LEN([.C872])-2))-HEX2DEC(MID([.B872];3;LEN([.B8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riendl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e7</text:p>
          </table:table-cell>
          <table:table-cell table:style-name="ce7" office:value-type="string" calcext:value-type="string">
            <text:p>0x48f5</text:p>
          </table:table-cell>
          <table:table-cell table:style-name="ce4" table:formula="of:=(HEX2DEC(MID([.C873];3;LEN([.C873])-2))-HEX2DEC(MID([.B873];3;LEN([.B87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pansionist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f6</text:p>
          </table:table-cell>
          <table:table-cell table:style-name="ce7" office:value-type="string" calcext:value-type="string">
            <text:p>0x4903</text:p>
          </table:table-cell>
          <table:table-cell table:style-name="ce4" table:formula="of:=(HEX2DEC(MID([.C874];3;LEN([.C874])-2))-HEX2DEC(MID([.B874];3;LEN([.B87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rfectionis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4</text:p>
          </table:table-cell>
          <table:table-cell table:style-name="ce7" office:value-type="string" calcext:value-type="string">
            <text:p>0x490d</text:p>
          </table:table-cell>
          <table:table-cell table:style-name="ce4" table:formula="of:=(HEX2DEC(MID([.C875];3;LEN([.C875])-2))-HEX2DEC(MID([.B875];3;LEN([.B8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e</text:p>
          </table:table-cell>
          <table:table-cell table:style-name="ce7" office:value-type="string" calcext:value-type="string">
            <text:p>0x491a</text:p>
          </table:table-cell>
          <table:table-cell table:style-name="ce4" table:formula="of:=(HEX2DEC(MID([.C876];3;LEN([.C876])-2))-HEX2DEC(MID([.B876];3;LEN([.B87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ist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1b</text:p>
          </table:table-cell>
          <table:table-cell table:style-name="ce7" office:value-type="string" calcext:value-type="string">
            <text:p>0x4925</text:p>
          </table:table-cell>
          <table:table-cell table:style-name="ce4" table:formula="of:=(HEX2DEC(MID([.C877];3;LEN([.C877])-2))-HEX2DEC(MID([.B877];3;LEN([.B87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pital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26</text:p>
          </table:table-cell>
          <table:table-cell table:style-name="ce7" office:value-type="string" calcext:value-type="string">
            <text:p>0x4933</text:p>
          </table:table-cell>
          <table:table-cell table:style-name="ce4" table:formula="of:=(HEX2DEC(MID([.C878];3;LEN([.C878])-2))-HEX2DEC(MID([.B878];3;LEN([.B87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34</text:p>
          </table:table-cell>
          <table:table-cell table:style-name="ce7" office:value-type="string" calcext:value-type="string">
            <text:p>0x493f</text:p>
          </table:table-cell>
          <table:table-cell table:style-name="ce4" table:formula="of:=(HEX2DEC(MID([.C879];3;LEN([.C879])-2))-HEX2DEC(MID([.B879];3;LEN([.B87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0</text:p>
          </table:table-cell>
          <table:table-cell table:style-name="ce7" office:value-type="string" calcext:value-type="string">
            <text:p>0x4941</text:p>
          </table:table-cell>
          <table:table-cell table:style-name="ce4" table:formula="of:=(HEX2DEC(MID([.C880];3;LEN([.C880])-2))-HEX2DEC(MID([.B880];3;LEN([.B88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2</text:p>
          </table:table-cell>
          <table:table-cell table:style-name="ce7" office:value-type="string" calcext:value-type="string">
            <text:p>0x494d</text:p>
          </table:table-cell>
          <table:table-cell table:style-name="ce4" table:formula="of:=(HEX2DEC(MID([.C881];3;LEN([.C881])-2))-HEX2DEC(MID([.B881];3;LEN([.B8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:\x008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e</text:p>
          </table:table-cell>
          <table:table-cell table:style-name="ce7" office:value-type="string" calcext:value-type="string">
            <text:p>0x4955</text:p>
          </table:table-cell>
          <table:table-cell table:style-name="ce4" table:formula="of:=(HEX2DEC(MID([.C882];3;LEN([.C882])-2))-HEX2DEC(MID([.B882];3;LEN([.B88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56</text:p>
          </table:table-cell>
          <table:table-cell table:style-name="ce7" office:value-type="string" calcext:value-type="string">
            <text:p>0x4966</text:p>
          </table:table-cell>
          <table:table-cell table:style-name="ce4" table:formula="of:=(HEX2DEC(MID([.C883];3;LEN([.C883])-2))-HEX2DEC(MID([.B883];3;LEN([.B88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Affairs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67</text:p>
          </table:table-cell>
          <table:table-cell table:style-name="ce7" office:value-type="string" calcext:value-type="string">
            <text:p>0x4970</text:p>
          </table:table-cell>
          <table:table-cell table:style-name="ce4" table:formula="of:=(HEX2DEC(MID([.C884];3;LEN([.C884])-2))-HEX2DEC(MID([.B884];3;LEN([.B88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f PEAC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1</text:p>
          </table:table-cell>
          <table:table-cell table:style-name="ce7" office:value-type="string" calcext:value-type="string">
            <text:p>0x4978</text:p>
          </table:table-cell>
          <table:table-cell table:style-name="ce4" table:formula="of:=(HEX2DEC(MID([.C885];3;LEN([.C885])-2))-HEX2DEC(MID([.B885];3;LEN([.B88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c WAR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9</text:p>
          </table:table-cell>
          <table:table-cell table:style-name="ce7" office:value-type="string" calcext:value-type="string">
            <text:p>0x4984</text:p>
          </table:table-cell>
          <table:table-cell table:style-name="ce4" table:formula="of:=(HEX2DEC(MID([.C886];3;LEN([.C886])-2))-HEX2DEC(MID([.B886];3;LEN([.B8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with 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5</text:p>
          </table:table-cell>
          <table:table-cell table:style-name="ce7" office:value-type="string" calcext:value-type="string">
            <text:p>0x4986</text:p>
          </table:table-cell>
          <table:table-cell table:style-name="ce4" table:formula="of:=(HEX2DEC(MID([.C887];3;LEN([.C887])-2))-HEX2DEC(MID([.B887];3;LEN([.B8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7</text:p>
          </table:table-cell>
          <table:table-cell table:style-name="ce7" office:value-type="string" calcext:value-type="string">
            <text:p>0x4994</text:p>
          </table:table-cell>
          <table:table-cell table:style-name="ce4" table:formula="of:=(HEX2DEC(MID([.C888];3;LEN([.C888])-2))-HEX2DEC(MID([.B888];3;LEN([.B88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chnologies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5</text:p>
          </table:table-cell>
          <table:table-cell table:style-name="ce7" office:value-type="string" calcext:value-type="string">
            <text:p>0x49b6</text:p>
          </table:table-cell>
          <table:table-cell table:style-name="ce4" table:formula="of:=(HEX2DEC(MID([.C889];3;LEN([.C889])-2))-HEX2DEC(MID([.B889];3;LEN([.B8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7</text:p>
          </table:table-cell>
          <table:table-cell table:style-name="ce7" office:value-type="string" calcext:value-type="string">
            <text:p>0x49c3</text:p>
          </table:table-cell>
          <table:table-cell table:style-name="ce4" table:formula="of:=(HEX2DEC(MID([.C890];3;LEN([.C890])-2))-HEX2DEC(MID([.B890];3;LEN([.B89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4</text:p>
          </table:table-cell>
          <table:table-cell table:style-name="ce7" office:value-type="string" calcext:value-type="string">
            <text:p>0x49cb</text:p>
          </table:table-cell>
          <table:table-cell table:style-name="ce4" table:formula="of:=(HEX2DEC(MID([.C891];3;LEN([.C891])-2))-HEX2DEC(MID([.B891];3;LEN([.B89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pp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c</text:p>
          </table:table-cell>
          <table:table-cell table:style-name="ce7" office:value-type="string" calcext:value-type="string">
            <text:p>0x49d6</text:p>
          </table:table-cell>
          <table:table-cell table:style-name="ce4" table:formula="of:=(HEX2DEC(MID([.C892];3;LEN([.C892])-2))-HEX2DEC(MID([.B892];3;LEN([.B89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ontent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d7</text:p>
          </table:table-cell>
          <table:table-cell table:style-name="ce7" office:value-type="string" calcext:value-type="string">
            <text:p>0x49e1</text:p>
          </table:table-cell>
          <table:table-cell table:style-name="ce4" table:formula="of:=(HEX2DEC(MID([.C893];3;LEN([.C893])-2))-HEX2DEC(MID([.B893];3;LEN([.B89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Unhappy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e2</text:p>
          </table:table-cell>
          <table:table-cell table:style-name="ce7" office:value-type="string" calcext:value-type="string">
            <text:p>0x49e3</text:p>
          </table:table-cell>
          <table:table-cell table:style-name="ce4" table:formula="of:=(HEX2DEC(MID([.C894];3;LEN([.C894])-2))-HEX2DEC(MID([.B894];3;LEN([.B8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c</text:p>
          </table:table-cell>
          <table:table-cell table:style-name="ce7" office:value-type="string" calcext:value-type="string">
            <text:p>0x49fd</text:p>
          </table:table-cell>
          <table:table-cell table:style-name="ce4" table:formula="of:=(HEX2DEC(MID([.C895];3;LEN([.C895])-2))-HEX2DEC(MID([.B895];3;LEN([.B8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e</text:p>
          </table:table-cell>
          <table:table-cell table:style-name="ce7" office:value-type="string" calcext:value-type="string">
            <text:p>0x4a00</text:p>
          </table:table-cell>
          <table:table-cell table:style-name="ce4" table:formula="of:=(HEX2DEC(MID([.C896];3;LEN([.C896])-2))-HEX2DEC(MID([.B896];3;LEN([.B89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{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1</text:p>
          </table:table-cell>
          <table:table-cell table:style-name="ce7" office:value-type="string" calcext:value-type="string">
            <text:p>0x4a03</text:p>
          </table:table-cell>
          <table:table-cell table:style-name="ce4" table:formula="of:=(HEX2DEC(MID([.C897];3;LEN([.C897])-2))-HEX2DEC(MID([.B897];3;LEN([.B8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|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4</text:p>
          </table:table-cell>
          <table:table-cell table:style-name="ce7" office:value-type="string" calcext:value-type="string">
            <text:p>0x4a05</text:p>
          </table:table-cell>
          <table:table-cell table:style-name="ce4" table:formula="of:=(HEX2DEC(MID([.C898];3;LEN([.C898])-2))-HEX2DEC(MID([.B898];3;LEN([.B8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6</text:p>
          </table:table-cell>
          <table:table-cell table:style-name="ce7" office:value-type="string" calcext:value-type="string">
            <text:p>0x4a09</text:p>
          </table:table-cell>
          <table:table-cell table:style-name="ce4" table:formula="of:=(HEX2DEC(MID([.C899];3;LEN([.C899])-2))-HEX2DEC(MID([.B899];3;LEN([.B89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a</text:p>
          </table:table-cell>
          <table:table-cell table:style-name="ce7" office:value-type="string" calcext:value-type="string">
            <text:p>0x4a0b</text:p>
          </table:table-cell>
          <table:table-cell table:style-name="ce4" table:formula="of:=(HEX2DEC(MID([.C900];3;LEN([.C900])-2))-HEX2DEC(MID([.B900];3;LEN([.B9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c</text:p>
          </table:table-cell>
          <table:table-cell table:style-name="ce7" office:value-type="string" calcext:value-type="string">
            <text:p>0x4a0d</text:p>
          </table:table-cell>
          <table:table-cell table:style-name="ce4" table:formula="of:=(HEX2DEC(MID([.C901];3;LEN([.C901])-2))-HEX2DEC(MID([.B901];3;LEN([.B9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e</text:p>
          </table:table-cell>
          <table:table-cell table:style-name="ce7" office:value-type="string" calcext:value-type="string">
            <text:p>0x4a11</text:p>
          </table:table-cell>
          <table:table-cell table:style-name="ce4" table:formula="of:=(HEX2DEC(MID([.C902];3;LEN([.C902])-2))-HEX2DEC(MID([.B902];3;LEN([.B90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2</text:p>
          </table:table-cell>
          <table:table-cell table:style-name="ce7" office:value-type="string" calcext:value-type="string">
            <text:p>0x4a13</text:p>
          </table:table-cell>
          <table:table-cell table:style-name="ce4" table:formula="of:=(HEX2DEC(MID([.C903];3;LEN([.C903])-2))-HEX2DEC(MID([.B903];3;LEN([.B9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4</text:p>
          </table:table-cell>
          <table:table-cell table:style-name="ce7" office:value-type="string" calcext:value-type="string">
            <text:p>0x4a15</text:p>
          </table:table-cell>
          <table:table-cell table:style-name="ce4" table:formula="of:=(HEX2DEC(MID([.C904];3;LEN([.C904])-2))-HEX2DEC(MID([.B904];3;LEN([.B9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6</text:p>
          </table:table-cell>
          <table:table-cell table:style-name="ce7" office:value-type="string" calcext:value-type="string">
            <text:p>0x4a17</text:p>
          </table:table-cell>
          <table:table-cell table:style-name="ce4" table:formula="of:=(HEX2DEC(MID([.C905];3;LEN([.C905])-2))-HEX2DEC(MID([.B905];3;LEN([.B9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2a</text:p>
          </table:table-cell>
          <table:table-cell table:style-name="ce7" office:value-type="string" calcext:value-type="string">
            <text:p>0x4a35</text:p>
          </table:table-cell>
          <table:table-cell table:style-name="ce4" table:formula="of:=(HEX2DEC(MID([.C906];3;LEN([.C906])-2))-HEX2DEC(MID([.B906];3;LEN([.B90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af</text:p>
          </table:table-cell>
          <table:table-cell table:style-name="ce7" office:value-type="string" calcext:value-type="string">
            <text:p>0x4ab5</text:p>
          </table:table-cell>
          <table:table-cell table:style-name="ce4" table:formula="of:=(HEX2DEC(MID([.C907];3;LEN([.C907])-2))-HEX2DEC(MID([.B907];3;LEN([.B90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ges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6</text:p>
          </table:table-cell>
          <table:table-cell table:style-name="ce7" office:value-type="string" calcext:value-type="string">
            <text:p>0x4ab7</text:p>
          </table:table-cell>
          <table:table-cell table:style-name="ce4" table:formula="of:=(HEX2DEC(MID([.C908];3;LEN([.C908])-2))-HEX2DEC(MID([.B908];3;LEN([.B9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8</text:p>
          </table:table-cell>
          <table:table-cell table:style-name="ce7" office:value-type="string" calcext:value-type="string">
            <text:p>0x4aba</text:p>
          </table:table-cell>
          <table:table-cell table:style-name="ce4" table:formula="of:=(HEX2DEC(MID([.C909];3;LEN([.C909])-2))-HEX2DEC(MID([.B909];3;LEN([.B9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a</text:p>
          </table:table-cell>
          <table:table-cell table:style-name="ce7" office:value-type="string" calcext:value-type="string">
            <text:p>0x4abb</text:p>
          </table:table-cell>
          <table:table-cell table:style-name="ce4" table:formula="of:=(HEX2DEC(MID([.C910];3;LEN([.C910])-2))-HEX2DEC(MID([.B910];3;LEN([.B91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c</text:p>
          </table:table-cell>
          <table:table-cell table:style-name="ce7" office:value-type="string" calcext:value-type="string">
            <text:p>0x4abf</text:p>
          </table:table-cell>
          <table:table-cell table:style-name="ce4" table:formula="of:=(HEX2DEC(MID([.C911];3;LEN([.C911])-2))-HEX2DEC(MID([.B911];3;LEN([.B91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0</text:p>
          </table:table-cell>
          <table:table-cell table:style-name="ce7" office:value-type="string" calcext:value-type="string">
            <text:p>0x4ac5</text:p>
          </table:table-cell>
          <table:table-cell table:style-name="ce4" table:formula="of:=(HEX2DEC(MID([.C912];3;LEN([.C912])-2))-HEX2DEC(MID([.B912];3;LEN([.B912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6</text:p>
          </table:table-cell>
          <table:table-cell table:style-name="ce7" office:value-type="string" calcext:value-type="string">
            <text:p>0x4ac8</text:p>
          </table:table-cell>
          <table:table-cell table:style-name="ce4" table:formula="of:=(HEX2DEC(MID([.C913];3;LEN([.C913])-2))-HEX2DEC(MID([.B913];3;LEN([.B91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e6</text:p>
          </table:table-cell>
          <table:table-cell table:style-name="ce7" office:value-type="string" calcext:value-type="string">
            <text:p>0x4aef</text:p>
          </table:table-cell>
          <table:table-cell table:style-name="ce4" table:formula="of:=(HEX2DEC(MID([.C914];3;LEN([.C914])-2))-HEX2DEC(MID([.B914];3;LEN([.B91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1</text:p>
          </table:table-cell>
          <table:table-cell table:style-name="ce7" office:value-type="string" calcext:value-type="string">
            <text:p>0x4b12</text:p>
          </table:table-cell>
          <table:table-cell table:style-name="ce4" table:formula="of:=(HEX2DEC(MID([.C915];3;LEN([.C915])-2))-HEX2DEC(MID([.B915];3;LEN([.B9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3</text:p>
          </table:table-cell>
          <table:table-cell table:style-name="ce7" office:value-type="string" calcext:value-type="string">
            <text:p>0x4b26</text:p>
          </table:table-cell>
          <table:table-cell table:style-name="ce4" table:formula="of:=(HEX2DEC(MID([.C916];3;LEN([.C916])-2))-HEX2DEC(MID([.B916];3;LEN([.B91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section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27</text:p>
          </table:table-cell>
          <table:table-cell table:style-name="ce7" office:value-type="string" calcext:value-type="string">
            <text:p>0x4b2b</text:p>
          </table:table-cell>
          <table:table-cell table:style-name="ce4" table:formula="of:=(HEX2DEC(MID([.C917];3;LEN([.C917])-2))-HEX2DEC(MID([.B917];3;LEN([.B91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1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1</text:p>
          </table:table-cell>
          <table:table-cell table:style-name="ce7" office:value-type="string" calcext:value-type="string">
            <text:p>0x4b88</text:p>
          </table:table-cell>
          <table:table-cell table:style-name="ce4" table:formula="of:=(HEX2DEC(MID([.C918];3;LEN([.C918])-2))-HEX2DEC(MID([.B918];3;LEN([.B91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9</text:p>
          </table:table-cell>
          <table:table-cell table:style-name="ce7" office:value-type="string" calcext:value-type="string">
            <text:p>0x4b92</text:p>
          </table:table-cell>
          <table:table-cell table:style-name="ce4" table:formula="of:=(HEX2DEC(MID([.C919];3;LEN([.C919])-2))-HEX2DEC(MID([.B919];3;LEN([.B91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3</text:p>
          </table:table-cell>
          <table:table-cell table:style-name="ce7" office:value-type="string" calcext:value-type="string">
            <text:p>0x4b9e</text:p>
          </table:table-cell>
          <table:table-cell table:style-name="ce4" table:formula="of:=(HEX2DEC(MID([.C920];3;LEN([.C920])-2))-HEX2DEC(MID([.B920];3;LEN([.B92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s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f</text:p>
          </table:table-cell>
          <table:table-cell table:style-name="ce7" office:value-type="string" calcext:value-type="string">
            <text:p>0x4ba3</text:p>
          </table:table-cell>
          <table:table-cell table:style-name="ce4" table:formula="of:=(HEX2DEC(MID([.C921];3;LEN([.C921])-2))-HEX2DEC(MID([.B921];3;LEN([.B92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2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a4</text:p>
          </table:table-cell>
          <table:table-cell table:style-name="ce7" office:value-type="string" calcext:value-type="string">
            <text:p>0x4baf</text:p>
          </table:table-cell>
          <table:table-cell table:style-name="ce4" table:formula="of:=(HEX2DEC(MID([.C922];3;LEN([.C922])-2))-HEX2DEC(MID([.B922];3;LEN([.B92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rush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0</text:p>
          </table:table-cell>
          <table:table-cell table:style-name="ce7" office:value-type="string" calcext:value-type="string">
            <text:p>0x4bb7</text:p>
          </table:table-cell>
          <table:table-cell table:style-name="ce4" table:formula="of:=(HEX2DEC(MID([.C923];3;LEN([.C923])-2))-HEX2DEC(MID([.B923];3;LEN([.B9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8</text:p>
          </table:table-cell>
          <table:table-cell table:style-name="ce7" office:value-type="string" calcext:value-type="string">
            <text:p>0x4bc3</text:p>
          </table:table-cell>
          <table:table-cell table:style-name="ce4" table:formula="of:=(HEX2DEC(MID([.C924];3;LEN([.C924])-2))-HEX2DEC(MID([.B924];3;LEN([.B92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stle0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c4</text:p>
          </table:table-cell>
          <table:table-cell table:style-name="ce7" office:value-type="string" calcext:value-type="string">
            <text:p>0x4bce</text:p>
          </table:table-cell>
          <table:table-cell table:style-name="ce4" table:formula="of:=(HEX2DEC(MID([.C925];3;LEN([.C925])-2))-HEX2DEC(MID([.B925];3;LEN([.B92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er.pic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4</text:p>
          </table:table-cell>
          <table:table-cell table:style-name="ce7" office:value-type="string" calcext:value-type="string">
            <text:p>0x4cd5</text:p>
          </table:table-cell>
          <table:table-cell table:style-name="ce4" table:formula="of:=(HEX2DEC(MID([.C926];3;LEN([.C926])-2))-HEX2DEC(MID([.B926];3;LEN([.B92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Spaceship Success Rat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6</text:p>
          </table:table-cell>
          <table:table-cell table:style-name="ce7" office:value-type="string" calcext:value-type="string">
            <text:p>0x4cd7</text:p>
          </table:table-cell>
          <table:table-cell table:style-name="ce4" table:formula="of:=(HEX2DEC(MID([.C927];3;LEN([.C927])-2))-HEX2DEC(MID([.B927];3;LEN([.B9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Spaceship Success Rate?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8</text:p>
          </table:table-cell>
          <table:table-cell table:style-name="ce7" office:value-type="string" calcext:value-type="string">
            <text:p>0x4cd9</text:p>
          </table:table-cell>
          <table:table-cell table:style-name="ce4" table:formula="of:=(HEX2DEC(MID([.C928];3;LEN([.C928])-2))-HEX2DEC(MID([.B928];3;LEN([.B92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Spaceship Flags (Launched, Civilizations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a</text:p>
          </table:table-cell>
          <table:table-cell table:style-name="ce7" office:value-type="string" calcext:value-type="string">
            <text:p>0x4cde</text:p>
          </table:table-cell>
          <table:table-cell table:style-name="ce4" table:formula="of:=(HEX2DEC(MID([.C929];3;LEN([.C929])-2))-HEX2DEC(MID([.B929];3;LEN([.B92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f</text:p>
          </table:table-cell>
          <table:table-cell table:style-name="ce7" office:value-type="string" calcext:value-type="string">
            <text:p>0x4ce9</text:p>
          </table:table-cell>
          <table:table-cell table:style-name="ce4" table:formula="of:=(HEX2DEC(MID([.C930];3;LEN([.C930])-2))-HEX2DEC(MID([.B930];3;LEN([.B93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ea</text:p>
          </table:table-cell>
          <table:table-cell table:style-name="ce7" office:value-type="string" calcext:value-type="string">
            <text:p>0x4cf3</text:p>
          </table:table-cell>
          <table:table-cell table:style-name="ce4" table:formula="of:=(HEX2DEC(MID([.C931];3;LEN([.C931])-2))-HEX2DEC(MID([.B931];3;LEN([.B93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cf4</text:p>
          </table:table-cell>
          <table:table-cell table:style-name="ce7" office:value-type="string" calcext:value-type="string">
            <text:p>0x4d07</text:p>
          </table:table-cell>
          <table:table-cell table:style-name="ce4" table:formula="of:=(HEX2DEC(MID([.C932];3;LEN([.C932])-2))-HEX2DEC(MID([.B932];3;LEN([.B932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: X.S.S.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08</text:p>
          </table:table-cell>
          <table:table-cell table:style-name="ce7" office:value-type="string" calcext:value-type="string">
            <text:p>0x4d13</text:p>
          </table:table-cell>
          <table:table-cell table:style-name="ce4" table:formula="of:=(HEX2DEC(MID([.C933];3;LEN([.C933])-2))-HEX2DEC(MID([.B933];3;LEN([.B93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4</text:p>
          </table:table-cell>
          <table:table-cell table:style-name="ce7" office:value-type="string" calcext:value-type="string">
            <text:p>0x4d19</text:p>
          </table:table-cell>
          <table:table-cell table:style-name="ce4" table:formula="of:=(HEX2DEC(MID([.C934];3;LEN([.C934])-2))-HEX2DEC(MID([.B934];3;LEN([.B93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a</text:p>
          </table:table-cell>
          <table:table-cell table:style-name="ce7" office:value-type="string" calcext:value-type="string">
            <text:p>0x4d23</text:p>
          </table:table-cell>
          <table:table-cell table:style-name="ce4" table:formula="of:=(HEX2DEC(MID([.C935];3;LEN([.C935])-2))-HEX2DEC(MID([.B935];3;LEN([.B93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pport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4</text:p>
          </table:table-cell>
          <table:table-cell table:style-name="ce7" office:value-type="string" calcext:value-type="string">
            <text:p>0x4d25</text:p>
          </table:table-cell>
          <table:table-cell table:style-name="ce4" table:formula="of:=(HEX2DEC(MID([.C936];3;LEN([.C936])-2))-HEX2DEC(MID([.B936];3;LEN([.B9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6</text:p>
          </table:table-cell>
          <table:table-cell table:style-name="ce7" office:value-type="string" calcext:value-type="string">
            <text:p>0x4d2e</text:p>
          </table:table-cell>
          <table:table-cell table:style-name="ce4" table:formula="of:=(HEX2DEC(MID([.C937];3;LEN([.C937])-2))-HEX2DEC(MID([.B937];3;LEN([.B93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ergy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f</text:p>
          </table:table-cell>
          <table:table-cell table:style-name="ce7" office:value-type="string" calcext:value-type="string">
            <text:p>0x4d30</text:p>
          </table:table-cell>
          <table:table-cell table:style-name="ce4" table:formula="of:=(HEX2DEC(MID([.C938];3;LEN([.C938])-2))-HEX2DEC(MID([.B938];3;LEN([.B9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1</text:p>
          </table:table-cell>
          <table:table-cell table:style-name="ce7" office:value-type="string" calcext:value-type="string">
            <text:p>0x4d36</text:p>
          </table:table-cell>
          <table:table-cell table:style-name="ce4" table:formula="of:=(HEX2DEC(MID([.C939];3;LEN([.C939])-2))-HEX2DEC(MID([.B939];3;LEN([.B93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ss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7</text:p>
          </table:table-cell>
          <table:table-cell table:style-name="ce7" office:value-type="string" calcext:value-type="string">
            <text:p>0x4d38</text:p>
          </table:table-cell>
          <table:table-cell table:style-name="ce4" table:formula="of:=(HEX2DEC(MID([.C940];3;LEN([.C940])-2))-HEX2DEC(MID([.B940];3;LEN([.B9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9</text:p>
          </table:table-cell>
          <table:table-cell table:style-name="ce7" office:value-type="string" calcext:value-type="string">
            <text:p>0x4d40</text:p>
          </table:table-cell>
          <table:table-cell table:style-name="ce4" table:formula="of:=(HEX2DEC(MID([.C941];3;LEN([.C941])-2))-HEX2DEC(MID([.B941];3;LEN([.B9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 ton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1</text:p>
          </table:table-cell>
          <table:table-cell table:style-name="ce7" office:value-type="string" calcext:value-type="string">
            <text:p>0x4d47</text:p>
          </table:table-cell>
          <table:table-cell table:style-name="ce4" table:formula="of:=(HEX2DEC(MID([.C942];3;LEN([.C942])-2))-HEX2DEC(MID([.B942];3;LEN([.B94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el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8</text:p>
          </table:table-cell>
          <table:table-cell table:style-name="ce7" office:value-type="string" calcext:value-type="string">
            <text:p>0x4d49</text:p>
          </table:table-cell>
          <table:table-cell table:style-name="ce4" table:formula="of:=(HEX2DEC(MID([.C943];3;LEN([.C943])-2))-HEX2DEC(MID([.B943];3;LEN([.B94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a</text:p>
          </table:table-cell>
          <table:table-cell table:style-name="ce7" office:value-type="string" calcext:value-type="string">
            <text:p>0x4d56</text:p>
          </table:table-cell>
          <table:table-cell table:style-name="ce4" table:formula="of:=(HEX2DEC(MID([.C944];3;LEN([.C944])-2))-HEX2DEC(MID([.B944];3;LEN([.B9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ight Time: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7</text:p>
          </table:table-cell>
          <table:table-cell table:style-name="ce7" office:value-type="string" calcext:value-type="string">
            <text:p>0x4d58</text:p>
          </table:table-cell>
          <table:table-cell table:style-name="ce4" table:formula="of:=(HEX2DEC(MID([.C945];3;LEN([.C945])-2))-HEX2DEC(MID([.B945];3;LEN([.B94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9</text:p>
          </table:table-cell>
          <table:table-cell table:style-name="ce7" office:value-type="string" calcext:value-type="string">
            <text:p>0x4d5f</text:p>
          </table:table-cell>
          <table:table-cell table:style-name="ce4" table:formula="of:=(HEX2DEC(MID([.C946];3;LEN([.C946])-2))-HEX2DEC(MID([.B946];3;LEN([.B94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60</text:p>
          </table:table-cell>
          <table:table-cell table:style-name="ce7" office:value-type="string" calcext:value-type="string">
            <text:p>0x4d70</text:p>
          </table:table-cell>
          <table:table-cell table:style-name="ce4" table:formula="of:=(HEX2DEC(MID([.C947];3;LEN([.C947])-2))-HEX2DEC(MID([.B947];3;LEN([.B947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b. of Succes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1</text:p>
          </table:table-cell>
          <table:table-cell table:style-name="ce7" office:value-type="string" calcext:value-type="string">
            <text:p>0x4d75</text:p>
          </table:table-cell>
          <table:table-cell table:style-name="ce4" table:formula="of:=(HEX2DEC(MID([.C948];3;LEN([.C948])-2))-HEX2DEC(MID([.B948];3;LEN([.B94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6</text:p>
          </table:table-cell>
          <table:table-cell table:style-name="ce7" office:value-type="string" calcext:value-type="string">
            <text:p>0x4d7b</text:p>
          </table:table-cell>
          <table:table-cell table:style-name="ce4" table:formula="of:=(HEX2DEC(MID([.C949];3;LEN([.C949])-2))-HEX2DEC(MID([.B949];3;LEN([.B94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c</text:p>
          </table:table-cell>
          <table:table-cell table:style-name="ce7" office:value-type="string" calcext:value-type="string">
            <text:p>0x4d83</text:p>
          </table:table-cell>
          <table:table-cell table:style-name="ce4" table:formula="of:=(HEX2DEC(MID([.C950];3;LEN([.C950])-2))-HEX2DEC(MID([.B950];3;LEN([.B95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ed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4</text:p>
          </table:table-cell>
          <table:table-cell table:style-name="ce7" office:value-type="string" calcext:value-type="string">
            <text:p>0x4d8d</text:p>
          </table:table-cell>
          <table:table-cell table:style-name="ce4" table:formula="of:=(HEX2DEC(MID([.C951];3;LEN([.C951])-2))-HEX2DEC(MID([.B951];3;LEN([.B95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ed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e</text:p>
          </table:table-cell>
          <table:table-cell table:style-name="ce7" office:value-type="string" calcext:value-type="string">
            <text:p>0x4d94</text:p>
          </table:table-cell>
          <table:table-cell table:style-name="ce4" table:formula="of:=(HEX2DEC(MID([.C952];3;LEN([.C952])-2))-HEX2DEC(MID([.B952];3;LEN([.B95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95</text:p>
          </table:table-cell>
          <table:table-cell table:style-name="ce7" office:value-type="string" calcext:value-type="string">
            <text:p>0x4db0</text:p>
          </table:table-cell>
          <table:table-cell table:style-name="ce4" table:formula="of:=(HEX2DEC(MID([.C953];3;LEN([.C953])-2))-HEX2DEC(MID([.B953];3;LEN([.B953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firm spaceship launch.\n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b1</text:p>
          </table:table-cell>
          <table:table-cell table:style-name="ce7" office:value-type="string" calcext:value-type="string">
            <text:p>0x4de4</text:p>
          </table:table-cell>
          <table:table-cell table:style-name="ce4" table:formula="of:=(HEX2DEC(MID([.C954];3;LEN([.C954])-2))-HEX2DEC(MID([.B954];3;LEN([.B954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hance of success)\n No Launch\n Launch CONFIRMED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e5</text:p>
          </table:table-cell>
          <table:table-cell table:style-name="ce7" office:value-type="string" calcext:value-type="string">
            <text:p>0x4df8</text:p>
          </table:table-cell>
          <table:table-cell table:style-name="ce4" table:formula="of:=(HEX2DEC(MID([.C955];3;LEN([.C955])-2))-HEX2DEC(MID([.B955];3;LEN([.B955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space ship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0</text:p>
          </table:table-cell>
          <table:table-cell table:style-name="ce7" office:value-type="string" calcext:value-type="string">
            <text:p>0x4e4b</text:p>
          </table:table-cell>
          <table:table-cell table:style-name="ce4" table:formula="of:=(HEX2DEC(MID([.C956];3;LEN([.C956])-2))-HEX2DEC(MID([.B956];3;LEN([.B95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furthe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c</text:p>
          </table:table-cell>
          <table:table-cell table:style-name="ce7" office:value-type="string" calcext:value-type="string">
            <text:p>0x4e57</text:p>
          </table:table-cell>
          <table:table-cell table:style-name="ce4" table:formula="of:=(HEX2DEC(MID([.C957];3;LEN([.C957])-2))-HEX2DEC(MID([.B957];3;LEN([.B95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58</text:p>
          </table:table-cell>
          <table:table-cell table:style-name="ce7" office:value-type="string" calcext:value-type="string">
            <text:p>0x4e67</text:p>
          </table:table-cell>
          <table:table-cell table:style-name="ce4" table:formula="of:=(HEX2DEC(MID([.C958];3;LEN([.C958])-2))-HEX2DEC(MID([.B958];3;LEN([.B95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nation?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8</text:p>
          </table:table-cell>
          <table:table-cell table:style-name="ce7" office:value-type="string" calcext:value-type="string">
            <text:p>0x4e6a</text:p>
          </table:table-cell>
          <table:table-cell table:style-name="ce4" table:formula="of:=(HEX2DEC(MID([.C959];3;LEN([.C959])-2))-HEX2DEC(MID([.B959];3;LEN([.B9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b</text:p>
          </table:table-cell>
          <table:table-cell table:style-name="ce7" office:value-type="string" calcext:value-type="string">
            <text:p>0x4e7e</text:p>
          </table:table-cell>
          <table:table-cell table:style-name="ce4" table:formula="of:=(HEX2DEC(MID([.C960];3;LEN([.C960])-2))-HEX2DEC(MID([.B960];3;LEN([.B960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LAUNCH space ship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7f</text:p>
          </table:table-cell>
          <table:table-cell table:style-name="ce7" office:value-type="string" calcext:value-type="string">
            <text:p>0x4e93</text:p>
          </table:table-cell>
          <table:table-cell table:style-name="ce4" table:formula="of:=(HEX2DEC(MID([.C961];3;LEN([.C961])-2))-HEX2DEC(MID([.B961];3;LEN([.B961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stimate arrival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4</text:p>
          </table:table-cell>
          <table:table-cell table:style-name="ce7" office:value-type="string" calcext:value-type="string">
            <text:p>0x4e96</text:p>
          </table:table-cell>
          <table:table-cell table:style-name="ce4" table:formula="of:=(HEX2DEC(MID([.C962];3;LEN([.C962])-2))-HEX2DEC(MID([.B962];3;LEN([.B9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8</text:p>
          </table:table-cell>
          <table:table-cell table:style-name="ce7" office:value-type="string" calcext:value-type="string">
            <text:p>0x4ea0</text:p>
          </table:table-cell>
          <table:table-cell table:style-name="ce4" table:formula="of:=(HEX2DEC(MID([.C963];3;LEN([.C963])-2))-HEX2DEC(MID([.B963];3;LEN([.B96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1</text:p>
          </table:table-cell>
          <table:table-cell table:style-name="ce7" office:value-type="string" calcext:value-type="string">
            <text:p>0x4ea9</text:p>
          </table:table-cell>
          <table:table-cell table:style-name="ce4" table:formula="of:=(HEX2DEC(MID([.C964];3;LEN([.C964])-2))-HEX2DEC(MID([.B964];3;LEN([.B96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a</text:p>
          </table:table-cell>
          <table:table-cell table:style-name="ce7" office:value-type="string" calcext:value-type="string">
            <text:p>0x4eb2</text:p>
          </table:table-cell>
          <table:table-cell table:style-name="ce4" table:formula="of:=(HEX2DEC(MID([.C965];3;LEN([.C965])-2))-HEX2DEC(MID([.B965];3;LEN([.B96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al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3</text:p>
          </table:table-cell>
          <table:table-cell table:style-name="ce7" office:value-type="string" calcext:value-type="string">
            <text:p>0x4eb7</text:p>
          </table:table-cell>
          <table:table-cell table:style-name="ce4" table:formula="of:=(HEX2DEC(MID([.C966];3;LEN([.C966])-2))-HEX2DEC(MID([.B966];3;LEN([.B96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8</text:p>
          </table:table-cell>
          <table:table-cell table:style-name="ce7" office:value-type="string" calcext:value-type="string">
            <text:p>0x4ebb</text:p>
          </table:table-cell>
          <table:table-cell table:style-name="ce4" table:formula="of:=(HEX2DEC(MID([.C967];3;LEN([.C967])-2))-HEX2DEC(MID([.B967];3;LEN([.B96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t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c</text:p>
          </table:table-cell>
          <table:table-cell table:style-name="ce7" office:value-type="string" calcext:value-type="string">
            <text:p>0x4ec3</text:p>
          </table:table-cell>
          <table:table-cell table:style-name="ce4" table:formula="of:=(HEX2DEC(MID([.C968];3;LEN([.C968])-2))-HEX2DEC(MID([.B968];3;LEN([.B96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4</text:p>
          </table:table-cell>
          <table:table-cell table:style-name="ce7" office:value-type="string" calcext:value-type="string">
            <text:p>0x4ec7</text:p>
          </table:table-cell>
          <table:table-cell table:style-name="ce4" table:formula="of:=(HEX2DEC(MID([.C969];3;LEN([.C969])-2))-HEX2DEC(MID([.B969];3;LEN([.B96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8</text:p>
          </table:table-cell>
          <table:table-cell table:style-name="ce7" office:value-type="string" calcext:value-type="string">
            <text:p>0x4ed4</text:p>
          </table:table-cell>
          <table:table-cell table:style-name="ce4" table:formula="of:=(HEX2DEC(MID([.C970];3;LEN([.C970])-2))-HEX2DEC(MID([.B970];3;LEN([.B97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d5</text:p>
          </table:table-cell>
          <table:table-cell table:style-name="ce7" office:value-type="string" calcext:value-type="string">
            <text:p>0x4ee1</text:p>
          </table:table-cell>
          <table:table-cell table:style-name="ce4" table:formula="of:=(HEX2DEC(MID([.C971];3;LEN([.C971])-2))-HEX2DEC(MID([.B971];3;LEN([.B97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3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2</text:p>
          </table:table-cell>
          <table:table-cell table:style-name="ce7" office:value-type="string" calcext:value-type="string">
            <text:p>0x4eee</text:p>
          </table:table-cell>
          <table:table-cell table:style-name="ce4" table:formula="of:=(HEX2DEC(MID([.C972];3;LEN([.C972])-2))-HEX2DEC(MID([.B972];3;LEN([.B97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f</text:p>
          </table:table-cell>
          <table:table-cell table:style-name="ce7" office:value-type="string" calcext:value-type="string">
            <text:p>0x4efa</text:p>
          </table:table-cell>
          <table:table-cell table:style-name="ce4" table:formula="of:=(HEX2DEC(MID([.C973];3;LEN([.C973])-2))-HEX2DEC(MID([.B973];3;LEN([.B97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fb</text:p>
          </table:table-cell>
          <table:table-cell table:style-name="ce7" office:value-type="string" calcext:value-type="string">
            <text:p>0x4f07</text:p>
          </table:table-cell>
          <table:table-cell table:style-name="ce4" table:formula="of:=(HEX2DEC(MID([.C974];3;LEN([.C974])-2))-HEX2DEC(MID([.B974];3;LEN([.B97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08</text:p>
          </table:table-cell>
          <table:table-cell table:style-name="ce7" office:value-type="string" calcext:value-type="string">
            <text:p>0x4f14</text:p>
          </table:table-cell>
          <table:table-cell table:style-name="ce4" table:formula="of:=(HEX2DEC(MID([.C975];3;LEN([.C975])-2))-HEX2DEC(MID([.B975];3;LEN([.B97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s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15</text:p>
          </table:table-cell>
          <table:table-cell table:style-name="ce7" office:value-type="string" calcext:value-type="string">
            <text:p>0x4f21</text:p>
          </table:table-cell>
          <table:table-cell table:style-name="ce4" table:formula="of:=(HEX2DEC(MID([.C976];3;LEN([.C976])-2))-HEX2DEC(MID([.B976];3;LEN([.B97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2</text:p>
          </table:table-cell>
          <table:table-cell table:style-name="ce7" office:value-type="string" calcext:value-type="string">
            <text:p>0x4f2e</text:p>
          </table:table-cell>
          <table:table-cell table:style-name="ce4" table:formula="of:=(HEX2DEC(MID([.C977];3;LEN([.C977])-2))-HEX2DEC(MID([.B977];3;LEN([.B97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3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f</text:p>
          </table:table-cell>
          <table:table-cell table:style-name="ce7" office:value-type="string" calcext:value-type="string">
            <text:p>0x4f37</text:p>
          </table:table-cell>
          <table:table-cell table:style-name="ce4" table:formula="of:=(HEX2DEC(MID([.C978];3;LEN([.C978])-2))-HEX2DEC(MID([.B978];3;LEN([.B97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38</text:p>
          </table:table-cell>
          <table:table-cell table:style-name="ce7" office:value-type="string" calcext:value-type="string">
            <text:p>0x4f41</text:p>
          </table:table-cell>
          <table:table-cell table:style-name="ce4" table:formula="of:=(HEX2DEC(MID([.C979];3;LEN([.C979])-2))-HEX2DEC(MID([.B979];3;LEN([.B97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2</text:p>
          </table:table-cell>
          <table:table-cell table:style-name="ce7" office:value-type="string" calcext:value-type="string">
            <text:p>0x4f5b</text:p>
          </table:table-cell>
          <table:table-cell table:style-name="ce4" table:formula="of:=(HEX2DEC(MID([.C980];3;LEN([.C980])-2))-HEX2DEC(MID([.B980];3;LEN([.B98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c</text:p>
          </table:table-cell>
          <table:table-cell table:style-name="ce7" office:value-type="string" calcext:value-type="string">
            <text:p>0x4f65</text:p>
          </table:table-cell>
          <table:table-cell table:style-name="ce4" table:formula="of:=(HEX2DEC(MID([.C981];3;LEN([.C981])-2))-HEX2DEC(MID([.B981];3;LEN([.B98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2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7a</text:p>
          </table:table-cell>
          <table:table-cell table:style-name="ce7" office:value-type="string" calcext:value-type="string">
            <text:p>0x4f88</text:p>
          </table:table-cell>
          <table:table-cell table:style-name="ce4" table:formula="of:=(HEX2DEC(MID([.C982];3;LEN([.C982])-2))-HEX2DEC(MID([.B982];3;LEN([.B98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arthquake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9</text:p>
          </table:table-cell>
          <table:table-cell table:style-name="ce7" office:value-type="string" calcext:value-type="string">
            <text:p>0x4f8b</text:p>
          </table:table-cell>
          <table:table-cell table:style-name="ce4" table:formula="of:=(HEX2DEC(MID([.C983];3;LEN([.C983])-2))-HEX2DEC(MID([.B983];3;LEN([.B98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c</text:p>
          </table:table-cell>
          <table:table-cell table:style-name="ce7" office:value-type="string" calcext:value-type="string">
            <text:p>0x4f98</text:p>
          </table:table-cell>
          <table:table-cell table:style-name="ce4" table:formula="of:=(HEX2DEC(MID([.C984];3;LEN([.C984])-2))-HEX2DEC(MID([.B984];3;LEN([.B98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a9</text:p>
          </table:table-cell>
          <table:table-cell table:style-name="ce7" office:value-type="string" calcext:value-type="string">
            <text:p>0x4fc2</text:p>
          </table:table-cell>
          <table:table-cell table:style-name="ce4" table:formula="of:=(HEX2DEC(MID([.C985];3;LEN([.C985])-2))-HEX2DEC(MID([.B985];3;LEN([.B98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izens demand GRANARY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cb</text:p>
          </table:table-cell>
          <table:table-cell table:style-name="ce7" office:value-type="string" calcext:value-type="string">
            <text:p>0x4fd6</text:p>
          </table:table-cell>
          <table:table-cell table:style-name="ce4" table:formula="of:=(HEX2DEC(MID([.C986];3;LEN([.C986])-2))-HEX2DEC(MID([.B986];3;LEN([.B9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ing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d7</text:p>
          </table:table-cell>
          <table:table-cell table:style-name="ce7" office:value-type="string" calcext:value-type="string">
            <text:p>0x4fe5</text:p>
          </table:table-cell>
          <table:table-cell table:style-name="ce4" table:formula="of:=(HEX2DEC(MID([.C987];3;LEN([.C987])-2))-HEX2DEC(MID([.B987];3;LEN([.B987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rruption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e6</text:p>
          </table:table-cell>
          <table:table-cell table:style-name="ce7" office:value-type="string" calcext:value-type="string">
            <text:p>0x4ff1</text:p>
          </table:table-cell>
          <table:table-cell table:style-name="ce4" table:formula="of:=(HEX2DEC(MID([.C988];3;LEN([.C988])-2))-HEX2DEC(MID([.B988];3;LEN([.B9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andal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f2</text:p>
          </table:table-cell>
          <table:table-cell table:style-name="ce7" office:value-type="string" calcext:value-type="string">
            <text:p>0x5004</text:p>
          </table:table-cell>
          <table:table-cell table:style-name="ce4" table:formula="of:=(HEX2DEC(MID([.C989];3;LEN([.C989])-2))-HEX2DEC(MID([.B989];3;LEN([.B98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demand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5</text:p>
          </table:table-cell>
          <table:table-cell table:style-name="ce7" office:value-type="string" calcext:value-type="string">
            <text:p>0x500c</text:p>
          </table:table-cell>
          <table:table-cell table:style-name="ce4" table:formula="of:=(HEX2DEC(MID([.C990];3;LEN([.C990])-2))-HEX2DEC(MID([.B990];3;LEN([.B99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L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d</text:p>
          </table:table-cell>
          <table:table-cell table:style-name="ce7" office:value-type="string" calcext:value-type="string">
            <text:p>0x5018</text:p>
          </table:table-cell>
          <table:table-cell table:style-name="ce4" table:formula="of:=(HEX2DEC(MID([.C991];3;LEN([.C991])-2))-HEX2DEC(MID([.B991];3;LEN([.B99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URTHOUS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19</text:p>
          </table:table-cell>
          <table:table-cell table:style-name="ce7" office:value-type="string" calcext:value-type="string">
            <text:p>0x5025</text:p>
          </table:table-cell>
          <table:table-cell table:style-name="ce4" table:formula="of:=(HEX2DEC(MID([.C992];3;LEN([.C992])-2))-HEX2DEC(MID([.B992];3;LEN([.B9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RKETPLACE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26</text:p>
          </table:table-cell>
          <table:table-cell table:style-name="ce7" office:value-type="string" calcext:value-type="string">
            <text:p>0x5030</text:p>
          </table:table-cell>
          <table:table-cell table:style-name="ce4" table:formula="of:=(HEX2DEC(MID([.C993];3;LEN([.C993])-2))-HEX2DEC(MID([.B993];3;LEN([.B99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THEDRAL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1</text:p>
          </table:table-cell>
          <table:table-cell table:style-name="ce7" office:value-type="string" calcext:value-type="string">
            <text:p>0x503e</text:p>
          </table:table-cell>
          <table:table-cell table:style-name="ce4" table:formula="of:=(HEX2DEC(MID([.C994];3;LEN([.C994])-2))-HEX2DEC(MID([.B994];3;LEN([.B99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wer taxes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f</text:p>
          </table:table-cell>
          <table:table-cell table:style-name="ce7" office:value-type="string" calcext:value-type="string">
            <text:p>0x504c</text:p>
          </table:table-cell>
          <table:table-cell table:style-name="ce4" table:formula="of:=(HEX2DEC(MID([.C995];3;LEN([.C995])-2))-HEX2DEC(MID([.B995];3;LEN([.B99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idents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4d</text:p>
          </table:table-cell>
          <table:table-cell table:style-name="ce7" office:value-type="string" calcext:value-type="string">
            <text:p>0x5067</text:p>
          </table:table-cell>
          <table:table-cell table:style-name="ce4" table:formula="of:=(HEX2DEC(MID([.C996];3;LEN([.C996])-2))-HEX2DEC(MID([.B996];3;LEN([.B99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mire\nthe prosperity of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68</text:p>
          </table:table-cell>
          <table:table-cell table:style-name="ce7" office:value-type="string" calcext:value-type="string">
            <text:p>0x506a</text:p>
          </table:table-cell>
          <table:table-cell table:style-name="ce4" table:formula="of:=(HEX2DEC(MID([.C997];3;LEN([.C997])-2))-HEX2DEC(MID([.B997];3;LEN([.B9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7e</text:p>
          </table:table-cell>
          <table:table-cell table:style-name="ce7" office:value-type="string" calcext:value-type="string">
            <text:p>0x508f</text:p>
          </table:table-cell>
          <table:table-cell table:style-name="ce4" table:formula="of:=(HEX2DEC(MID([.C998];3;LEN([.C998])-2))-HEX2DEC(MID([.B998];3;LEN([.B99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ORING COMPLETED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0</text:p>
          </table:table-cell>
          <table:table-cell table:style-name="ce7" office:value-type="string" calcext:value-type="string">
            <text:p>0x509b</text:p>
          </table:table-cell>
          <table:table-cell table:style-name="ce4" table:formula="of:=(HEX2DEC(MID([.C999];3;LEN([.C999])-2))-HEX2DEC(MID([.B999];3;LEN([.B99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zens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c</text:p>
          </table:table-cell>
          <table:table-cell table:style-name="ce7" office:value-type="string" calcext:value-type="string">
            <text:p>0x509d</text:p>
          </table:table-cell>
          <table:table-cell table:style-name="ce4" table:formula="of:=(HEX2DEC(MID([.C1000];3;LEN([.C1000])-2))-HEX2DEC(MID([.B1000];3;LEN([.B10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e</text:p>
          </table:table-cell>
          <table:table-cell table:style-name="ce7" office:value-type="string" calcext:value-type="string">
            <text:p>0x50ad</text:p>
          </table:table-cell>
          <table:table-cell table:style-name="ce4" table:formula="of:=(HEX2DEC(MID([.C1001];3;LEN([.C1001])-2))-HEX2DEC(MID([.B1001];3;LEN([.B100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hievements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ae</text:p>
          </table:table-cell>
          <table:table-cell table:style-name="ce7" office:value-type="string" calcext:value-type="string">
            <text:p>0x50af</text:p>
          </table:table-cell>
          <table:table-cell table:style-name="ce4" table:formula="of:=(HEX2DEC(MID([.C1002];3;LEN([.C1002])-2))-HEX2DEC(MID([.B1002];3;LEN([.B100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0</text:p>
          </table:table-cell>
          <table:table-cell table:style-name="ce7" office:value-type="string" calcext:value-type="string">
            <text:p>0x50bc</text:p>
          </table:table-cell>
          <table:table-cell table:style-name="ce4" table:formula="of:=(HEX2DEC(MID([.C1003];3;LEN([.C1003])-2))-HEX2DEC(MID([.B1003];3;LEN([.B100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hip: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d</text:p>
          </table:table-cell>
          <table:table-cell table:style-name="ce7" office:value-type="string" calcext:value-type="string">
            <text:p>0x50c6</text:p>
          </table:table-cell>
          <table:table-cell table:style-name="ce4" table:formula="of:=(HEX2DEC(MID([.C1004];3;LEN([.C1004])-2))-HEX2DEC(MID([.B1004];3;LEN([.B100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ssible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7</text:p>
          </table:table-cell>
          <table:table-cell table:style-name="ce7" office:value-type="string" calcext:value-type="string">
            <text:p>0x50c8</text:p>
          </table:table-cell>
          <table:table-cell table:style-name="ce4" table:formula="of:=(HEX2DEC(MID([.C1005];3;LEN([.C1005])-2))-HEX2DEC(MID([.B1005];3;LEN([.B10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9</text:p>
          </table:table-cell>
          <table:table-cell table:style-name="ce7" office:value-type="string" calcext:value-type="string">
            <text:p>0x50d5</text:p>
          </table:table-cell>
          <table:table-cell table:style-name="ce4" table:formula="of:=(HEX2DEC(MID([.C1006];3;LEN([.C1006])-2))-HEX2DEC(MID([.B1006];3;LEN([.B100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 (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6</text:p>
          </table:table-cell>
          <table:table-cell table:style-name="ce7" office:value-type="string" calcext:value-type="string">
            <text:p>0x50da</text:p>
          </table:table-cell>
          <table:table-cell table:style-name="ce4" table:formula="of:=(HEX2DEC(MID([.C1007];3;LEN([.C1007])-2))-HEX2DEC(MID([.B1007];3;LEN([.B100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<text:s text:c="2"/>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b</text:p>
          </table:table-cell>
          <table:table-cell table:style-name="ce7" office:value-type="string" calcext:value-type="string">
            <text:p>0x50e4</text:p>
          </table:table-cell>
          <table:table-cell table:style-name="ce4" table:formula="of:=(HEX2DEC(MID([.C1008];3;LEN([.C1008])-2))-HEX2DEC(MID([.B1008];3;LEN([.B10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ace: (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5</text:p>
          </table:table-cell>
          <table:table-cell table:style-name="ce7" office:value-type="string" calcext:value-type="string">
            <text:p>0x50e7</text:p>
          </table:table-cell>
          <table:table-cell table:style-name="ce4" table:formula="of:=(HEX2DEC(MID([.C1009];3;LEN([.C1009])-2))-HEX2DEC(MID([.B1009];3;LEN([.B10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8</text:p>
          </table:table-cell>
          <table:table-cell table:style-name="ce7" office:value-type="string" calcext:value-type="string">
            <text:p>0x50f7</text:p>
          </table:table-cell>
          <table:table-cell table:style-name="ce4" table:formula="of:=(HEX2DEC(MID([.C1010];3;LEN([.C1010])-2))-HEX2DEC(MID([.B1010];3;LEN([.B1010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ture Tech: (+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8</text:p>
          </table:table-cell>
          <table:table-cell table:style-name="ce7" office:value-type="string" calcext:value-type="string">
            <text:p>0x50f9</text:p>
          </table:table-cell>
          <table:table-cell table:style-name="ce4" table:formula="of:=(HEX2DEC(MID([.C1011];3;LEN([.C1011])-2))-HEX2DEC(MID([.B1011];3;LEN([.B10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a</text:p>
          </table:table-cell>
          <table:table-cell table:style-name="ce7" office:value-type="string" calcext:value-type="string">
            <text:p>0x5107</text:p>
          </table:table-cell>
          <table:table-cell table:style-name="ce4" table:formula="of:=(HEX2DEC(MID([.C1012];3;LEN([.C1012])-2))-HEX2DEC(MID([.B1012];3;LEN([.B101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Scor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08</text:p>
          </table:table-cell>
          <table:table-cell table:style-name="ce7" office:value-type="string" calcext:value-type="string">
            <text:p>0x5115</text:p>
          </table:table-cell>
          <table:table-cell table:style-name="ce4" table:formula="of:=(HEX2DEC(MID([.C1013];3;LEN([.C1013])-2))-HEX2DEC(MID([.B1013];3;LEN([.B101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onus Score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18</text:p>
          </table:table-cell>
          <table:table-cell table:style-name="ce7" office:value-type="string" calcext:value-type="string">
            <text:p>0x511f</text:p>
          </table:table-cell>
          <table:table-cell table:style-name="ce4" table:formula="of:=(HEX2DEC(MID([.C1014];3;LEN([.C1014])-2))-HEX2DEC(MID([.B1014];3;LEN([.B1014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eekl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0</text:p>
          </table:table-cell>
          <table:table-cell table:style-name="ce7" office:value-type="string" calcext:value-type="string">
            <text:p>0x5126</text:p>
          </table:table-cell>
          <table:table-cell table:style-name="ce4" table:formula="of:=(HEX2DEC(MID([.C1015];3;LEN([.C1015])-2))-HEX2DEC(MID([.B1015];3;LEN([.B101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day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7</text:p>
          </table:table-cell>
          <table:table-cell table:style-name="ce7" office:value-type="string" calcext:value-type="string">
            <text:p>0x512b</text:p>
          </table:table-cell>
          <table:table-cell table:style-name="ce4" table:formula="of:=(HEX2DEC(MID([.C1016];3;LEN([.C1016])-2))-HEX2DEC(MID([.B1016];3;LEN([.B101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c</text:p>
          </table:table-cell>
          <table:table-cell table:style-name="ce7" office:value-type="string" calcext:value-type="string">
            <text:p>0x5132</text:p>
          </table:table-cell>
          <table:table-cell table:style-name="ce4" table:formula="of:=(HEX2DEC(MID([.C1017];3;LEN([.C1017])-2))-HEX2DEC(MID([.B1017];3;LEN([.B101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ime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33</text:p>
          </table:table-cell>
          <table:table-cell table:style-name="ce7" office:value-type="string" calcext:value-type="string">
            <text:p>0x5137</text:p>
          </table:table-cell>
          <table:table-cell table:style-name="ce4" table:formula="of:=(HEX2DEC(MID([.C1018];3;LEN([.C1018])-2))-HEX2DEC(MID([.B1018];3;LEN([.B101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1</text:p>
          </table:table-cell>
          <table:table-cell table:style-name="ce7" office:value-type="string" calcext:value-type="string">
            <text:p>0x5146</text:p>
          </table:table-cell>
          <table:table-cell table:style-name="ce4" table:formula="of:=(HEX2DEC(MID([.C1019];3;LEN([.C1019])-2))-HEX2DEC(MID([.B1019];3;LEN([.B101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ew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7</text:p>
          </table:table-cell>
          <table:table-cell table:style-name="ce7" office:value-type="string" calcext:value-type="string">
            <text:p>0x514a</text:p>
          </table:table-cell>
          <table:table-cell table:style-name="ce4" table:formula="of:=(HEX2DEC(MID([.C1020];3;LEN([.C1020])-2))-HEX2DEC(MID([.B1020];3;LEN([.B102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b</text:p>
          </table:table-cell>
          <table:table-cell table:style-name="ce7" office:value-type="string" calcext:value-type="string">
            <text:p>0x514e</text:p>
          </table:table-cell>
          <table:table-cell table:style-name="ce4" table:formula="of:=(HEX2DEC(MID([.C1021];3;LEN([.C1021])-2))-HEX2DEC(MID([.B1021];3;LEN([.B10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f</text:p>
          </table:table-cell>
          <table:table-cell table:style-name="ce7" office:value-type="string" calcext:value-type="string">
            <text:p>0x5155</text:p>
          </table:table-cell>
          <table:table-cell table:style-name="ce4" table:formula="of:=(HEX2DEC(MID([.C1022];3;LEN([.C1022])-2))-HEX2DEC(MID([.B1022];3;LEN([.B102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RA!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6</text:p>
          </table:table-cell>
          <table:table-cell table:style-name="ce7" office:value-type="string" calcext:value-type="string">
            <text:p>0x515b</text:p>
          </table:table-cell>
          <table:table-cell table:style-name="ce4" table:formula="of:=(HEX2DEC(MID([.C1023];3;LEN([.C1023])-2))-HEX2DEC(MID([.B1023];3;LEN([.B1023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ASH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c</text:p>
          </table:table-cell>
          <table:table-cell table:style-name="ce7" office:value-type="string" calcext:value-type="string">
            <text:p>0x5164</text:p>
          </table:table-cell>
          <table:table-cell table:style-name="ce4" table:formula="of:=(HEX2DEC(MID([.C1024];3;LEN([.C1024])-2))-HEX2DEC(MID([.B1024];3;LEN([.B102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0 cents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65</text:p>
          </table:table-cell>
          <table:table-cell table:style-name="ce7" office:value-type="string" calcext:value-type="string">
            <text:p>0x5170</text:p>
          </table:table-cell>
          <table:table-cell table:style-name="ce4" table:formula="of:=(HEX2DEC(MID([.C1025];3;LEN([.C1025])-2))-HEX2DEC(MID([.B1025];3;LEN([.B102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January 1,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1</text:p>
          </table:table-cell>
          <table:table-cell table:style-name="ce7" office:value-type="string" calcext:value-type="string">
            <text:p>0x5177</text:p>
          </table:table-cell>
          <table:table-cell table:style-name="ce4" table:formula="of:=(HEX2DEC(MID([.C1026];3;LEN([.C1026])-2))-HEX2DEC(MID([.B1026];3;LEN([.B102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NEWSA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8</text:p>
          </table:table-cell>
          <table:table-cell table:style-name="ce7" office:value-type="string" calcext:value-type="string">
            <text:p>0x5180</text:p>
          </table:table-cell>
          <table:table-cell table:style-name="ce4" table:formula="of:=(HEX2DEC(MID([.C1027];3;LEN([.C1027])-2))-HEX2DEC(MID([.B1027];3;LEN([.B102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9e</text:p>
          </table:table-cell>
          <table:table-cell table:style-name="ce7" office:value-type="string" calcext:value-type="string">
            <text:p>0x51b3</text:p>
          </table:table-cell>
          <table:table-cell table:style-name="ce4" table:formula="of:=(HEX2DEC(MID([.C1028];3;LEN([.C1028])-2))-HEX2DEC(MID([.B1028];3;LEN([.B1028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plomat arrives\n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b4</text:p>
          </table:table-cell>
          <table:table-cell table:style-name="ce7" office:value-type="string" calcext:value-type="string">
            <text:p>0x5225</text:p>
          </table:table-cell>
          <table:table-cell table:style-name="ce4" table:formula="of:=(HEX2DEC(MID([.C1029];3;LEN([.C1029])-2))-HEX2DEC(MID([.B1029];3;LEN([.B1029])-2)))+1" office:value-type="float" office:value="114" calcext:value-type="float">
            <text:p>1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 Establish Embassy\n Investigate City\n Steal Technology\n Industrial Sabotage\n Incite a Revolt\n Meet with King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6</text:p>
          </table:table-cell>
          <table:table-cell table:style-name="ce7" office:value-type="string" calcext:value-type="string">
            <text:p>0x522d</text:p>
          </table:table-cell>
          <table:table-cell table:style-name="ce4" table:formula="of:=(HEX2DEC(MID([.C1030];3;LEN([.C1030])-2))-HEX2DEC(MID([.B1030];3;LEN([.B10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eal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e</text:p>
          </table:table-cell>
          <table:table-cell table:style-name="ce7" office:value-type="string" calcext:value-type="string">
            <text:p>0x5230</text:p>
          </table:table-cell>
          <table:table-cell table:style-name="ce4" table:formula="of:=(HEX2DEC(MID([.C1031];3;LEN([.C1031])-2))-HEX2DEC(MID([.B1031];3;LEN([.B103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4b</text:p>
          </table:table-cell>
          <table:table-cell table:style-name="ce7" office:value-type="string" calcext:value-type="string">
            <text:p>0x5256</text:p>
          </table:table-cell>
          <table:table-cell table:style-name="ce4" table:formula="of:=(HEX2DEC(MID([.C1032];3;LEN([.C1032])-2))-HEX2DEC(MID([.B1032];3;LEN([.B103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57</text:p>
          </table:table-cell>
          <table:table-cell table:style-name="ce7" office:value-type="string" calcext:value-type="string">
            <text:p>0x526d</text:p>
          </table:table-cell>
          <table:table-cell table:style-name="ce4" table:formula="of:=(HEX2DEC(MID([.C1033];3;LEN([.C1033])-2))-HEX2DEC(MID([.B1033];3;LEN([.B1033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tion sabotaged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6e</text:p>
          </table:table-cell>
          <table:table-cell table:style-name="ce7" office:value-type="string" calcext:value-type="string">
            <text:p>0x5271</text:p>
          </table:table-cell>
          <table:table-cell table:style-name="ce4" table:formula="of:=(HEX2DEC(MID([.C1034];3;LEN([.C1034])-2))-HEX2DEC(MID([.B1034];3;LEN([.B103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2</text:p>
          </table:table-cell>
          <table:table-cell table:style-name="ce7" office:value-type="string" calcext:value-type="string">
            <text:p>0x5274</text:p>
          </table:table-cell>
          <table:table-cell table:style-name="ce4" table:formula="of:=(HEX2DEC(MID([.C1035];3;LEN([.C1035])-2))-HEX2DEC(MID([.B1035];3;LEN([.B10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5</text:p>
          </table:table-cell>
          <table:table-cell table:style-name="ce7" office:value-type="string" calcext:value-type="string">
            <text:p>0x5283</text:p>
          </table:table-cell>
          <table:table-cell table:style-name="ce4" table:formula="of:=(HEX2DEC(MID([.C1036];3;LEN([.C1036])-2))-HEX2DEC(MID([.B1036];3;LEN([.B1036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sidents in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84</text:p>
          </table:table-cell>
          <table:table-cell table:style-name="ce7" office:value-type="string" calcext:value-type="string">
            <text:p>0x5296</text:p>
          </table:table-cell>
          <table:table-cell table:style-name="ce4" table:formula="of:=(HEX2DEC(MID([.C1037];3;LEN([.C1037])-2))-HEX2DEC(MID([.B1037];3;LEN([.B103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revolt for $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7</text:p>
          </table:table-cell>
          <table:table-cell table:style-name="ce7" office:value-type="string" calcext:value-type="string">
            <text:p>0x5299</text:p>
          </table:table-cell>
          <table:table-cell table:style-name="ce4" table:formula="of:=(HEX2DEC(MID([.C1038];3;LEN([.C1038])-2))-HEX2DEC(MID([.B1038];3;LEN([.B10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a</text:p>
          </table:table-cell>
          <table:table-cell table:style-name="ce7" office:value-type="string" calcext:value-type="string">
            <text:p>0x52b5</text:p>
          </table:table-cell>
          <table:table-cell table:style-name="ce4" table:formula="of:=(HEX2DEC(MID([.C1039];3;LEN([.C1039])-2))-HEX2DEC(MID([.B1039];3;LEN([.B1039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Incite revolt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b6</text:p>
          </table:table-cell>
          <table:table-cell table:style-name="ce7" office:value-type="string" calcext:value-type="string">
            <text:p>0x52ca</text:p>
          </table:table-cell>
          <table:table-cell table:style-name="ce4" table:formula="of:=(HEX2DEC(MID([.C1040];3;LEN([.C1040])-2))-HEX2DEC(MID([.B1040];3;LEN([.B104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ubvert city ($x2)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b</text:p>
          </table:table-cell>
          <table:table-cell table:style-name="ce7" office:value-type="string" calcext:value-type="string">
            <text:p>0x52cc</text:p>
          </table:table-cell>
          <table:table-cell table:style-name="ce4" table:formula="of:=(HEX2DEC(MID([.C1041];3;LEN([.C1041])-2))-HEX2DEC(MID([.B1041];3;LEN([.B10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d</text:p>
          </table:table-cell>
          <table:table-cell table:style-name="ce7" office:value-type="string" calcext:value-type="string">
            <text:p>0x52de</text:p>
          </table:table-cell>
          <table:table-cell table:style-name="ce4" table:formula="of:=(HEX2DEC(MID([.C1042];3;LEN([.C1042])-2))-HEX2DEC(MID([.B1042];3;LEN([.B104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desert for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df</text:p>
          </table:table-cell>
          <table:table-cell table:style-name="ce7" office:value-type="string" calcext:value-type="string">
            <text:p>0x52ec</text:p>
          </table:table-cell>
          <table:table-cell table:style-name="ce4" table:formula="of:=(HEX2DEC(MID([.C1043];3;LEN([.C1043])-2))-HEX2DEC(MID([.B1043];3;LEN([.B104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.\nTreasury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ed</text:p>
          </table:table-cell>
          <table:table-cell table:style-name="ce7" office:value-type="string" calcext:value-type="string">
            <text:p>0x52ef</text:p>
          </table:table-cell>
          <table:table-cell table:style-name="ce4" table:formula="of:=(HEX2DEC(MID([.C1044];3;LEN([.C1044])-2))-HEX2DEC(MID([.B1044];3;LEN([.B104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f0</text:p>
          </table:table-cell>
          <table:table-cell table:style-name="ce7" office:value-type="string" calcext:value-type="string">
            <text:p>0x5301</text:p>
          </table:table-cell>
          <table:table-cell table:style-name="ce4" table:formula="of:=(HEX2DEC(MID([.C1045];3;LEN([.C1045])-2))-HEX2DEC(MID([.B1045];3;LEN([.B1045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Pay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2</text:p>
          </table:table-cell>
          <table:table-cell table:style-name="ce7" office:value-type="string" calcext:value-type="string">
            <text:p>0x5303</text:p>
          </table:table-cell>
          <table:table-cell table:style-name="ce4" table:formula="of:=(HEX2DEC(MID([.C1046];3;LEN([.C1046])-2))-HEX2DEC(MID([.B1046];3;LEN([.B10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4</text:p>
          </table:table-cell>
          <table:table-cell table:style-name="ce7" office:value-type="string" calcext:value-type="string">
            <text:p>0x5314</text:p>
          </table:table-cell>
          <table:table-cell table:style-name="ce4" table:formula="of:=(HEX2DEC(MID([.C1047];3;LEN([.C1047])-2))-HEX2DEC(MID([.B1047];3;LEN([.B1047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\nbribed by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5</text:p>
          </table:table-cell>
          <table:table-cell table:style-name="ce7" office:value-type="string" calcext:value-type="string">
            <text:p>0x5317</text:p>
          </table:table-cell>
          <table:table-cell table:style-name="ce4" table:formula="of:=(HEX2DEC(MID([.C1048];3;LEN([.C1048])-2))-HEX2DEC(MID([.B1048];3;LEN([.B10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8</text:p>
          </table:table-cell>
          <table:table-cell table:style-name="ce7" office:value-type="string" calcext:value-type="string">
            <text:p>0x5321</text:p>
          </table:table-cell>
          <table:table-cell table:style-name="ce4" table:formula="of:=(HEX2DEC(MID([.C1049];3;LEN([.C1049])-2))-HEX2DEC(MID([.B1049];3;LEN([.B104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ke1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3c</text:p>
          </table:table-cell>
          <table:table-cell table:style-name="ce7" office:value-type="string" calcext:value-type="string">
            <text:p>0x5351</text:p>
          </table:table-cell>
          <table:table-cell table:style-name="ce4" table:formula="of:=(HEX2DEC(MID([.C1050];3;LEN([.C1050])-2))-HEX2DEC(MID([.B1050];3;LEN([.B1050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bel!\nCivil War in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2</text:p>
          </table:table-cell>
          <table:table-cell table:style-name="ce7" office:value-type="string" calcext:value-type="string">
            <text:p>0x5354</text:p>
          </table:table-cell>
          <table:table-cell table:style-name="ce4" table:formula="of:=(HEX2DEC(MID([.C1051];3;LEN([.C1051])-2))-HEX2DEC(MID([.B1051];3;LEN([.B105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5</text:p>
          </table:table-cell>
          <table:table-cell table:style-name="ce7" office:value-type="string" calcext:value-type="string">
            <text:p>0x536b</text:p>
          </table:table-cell>
          <table:table-cell table:style-name="ce4" table:formula="of:=(HEX2DEC(MID([.C1052];3;LEN([.C1052])-2))-HEX2DEC(MID([.B1052];3;LEN([.B1052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fluence\nsuspected.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c</text:p>
          </table:table-cell>
          <table:table-cell table:style-name="ce7" office:value-type="string" calcext:value-type="string">
            <text:p>0x536d</text:p>
          </table:table-cell>
          <table:table-cell table:style-name="ce4" table:formula="of:=(HEX2DEC(MID([.C1053];3;LEN([.C1053])-2))-HEX2DEC(MID([.B1053];3;LEN([.B10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e</text:p>
          </table:table-cell>
          <table:table-cell table:style-name="ce7" office:value-type="string" calcext:value-type="string">
            <text:p>0x537a</text:p>
          </table:table-cell>
          <table:table-cell table:style-name="ce4" table:formula="of:=(HEX2DEC(MID([.C1054];3;LEN([.C1054])-2))-HEX2DEC(MID([.B1054];3;LEN([.B105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7b</text:p>
          </table:table-cell>
          <table:table-cell table:style-name="ce7" office:value-type="string" calcext:value-type="string">
            <text:p>0x5383</text:p>
          </table:table-cell>
          <table:table-cell table:style-name="ce4" table:formula="of:=(HEX2DEC(MID([.C1055];3;LEN([.C1055])-2))-HEX2DEC(MID([.B1055];3;LEN([.B105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4</text:p>
          </table:table-cell>
          <table:table-cell table:style-name="ce7" office:value-type="string" calcext:value-type="string">
            <text:p>0x538c</text:p>
          </table:table-cell>
          <table:table-cell table:style-name="ce4" table:formula="of:=(HEX2DEC(MID([.C1056];3;LEN([.C1056])-2))-HEX2DEC(MID([.B1056];3;LEN([.B105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d</text:p>
          </table:table-cell>
          <table:table-cell table:style-name="ce7" office:value-type="string" calcext:value-type="string">
            <text:p>0x5397</text:p>
          </table:table-cell>
          <table:table-cell table:style-name="ce4" table:formula="of:=(HEX2DEC(MID([.C1057];3;LEN([.C1057])-2))-HEX2DEC(MID([.B1057];3;LEN([.B10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ed: 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8</text:p>
          </table:table-cell>
          <table:table-cell table:style-name="ce7" office:value-type="string" calcext:value-type="string">
            <text:p>0x5399</text:p>
          </table:table-cell>
          <table:table-cell table:style-name="ce4" table:formula="of:=(HEX2DEC(MID([.C1058];3;LEN([.C1058])-2))-HEX2DEC(MID([.B1058];3;LEN([.B105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a</text:p>
          </table:table-cell>
          <table:table-cell table:style-name="ce7" office:value-type="string" calcext:value-type="string">
            <text:p>0x539d</text:p>
          </table:table-cell>
          <table:table-cell table:style-name="ce4" table:formula="of:=(HEX2DEC(MID([.C1059];3;LEN([.C1059])-2))-HEX2DEC(MID([.B1059];3;LEN([.B105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e</text:p>
          </table:table-cell>
          <table:table-cell table:style-name="ce7" office:value-type="string" calcext:value-type="string">
            <text:p>0x53aa</text:p>
          </table:table-cell>
          <table:table-cell table:style-name="ce4" table:formula="of:=(HEX2DEC(MID([.C1060];3;LEN([.C1060])-2))-HEX2DEC(MID([.B1060];3;LEN([.B106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Name..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ab</text:p>
          </table:table-cell>
          <table:table-cell table:style-name="ce7" office:value-type="string" calcext:value-type="string">
            <text:p>0x53b7</text:p>
          </table:table-cell>
          <table:table-cell table:style-name="ce4" table:formula="of:=(HEX2DEC(MID([.C1061];3;LEN([.C1061])-2))-HEX2DEC(MID([.B1061];3;LEN([.B106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Name..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b8</text:p>
          </table:table-cell>
          <table:table-cell table:style-name="ce7" office:value-type="string" calcext:value-type="string">
            <text:p>0x53cd</text:p>
          </table:table-cell>
          <table:table-cell table:style-name="ce4" table:formula="of:=(HEX2DEC(MID([.C1062];3;LEN([.C1062])-2))-HEX2DEC(MID([.B1062];3;LEN([.B106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me of your Tribe..."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f3</text:p>
          </table:table-cell>
          <table:table-cell table:style-name="ce7" office:value-type="string" calcext:value-type="string">
            <text:p>0x5400</text:p>
          </table:table-cell>
          <table:table-cell table:style-name="ce4" table:formula="of:=(HEX2DEC(MID([.C1063];3;LEN([.C1063])-2))-HEX2DEC(MID([.B1063];3;LEN([.B106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known city.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8</text:p>
          </table:table-cell>
          <table:table-cell table:style-name="ce7" office:value-type="string" calcext:value-type="string">
            <text:p>0x5409</text:p>
          </table:table-cell>
          <table:table-cell table:style-name="ce4" table:formula="of:=(HEX2DEC(MID([.C1064];3;LEN([.C1064])-2))-HEX2DEC(MID([.B1064];3;LEN([.B106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a</text:p>
          </table:table-cell>
          <table:table-cell table:style-name="ce7" office:value-type="string" calcext:value-type="string">
            <text:p>0x540b</text:p>
          </table:table-cell>
          <table:table-cell table:style-name="ce4" table:formula="of:=(HEX2DEC(MID([.C1065];3;LEN([.C1065])-2))-HEX2DEC(MID([.B1065];3;LEN([.B106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relocation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e</text:p>
          </table:table-cell>
          <table:table-cell table:style-name="ce7" office:value-type="string" calcext:value-type="string">
            <text:p>0x5411</text:p>
          </table:table-cell>
          <table:table-cell table:style-name="ce4" table:formula="of:=(HEX2DEC(MID([.C1066];3;LEN([.C1066])-2))-HEX2DEC(MID([.B1066];3;LEN([.B106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 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12</text:p>
          </table:table-cell>
          <table:table-cell table:style-name="ce7" office:value-type="string" calcext:value-type="string">
            <text:p>0x542c</text:p>
          </table:table-cell>
          <table:table-cell table:style-name="ce4" table:formula="of:=(HEX2DEC(MID([.C1067];3;LEN([.C1067])-2))-HEX2DEC(MID([.B1067];3;LEN([.B1067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cated 1Mb of space????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2d</text:p>
          </table:table-cell>
          <table:table-cell table:style-name="ce7" office:value-type="string" calcext:value-type="string">
            <text:p>0x5462</text:p>
          </table:table-cell>
          <table:table-cell table:style-name="ce4" table:formula="of:=(HEX2DEC(MID([.C1068];3;LEN([.C1068])-2))-HEX2DEC(MID([.B1068];3;LEN([.B1068])-2)))+1" office:value-type="float" office:value="54" calcext:value-type="float">
            <text:p>5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S-DOS lied to us about how much memory was available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63</text:p>
          </table:table-cell>
          <table:table-cell table:style-name="ce7" office:value-type="string" calcext:value-type="string">
            <text:p>0x5475</text:p>
          </table:table-cell>
          <table:table-cell table:style-name="ce4" table:formula="of:=(HEX2DEC(MID([.C1069];3;LEN([.C1069])-2))-HEX2DEC(MID([.B1069];3;LEN([.B106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name not found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b9</text:p>
          </table:table-cell>
          <table:table-cell table:style-name="ce7" office:value-type="string" calcext:value-type="string">
            <text:p>0x54dd</text:p>
          </table:table-cell>
          <table:table-cell table:style-name="ce4" table:formula="of:=(HEX2DEC(MID([.C1070];3;LEN([.C1070])-2))-HEX2DEC(MID([.B1070];3;LEN([.B1070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lay has overrun allocated memory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de</text:p>
          </table:table-cell>
          <table:table-cell table:style-name="ce7" office:value-type="string" calcext:value-type="string">
            <text:p>0x5508</text:p>
          </table:table-cell>
          <table:table-cell table:style-name="ce4" table:formula="of:=(HEX2DEC(MID([.C1071];3;LEN([.C1071])-2))-HEX2DEC(MID([.B1071];3;LEN([.B107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able to shrink overlay memory allocation"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6</text:p>
          </table:table-cell>
          <table:table-cell table:style-name="ce7" office:value-type="string" calcext:value-type="string">
            <text:p>0x5877</text:p>
          </table:table-cell>
          <table:table-cell table:style-name="ce4" table:formula="of:=(HEX2DEC(MID([.C1072];3;LEN([.C1072])-2))-HEX2DEC(MID([.B1072];3;LEN([.B107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e</text:p>
          </table:table-cell>
          <table:table-cell table:style-name="ce7" office:value-type="string" calcext:value-type="string">
            <text:p>0x587f</text:p>
          </table:table-cell>
          <table:table-cell table:style-name="ce4" table:formula="of:=(HEX2DEC(MID([.C1073];3;LEN([.C1073])-2))-HEX2DEC(MID([.B1073];3;LEN([.B107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0</text:p>
          </table:table-cell>
          <table:table-cell table:style-name="ce7" office:value-type="string" calcext:value-type="string">
            <text:p>0x5881</text:p>
          </table:table-cell>
          <table:table-cell table:style-name="ce4" table:formula="of:=(HEX2DEC(MID([.C1074];3;LEN([.C1074])-2))-HEX2DEC(MID([.B1074];3;LEN([.B107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a</text:p>
          </table:table-cell>
          <table:table-cell table:style-name="ce7" office:value-type="string" calcext:value-type="string">
            <text:p>0x588b</text:p>
          </table:table-cell>
          <table:table-cell table:style-name="ce4" table:formula="of:=(HEX2DEC(MID([.C1075];3;LEN([.C1075])-2))-HEX2DEC(MID([.B1075];3;LEN([.B107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Free memory size in segment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c</text:p>
          </table:table-cell>
          <table:table-cell table:style-name="ce7" office:value-type="string" calcext:value-type="string">
            <text:p>0x588d</text:p>
          </table:table-cell>
          <table:table-cell table:style-name="ce4" table:formula="of:=(HEX2DEC(MID([.C1076];3;LEN([.C1076])-2))-HEX2DEC(MID([.B1076];3;LEN([.B107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0</text:p>
          </table:table-cell>
          <table:table-cell table:style-name="ce7" office:value-type="string" calcext:value-type="string">
            <text:p>0x5891</text:p>
          </table:table-cell>
          <table:table-cell table:style-name="ce4" table:formula="of:=(HEX2DEC(MID([.C1077];3;LEN([.C1077])-2))-HEX2DEC(MID([.B1077];3;LEN([.B107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2</text:p>
          </table:table-cell>
          <table:table-cell table:style-name="ce7" office:value-type="string" calcext:value-type="string">
            <text:p>0x5893</text:p>
          </table:table-cell>
          <table:table-cell table:style-name="ce4" table:formula="of:=(HEX2DEC(MID([.C1078];3;LEN([.C1078])-2))-HEX2DEC(MID([.B1078];3;LEN([.B10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2</text:p>
          </table:table-cell>
          <table:table-cell table:style-name="ce7" office:value-type="string" calcext:value-type="string">
            <text:p>0x58e3</text:p>
          </table:table-cell>
          <table:table-cell table:style-name="ce4" table:formula="of:=(HEX2DEC(MID([.C1079];3;LEN([.C1079])-2))-HEX2DEC(MID([.B1079];3;LEN([.B107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Environment string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f</text:p>
          </table:table-cell>
          <table:table-cell table:style-name="ce7" office:value-type="string" calcext:value-type="string">
            <text:p>0x58f0</text:p>
          </table:table-cell>
          <table:table-cell table:style-name="ce4" table:formula="of:=(HEX2DEC(MID([.C1080];3;LEN([.C1080])-2))-HEX2DEC(MID([.B1080];3;LEN([.B108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offse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f1</text:p>
          </table:table-cell>
          <table:table-cell table:style-name="ce7" office:value-type="string" calcext:value-type="string">
            <text:p>0x58f2</text:p>
          </table:table-cell>
          <table:table-cell table:style-name="ce4" table:formula="of:=(HEX2DEC(MID([.C1081];3;LEN([.C1081])-2))-HEX2DEC(MID([.B1081];3;LEN([.B108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1</text:p>
          </table:table-cell>
          <table:table-cell table:style-name="ce7" office:value-type="string" calcext:value-type="string">
            <text:p>0x5902</text:p>
          </table:table-cell>
          <table:table-cell table:style-name="ce4" table:formula="of:=(HEX2DEC(MID([.C1082];3;LEN([.C1082])-2))-HEX2DEC(MID([.B1082];3;LEN([.B108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SP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3</text:p>
          </table:table-cell>
          <table:table-cell table:style-name="ce7" office:value-type="string" calcext:value-type="string">
            <text:p>0x5904</text:p>
          </table:table-cell>
          <table:table-cell table:style-name="ce4" table:formula="of:=(HEX2DEC(MID([.C1083];3;LEN([.C1083])-2))-HEX2DEC(MID([.B1083];3;LEN([.B108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version number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a</text:p>
          </table:table-cell>
          <table:table-cell table:style-name="ce4" table:formula="of:=(HEX2DEC(MID([.C1084];3;LEN([.C1084])-2))-HEX2DEC(MID([.B1084];3;LEN([.B108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4 Information (0x0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b</text:p>
          </table:table-cell>
          <table:table-cell table:style-name="ce4" table:formula="of:=(HEX2DEC(MID([.C1085];3;LEN([.C1085])-2))-HEX2DEC(MID([.B1085];3;LEN([.B108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3 Information (0x0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c</text:p>
          </table:table-cell>
          <table:table-cell table:style-name="ce4" table:formula="of:=(HEX2DEC(MID([.C1086];3;LEN([.C1086])-2))-HEX2DEC(MID([.B1086];3;LEN([.B108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2 Information (0x8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d</text:p>
          </table:table-cell>
          <table:table-cell table:style-name="ce4" table:formula="of:=(HEX2DEC(MID([.C1087];3;LEN([.C1087])-2))-HEX2DEC(MID([.B1087];3;LEN([.B108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1 Information (0x8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e</text:p>
          </table:table-cell>
          <table:table-cell table:style-name="ce4" table:formula="of:=(HEX2DEC(MID([.C1088];3;LEN([.C1088])-2))-HEX2DEC(MID([.B1088];3;LEN([.B108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0 Information (0x81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1e</text:p>
          </table:table-cell>
          <table:table-cell table:style-name="ce7" office:value-type="string" calcext:value-type="string">
            <text:p>0x591f</text:p>
          </table:table-cell>
          <table:table-cell table:style-name="ce4" table:formula="of:=(HEX2DEC(MID([.C1089];3;LEN([.C1089])-2))-HEX2DEC(MID([.B1089];3;LEN([.B108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Argument cou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0</text:p>
          </table:table-cell>
          <table:table-cell table:style-name="ce7" office:value-type="string" calcext:value-type="string">
            <text:p>0x5921</text:p>
          </table:table-cell>
          <table:table-cell table:style-name="ce4" table:formula="of:=(HEX2DEC(MID([.C1090];3;LEN([.C1090])-2))-HEX2DEC(MID([.B1090];3;LEN([.B109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argument arra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2</text:p>
          </table:table-cell>
          <table:table-cell table:style-name="ce7" office:value-type="string" calcext:value-type="string">
            <text:p>0x5923</text:p>
          </table:table-cell>
          <table:table-cell table:style-name="ce4" table:formula="of:=(HEX2DEC(MID([.C1091];3;LEN([.C1091])-2))-HEX2DEC(MID([.B1091];3;LEN([.B109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environment v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6</text:p>
          </table:table-cell>
          <table:table-cell table:style-name="ce7" office:value-type="string" calcext:value-type="string">
            <text:p>0x5927</text:p>
          </table:table-cell>
          <table:table-cell table:style-name="ce4" table:formula="of:=(HEX2DEC(MID([.C1092];3;LEN([.C1092])-2))-HEX2DEC(MID([.B1092];3;LEN([.B109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c</text:p>
          </table:table-cell>
          <table:table-cell table:style-name="ce4" table:formula="of:=(HEX2DEC(MID([.C1093];3;LEN([.C1093])-2))-HEX2DEC(MID([.B1093];3;LEN([.B109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flag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d</text:p>
          </table:table-cell>
          <table:table-cell table:style-name="ce4" table:formula="of:=(HEX2DEC(MID([.C1094];3;LEN([.C1094])-2))-HEX2DEC(MID([.B1094];3;LEN([.B109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 copy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e</text:p>
          </table:table-cell>
          <table:table-cell table:style-name="ce7" office:value-type="string" calcext:value-type="string">
            <text:p>0x592f</text:p>
          </table:table-cell>
          <table:table-cell table:style-name="ce4" table:formula="of:=(HEX2DEC(MID([.C1095];3;LEN([.C1095])-2))-HEX2DEC(MID([.B1095];3;LEN([.B109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offse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30</text:p>
          </table:table-cell>
          <table:table-cell table:style-name="ce7" office:value-type="string" calcext:value-type="string">
            <text:p>0x5931</text:p>
          </table:table-cell>
          <table:table-cell table:style-name="ce4" table:formula="of:=(HEX2DEC(MID([.C1096];3;LEN([.C1096])-2))-HEX2DEC(MID([.B1096];3;LEN([.B109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segment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156</text:p>
          </table:table-cell>
          <table:table-cell table:style-name="ce7" office:value-type="string" calcext:value-type="string">
            <text:p>?</text:p>
          </table:table-cell>
          <table:table-cell table:style-name="ce4" table:formula="of:=(HEX2DEC(MID([.C1097];3;LEN([.C1097])-2))-HEX2DEC(MID([.B1097];3;LEN([.B1097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Application path including file name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1ee</text:p>
          </table:table-cell>
          <table:table-cell table:style-name="ce4" table:formula="of:=(HEX2DEC(MID([.C1098];3;LEN([.C1098])-2))-HEX2DEC(MID([.B1098];3;LEN([.B109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Application drive letter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06</text:p>
          </table:table-cell>
          <table:table-cell table:style-name="ce7" office:value-type="string" calcext:value-type="string">
            <text:p>0x6307</text:p>
          </table:table-cell>
          <table:table-cell table:style-name="ce4" table:formula="of:=(HEX2DEC(MID([.C1099];3;LEN([.C1099])-2))-HEX2DEC(MID([.B1099];3;LEN([.B109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flag (set to 0)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6</text:p>
          </table:table-cell>
          <table:table-cell table:style-name="ce7" office:value-type="string" calcext:value-type="string">
            <text:p>0x6327</text:p>
          </table:table-cell>
          <table:table-cell table:style-name="ce4" table:formula="of:=(HEX2DEC(MID([.C1100];3;LEN([.C1100])-2))-HEX2DEC(MID([.B1100];3;LEN([.B110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8</text:p>
          </table:table-cell>
          <table:table-cell table:style-name="ce7" office:value-type="string" calcext:value-type="string">
            <text:p>0x6329</text:p>
          </table:table-cell>
          <table:table-cell table:style-name="ce4" table:formula="of:=(HEX2DEC(MID([.C1101];3;LEN([.C1101])-2))-HEX2DEC(MID([.B1101];3;LEN([.B110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a</text:p>
          </table:table-cell>
          <table:table-cell table:style-name="ce7" office:value-type="string" calcext:value-type="string">
            <text:p>0x632b</text:p>
          </table:table-cell>
          <table:table-cell table:style-name="ce4" table:formula="of:=(HEX2DEC(MID([.C1102];3;LEN([.C1102])-2))-HEX2DEC(MID([.B1102];3;LEN([.B110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c</text:p>
          </table:table-cell>
          <table:table-cell table:style-name="ce7" office:value-type="string" calcext:value-type="string">
            <text:p>0x632d</text:p>
          </table:table-cell>
          <table:table-cell table:style-name="ce4" table:formula="of:=(HEX2DEC(MID([.C1103];3;LEN([.C1103])-2))-HEX2DEC(MID([.B1103];3;LEN([.B110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e</text:p>
          </table:table-cell>
          <table:table-cell table:style-name="ce7" office:value-type="string" calcext:value-type="string">
            <text:p>0x632f</text:p>
          </table:table-cell>
          <table:table-cell table:style-name="ce4" table:formula="of:=(HEX2DEC(MID([.C1104];3;LEN([.C1104])-2))-HEX2DEC(MID([.B1104];3;LEN([.B110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0</text:p>
          </table:table-cell>
          <table:table-cell table:style-name="ce7" office:value-type="string" calcext:value-type="string">
            <text:p>0x6331</text:p>
          </table:table-cell>
          <table:table-cell table:style-name="ce4" table:formula="of:=(HEX2DEC(MID([.C1105];3;LEN([.C1105])-2))-HEX2DEC(MID([.B1105];3;LEN([.B11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2</text:p>
          </table:table-cell>
          <table:table-cell table:style-name="ce7" office:value-type="string" calcext:value-type="string">
            <text:p>0x6333</text:p>
          </table:table-cell>
          <table:table-cell table:style-name="ce4" table:formula="of:=(HEX2DEC(MID([.C1106];3;LEN([.C1106])-2))-HEX2DEC(MID([.B1106];3;LEN([.B110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4</text:p>
          </table:table-cell>
          <table:table-cell table:style-name="ce7" office:value-type="string" calcext:value-type="string">
            <text:p>0x6335</text:p>
          </table:table-cell>
          <table:table-cell table:style-name="ce4" table:formula="of:=(HEX2DEC(MID([.C1107];3;LEN([.C1107])-2))-HEX2DEC(MID([.B1107];3;LEN([.B11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6</text:p>
          </table:table-cell>
          <table:table-cell table:style-name="ce7" office:value-type="string" calcext:value-type="string">
            <text:p>0x6337</text:p>
          </table:table-cell>
          <table:table-cell table:style-name="ce4" table:formula="of:=(HEX2DEC(MID([.C1108];3;LEN([.C1108])-2))-HEX2DEC(MID([.B1108];3;LEN([.B110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8</text:p>
          </table:table-cell>
          <table:table-cell table:style-name="ce7" office:value-type="string" calcext:value-type="string">
            <text:p>0x6339</text:p>
          </table:table-cell>
          <table:table-cell table:style-name="ce4" table:formula="of:=(HEX2DEC(MID([.C1109];3;LEN([.C1109])-2))-HEX2DEC(MID([.B1109];3;LEN([.B110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a</text:p>
          </table:table-cell>
          <table:table-cell table:style-name="ce7" office:value-type="string" calcext:value-type="string">
            <text:p>0x633b</text:p>
          </table:table-cell>
          <table:table-cell table:style-name="ce4" table:formula="of:=(HEX2DEC(MID([.C1110];3;LEN([.C1110])-2))-HEX2DEC(MID([.B1110];3;LEN([.B111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c</text:p>
          </table:table-cell>
          <table:table-cell table:style-name="ce7" office:value-type="string" calcext:value-type="string">
            <text:p>0x633d</text:p>
          </table:table-cell>
          <table:table-cell table:style-name="ce4" table:formula="of:=(HEX2DEC(MID([.C1111];3;LEN([.C1111])-2))-HEX2DEC(MID([.B1111];3;LEN([.B111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e</text:p>
          </table:table-cell>
          <table:table-cell table:style-name="ce7" office:value-type="string" calcext:value-type="string">
            <text:p>0x633f</text:p>
          </table:table-cell>
          <table:table-cell table:style-name="ce4" table:formula="of:=(HEX2DEC(MID([.C1112];3;LEN([.C1112])-2))-HEX2DEC(MID([.B1112];3;LEN([.B111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0</text:p>
          </table:table-cell>
          <table:table-cell table:style-name="ce7" office:value-type="string" calcext:value-type="string">
            <text:p>0x6341</text:p>
          </table:table-cell>
          <table:table-cell table:style-name="ce4" table:formula="of:=(HEX2DEC(MID([.C1113];3;LEN([.C1113])-2))-HEX2DEC(MID([.B1113];3;LEN([.B11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2</text:p>
          </table:table-cell>
          <table:table-cell table:style-name="ce7" office:value-type="string" calcext:value-type="string">
            <text:p>0x6343</text:p>
          </table:table-cell>
          <table:table-cell table:style-name="ce4" table:formula="of:=(HEX2DEC(MID([.C1114];3;LEN([.C1114])-2))-HEX2DEC(MID([.B1114];3;LEN([.B111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4</text:p>
          </table:table-cell>
          <table:table-cell table:style-name="ce7" office:value-type="string" calcext:value-type="string">
            <text:p>0x6345</text:p>
          </table:table-cell>
          <table:table-cell table:style-name="ce4" table:formula="of:=(HEX2DEC(MID([.C1115];3;LEN([.C1115])-2))-HEX2DEC(MID([.B1115];3;LEN([.B11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6</text:p>
          </table:table-cell>
          <table:table-cell table:style-name="ce7" office:value-type="string" calcext:value-type="string">
            <text:p>0x6347</text:p>
          </table:table-cell>
          <table:table-cell table:style-name="ce4" table:formula="of:=(HEX2DEC(MID([.C1116];3;LEN([.C1116])-2))-HEX2DEC(MID([.B1116];3;LEN([.B11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8</text:p>
          </table:table-cell>
          <table:table-cell table:style-name="ce7" office:value-type="string" calcext:value-type="string">
            <text:p>0x6349</text:p>
          </table:table-cell>
          <table:table-cell table:style-name="ce4" table:formula="of:=(HEX2DEC(MID([.C1117];3;LEN([.C1117])-2))-HEX2DEC(MID([.B1117];3;LEN([.B111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a</text:p>
          </table:table-cell>
          <table:table-cell table:style-name="ce7" office:value-type="string" calcext:value-type="string">
            <text:p>0x634b</text:p>
          </table:table-cell>
          <table:table-cell table:style-name="ce4" table:formula="of:=(HEX2DEC(MID([.C1118];3;LEN([.C1118])-2))-HEX2DEC(MID([.B1118];3;LEN([.B111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c</text:p>
          </table:table-cell>
          <table:table-cell table:style-name="ce7" office:value-type="string" calcext:value-type="string">
            <text:p>0x634d</text:p>
          </table:table-cell>
          <table:table-cell table:style-name="ce4" table:formula="of:=(HEX2DEC(MID([.C1119];3;LEN([.C1119])-2))-HEX2DEC(MID([.B1119];3;LEN([.B111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e</text:p>
          </table:table-cell>
          <table:table-cell table:style-name="ce7" office:value-type="string" calcext:value-type="string">
            <text:p>0x634f</text:p>
          </table:table-cell>
          <table:table-cell table:style-name="ce4" table:formula="of:=(HEX2DEC(MID([.C1120];3;LEN([.C1120])-2))-HEX2DEC(MID([.B1120];3;LEN([.B11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0</text:p>
          </table:table-cell>
          <table:table-cell table:style-name="ce7" office:value-type="string" calcext:value-type="string">
            <text:p>0x6351</text:p>
          </table:table-cell>
          <table:table-cell table:style-name="ce4" table:formula="of:=(HEX2DEC(MID([.C1121];3;LEN([.C1121])-2))-HEX2DEC(MID([.B1121];3;LEN([.B11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2</text:p>
          </table:table-cell>
          <table:table-cell table:style-name="ce7" office:value-type="string" calcext:value-type="string">
            <text:p>0x6353</text:p>
          </table:table-cell>
          <table:table-cell table:style-name="ce4" table:formula="of:=(HEX2DEC(MID([.C1122];3;LEN([.C1122])-2))-HEX2DEC(MID([.B1122];3;LEN([.B112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3db</text:p>
          </table:table-cell>
          <table:table-cell table:style-name="ce4" table:formula="of:=(HEX2DEC(MID([.C1123];3;LEN([.C1123])-2))-HEX2DEC(MID([.B1123];3;LEN([.B112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c</text:p>
          </table:table-cell>
          <table:table-cell table:style-name="ce7" office:value-type="string" calcext:value-type="string">
            <text:p>0x63dd</text:p>
          </table:table-cell>
          <table:table-cell table:style-name="ce4" table:formula="of:=(HEX2DEC(MID([.C1124];3;LEN([.C1124])-2))-HEX2DEC(MID([.B1124];3;LEN([.B112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e</text:p>
          </table:table-cell>
          <table:table-cell table:style-name="ce7" office:value-type="string" calcext:value-type="string">
            <text:p>0x63df</text:p>
          </table:table-cell>
          <table:table-cell table:style-name="ce4" table:formula="of:=(HEX2DEC(MID([.C1125];3;LEN([.C1125])-2))-HEX2DEC(MID([.B1125];3;LEN([.B112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0</text:p>
          </table:table-cell>
          <table:table-cell table:style-name="ce7" office:value-type="string" calcext:value-type="string">
            <text:p>0x63e1</text:p>
          </table:table-cell>
          <table:table-cell table:style-name="ce4" table:formula="of:=(HEX2DEC(MID([.C1126];3;LEN([.C1126])-2))-HEX2DEC(MID([.B1126];3;LEN([.B112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2</text:p>
          </table:table-cell>
          <table:table-cell table:style-name="ce7" office:value-type="string" calcext:value-type="string">
            <text:p>0x63e3</text:p>
          </table:table-cell>
          <table:table-cell table:style-name="ce4" table:formula="of:=(HEX2DEC(MID([.C1127];3;LEN([.C1127])-2))-HEX2DEC(MID([.B1127];3;LEN([.B112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4</text:p>
          </table:table-cell>
          <table:table-cell table:style-name="ce7" office:value-type="string" calcext:value-type="string">
            <text:p>0x63e5</text:p>
          </table:table-cell>
          <table:table-cell table:style-name="ce4" table:formula="of:=(HEX2DEC(MID([.C1128];3;LEN([.C1128])-2))-HEX2DEC(MID([.B1128];3;LEN([.B112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6</text:p>
          </table:table-cell>
          <table:table-cell table:style-name="ce7" office:value-type="string" calcext:value-type="string">
            <text:p>0x63e7</text:p>
          </table:table-cell>
          <table:table-cell table:style-name="ce4" table:formula="of:=(HEX2DEC(MID([.C1129];3;LEN([.C1129])-2))-HEX2DEC(MID([.B1129];3;LEN([.B112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8</text:p>
          </table:table-cell>
          <table:table-cell table:style-name="ce7" office:value-type="string" calcext:value-type="string">
            <text:p>0x63e9</text:p>
          </table:table-cell>
          <table:table-cell table:style-name="ce4" table:formula="of:=(HEX2DEC(MID([.C1130];3;LEN([.C1130])-2))-HEX2DEC(MID([.B1130];3;LEN([.B113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a</text:p>
          </table:table-cell>
          <table:table-cell table:style-name="ce7" office:value-type="string" calcext:value-type="string">
            <text:p>0x63eb</text:p>
          </table:table-cell>
          <table:table-cell table:style-name="ce4" table:formula="of:=(HEX2DEC(MID([.C1131];3;LEN([.C1131])-2))-HEX2DEC(MID([.B1131];3;LEN([.B11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c</text:p>
          </table:table-cell>
          <table:table-cell table:style-name="ce7" office:value-type="string" calcext:value-type="string">
            <text:p>0x63ed</text:p>
          </table:table-cell>
          <table:table-cell table:style-name="ce4" table:formula="of:=(HEX2DEC(MID([.C1132];3;LEN([.C1132])-2))-HEX2DEC(MID([.B1132];3;LEN([.B113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e</text:p>
          </table:table-cell>
          <table:table-cell table:style-name="ce7" office:value-type="string" calcext:value-type="string">
            <text:p>0x63ef</text:p>
          </table:table-cell>
          <table:table-cell table:style-name="ce4" table:formula="of:=(HEX2DEC(MID([.C1133];3;LEN([.C1133])-2))-HEX2DEC(MID([.B1133];3;LEN([.B11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0</text:p>
          </table:table-cell>
          <table:table-cell table:style-name="ce7" office:value-type="string" calcext:value-type="string">
            <text:p>0x63f1</text:p>
          </table:table-cell>
          <table:table-cell table:style-name="ce4" table:formula="of:=(HEX2DEC(MID([.C1134];3;LEN([.C1134])-2))-HEX2DEC(MID([.B1134];3;LEN([.B11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2</text:p>
          </table:table-cell>
          <table:table-cell table:style-name="ce7" office:value-type="string" calcext:value-type="string">
            <text:p>0x63f3</text:p>
          </table:table-cell>
          <table:table-cell table:style-name="ce4" table:formula="of:=(HEX2DEC(MID([.C1135];3;LEN([.C1135])-2))-HEX2DEC(MID([.B1135];3;LEN([.B11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4</text:p>
          </table:table-cell>
          <table:table-cell table:style-name="ce7" office:value-type="string" calcext:value-type="string">
            <text:p>0x63f5</text:p>
          </table:table-cell>
          <table:table-cell table:style-name="ce4" table:formula="of:=(HEX2DEC(MID([.C1136];3;LEN([.C1136])-2))-HEX2DEC(MID([.B1136];3;LEN([.B113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6</text:p>
          </table:table-cell>
          <table:table-cell table:style-name="ce7" office:value-type="string" calcext:value-type="string">
            <text:p>0x63f7</text:p>
          </table:table-cell>
          <table:table-cell table:style-name="ce4" table:formula="of:=(HEX2DEC(MID([.C1137];3;LEN([.C1137])-2))-HEX2DEC(MID([.B1137];3;LEN([.B113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8</text:p>
          </table:table-cell>
          <table:table-cell table:style-name="ce7" office:value-type="string" calcext:value-type="string">
            <text:p>0x63f9</text:p>
          </table:table-cell>
          <table:table-cell table:style-name="ce4" table:formula="of:=(HEX2DEC(MID([.C1138];3;LEN([.C1138])-2))-HEX2DEC(MID([.B1138];3;LEN([.B113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a</text:p>
          </table:table-cell>
          <table:table-cell table:style-name="ce7" office:value-type="string" calcext:value-type="string">
            <text:p>0x63fb</text:p>
          </table:table-cell>
          <table:table-cell table:style-name="ce4" table:formula="of:=(HEX2DEC(MID([.C1139];3;LEN([.C1139])-2))-HEX2DEC(MID([.B1139];3;LEN([.B113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c</text:p>
          </table:table-cell>
          <table:table-cell table:style-name="ce7" office:value-type="string" calcext:value-type="string">
            <text:p>0x63fd</text:p>
          </table:table-cell>
          <table:table-cell table:style-name="ce4" table:formula="of:=(HEX2DEC(MID([.C1140];3;LEN([.C1140])-2))-HEX2DEC(MID([.B1140];3;LEN([.B114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e</text:p>
          </table:table-cell>
          <table:table-cell table:style-name="ce7" office:value-type="string" calcext:value-type="string">
            <text:p>0x63ff</text:p>
          </table:table-cell>
          <table:table-cell table:style-name="ce4" table:formula="of:=(HEX2DEC(MID([.C1141];3;LEN([.C1141])-2))-HEX2DEC(MID([.B1141];3;LEN([.B114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0</text:p>
          </table:table-cell>
          <table:table-cell table:style-name="ce7" office:value-type="string" calcext:value-type="string">
            <text:p>0x6401</text:p>
          </table:table-cell>
          <table:table-cell table:style-name="ce4" table:formula="of:=(HEX2DEC(MID([.C1142];3;LEN([.C1142])-2))-HEX2DEC(MID([.B1142];3;LEN([.B114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2</text:p>
          </table:table-cell>
          <table:table-cell table:style-name="ce7" office:value-type="string" calcext:value-type="string">
            <text:p>0x6403</text:p>
          </table:table-cell>
          <table:table-cell table:style-name="ce4" table:formula="of:=(HEX2DEC(MID([.C1143];3;LEN([.C1143])-2))-HEX2DEC(MID([.B1143];3;LEN([.B114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4</text:p>
          </table:table-cell>
          <table:table-cell table:style-name="ce7" office:value-type="string" calcext:value-type="string">
            <text:p>0x6405</text:p>
          </table:table-cell>
          <table:table-cell table:style-name="ce4" table:formula="of:=(HEX2DEC(MID([.C1144];3;LEN([.C1144])-2))-HEX2DEC(MID([.B1144];3;LEN([.B114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6</text:p>
          </table:table-cell>
          <table:table-cell table:style-name="ce7" office:value-type="string" calcext:value-type="string">
            <text:p>0x6407</text:p>
          </table:table-cell>
          <table:table-cell table:style-name="ce4" table:formula="of:=(HEX2DEC(MID([.C1145];3;LEN([.C1145])-2))-HEX2DEC(MID([.B1145];3;LEN([.B114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8</text:p>
          </table:table-cell>
          <table:table-cell table:style-name="ce7" office:value-type="string" calcext:value-type="string">
            <text:p>0x6409</text:p>
          </table:table-cell>
          <table:table-cell table:style-name="ce4" table:formula="of:=(HEX2DEC(MID([.C1146];3;LEN([.C1146])-2))-HEX2DEC(MID([.B1146];3;LEN([.B11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a</text:p>
          </table:table-cell>
          <table:table-cell table:style-name="ce7" office:value-type="string" calcext:value-type="string">
            <text:p>0x640b</text:p>
          </table:table-cell>
          <table:table-cell table:style-name="ce4" table:formula="of:=(HEX2DEC(MID([.C1147];3;LEN([.C1147])-2))-HEX2DEC(MID([.B1147];3;LEN([.B114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c</text:p>
          </table:table-cell>
          <table:table-cell table:style-name="ce7" office:value-type="string" calcext:value-type="string">
            <text:p>0x640d</text:p>
          </table:table-cell>
          <table:table-cell table:style-name="ce4" table:formula="of:=(HEX2DEC(MID([.C1148];3;LEN([.C1148])-2))-HEX2DEC(MID([.B1148];3;LEN([.B114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e</text:p>
          </table:table-cell>
          <table:table-cell table:style-name="ce7" office:value-type="string" calcext:value-type="string">
            <text:p>0x640f</text:p>
          </table:table-cell>
          <table:table-cell table:style-name="ce4" table:formula="of:=(HEX2DEC(MID([.C1149];3;LEN([.C1149])-2))-HEX2DEC(MID([.B1149];3;LEN([.B114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0</text:p>
          </table:table-cell>
          <table:table-cell table:style-name="ce7" office:value-type="string" calcext:value-type="string">
            <text:p>0x6411</text:p>
          </table:table-cell>
          <table:table-cell table:style-name="ce4" table:formula="of:=(HEX2DEC(MID([.C1150];3;LEN([.C1150])-2))-HEX2DEC(MID([.B1150];3;LEN([.B115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2</text:p>
          </table:table-cell>
          <table:table-cell table:style-name="ce7" office:value-type="string" calcext:value-type="string">
            <text:p>0x6413</text:p>
          </table:table-cell>
          <table:table-cell table:style-name="ce4" table:formula="of:=(HEX2DEC(MID([.C1151];3;LEN([.C1151])-2))-HEX2DEC(MID([.B1151];3;LEN([.B115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4</text:p>
          </table:table-cell>
          <table:table-cell table:style-name="ce7" office:value-type="string" calcext:value-type="string">
            <text:p>0x6415</text:p>
          </table:table-cell>
          <table:table-cell table:style-name="ce4" table:formula="of:=(HEX2DEC(MID([.C1152];3;LEN([.C1152])-2))-HEX2DEC(MID([.B1152];3;LEN([.B115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6</text:p>
          </table:table-cell>
          <table:table-cell table:style-name="ce7" office:value-type="string" calcext:value-type="string">
            <text:p>0x6417</text:p>
          </table:table-cell>
          <table:table-cell table:style-name="ce4" table:formula="of:=(HEX2DEC(MID([.C1153];3;LEN([.C1153])-2))-HEX2DEC(MID([.B1153];3;LEN([.B115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8</text:p>
          </table:table-cell>
          <table:table-cell table:style-name="ce7" office:value-type="string" calcext:value-type="string">
            <text:p>0x6419</text:p>
          </table:table-cell>
          <table:table-cell table:style-name="ce4" table:formula="of:=(HEX2DEC(MID([.C1154];3;LEN([.C1154])-2))-HEX2DEC(MID([.B1154];3;LEN([.B115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a</text:p>
          </table:table-cell>
          <table:table-cell table:style-name="ce7" office:value-type="string" calcext:value-type="string">
            <text:p>0x641b</text:p>
          </table:table-cell>
          <table:table-cell table:style-name="ce4" table:formula="of:=(HEX2DEC(MID([.C1155];3;LEN([.C1155])-2))-HEX2DEC(MID([.B1155];3;LEN([.B115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c</text:p>
          </table:table-cell>
          <table:table-cell table:style-name="ce7" office:value-type="string" calcext:value-type="string">
            <text:p>0x641d</text:p>
          </table:table-cell>
          <table:table-cell table:style-name="ce4" table:formula="of:=(HEX2DEC(MID([.C1156];3;LEN([.C1156])-2))-HEX2DEC(MID([.B1156];3;LEN([.B11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e</text:p>
          </table:table-cell>
          <table:table-cell table:style-name="ce7" office:value-type="string" calcext:value-type="string">
            <text:p>0x641f</text:p>
          </table:table-cell>
          <table:table-cell table:style-name="ce4" table:formula="of:=(HEX2DEC(MID([.C1157];3;LEN([.C1157])-2))-HEX2DEC(MID([.B1157];3;LEN([.B115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0</text:p>
          </table:table-cell>
          <table:table-cell table:style-name="ce7" office:value-type="string" calcext:value-type="string">
            <text:p>0x6421</text:p>
          </table:table-cell>
          <table:table-cell table:style-name="ce4" table:formula="of:=(HEX2DEC(MID([.C1158];3;LEN([.C1158])-2))-HEX2DEC(MID([.B1158];3;LEN([.B115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e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2</text:p>
          </table:table-cell>
          <table:table-cell table:style-name="ce7" office:value-type="string" calcext:value-type="string">
            <text:p>0x6423</text:p>
          </table:table-cell>
          <table:table-cell table:style-name="ce4" table:formula="of:=(HEX2DEC(MID([.C1159];3;LEN([.C1159])-2))-HEX2DEC(MID([.B1159];3;LEN([.B115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25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4</text:p>
          </table:table-cell>
          <table:table-cell table:style-name="ce7" office:value-type="string" calcext:value-type="string">
            <text:p>0x6425</text:p>
          </table:table-cell>
          <table:table-cell table:style-name="ce4" table:formula="of:=(HEX2DEC(MID([.C1160];3;LEN([.C1160])-2))-HEX2DEC(MID([.B1160];3;LEN([.B116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6</text:p>
          </table:table-cell>
          <table:table-cell table:style-name="ce7" office:value-type="string" calcext:value-type="string">
            <text:p>0x6427</text:p>
          </table:table-cell>
          <table:table-cell table:style-name="ce4" table:formula="of:=(HEX2DEC(MID([.C1161];3;LEN([.C1161])-2))-HEX2DEC(MID([.B1161];3;LEN([.B116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8</text:p>
          </table:table-cell>
          <table:table-cell table:style-name="ce7" office:value-type="string" calcext:value-type="string">
            <text:p>0x6429</text:p>
          </table:table-cell>
          <table:table-cell table:style-name="ce4" table:formula="of:=(HEX2DEC(MID([.C1162];3;LEN([.C1162])-2))-HEX2DEC(MID([.B1162];3;LEN([.B116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a</text:p>
          </table:table-cell>
          <table:table-cell table:style-name="ce7" office:value-type="string" calcext:value-type="string">
            <text:p>0x642b</text:p>
          </table:table-cell>
          <table:table-cell table:style-name="ce4" table:formula="of:=(HEX2DEC(MID([.C1163];3;LEN([.C1163])-2))-HEX2DEC(MID([.B1163];3;LEN([.B116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c</text:p>
          </table:table-cell>
          <table:table-cell table:style-name="ce7" office:value-type="string" calcext:value-type="string">
            <text:p>0x642d</text:p>
          </table:table-cell>
          <table:table-cell table:style-name="ce4" table:formula="of:=(HEX2DEC(MID([.C1164];3;LEN([.C1164])-2))-HEX2DEC(MID([.B1164];3;LEN([.B116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e</text:p>
          </table:table-cell>
          <table:table-cell table:style-name="ce7" office:value-type="string" calcext:value-type="string">
            <text:p>0x642f</text:p>
          </table:table-cell>
          <table:table-cell table:style-name="ce4" table:formula="of:=(HEX2DEC(MID([.C1165];3;LEN([.C1165])-2))-HEX2DEC(MID([.B1165];3;LEN([.B116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0</text:p>
          </table:table-cell>
          <table:table-cell table:style-name="ce7" office:value-type="string" calcext:value-type="string">
            <text:p>0x6431</text:p>
          </table:table-cell>
          <table:table-cell table:style-name="ce4" table:formula="of:=(HEX2DEC(MID([.C1166];3;LEN([.C1166])-2))-HEX2DEC(MID([.B1166];3;LEN([.B116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2</text:p>
          </table:table-cell>
          <table:table-cell table:style-name="ce7" office:value-type="string" calcext:value-type="string">
            <text:p>0x6433</text:p>
          </table:table-cell>
          <table:table-cell table:style-name="ce4" table:formula="of:=(HEX2DEC(MID([.C1167];3;LEN([.C1167])-2))-HEX2DEC(MID([.B1167];3;LEN([.B116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4</text:p>
          </table:table-cell>
          <table:table-cell table:style-name="ce7" office:value-type="string" calcext:value-type="string">
            <text:p>0x6435</text:p>
          </table:table-cell>
          <table:table-cell table:style-name="ce4" table:formula="of:=(HEX2DEC(MID([.C1168];3;LEN([.C1168])-2))-HEX2DEC(MID([.B1168];3;LEN([.B116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6</text:p>
          </table:table-cell>
          <table:table-cell table:style-name="ce7" office:value-type="string" calcext:value-type="string">
            <text:p>0x6437</text:p>
          </table:table-cell>
          <table:table-cell table:style-name="ce4" table:formula="of:=(HEX2DEC(MID([.C1169];3;LEN([.C1169])-2))-HEX2DEC(MID([.B1169];3;LEN([.B116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8</text:p>
          </table:table-cell>
          <table:table-cell table:style-name="ce7" office:value-type="string" calcext:value-type="string">
            <text:p>0x6439</text:p>
          </table:table-cell>
          <table:table-cell table:style-name="ce4" table:formula="of:=(HEX2DEC(MID([.C1170];3;LEN([.C1170])-2))-HEX2DEC(MID([.B1170];3;LEN([.B117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a</text:p>
          </table:table-cell>
          <table:table-cell table:style-name="ce7" office:value-type="string" calcext:value-type="string">
            <text:p>0x643b</text:p>
          </table:table-cell>
          <table:table-cell table:style-name="ce4" table:formula="of:=(HEX2DEC(MID([.C1171];3;LEN([.C1171])-2))-HEX2DEC(MID([.B1171];3;LEN([.B117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c</text:p>
          </table:table-cell>
          <table:table-cell table:style-name="ce7" office:value-type="string" calcext:value-type="string">
            <text:p>0x643d</text:p>
          </table:table-cell>
          <table:table-cell table:style-name="ce4" table:formula="of:=(HEX2DEC(MID([.C1172];3;LEN([.C1172])-2))-HEX2DEC(MID([.B1172];3;LEN([.B117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e</text:p>
          </table:table-cell>
          <table:table-cell table:style-name="ce7" office:value-type="string" calcext:value-type="string">
            <text:p>0x643f</text:p>
          </table:table-cell>
          <table:table-cell table:style-name="ce4" table:formula="of:=(HEX2DEC(MID([.C1173];3;LEN([.C1173])-2))-HEX2DEC(MID([.B1173];3;LEN([.B117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5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0</text:p>
          </table:table-cell>
          <table:table-cell table:style-name="ce7" office:value-type="string" calcext:value-type="string">
            <text:p>0x6441</text:p>
          </table:table-cell>
          <table:table-cell table:style-name="ce4" table:formula="of:=(HEX2DEC(MID([.C1174];3;LEN([.C1174])-2))-HEX2DEC(MID([.B1174];3;LEN([.B117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2</text:p>
          </table:table-cell>
          <table:table-cell table:style-name="ce7" office:value-type="string" calcext:value-type="string">
            <text:p>0x6443</text:p>
          </table:table-cell>
          <table:table-cell table:style-name="ce4" table:formula="of:=(HEX2DEC(MID([.C1175];3;LEN([.C1175])-2))-HEX2DEC(MID([.B1175];3;LEN([.B117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4</text:p>
          </table:table-cell>
          <table:table-cell table:style-name="ce7" office:value-type="string" calcext:value-type="string">
            <text:p>0x6445</text:p>
          </table:table-cell>
          <table:table-cell table:style-name="ce4" table:formula="of:=(HEX2DEC(MID([.C1176];3;LEN([.C1176])-2))-HEX2DEC(MID([.B1176];3;LEN([.B117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6</text:p>
          </table:table-cell>
          <table:table-cell table:style-name="ce7" office:value-type="string" calcext:value-type="string">
            <text:p>0x6447</text:p>
          </table:table-cell>
          <table:table-cell table:style-name="ce4" table:formula="of:=(HEX2DEC(MID([.C1177];3;LEN([.C1177])-2))-HEX2DEC(MID([.B1177];3;LEN([.B117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8</text:p>
          </table:table-cell>
          <table:table-cell table:style-name="ce7" office:value-type="string" calcext:value-type="string">
            <text:p>0x6449</text:p>
          </table:table-cell>
          <table:table-cell table:style-name="ce4" table:formula="of:=(HEX2DEC(MID([.C1178];3;LEN([.C1178])-2))-HEX2DEC(MID([.B1178];3;LEN([.B11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a</text:p>
          </table:table-cell>
          <table:table-cell table:style-name="ce7" office:value-type="string" calcext:value-type="string">
            <text:p>0x644b</text:p>
          </table:table-cell>
          <table:table-cell table:style-name="ce4" table:formula="of:=(HEX2DEC(MID([.C1179];3;LEN([.C1179])-2))-HEX2DEC(MID([.B1179];3;LEN([.B117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c</text:p>
          </table:table-cell>
          <table:table-cell table:style-name="ce7" office:value-type="string" calcext:value-type="string">
            <text:p>0x644d</text:p>
          </table:table-cell>
          <table:table-cell table:style-name="ce4" table:formula="of:=(HEX2DEC(MID([.C1180];3;LEN([.C1180])-2))-HEX2DEC(MID([.B1180];3;LEN([.B118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e</text:p>
          </table:table-cell>
          <table:table-cell table:style-name="ce7" office:value-type="string" calcext:value-type="string">
            <text:p>0x644f</text:p>
          </table:table-cell>
          <table:table-cell table:style-name="ce4" table:formula="of:=(HEX2DEC(MID([.C1181];3;LEN([.C1181])-2))-HEX2DEC(MID([.B1181];3;LEN([.B118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0</text:p>
          </table:table-cell>
          <table:table-cell table:style-name="ce7" office:value-type="string" calcext:value-type="string">
            <text:p>0x6451</text:p>
          </table:table-cell>
          <table:table-cell table:style-name="ce4" table:formula="of:=(HEX2DEC(MID([.C1182];3;LEN([.C1182])-2))-HEX2DEC(MID([.B1182];3;LEN([.B118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2</text:p>
          </table:table-cell>
          <table:table-cell table:style-name="ce7" office:value-type="string" calcext:value-type="string">
            <text:p>0x6453</text:p>
          </table:table-cell>
          <table:table-cell table:style-name="ce4" table:formula="of:=(HEX2DEC(MID([.C1183];3;LEN([.C1183])-2))-HEX2DEC(MID([.B1183];3;LEN([.B118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3e</text:p>
          </table:table-cell>
          <table:table-cell table:style-name="ce7" office:value-type="string" calcext:value-type="string">
            <text:p>0x653f</text:p>
          </table:table-cell>
          <table:table-cell table:style-name="ce4" table:formula="of:=(HEX2DEC(MID([.C1184];3;LEN([.C1184])-2))-HEX2DEC(MID([.B1184];3;LEN([.B118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cityID, used only in Seg_1d12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0</text:p>
          </table:table-cell>
          <table:table-cell table:style-name="ce7" office:value-type="string" calcext:value-type="string">
            <text:p>0x6541</text:p>
          </table:table-cell>
          <table:table-cell table:style-name="ce4" table:formula="of:=(HEX2DEC(MID([.C1185];3;LEN([.C1185])-2))-HEX2DEC(MID([.B1185];3;LEN([.B118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2</text:p>
          </table:table-cell>
          <table:table-cell table:style-name="ce7" office:value-type="string" calcext:value-type="string">
            <text:p>0x6543</text:p>
          </table:table-cell>
          <table:table-cell table:style-name="ce4" table:formula="of:=(HEX2DEC(MID([.C1186];3;LEN([.C1186])-2))-HEX2DEC(MID([.B1186];3;LEN([.B118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6</text:p>
          </table:table-cell>
          <table:table-cell table:style-name="ce7" office:value-type="string" calcext:value-type="string">
            <text:p>0x6547</text:p>
          </table:table-cell>
          <table:table-cell table:style-name="ce4" table:formula="of:=(HEX2DEC(MID([.C1187];3;LEN([.C1187])-2))-HEX2DEC(MID([.B1187];3;LEN([.B118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8</text:p>
          </table:table-cell>
          <table:table-cell table:style-name="ce7" office:value-type="string" calcext:value-type="string">
            <text:p>0x6549</text:p>
          </table:table-cell>
          <table:table-cell table:style-name="ce4" table:formula="of:=(HEX2DEC(MID([.C1188];3;LEN([.C1188])-2))-HEX2DEC(MID([.B1188];3;LEN([.B118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Reference to PlayerID, used only in Seg_1d12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c</text:p>
          </table:table-cell>
          <table:table-cell table:style-name="ce7" office:value-type="string" calcext:value-type="string">
            <text:p>0x654d</text:p>
          </table:table-cell>
          <table:table-cell table:style-name="ce4" table:formula="of:=(HEX2DEC(MID([.C1189];3;LEN([.C1189])-2))-HEX2DEC(MID([.B1189];3;LEN([.B118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e</text:p>
          </table:table-cell>
          <table:table-cell table:style-name="ce7" office:value-type="string" calcext:value-type="string">
            <text:p>0x658d</text:p>
          </table:table-cell>
          <table:table-cell table:style-name="ce4" table:formula="of:=(HEX2DEC(MID([.C1190];3;LEN([.C1190])-2))-HEX2DEC(MID([.B1190];3;LEN([.B1190])-2)))+1" office:value-type="float" office:value="64" calcext:value-type="float">
            <text:p>64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8e</text:p>
          </table:table-cell>
          <table:table-cell table:style-name="ce7" office:value-type="string" calcext:value-type="string">
            <text:p>0x658f</text:p>
          </table:table-cell>
          <table:table-cell table:style-name="ce4" table:formula="of:=(HEX2DEC(MID([.C1191];3;LEN([.C1191])-2))-HEX2DEC(MID([.B1191];3;LEN([.B11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0</text:p>
          </table:table-cell>
          <table:table-cell table:style-name="ce7" office:value-type="string" calcext:value-type="string">
            <text:p>0x6591</text:p>
          </table:table-cell>
          <table:table-cell table:style-name="ce4" table:formula="of:=(HEX2DEC(MID([.C1192];3;LEN([.C1192])-2))-HEX2DEC(MID([.B1192];3;LEN([.B11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X position, internal to segment 0x2e3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2</text:p>
          </table:table-cell>
          <table:table-cell table:style-name="ce7" office:value-type="string" calcext:value-type="string">
            <text:p>0x6593</text:p>
          </table:table-cell>
          <table:table-cell table:style-name="ce4" table:formula="of:=(HEX2DEC(MID([.C1193];3;LEN([.C1193])-2))-HEX2DEC(MID([.B1193];3;LEN([.B119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Y position, internal to segment 0x2e31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4</text:p>
          </table:table-cell>
          <table:table-cell table:style-name="ce7" office:value-type="string" calcext:value-type="string">
            <text:p>0x6693</text:p>
          </table:table-cell>
          <table:table-cell table:style-name="ce4" office:value-type="float" office:value="256" calcext:value-type="float">
            <text:p>256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694</text:p>
          </table:table-cell>
          <table:table-cell table:style-name="ce7" office:value-type="string" calcext:value-type="string">
            <text:p>0x6793</text:p>
          </table:table-cell>
          <table:table-cell table:style-name="ce4" office:value-type="float" office:value="256" calcext:value-type="float">
            <text:p>256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4</text:p>
          </table:table-cell>
          <table:table-cell table:style-name="ce7" office:value-type="string" calcext:value-type="string">
            <text:p>0x679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6</text:p>
          </table:table-cell>
          <table:table-cell table:style-name="ce7" office:value-type="string" calcext:value-type="string">
            <text:p>0x6797</text:p>
          </table:table-cell>
          <table:table-cell table:style-name="ce4" table:formula="of:=(HEX2DEC(MID([.C1197];3;LEN([.C1197])-2))-HEX2DEC(MID([.B1197];3;LEN([.B119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X posi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8</text:p>
          </table:table-cell>
          <table:table-cell table:style-name="ce7" office:value-type="string" calcext:value-type="string">
            <text:p>0x6799</text:p>
          </table:table-cell>
          <table:table-cell table:style-name="ce4" table:formula="of:=(HEX2DEC(MID([.C1198];3;LEN([.C1198])-2))-HEX2DEC(MID([.B1198];3;LEN([.B119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a</text:p>
          </table:table-cell>
          <table:table-cell table:style-name="ce7" office:value-type="string" calcext:value-type="string">
            <text:p>0x67e7</text:p>
          </table:table-cell>
          <table:table-cell table:style-name="ce4" table:formula="of:=(HEX2DEC(MID([.C1199];3;LEN([.C1199])-2))-HEX2DEC(MID([.B1199];3;LEN([.B1199])-2)))+1" office:value-type="float" office:value="78" calcext:value-type="float">
            <text:p>78</text:p>
          </table:table-cell>
          <table:table-cell table:style-name="ce7" office:value-type="string" calcext:value-type="string">
            <text:p>buffer</text:p>
          </table:table-cell>
          <table:table-cell table:style-name="ce7" office:value-type="string" calcext:value-type="string">
            <text:p>REGS union, multipurpose buff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fe</text:p>
          </table:table-cell>
          <table:table-cell table:style-name="ce7" office:value-type="string" calcext:value-type="string">
            <text:p>0x67ff</text:p>
          </table:table-cell>
          <table:table-cell table:style-name="ce4" table:formula="of:=(HEX2DEC(MID([.C1200];3;LEN([.C1200])-2))-HEX2DEC(MID([.B1200];3;LEN([.B120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0</text:p>
          </table:table-cell>
          <table:table-cell table:style-name="ce7" office:value-type="string" calcext:value-type="string">
            <text:p>0x6801</text:p>
          </table:table-cell>
          <table:table-cell table:style-name="ce4" table:formula="of:=(HEX2DEC(MID([.C1201];3;LEN([.C1201])-2))-HEX2DEC(MID([.B1201];3;LEN([.B120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2</text:p>
          </table:table-cell>
          <table:table-cell table:style-name="ce7" office:value-type="string" calcext:value-type="string">
            <text:p>0x6803</text:p>
          </table:table-cell>
          <table:table-cell table:style-name="ce4" table:formula="of:=(HEX2DEC(MID([.C1202];3;LEN([.C1202])-2))-HEX2DEC(MID([.B1202];3;LEN([.B120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4</text:p>
          </table:table-cell>
          <table:table-cell table:style-name="ce7" office:value-type="string" calcext:value-type="string">
            <text:p>0x6805</text:p>
          </table:table-cell>
          <table:table-cell table:style-name="ce4" table:formula="of:=(HEX2DEC(MID([.C1203];3;LEN([.C1203])-2))-HEX2DEC(MID([.B1203];3;LEN([.B120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6</text:p>
          </table:table-cell>
          <table:table-cell table:style-name="ce7" office:value-type="string" calcext:value-type="string">
            <text:p>0x6807</text:p>
          </table:table-cell>
          <table:table-cell table:style-name="ce4" table:formula="of:=(HEX2DEC(MID([.C1204];3;LEN([.C1204])-2))-HEX2DEC(MID([.B1204];3;LEN([.B120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a</text:p>
          </table:table-cell>
          <table:table-cell table:style-name="ce7" office:value-type="string" calcext:value-type="string">
            <text:p>0x681b</text:p>
          </table:table-cell>
          <table:table-cell table:style-name="ce4" table:formula="of:=(HEX2DEC(MID([.C1205];3;LEN([.C1205])-2))-HEX2DEC(MID([.B1205];3;LEN([.B120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(0) or load game fla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c</text:p>
          </table:table-cell>
          <table:table-cell table:style-name="ce7" office:value-type="string" calcext:value-type="string">
            <text:p>0x681d</text:p>
          </table:table-cell>
          <table:table-cell table:style-name="ce4" table:formula="of:=(HEX2DEC(MID([.C1206];3;LEN([.C1206])-2))-HEX2DEC(MID([.B1206];3;LEN([.B120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retry fla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e</text:p>
          </table:table-cell>
          <table:table-cell table:style-name="ce7" office:value-type="string" calcext:value-type="string">
            <text:p>0x681f</text:p>
          </table:table-cell>
          <table:table-cell table:style-name="ce4" table:formula="of:=(HEX2DEC(MID([.C1207];3;LEN([.C1207])-2))-HEX2DEC(MID([.B1207];3;LEN([.B120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handl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80</text:p>
          </table:table-cell>
          <table:table-cell table:style-name="ce7" office:value-type="string" calcext:value-type="string">
            <text:p>0x689f</text:p>
          </table:table-cell>
          <table:table-cell table:style-name="ce4" table:formula="of:=(HEX2DEC(MID([.C1208];3;LEN([.C1208])-2))-HEX2DEC(MID([.B1208];3;LEN([.B1208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a0</text:p>
          </table:table-cell>
          <table:table-cell table:style-name="ce7" office:value-type="string" calcext:value-type="string">
            <text:p>0x68cb</text:p>
          </table:table-cell>
          <table:table-cell table:style-name="ce4" table:formula="of:=(HEX2DEC(MID([.C1209];3;LEN([.C1209])-2))-HEX2DEC(MID([.B1209];3;LEN([.B1209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0</text:p>
          </table:table-cell>
          <table:table-cell table:style-name="ce7" office:value-type="string" calcext:value-type="string">
            <text:p>0x6b31</text:p>
          </table:table-cell>
          <table:table-cell table:style-name="ce4" table:formula="of:=(HEX2DEC(MID([.C1210];3;LEN([.C1210])-2))-HEX2DEC(MID([.B1210];3;LEN([.B121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4</text:p>
          </table:table-cell>
          <table:table-cell table:style-name="ce7" office:value-type="string" calcext:value-type="string">
            <text:p>0x6b63</text:p>
          </table:table-cell>
          <table:table-cell table:style-name="ce4" table:formula="of:=(HEX2DEC(MID([.C1211];3;LEN([.C1211])-2))-HEX2DEC(MID([.B1211];3;LEN([.B1211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4</text:p>
          </table:table-cell>
          <table:table-cell table:style-name="ce7" office:value-type="string" calcext:value-type="string">
            <text:p>0x6b65</text:p>
          </table:table-cell>
          <table:table-cell table:style-name="ce4" table:formula="of:=(HEX2DEC(MID([.C1212];3;LEN([.C1212])-2))-HEX2DEC(MID([.B1212];3;LEN([.B121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6</text:p>
          </table:table-cell>
          <table:table-cell table:style-name="ce7" office:value-type="string" calcext:value-type="string">
            <text:p>0x6b75</text:p>
          </table:table-cell>
          <table:table-cell table:style-name="ce4" table:formula="of:=(HEX2DEC(MID([.C1213];3;LEN([.C1213])-2))-HEX2DEC(MID([.B1213];3;LEN([.B121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ty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76</text:p>
          </table:table-cell>
          <table:table-cell table:style-name="ce7" office:value-type="string" calcext:value-type="string">
            <text:p>0x6b85</text:p>
          </table:table-cell>
          <table:table-cell table:style-name="ce4" table:formula="of:=(HEX2DEC(MID([.C1214];3;LEN([.C1214])-2))-HEX2DEC(MID([.B1214];3;LEN([.B121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Unit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6</text:p>
          </table:table-cell>
          <table:table-cell table:style-name="ce7" office:value-type="string" calcext:value-type="string">
            <text:p>0x6b87</text:p>
          </table:table-cell>
          <table:table-cell table:style-name="ce4" table:formula="of:=(HEX2DEC(MID([.C1215];3;LEN([.C1215])-2))-HEX2DEC(MID([.B1215];3;LEN([.B12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Difficulty Level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a</text:p>
          </table:table-cell>
          <table:table-cell table:style-name="ce7" office:value-type="string" calcext:value-type="string">
            <text:p>0x6b8b</text:p>
          </table:table-cell>
          <table:table-cell table:style-name="ce4" table:formula="of:=(HEX2DEC(MID([.C1216];3;LEN([.C1216])-2))-HEX2DEC(MID([.B1216];3;LEN([.B121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ctive Civilization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0</text:p>
          </table:table-cell>
          <table:table-cell table:style-name="ce7" office:value-type="string" calcext:value-type="string">
            <text:p>0x6b91</text:p>
          </table:table-cell>
          <table:table-cell table:style-name="ce4" table:formula="of:=(HEX2DEC(MID([.C1217];3;LEN([.C1217])-2))-HEX2DEC(MID([.B1217];3;LEN([.B121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2</text:p>
          </table:table-cell>
          <table:table-cell table:style-name="ce7" office:value-type="string" calcext:value-type="string">
            <text:p>0x6b93</text:p>
          </table:table-cell>
          <table:table-cell table:style-name="ce4" table:formula="of:=(HEX2DEC(MID([.C1218];3;LEN([.C1218])-2))-HEX2DEC(MID([.B1218];3;LEN([.B121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6</text:p>
          </table:table-cell>
          <table:table-cell table:style-name="ce7" office:value-type="string" calcext:value-type="string">
            <text:p>0x6c95</text:p>
          </table:table-cell>
          <table:table-cell table:style-name="ce4" table:formula="of:=(HEX2DEC(MID([.C1219];3;LEN([.C1219])-2))-HEX2DEC(MID([.B1219];3;LEN([.B1219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City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6</text:p>
          </table:table-cell>
          <table:table-cell table:style-name="ce7" office:value-type="string" calcext:value-type="string">
            <text:p>0x6c97</text:p>
          </table:table-cell>
          <table:table-cell table:style-name="ce4" table:formula="of:=(HEX2DEC(MID([.C1220];3;LEN([.C1220])-2))-HEX2DEC(MID([.B1220];3;LEN([.B122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a</text:p>
          </table:table-cell>
          <table:table-cell table:style-name="ce7" office:value-type="string" calcext:value-type="string">
            <text:p>0x6c9b</text:p>
          </table:table-cell>
          <table:table-cell table:style-name="ce4" table:formula="of:=(HEX2DEC(MID([.C1221];3;LEN([.C1221])-2))-HEX2DEC(MID([.B1221];3;LEN([.B12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c</text:p>
          </table:table-cell>
          <table:table-cell table:style-name="ce7" office:value-type="string" calcext:value-type="string">
            <text:p>0x6cab</text:p>
          </table:table-cell>
          <table:table-cell table:style-name="ce4" table:formula="of:=(HEX2DEC(MID([.C1222];3;LEN([.C1222])-2))-HEX2DEC(MID([.B1222];3;LEN([.B1222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Cumulative Epic Rankin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ac</text:p>
          </table:table-cell>
          <table:table-cell table:style-name="ce7" office:value-type="string" calcext:value-type="string">
            <text:p>0x6dab</text:p>
          </table:table-cell>
          <table:table-cell table:style-name="ce4" table:formula="of:=(HEX2DEC(MID([.C1223];3;LEN([.C1223])-2))-HEX2DEC(MID([.B1223];3;LEN([.B1223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Attack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ac</text:p>
          </table:table-cell>
          <table:table-cell table:style-name="ce7" office:value-type="string" calcext:value-type="string">
            <text:p>0x6dcc</text:p>
          </table:table-cell>
          <table:table-cell table:style-name="ce4" table:formula="of:=(HEX2DEC(MID([.C1224];3;LEN([.C1224])-2))-HEX2DEC(MID([.B1224];3;LEN([.B1224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ec</text:p>
          </table:table-cell>
          <table:table-cell table:style-name="ce7" office:value-type="string" calcext:value-type="string">
            <text:p>0x6dfb</text:p>
          </table:table-cell>
          <table:table-cell table:style-name="ce4" table:formula="of:=(HEX2DEC(MID([.C1225];3;LEN([.C1225])-2))-HEX2DEC(MID([.B1225];3;LEN([.B122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esearch Progre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00</text:p>
          </table:table-cell>
          <table:table-cell table:style-name="ce7" office:value-type="string" calcext:value-type="string">
            <text:p>0x6e1d</text:p>
          </table:table-cell>
          <table:table-cell table:style-name="ce4" table:formula="of:=(HEX2DEC(MID([.C1226];3;LEN([.C1226])-2))-HEX2DEC(MID([.B1226];3;LEN([.B1226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1e</text:p>
          </table:table-cell>
          <table:table-cell table:style-name="ce7" office:value-type="string" calcext:value-type="string">
            <text:p>0x6e3b</text:p>
          </table:table-cell>
          <table:table-cell table:style-name="ce4" table:formula="of:=(HEX2DEC(MID([.C1227];3;LEN([.C1227])-2))-HEX2DEC(MID([.B1227];3;LEN([.B1227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3e</text:p>
          </table:table-cell>
          <table:table-cell table:style-name="ce7" office:value-type="string" calcext:value-type="string">
            <text:p>0x6e7f</text:p>
          </table:table-cell>
          <table:table-cell table:style-name="ce4" table:formula="of:=(HEX2DEC(MID([.C1228];3;LEN([.C1228])-2))-HEX2DEC(MID([.B1228];3;LEN([.B1228])-2)))+1" office:value-type="float" office:value="66" calcext:value-type="float">
            <text:p>6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0</text:p>
          </table:table-cell>
          <table:table-cell table:style-name="ce7" office:value-type="string" calcext:value-type="string">
            <text:p>0x6e81</text:p>
          </table:table-cell>
          <table:table-cell table:style-name="ce4" table:formula="of:=(HEX2DEC(MID([.C1229];3;LEN([.C1229])-2))-HEX2DEC(MID([.B1229];3;LEN([.B122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andom Se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2</text:p>
          </table:table-cell>
          <table:table-cell table:style-name="ce7" office:value-type="string" calcext:value-type="string">
            <text:p>0x6e91</text:p>
          </table:table-cell>
          <table:table-cell table:style-name="ce4" table:formula="of:=(HEX2DEC(MID([.C1230];3;LEN([.C1230])-2))-HEX2DEC(MID([.B1230];3;LEN([.B123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Military Pow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2</text:p>
          </table:table-cell>
          <table:table-cell table:style-name="ce7" office:value-type="string" calcext:value-type="string">
            <text:p>0x6e93</text:p>
          </table:table-cell>
          <table:table-cell table:style-name="ce4" table:formula="of:=(HEX2DEC(MID([.C1231];3;LEN([.C1231])-2))-HEX2DEC(MID([.B1231];3;LEN([.B12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4</text:p>
          </table:table-cell>
          <table:table-cell table:style-name="ce7" office:value-type="string" calcext:value-type="string">
            <text:p>0x6e95</text:p>
          </table:table-cell>
          <table:table-cell table:style-name="ce4" table:formula="of:=(HEX2DEC(MID([.C1232];3;LEN([.C1232])-2))-HEX2DEC(MID([.B1232];3;LEN([.B123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ed Square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6</text:p>
          </table:table-cell>
          <table:table-cell table:style-name="ce7" office:value-type="string" calcext:value-type="string">
            <text:p>0x6ea7</text:p>
          </table:table-cell>
          <table:table-cell table:style-name="ce4" table:formula="of:=(HEX2DEC(MID([.C1233];3;LEN([.C1233])-2))-HEX2DEC(MID([.B1233];3;LEN([.B1233])-2)))+1" office:value-type="float" office:value="18" calcext:value-type="float">
            <text:p>1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a8</text:p>
          </table:table-cell>
          <table:table-cell table:style-name="ce7" office:value-type="string" calcext:value-type="string">
            <text:p>0x6ed3</text:p>
          </table:table-cell>
          <table:table-cell table:style-name="ce4" table:formula="of:=(HEX2DEC(MID([.C1234];3;LEN([.C1234])-2))-HEX2DEC(MID([.B1234];3;LEN([.B1234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Wonder, Count (2), City ID (0-20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4</text:p>
          </table:table-cell>
          <table:table-cell table:style-name="ce7" office:value-type="string" calcext:value-type="string">
            <text:p>0x6ed5</text:p>
          </table:table-cell>
          <table:table-cell table:style-name="ce4" table:formula="of:=(HEX2DEC(MID([.C1235];3;LEN([.C1235])-2))-HEX2DEC(MID([.B1235];3;LEN([.B123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6</text:p>
          </table:table-cell>
          <table:table-cell table:style-name="ce7" office:value-type="string" calcext:value-type="string">
            <text:p>0x6ed7</text:p>
          </table:table-cell>
          <table:table-cell table:style-name="ce4" table:formula="of:=(HEX2DEC(MID([.C1236];3;LEN([.C1236])-2))-HEX2DEC(MID([.B1236];3;LEN([.B123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da</text:p>
          </table:table-cell>
          <table:table-cell table:style-name="ce7" office:value-type="string" calcext:value-type="string">
            <text:p>0x70e1</text:p>
          </table:table-cell>
          <table:table-cell table:style-name="ce4" table:formula="of:=(HEX2DEC(MID([.C1237];3;LEN([.C1237])-2))-HEX2DEC(MID([.B1237];3;LEN([.B1237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2</text:p>
          </table:table-cell>
          <table:table-cell table:style-name="ce7" office:value-type="string" calcext:value-type="string">
            <text:p>0x70e3</text:p>
          </table:table-cell>
          <table:table-cell table:style-name="ce4" table:formula="of:=(HEX2DEC(MID([.C1238];3;LEN([.C1238])-2))-HEX2DEC(MID([.B1238];3;LEN([.B123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4</text:p>
          </table:table-cell>
          <table:table-cell table:style-name="ce7" office:value-type="string" calcext:value-type="string">
            <text:p>0x70e5</text:p>
          </table:table-cell>
          <table:table-cell table:style-name="ce4" table:formula="of:=(HEX2DEC(MID([.C1239];3;LEN([.C1239])-2))-HEX2DEC(MID([.B1239];3;LEN([.B123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8</text:p>
          </table:table-cell>
          <table:table-cell table:style-name="ce7" office:value-type="string" calcext:value-type="string">
            <text:p>0x70e9</text:p>
          </table:table-cell>
          <table:table-cell table:style-name="ce4" table:formula="of:=(HEX2DEC(MID([.C1240];3;LEN([.C1240])-2))-HEX2DEC(MID([.B1240];3;LEN([.B124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c</text:p>
          </table:table-cell>
          <table:table-cell table:style-name="ce7" office:value-type="string" calcext:value-type="string">
            <text:p>0x7eeb</text:p>
          </table:table-cell>
          <table:table-cell table:style-name="ce4" table:formula="of:=(HEX2DEC(MID([.C1241];3;LEN([.C1241])-2))-HEX2DEC(MID([.B1241];3;LEN([.B1241])-2)))+1" office:value-type="float" office:value="3584" calcext:value-type="float">
            <text:p>3584</text:p>
          </table:table-cell>
          <table:table-cell table:style-name="ce7" office:value-type="string" calcext:value-type="string">
            <text:p>CityData[]</text:p>
          </table:table-cell>
          <table:table-cell table:style-name="ce7" office:value-type="string" calcext:value-type="string">
            <text:p>CityData structure (0-1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6</text:p>
          </table:table-cell>
          <table:table-cell table:style-name="ce7" office:value-type="string" calcext:value-type="string">
            <text:p>0x7ef7</text:p>
          </table:table-cell>
          <table:table-cell table:style-name="ce4" table:formula="of:=(HEX2DEC(MID([.C1242];3;LEN([.C1242])-2))-HEX2DEC(MID([.B1242];3;LEN([.B124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Land Ma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8</text:p>
          </table:table-cell>
          <table:table-cell table:style-name="ce7" office:value-type="string" calcext:value-type="string">
            <text:p>0x7ef9</text:p>
          </table:table-cell>
          <table:table-cell table:style-name="ce4" table:formula="of:=(HEX2DEC(MID([.C1243];3;LEN([.C1243])-2))-HEX2DEC(MID([.B1243];3;LEN([.B124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Temperatu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a</text:p>
          </table:table-cell>
          <table:table-cell table:style-name="ce7" office:value-type="string" calcext:value-type="string">
            <text:p>0x7efb</text:p>
          </table:table-cell>
          <table:table-cell table:style-name="ce4" table:formula="of:=(HEX2DEC(MID([.C1244];3;LEN([.C1244])-2))-HEX2DEC(MID([.B1244];3;LEN([.B124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Climat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c</text:p>
          </table:table-cell>
          <table:table-cell table:style-name="ce7" office:value-type="string" calcext:value-type="string">
            <text:p>0x7efd</text:p>
          </table:table-cell>
          <table:table-cell table:style-name="ce4" table:formula="of:=(HEX2DEC(MID([.C1245];3;LEN([.C1245])-2))-HEX2DEC(MID([.B1245];3;LEN([.B124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Ag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f36</text:p>
          </table:table-cell>
          <table:table-cell table:style-name="ce7" office:value-type="string" calcext:value-type="string">
            <text:p>0x7f37</text:p>
          </table:table-cell>
          <table:table-cell table:style-name="ce4" table:formula="of:=(HEX2DEC(MID([.C1246];3;LEN([.C1246])-2))-HEX2DEC(MID([.B1246];3;LEN([.B124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f38</text:p>
          </table:table-cell>
          <table:table-cell table:style-name="ce7" office:value-type="string" calcext:value-type="string">
            <text:p>0x803b</text:p>
          </table:table-cell>
          <table:table-cell table:style-name="ce4" table:formula="of:=(HEX2DEC(MID([.C1247];3;LEN([.C1247])-2))-HEX2DEC(MID([.B1247];3;LEN([.B1247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3c</text:p>
          </table:table-cell>
          <table:table-cell table:style-name="ce7" office:value-type="string" calcext:value-type="string">
            <text:p>0x804b</text:p>
          </table:table-cell>
          <table:table-cell table:style-name="ce4" table:formula="of:=(HEX2DEC(MID([.C1248];3;LEN([.C1248])-2))-HEX2DEC(MID([.B1248];3;LEN([.B124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ankin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4c</text:p>
          </table:table-cell>
          <table:table-cell table:style-name="ce7" office:value-type="string" calcext:value-type="string">
            <text:p>0x804d</text:p>
          </table:table-cell>
          <table:table-cell table:style-name="ce4" table:formula="of:=(HEX2DEC(MID([.C1249];3;LEN([.C1249])-2))-HEX2DEC(MID([.B1249];3;LEN([.B124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ximum Technology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6</text:p>
          </table:table-cell>
          <table:table-cell table:style-name="ce7" office:value-type="string" calcext:value-type="string">
            <text:p>0x8067</text:p>
          </table:table-cell>
          <table:table-cell table:style-name="ce4" table:formula="of:=(HEX2DEC(MID([.C1250];3;LEN([.C1250])-2))-HEX2DEC(MID([.B1250];3;LEN([.B125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8</text:p>
          </table:table-cell>
          <table:table-cell table:style-name="ce7" office:value-type="string" calcext:value-type="string">
            <text:p>0x8077</text:p>
          </table:table-cell>
          <table:table-cell table:style-name="ce4" table:formula="of:=(HEX2DEC(MID([.C1251];3;LEN([.C1251])-2))-HEX2DEC(MID([.B1251];3;LEN([.B125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ettler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8</text:p>
          </table:table-cell>
          <table:table-cell table:style-name="ce7" office:value-type="string" calcext:value-type="string">
            <text:p>0x8079</text:p>
          </table:table-cell>
          <table:table-cell table:style-name="ce4" table:formula="of:=(HEX2DEC(MID([.C1252];3;LEN([.C1252])-2))-HEX2DEC(MID([.B1252];3;LEN([.B125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a</text:p>
          </table:table-cell>
          <table:table-cell table:style-name="ce7" office:value-type="string" calcext:value-type="string">
            <text:p>0x8179</text:p>
          </table:table-cell>
          <table:table-cell table:style-name="ce4" table:formula="of:=(HEX2DEC(MID([.C1253];3;LEN([.C1253])-2))-HEX2DEC(MID([.B1253];3;LEN([.B1253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Defense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7a</text:p>
          </table:table-cell>
          <table:table-cell table:style-name="ce7" office:value-type="string" calcext:value-type="string">
            <text:p>0x81a1</text:p>
          </table:table-cell>
          <table:table-cell table:style-name="ce4" table:formula="of:=(HEX2DEC(MID([.C1254];3;LEN([.C1254])-2))-HEX2DEC(MID([.B1254];3;LEN([.B1254])-2)))+1" office:value-type="float" office:value="40" calcext:value-type="float">
            <text:p>40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a2</text:p>
          </table:table-cell>
          <table:table-cell table:style-name="ce7" office:value-type="string" calcext:value-type="string">
            <text:p>0x81cf</text:p>
          </table:table-cell>
          <table:table-cell table:style-name="ce4" table:formula="of:=(HEX2DEC(MID([.C1255];3;LEN([.C1255])-2))-HEX2DEC(MID([.B1255];3;LEN([.B1255])-2)))+1" office:value-type="float" office:value="46" calcext:value-type="float">
            <text:p>4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2</text:p>
          </table:table-cell>
          <table:table-cell table:style-name="ce7" office:value-type="string" calcext:value-type="string">
            <text:p>0x81d3</text:p>
          </table:table-cell>
          <table:table-cell table:style-name="ce4" table:formula="of:=(HEX2DEC(MID([.C1256];3;LEN([.C1256])-2))-HEX2DEC(MID([.B1256];3;LEN([.B12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Game Turn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4</text:p>
          </table:table-cell>
          <table:table-cell table:style-name="ce7" office:value-type="string" calcext:value-type="string">
            <text:p>0xb1d3</text:p>
          </table:table-cell>
          <table:table-cell table:style-name="ce4" table:formula="of:=(HEX2DEC(MID([.C1257];3;LEN([.C1257])-2))-HEX2DEC(MID([.B1257];3;LEN([.B1257])-2)))+1" office:value-type="float" office:value="12288" calcext:value-type="float">
            <text:p>12288</text:p>
          </table:table-cell>
          <table:table-cell table:style-name="ce7" office:value-type="string" calcext:value-type="string">
            <text:p>Unit[,]</text:p>
          </table:table-cell>
          <table:table-cell table:style-name="ce7" office:value-type="string" calcext:value-type="string">
            <text:p>Civilization (0-7), Unit structure (0-12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d6</text:p>
          </table:table-cell>
          <table:table-cell table:style-name="ce7" office:value-type="string" calcext:value-type="string">
            <text:p>0xb1e5</text:p>
          </table:table-cell>
          <table:table-cell table:style-name="ce4" table:formula="of:=(HEX2DEC(MID([.C1258];3;LEN([.C1258])-2))-HEX2DEC(MID([.B1258];3;LEN([.B125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in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8</text:p>
          </table:table-cell>
          <table:table-cell table:style-name="ce7" office:value-type="string" calcext:value-type="string">
            <text:p>0xb1e9</text:p>
          </table:table-cell>
          <table:table-cell table:style-name="ce4" table:formula="of:=(HEX2DEC(MID([.C1259];3;LEN([.C1259])-2))-HEX2DEC(MID([.B1259];3;LEN([.B125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a</text:p>
          </table:table-cell>
          <table:table-cell table:style-name="ce7" office:value-type="string" calcext:value-type="string">
            <text:p>0xb1eb</text:p>
          </table:table-cell>
          <table:table-cell table:style-name="ce4" table:formula="of:=(HEX2DEC(MID([.C1260];3;LEN([.C1260])-2))-HEX2DEC(MID([.B1260];3;LEN([.B126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ion Effect Level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c</text:p>
          </table:table-cell>
          <table:table-cell table:style-name="ce7" office:value-type="string" calcext:value-type="string">
            <text:p>0xb1ed</text:p>
          </table:table-cell>
          <table:table-cell table:style-name="ce4" table:formula="of:=(HEX2DEC(MID([.C1261];3;LEN([.C1261])-2))-HEX2DEC(MID([.B1261];3;LEN([.B126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e</text:p>
          </table:table-cell>
          <table:table-cell table:style-name="ce7" office:value-type="string" calcext:value-type="string">
            <text:p>0xb20d</text:p>
          </table:table-cell>
          <table:table-cell table:style-name="ce4" table:formula="of:=(HEX2DEC(MID([.C1262];3;LEN([.C1262])-2))-HEX2DEC(MID([.B1262];3;LEN([.B1262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City Build Sites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0e</text:p>
          </table:table-cell>
          <table:table-cell table:style-name="ce7" office:value-type="string" calcext:value-type="string">
            <text:p>0xb20f</text:p>
          </table:table-cell>
          <table:table-cell table:style-name="ce4" table:formula="of:=(HEX2DEC(MID([.C1263];3;LEN([.C1263])-2))-HEX2DEC(MID([.B1263];3;LEN([.B126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EGA flag (0 or 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10</text:p>
          </table:table-cell>
          <table:table-cell table:style-name="ce7" office:value-type="string" calcext:value-type="string">
            <text:p>0xb21f</text:p>
          </table:table-cell>
          <table:table-cell table:style-name="ce4" table:formula="of:=(HEX2DEC(MID([.C1264];3;LEN([.C1264])-2))-HEX2DEC(MID([.B1264];3;LEN([.B126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ience Rat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0</text:p>
          </table:table-cell>
          <table:table-cell table:style-name="ce7" office:value-type="string" calcext:value-type="string">
            <text:p>0xb221</text:p>
          </table:table-cell>
          <table:table-cell table:style-name="ce4" table:formula="of:=(HEX2DEC(MID([.C1265];3;LEN([.C1265])-2))-HEX2DEC(MID([.B1265];3;LEN([.B126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Yea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2</text:p>
          </table:table-cell>
          <table:table-cell table:style-name="ce7" office:value-type="string" calcext:value-type="string">
            <text:p>0xb239</text:p>
          </table:table-cell>
          <table:table-cell table:style-name="ce4" table:formula="of:=(HEX2DEC(MID([.C1266];3;LEN([.C1266])-2))-HEX2DEC(MID([.B1266];3;LEN([.B1266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2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3a</text:p>
          </table:table-cell>
          <table:table-cell table:style-name="ce7" office:value-type="string" calcext:value-type="string">
            <text:p>0xb23b</text:p>
          </table:table-cell>
          <table:table-cell table:style-name="ce4" table:formula="of:=(HEX2DEC(MID([.C1267];3;LEN([.C1267])-2))-HEX2DEC(MID([.B1267];3;LEN([.B126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uture Technolog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0</text:p>
          </table:table-cell>
          <table:table-cell table:style-name="ce7" office:value-type="string" calcext:value-type="string">
            <text:p>0xb271</text:p>
          </table:table-cell>
          <table:table-cell table:style-name="ce4" table:formula="of:=(HEX2DEC(MID([.C1268];3;LEN([.C1268])-2))-HEX2DEC(MID([.B1268];3;LEN([.B126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2</text:p>
          </table:table-cell>
          <table:table-cell table:style-name="ce7" office:value-type="string" calcext:value-type="string">
            <text:p>0xb273</text:p>
          </table:table-cell>
          <table:table-cell table:style-name="ce4" table:formula="of:=(HEX2DEC(MID([.C1269];3;LEN([.C1269])-2))-HEX2DEC(MID([.B1269];3;LEN([.B126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6</text:p>
          </table:table-cell>
          <table:table-cell table:style-name="ce7" office:value-type="string" calcext:value-type="string">
            <text:p>0xb277</text:p>
          </table:table-cell>
          <table:table-cell table:style-name="ce4" table:formula="of:=(HEX2DEC(MID([.C1270];3;LEN([.C1270])-2))-HEX2DEC(MID([.B1270];3;LEN([.B127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8</text:p>
          </table:table-cell>
          <table:table-cell table:style-name="ce7" office:value-type="string" calcext:value-type="string">
            <text:p>0xb27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lways 0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a</text:p>
          </table:table-cell>
          <table:table-cell table:style-name="ce7" office:value-type="string" calcext:value-type="string">
            <text:p>0xb289</text:p>
          </table:table-cell>
          <table:table-cell table:style-name="ce4" table:formula="of:=(HEX2DEC(MID([.C1272];3;LEN([.C1272])-2))-HEX2DEC(MID([.B1272];3;LEN([.B1272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9a</text:p>
          </table:table-cell>
          <table:table-cell table:style-name="ce7" office:value-type="string" calcext:value-type="string">
            <text:p>0xb2a9</text:p>
          </table:table-cell>
          <table:table-cell table:style-name="ce4" table:formula="of:=(HEX2DEC(MID([.C1273];3;LEN([.C1273])-2))-HEX2DEC(MID([.B1273];3;LEN([.B127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a</text:p>
          </table:table-cell>
          <table:table-cell table:style-name="ce7" office:value-type="string" calcext:value-type="string">
            <text:p>0xb2bb</text:p>
          </table:table-cell>
          <table:table-cell table:style-name="ce4" table:formula="of:=(HEX2DEC(MID([.C1274];3;LEN([.C1274])-2))-HEX2DEC(MID([.B1274];3;LEN([.B127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e</text:p>
          </table:table-cell>
          <table:table-cell table:style-name="ce7" office:value-type="string" calcext:value-type="string">
            <text:p>0xb3bd</text:p>
          </table:table-cell>
          <table:table-cell table:style-name="ce4" table:formula="of:=(HEX2DEC(MID([.C1275];3;LEN([.C1275])-2))-HEX2DEC(MID([.B1275];3;LEN([.B1275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3be</text:p>
          </table:table-cell>
          <table:table-cell table:style-name="ce7" office:value-type="string" calcext:value-type="string">
            <text:p>0xb57d</text:p>
          </table:table-cell>
          <table:table-cell table:style-name="ce4" table:formula="of:=(HEX2DEC(MID([.C1276];3;LEN([.C1276])-2))-HEX2DEC(MID([.B1276];3;LEN([.B1276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Active Units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780</text:p>
          </table:table-cell>
          <table:table-cell table:style-name="ce7" office:value-type="string" calcext:value-type="string">
            <text:p>0xb87f</text:p>
          </table:table-cell>
          <table:table-cell table:style-name="ce4" table:formula="of:=(HEX2DEC(MID([.C1277];3;LEN([.C1277])-2))-HEX2DEC(MID([.B1277];3;LEN([.B1277])-2)))+1" office:value-type="float" office:value="256" calcext:value-type="float">
            <text:p>256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0</text:p>
          </table:table-cell>
          <table:table-cell table:style-name="ce7" office:value-type="string" calcext:value-type="string">
            <text:p>0xb881</text:p>
          </table:table-cell>
          <table:table-cell table:style-name="ce4" table:formula="of:=(HEX2DEC(MID([.C1278];3;LEN([.C1278])-2))-HEX2DEC(MID([.B1278];3;LEN([.B12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4</text:p>
          </table:table-cell>
          <table:table-cell table:style-name="ce7" office:value-type="string" calcext:value-type="string">
            <text:p>0xb885</text:p>
          </table:table-cell>
          <table:table-cell table:style-name="ce4" table:formula="of:=(HEX2DEC(MID([.C1279];3;LEN([.C1279])-2))-HEX2DEC(MID([.B1279];3;LEN([.B127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6</text:p>
          </table:table-cell>
          <table:table-cell table:style-name="ce7" office:value-type="string" calcext:value-type="string">
            <text:p>0xb9c5</text:p>
          </table:table-cell>
          <table:table-cell table:style-name="ce4" table:formula="of:=(HEX2DEC(MID([.C1280];3;LEN([.C1280])-2))-HEX2DEC(MID([.B1280];3;LEN([.B1280])-2)))+1" office:value-type="float" office:value="320" calcext:value-type="float">
            <text:p>320</text:p>
          </table:table-cell>
          <table:table-cell table:style-name="ce7" office:value-type="string" calcext:value-type="string">
            <text:p>Ushort[10, 16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a06</text:p>
          </table:table-cell>
          <table:table-cell table:style-name="ce7" office:value-type="string" calcext:value-type="string">
            <text:p>0xbc05</text:p>
          </table:table-cell>
          <table:table-cell table:style-name="ce4" table:formula="of:=(HEX2DEC(MID([.C1281];3;LEN([.C1281])-2))-HEX2DEC(MID([.B1281];3;LEN([.B1281])-2)))+1" office:value-type="float" office:value="512" calcext:value-type="float">
            <text:p>512</text:p>
          </table:table-cell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ee</text:p>
          </table:table-cell>
          <table:table-cell table:style-name="ce7" office:value-type="string" calcext:value-type="string">
            <text:p>0xc0f0</text:p>
          </table:table-cell>
          <table:table-cell table:style-name="ce4" table:formula="of:=(HEX2DEC(MID([.C1282];3;LEN([.C1282])-2))-HEX2DEC(MID([.B1282];3;LEN([.B1282])-2)))+1" office:value-type="float" office:value="771" calcext:value-type="float">
            <text:p>771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f4</text:p>
          </table:table-cell>
          <table:table-cell table:style-name="ce7" office:value-type="string" calcext:value-type="string">
            <text:p>0xbe23</text:p>
          </table:table-cell>
          <table:table-cell table:style-name="ce4" table:formula="of:=(HEX2DEC(MID([.C1283];3;LEN([.C1283])-2))-HEX2DEC(MID([.B1283];3;LEN([.B1283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8</text:p>
          </table:table-cell>
          <table:table-cell table:style-name="ce7" office:value-type="string" calcext:value-type="string">
            <text:p>0xd209</text:p>
          </table:table-cell>
          <table:table-cell table:style-name="ce4" table:formula="of:=(HEX2DEC(MID([.C1284];3;LEN([.C1284])-2))-HEX2DEC(MID([.B1284];3;LEN([.B128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a</text:p>
          </table:table-cell>
          <table:table-cell table:style-name="ce7" office:value-type="string" calcext:value-type="string">
            <text:p>0xd20b</text:p>
          </table:table-cell>
          <table:table-cell table:style-name="ce4" table:formula="of:=(HEX2DEC(MID([.C1285];3;LEN([.C1285])-2))-HEX2DEC(MID([.B1285];3;LEN([.B128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1c</text:p>
          </table:table-cell>
          <table:table-cell table:style-name="ce7" office:value-type="string" calcext:value-type="string">
            <text:p>0xd293</text:p>
          </table:table-cell>
          <table:table-cell table:style-name="ce4" table:formula="of:=(HEX2DEC(MID([.C1286];3;LEN([.C1286])-2))-HEX2DEC(MID([.B1286];3;LEN([.B1286])-2)))+1" office:value-type="float" office:value="120" calcext:value-type="float">
            <text:p>12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94</text:p>
          </table:table-cell>
          <table:table-cell table:style-name="ce7" office:value-type="string" calcext:value-type="string">
            <text:p>0xd2d3</text:p>
          </table:table-cell>
          <table:table-cell table:style-name="ce4" table:formula="of:=(HEX2DEC(MID([.C1287];3;LEN([.C1287])-2))-HEX2DEC(MID([.B1287];3;LEN([.B1287])-2)))+1" office:value-type="float" office:value="64" calcext:value-type="float">
            <text:p>64</text:p>
          </table:table-cell>
          <table:table-cell table:style-name="ce7" office:value-type="string" calcext:value-type="string">
            <text:p>short[8,4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4</text:p>
          </table:table-cell>
          <table:table-cell table:style-name="ce7" office:value-type="string" calcext:value-type="string">
            <text:p>0xd2db</text:p>
          </table:table-cell>
          <table:table-cell table:style-name="ce4" table:formula="of:=(HEX2DEC(MID([.C1288];3;LEN([.C1288])-2))-HEX2DEC(MID([.B1288];3;LEN([.B1288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e</text:p>
          </table:table-cell>
          <table:table-cell table:style-name="ce7" office:value-type="string" calcext:value-type="string">
            <text:p>0xd2df</text:p>
          </table:table-cell>
          <table:table-cell table:style-name="ce4" table:formula="of:=(HEX2DEC(MID([.C1289];3;LEN([.C1289])-2))-HEX2DEC(MID([.B1289];3;LEN([.B128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2</text:p>
          </table:table-cell>
          <table:table-cell table:style-name="ce7" office:value-type="string" calcext:value-type="string">
            <text:p>0xd2e3</text:p>
          </table:table-cell>
          <table:table-cell table:style-name="ce4" table:formula="of:=(HEX2DEC(MID([.C1290];3;LEN([.C1290])-2))-HEX2DEC(MID([.B1290];3;LEN([.B129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4</text:p>
          </table:table-cell>
          <table:table-cell table:style-name="ce7" office:value-type="string" calcext:value-type="string">
            <text:p>0xd2f3</text:p>
          </table:table-cell>
          <table:table-cell table:style-name="ce4" table:formula="of:=(HEX2DEC(MID([.C1291];3;LEN([.C1291])-2))-HEX2DEC(MID([.B1291];3;LEN([.B129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ntact Player Countd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4</text:p>
          </table:table-cell>
          <table:table-cell table:style-name="ce7" office:value-type="string" calcext:value-type="string">
            <text:p>0xd2f5</text:p>
          </table:table-cell>
          <table:table-cell table:style-name="ce4" table:formula="of:=(HEX2DEC(MID([.C1292];3;LEN([.C1292])-2))-HEX2DEC(MID([.B1292];3;LEN([.B12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Opponent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6</text:p>
          </table:table-cell>
          <table:table-cell table:style-name="ce7" office:value-type="string" calcext:value-type="string">
            <text:p>0xd2f7</text:p>
          </table:table-cell>
          <table:table-cell table:style-name="ce4" table:formula="of:=(HEX2DEC(MID([.C1293];3;LEN([.C1293])-2))-HEX2DEC(MID([.B1293];3;LEN([.B129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8</text:p>
          </table:table-cell>
          <table:table-cell table:style-name="ce7" office:value-type="string" calcext:value-type="string">
            <text:p>0xd307</text:p>
          </table:table-cell>
          <table:table-cell table:style-name="ce4" table:formula="of:=(HEX2DEC(MID([.C1294];3;LEN([.C1294])-2))-HEX2DEC(MID([.B1294];3;LEN([.B129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otal City Siz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08</text:p>
          </table:table-cell>
          <table:table-cell table:style-name="ce7" office:value-type="string" calcext:value-type="string">
            <text:p>0xd4c7</text:p>
          </table:table-cell>
          <table:table-cell table:style-name="ce4" table:formula="of:=(HEX2DEC(MID([.C1295];3;LEN([.C1295])-2))-HEX2DEC(MID([.B1295];3;LEN([.B1295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Units In Production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c8</text:p>
          </table:table-cell>
          <table:table-cell table:style-name="ce7" office:value-type="string" calcext:value-type="string">
            <text:p>0xd3c9</text:p>
          </table:table-cell>
          <table:table-cell table:style-name="ce4" table:formula="of:=(HEX2DEC(MID([.C1296];3;LEN([.C1296])-2))-HEX2DEC(MID([.B1296];3;LEN([.B129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c</text:p>
          </table:table-cell>
          <table:table-cell table:style-name="ce7" office:value-type="string" calcext:value-type="string">
            <text:p>0xd4cd</text:p>
          </table:table-cell>
          <table:table-cell table:style-name="ce4" table:formula="of:=(HEX2DEC(MID([.C1297];3;LEN([.C1297])-2))-HEX2DEC(MID([.B1297];3;LEN([.B129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X posi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e</text:p>
          </table:table-cell>
          <table:table-cell table:style-name="ce7" office:value-type="string" calcext:value-type="string">
            <text:p>0xd74d</text:p>
          </table:table-cell>
          <table:table-cell table:style-name="ce4" table:formula="of:=(HEX2DEC(MID([.C1298];3;LEN([.C1298])-2))-HEX2DEC(MID([.B1298];3;LEN([.B1298])-2)))+1" office:value-type="float" office:value="640" calcext:value-type="float">
            <text:p>64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5e</text:p>
          </table:table-cell>
          <table:table-cell table:style-name="ce7" office:value-type="string" calcext:value-type="string">
            <text:p>0xd75f</text:p>
          </table:table-cell>
          <table:table-cell table:style-name="ce4" table:formula="of:=(HEX2DEC(MID([.C1299];3;LEN([.C1299])-2))-HEX2DEC(MID([.B1299];3;LEN([.B129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2</text:p>
          </table:table-cell>
          <table:table-cell table:style-name="ce7" office:value-type="string" calcext:value-type="string">
            <text:p>0xd763</text:p>
          </table:table-cell>
          <table:table-cell table:style-name="ce4" table:formula="of:=(HEX2DEC(MID([.C1300];3;LEN([.C1300])-2))-HEX2DEC(MID([.B1300];3;LEN([.B130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VGA flag (0 or 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8</text:p>
          </table:table-cell>
          <table:table-cell table:style-name="ce7" office:value-type="string" calcext:value-type="string">
            <text:p>0xd769</text:p>
          </table:table-cell>
          <table:table-cell table:style-name="ce4" table:formula="of:=(HEX2DEC(MID([.C1301];3;LEN([.C1301])-2))-HEX2DEC(MID([.B1301];3;LEN([.B130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e</text:p>
          </table:table-cell>
          <table:table-cell table:style-name="ce7" office:value-type="string" calcext:value-type="string">
            <text:p>0xd7ed</text:p>
          </table:table-cell>
          <table:table-cell table:style-name="ce4" table:formula="of:=(HEX2DEC(MID([.C1302];3;LEN([.C1302])-2))-HEX2DEC(MID([.B1302];3;LEN([.B1302])-2)))+1" office:value-type="float" office:value="128" calcext:value-type="float">
            <text:p>128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Strategic Location (0-15), Activ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ee</text:p>
          </table:table-cell>
          <table:table-cell table:style-name="ce7" office:value-type="string" calcext:value-type="string">
            <text:p>0xd7ef</text:p>
          </table:table-cell>
          <table:table-cell table:style-name="ce4" table:formula="of:=(HEX2DEC(MID([.C1303];3;LEN([.C1303])-2))-HEX2DEC(MID([.B1303];3;LEN([.B130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Human Player ID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0</text:p>
          </table:table-cell>
          <table:table-cell table:style-name="ce7" office:value-type="string" calcext:value-type="string">
            <text:p>0xd7f1</text:p>
          </table:table-cell>
          <table:table-cell table:style-name="ce4" table:formula="of:=(HEX2DEC(MID([.C1304];3;LEN([.C1304])-2))-HEX2DEC(MID([.B1304];3;LEN([.B130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2</text:p>
          </table:table-cell>
          <table:table-cell table:style-name="ce7" office:value-type="string" calcext:value-type="string">
            <text:p>0xd7f3</text:p>
          </table:table-cell>
          <table:table-cell table:style-name="ce4" table:formula="of:=(HEX2DEC(MID([.C1305];3;LEN([.C1305])-2))-HEX2DEC(MID([.B1305];3;LEN([.B130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4</text:p>
          </table:table-cell>
          <table:table-cell table:style-name="ce7" office:value-type="string" calcext:value-type="string">
            <text:p>0xd803</text:p>
          </table:table-cell>
          <table:table-cell table:style-name="ce4" table:formula="of:=(HEX2DEC(MID([.C1306];3;LEN([.C1306])-2))-HEX2DEC(MID([.B1306];3;LEN([.B130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vilization Identity and Leader Selec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6</text:p>
          </table:table-cell>
          <table:table-cell table:style-name="ce7" office:value-type="string" calcext:value-type="string">
            <text:p>0xd807</text:p>
          </table:table-cell>
          <table:table-cell table:style-name="ce4" table:formula="of:=(HEX2DEC(MID([.C1307];3;LEN([.C1307])-2))-HEX2DEC(MID([.B1307];3;LEN([.B130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mode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8</text:p>
          </table:table-cell>
          <table:table-cell table:style-name="ce7" office:value-type="string" calcext:value-type="string">
            <text:p>0xd809</text:p>
          </table:table-cell>
          <table:table-cell table:style-name="ce4" table:formula="of:=(HEX2DEC(MID([.C1308];3;LEN([.C1308])-2))-HEX2DEC(MID([.B1308];3;LEN([.B130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eace Turn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16</text:p>
          </table:table-cell>
          <table:table-cell table:style-name="ce7" office:value-type="string" calcext:value-type="string">
            <text:p>0xd919</text:p>
          </table:table-cell>
          <table:table-cell table:style-name="ce4" table:formula="of:=(HEX2DEC(MID([.C1309];3;LEN([.C1309])-2))-HEX2DEC(MID([.B1309];3;LEN([.B1309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91e</text:p>
          </table:table-cell>
          <table:table-cell table:style-name="ce7" office:value-type="string" calcext:value-type="string">
            <text:p>0xd935</text:p>
          </table:table-cell>
          <table:table-cell table:style-name="ce4" table:formula="of:=(HEX2DEC(MID([.C1310];3;LEN([.C1310])-2))-HEX2DEC(MID([.B1310];3;LEN([.B1310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6</text:p>
          </table:table-cell>
          <table:table-cell table:style-name="ce7" office:value-type="string" calcext:value-type="string">
            <text:p>0xdb37</text:p>
          </table:table-cell>
          <table:table-cell table:style-name="ce4" table:formula="of:=(HEX2DEC(MID([.C1311];3;LEN([.C1311])-2))-HEX2DEC(MID([.B1311];3;LEN([.B131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lobal Warming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8</text:p>
          </table:table-cell>
          <table:table-cell table:style-name="ce7" office:value-type="string" calcext:value-type="string">
            <text:p>0xdb39</text:p>
          </table:table-cell>
          <table:table-cell table:style-name="ce4" table:formula="of:=(HEX2DEC(MID([.C1312];3;LEN([.C1312])-2))-HEX2DEC(MID([.B1312];3;LEN([.B131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a</text:p>
          </table:table-cell>
          <table:table-cell table:style-name="ce7" office:value-type="string" calcext:value-type="string">
            <text:p>0xdb3b</text:p>
          </table:table-cell>
          <table:table-cell table:style-name="ce4" table:formula="of:=(HEX2DEC(MID([.C1313];3;LEN([.C1313])-2))-HEX2DEC(MID([.B1313];3;LEN([.B13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c</text:p>
          </table:table-cell>
          <table:table-cell table:style-name="ce7" office:value-type="string" calcext:value-type="string">
            <text:p>0xdb3d</text:p>
          </table:table-cell>
          <table:table-cell table:style-name="ce4" table:formula="of:=(HEX2DEC(MID([.C1314];3;LEN([.C1314])-2))-HEX2DEC(MID([.B1314];3;LEN([.B131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e</text:p>
          </table:table-cell>
          <table:table-cell table:style-name="ce7" office:value-type="string" calcext:value-type="string">
            <text:p>0xdb3f</text:p>
          </table:table-cell>
          <table:table-cell table:style-name="ce4" table:formula="of:=(HEX2DEC(MID([.C1315];3;LEN([.C1315])-2))-HEX2DEC(MID([.B1315];3;LEN([.B13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2</text:p>
          </table:table-cell>
          <table:table-cell table:style-name="ce7" office:value-type="string" calcext:value-type="string">
            <text:p>0xdb43</text:p>
          </table:table-cell>
          <table:table-cell table:style-name="ce4" table:formula="of:=(HEX2DEC(MID([.C1316];3;LEN([.C1316])-2))-HEX2DEC(MID([.B1316];3;LEN([.B13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4</text:p>
          </table:table-cell>
          <table:table-cell table:style-name="ce7" office:value-type="string" calcext:value-type="string">
            <text:p>0xdc47</text:p>
          </table:table-cell>
          <table:table-cell table:style-name="ce4" table:formula="of:=(HEX2DEC(MID([.C1317];3;LEN([.C1317])-2))-HEX2DEC(MID([.B1317];3;LEN([.B1317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Land Pathfinding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8</text:p>
          </table:table-cell>
          <table:table-cell table:style-name="ce7" office:value-type="string" calcext:value-type="string">
            <text:p>0xdc49</text:p>
          </table:table-cell>
          <table:table-cell table:style-name="ce4" table:formula="of:=(HEX2DEC(MID([.C1318];3;LEN([.C1318])-2))-HEX2DEC(MID([.B1318];3;LEN([.B131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a</text:p>
          </table:table-cell>
          <table:table-cell table:style-name="ce7" office:value-type="string" calcext:value-type="string">
            <text:p>0xdc69</text:p>
          </table:table-cell>
          <table:table-cell table:style-name="ce4" table:formula="of:=(HEX2DEC(MID([.C1319];3;LEN([.C1319])-2))-HEX2DEC(MID([.B1319];3;LEN([.B1319])-2)))+1" office:value-type="float" office:value="32" calcext:value-type="float">
            <text:p>32</text:p>
          </table:table-cell>
          <table:table-cell table:style-name="ce7" office:value-type="string" calcext:value-type="string">
            <text:p>char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6c</text:p>
          </table:table-cell>
          <table:table-cell table:style-name="ce7" office:value-type="string" calcext:value-type="string">
            <text:p>0xdceb</text:p>
          </table:table-cell>
          <table:table-cell table:style-name="ce4" table:formula="of:=(HEX2DEC(MID([.C1320];3;LEN([.C1320])-2))-HEX2DEC(MID([.B1320];3;LEN([.B1320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X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ec</text:p>
          </table:table-cell>
          <table:table-cell table:style-name="ce7" office:value-type="string" calcext:value-type="string">
            <text:p>0xdcfb</text:p>
          </table:table-cell>
          <table:table-cell table:style-name="ce4" table:formula="of:=(HEX2DEC(MID([.C1321];3;LEN([.C1321])-2))-HEX2DEC(MID([.B1321];3;LEN([.B132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tart X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c</text:p>
          </table:table-cell>
          <table:table-cell table:style-name="ce7" office:value-type="string" calcext:value-type="string">
            <text:p>0xdcfd</text:p>
          </table:table-cell>
          <table:table-cell table:style-name="ce4" table:formula="of:=(HEX2DEC(MID([.C1322];3;LEN([.C1322])-2))-HEX2DEC(MID([.B1322];3;LEN([.B132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e</text:p>
          </table:table-cell>
          <table:table-cell table:style-name="ce7" office:value-type="string" calcext:value-type="string">
            <text:p>0xddfd</text:p>
          </table:table-cell>
          <table:table-cell table:style-name="ce4" table:formula="of:=(HEX2DEC(MID([.C1323];3;LEN([.C1323])-2))-HEX2DEC(MID([.B1323];3;LEN([.B1323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Size (0-15), Unused (48), Per Ocean Size (0-15), Unused (48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dfe</text:p>
          </table:table-cell>
          <table:table-cell table:style-name="ce7" office:value-type="string" calcext:value-type="string">
            <text:p>0xde0d</text:p>
          </table:table-cell>
          <table:table-cell table:style-name="ce4" table:formula="of:=(HEX2DEC(MID([.C1324];3;LEN([.C1324])-2))-HEX2DEC(MID([.B1324];3;LEN([.B132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o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0e</text:p>
          </table:table-cell>
          <table:table-cell table:style-name="ce7" office:value-type="string" calcext:value-type="string">
            <text:p>0xde0f</text:p>
          </table:table-cell>
          <table:table-cell table:style-name="ce4" table:formula="of:=(HEX2DEC(MID([.C1325];3;LEN([.C1325])-2))-HEX2DEC(MID([.B1325];3;LEN([.B132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10</text:p>
          </table:table-cell>
          <table:table-cell table:style-name="ce7" office:value-type="string" calcext:value-type="string">
            <text:p>0xde1f</text:p>
          </table:table-cell>
          <table:table-cell table:style-name="ce4" table:formula="of:=(HEX2DEC(MID([.C1326];3;LEN([.C1326])-2))-HEX2DEC(MID([.B1326];3;LEN([.B132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ETA Yea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0</text:p>
          </table:table-cell>
          <table:table-cell table:style-name="ce7" office:value-type="string" calcext:value-type="string">
            <text:p>0xde2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ot used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2</text:p>
          </table:table-cell>
          <table:table-cell table:style-name="ce7" office:value-type="string" calcext:value-type="string">
            <text:p>0xdea1</text:p>
          </table:table-cell>
          <table:table-cell table:style-name="ce4" table:formula="of:=(HEX2DEC(MID([.C1328];3;LEN([.C1328])-2))-HEX2DEC(MID([.B1328];3;LEN([.B1328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6</text:p>
          </table:table-cell>
          <table:table-cell table:style-name="ce7" office:value-type="string" calcext:value-type="string">
            <text:p>0xdeb7</text:p>
          </table:table-cell>
          <table:table-cell table:style-name="ce4" table:formula="of:=(HEX2DEC(MID([.C1329];3;LEN([.C1329])-2))-HEX2DEC(MID([.B1329];3;LEN([.B132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8</text:p>
          </table:table-cell>
          <table:table-cell table:style-name="ce7" office:value-type="string" calcext:value-type="string">
            <text:p>0xdeb9</text:p>
          </table:table-cell>
          <table:table-cell table:style-name="ce4" table:formula="of:=(HEX2DEC(MID([.C1330];3;LEN([.C1330])-2))-HEX2DEC(MID([.B1330];3;LEN([.B133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ec</text:p>
          </table:table-cell>
          <table:table-cell table:style-name="ce7" office:value-type="string" calcext:value-type="string">
            <text:p>0xdefb</text:p>
          </table:table-cell>
          <table:table-cell table:style-name="ce4" table:formula="of:=(HEX2DEC(MID([.C1331];3;LEN([.C1331])-2))-HEX2DEC(MID([.B1331];3;LEN([.B133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Popul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fc</text:p>
          </table:table-cell>
          <table:table-cell table:style-name="ce7" office:value-type="string" calcext:value-type="string">
            <text:p>0xdf0b</text:p>
          </table:table-cell>
          <table:table-cell table:style-name="ce4" table:formula="of:=(HEX2DEC(MID([.C1332];3;LEN([.C1332])-2))-HEX2DEC(MID([.B1332];3;LEN([.B133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Government Typ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c</text:p>
          </table:table-cell>
          <table:table-cell table:style-name="ce7" office:value-type="string" calcext:value-type="string">
            <text:p>0xdf0d</text:p>
          </table:table-cell>
          <table:table-cell table:style-name="ce4" table:formula="of:=(HEX2DEC(MID([.C1333];3;LEN([.C1333])-2))-HEX2DEC(MID([.B1333];3;LEN([.B13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e</text:p>
          </table:table-cell>
          <table:table-cell table:style-name="ce7" office:value-type="string" calcext:value-type="string">
            <text:p>0xdf1d</text:p>
          </table:table-cell>
          <table:table-cell table:style-name="ce4" table:formula="of:=(HEX2DEC(MID([.C1334];3;LEN([.C1334])-2))-HEX2DEC(MID([.B1334];3;LEN([.B133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ax Rat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1e</text:p>
          </table:table-cell>
          <table:table-cell table:style-name="ce7" office:value-type="string" calcext:value-type="string">
            <text:p>0xdf1f</text:p>
          </table:table-cell>
          <table:table-cell table:style-name="ce4" table:formula="of:=(HEX2DEC(MID([.C1335];3;LEN([.C1335])-2))-HEX2DEC(MID([.B1335];3;LEN([.B133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Civilization Identity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20</text:p>
          </table:table-cell>
          <table:table-cell table:style-name="ce7" office:value-type="string" calcext:value-type="string">
            <text:p>0xdf40</text:p>
          </table:table-cell>
          <table:table-cell table:style-name="ce4" table:formula="of:=(HEX2DEC(MID([.C1336];3;LEN([.C1336])-2))-HEX2DEC(MID([.B1336];3;LEN([.B1336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62</text:p>
          </table:table-cell>
          <table:table-cell table:style-name="ce7" office:value-type="string" calcext:value-type="string">
            <text:p>0xdf67</text:p>
          </table:table-cell>
          <table:table-cell table:style-name="ce4" table:formula="of:=(HEX2DEC(MID([.C1337];3;LEN([.C1337])-2))-HEX2DEC(MID([.B1337];3;LEN([.B1337])-2)))+1" office:value-type="float" office:value="6" calcext:value-type="float">
            <text:p>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16a</text:p>
          </table:table-cell>
          <table:table-cell table:style-name="ce7" office:value-type="string" calcext:value-type="string">
            <text:p>0xe179</text:p>
          </table:table-cell>
          <table:table-cell table:style-name="ce4" table:formula="of:=(HEX2DEC(MID([.C1338];3;LEN([.C1338])-2))-HEX2DEC(MID([.B1338];3;LEN([.B133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Land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be</text:p>
          </table:table-cell>
          <table:table-cell table:style-name="ce7" office:value-type="string" calcext:value-type="string">
            <text:p>0xe2bf</text:p>
          </table:table-cell>
          <table:table-cell table:style-name="ce4" table:formula="of:=(HEX2DEC(MID([.C1339];3;LEN([.C1339])-2))-HEX2DEC(MID([.B1339];3;LEN([.B133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0</text:p>
          </table:table-cell>
          <table:table-cell table:style-name="ce7" office:value-type="string" calcext:value-type="string">
            <text:p>0xe2c1</text:p>
          </table:table-cell>
          <table:table-cell table:style-name="ce4" table:formula="of:=(HEX2DEC(MID([.C1340];3;LEN([.C1340])-2))-HEX2DEC(MID([.B1340];3;LEN([.B134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2</text:p>
          </table:table-cell>
          <table:table-cell table:style-name="ce7" office:value-type="string" calcext:value-type="string">
            <text:p>0xe3c1</text:p>
          </table:table-cell>
          <table:table-cell table:style-name="ce4" table:formula="of:=(HEX2DEC(MID([.C1341];3;LEN([.C1341])-2))-HEX2DEC(MID([.B1341];3;LEN([.B1341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2</text:p>
          </table:table-cell>
          <table:table-cell table:style-name="ce7" office:value-type="string" calcext:value-type="string">
            <text:p>0xe3c3</text:p>
          </table:table-cell>
          <table:table-cell table:style-name="ce4" table:formula="of:=(HEX2DEC(MID([.C1342];3;LEN([.C1342])-2))-HEX2DEC(MID([.B1342];3;LEN([.B134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4</text:p>
          </table:table-cell>
          <table:table-cell table:style-name="ce7" office:value-type="string" calcext:value-type="string">
            <text:p>0xe3c5</text:p>
          </table:table-cell>
          <table:table-cell table:style-name="ce4" table:formula="of:=(HEX2DEC(MID([.C1343];3;LEN([.C1343])-2))-HEX2DEC(MID([.B1343];3;LEN([.B134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Flag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6</text:p>
          </table:table-cell>
          <table:table-cell table:style-name="ce7" office:value-type="string" calcext:value-type="string">
            <text:p>0xe3c7</text:p>
          </table:table-cell>
          <table:table-cell table:style-name="ce4" table:formula="of:=(HEX2DEC(MID([.C1344];3;LEN([.C1344])-2))-HEX2DEC(MID([.B1344];3;LEN([.B134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8</text:p>
          </table:table-cell>
          <table:table-cell table:style-name="ce7" office:value-type="string" calcext:value-type="string">
            <text:p>0xe417</text:p>
          </table:table-cell>
          <table:table-cell table:style-name="ce4" table:formula="of:=(HEX2DEC(MID([.C1345];3;LEN([.C1345])-2))-HEX2DEC(MID([.B1345];3;LEN([.B1345])-2)))+1" office:value-type="float" office:value="80" calcext:value-type="float">
            <text:p>80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Discovered Technology Flags (0-4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18</text:p>
          </table:table-cell>
          <table:table-cell table:style-name="ce7" office:value-type="string" calcext:value-type="string">
            <text:p>0xe497</text:p>
          </table:table-cell>
          <table:table-cell table:style-name="ce4" table:formula="of:=(HEX2DEC(MID([.C1346];3;LEN([.C1346])-2))-HEX2DEC(MID([.B1346];3;LEN([.B1346])-2)))+1" office:value-type="float" office:value="128" calcext:value-type="float">
            <text:p>128</text:p>
          </table:table-cell>
          <table:table-cell table:style-name="ce7" office:value-type="string" calcext:value-type="string">
            <text:p>ushort[,]</text:p>
          </table:table-cell>
          <table:table-cell table:style-name="ce7" office:value-type="string" calcext:value-type="string">
            <text:p>Civ (0-7), Civ (0-7), Units Destroy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98</text:p>
          </table:table-cell>
          <table:table-cell table:style-name="ce7" office:value-type="string" calcext:value-type="string">
            <text:p>0xe517</text:p>
          </table:table-cell>
          <table:table-cell table:style-name="ce4" table:formula="of:=(HEX2DEC(MID([.C1347];3;LEN([.C1347])-2))-HEX2DEC(MID([.B1347];3;LEN([.B1347])-2)))+1" office:value-type="float" office:value="128" calcext:value-type="float">
            <text:p>12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ivilization Diplomacy Flags (0-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18</text:p>
          </table:table-cell>
          <table:table-cell table:style-name="ce7" office:value-type="string" calcext:value-type="string">
            <text:p>0xe597</text:p>
          </table:table-cell>
          <table:table-cell table:style-name="ce4" table:formula="of:=(HEX2DEC(MID([.C1348];3;LEN([.C1348])-2))-HEX2DEC(MID([.B1348];3;LEN([.B1348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Policy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98</text:p>
          </table:table-cell>
          <table:table-cell table:style-name="ce7" office:value-type="string" calcext:value-type="string">
            <text:p>0xe697</text:p>
          </table:table-cell>
          <table:table-cell table:style-name="ce4" table:formula="of:=(HEX2DEC(MID([.C1349];3;LEN([.C1349])-2))-HEX2DEC(MID([.B1349];3;LEN([.B1349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698</text:p>
          </table:table-cell>
          <table:table-cell table:style-name="ce7" office:value-type="string" calcext:value-type="string">
            <text:p>0xe797</text:p>
          </table:table-cell>
          <table:table-cell table:style-name="ce4" table:formula="of:=(HEX2DEC(MID([.C1350];3;LEN([.C1350])-2))-HEX2DEC(MID([.B1350];3;LEN([.B1350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Strategy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798</text:p>
          </table:table-cell>
          <table:table-cell table:style-name="ce7" office:value-type="string" calcext:value-type="string">
            <text:p>0xe897</text:p>
          </table:table-cell>
          <table:table-cell table:style-name="ce4" table:formula="of:=(HEX2DEC(MID([.C1351];3;LEN([.C1351])-2))-HEX2DEC(MID([.B1351];3;LEN([.B1351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98</text:p>
          </table:table-cell>
          <table:table-cell table:style-name="ce7" office:value-type="string" calcext:value-type="string">
            <text:p>0xe8a7</text:p>
          </table:table-cell>
          <table:table-cell table:style-name="ce4" table:formula="of:=(HEX2DEC(MID([.C1352];3;LEN([.C1352])-2))-HEX2DEC(MID([.B1352];3;LEN([.B1352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Discovered Technology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a8</text:p>
          </table:table-cell>
          <table:table-cell table:style-name="ce7" office:value-type="string" calcext:value-type="string">
            <text:p>0xe8b7</text:p>
          </table:table-cell>
          <table:table-cell table:style-name="ce4" table:formula="of:=(HEX2DEC(MID([.C1353];3;LEN([.C1353])-2))-HEX2DEC(MID([.B1353];3;LEN([.B135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Launch Yea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b8</text:p>
          </table:table-cell>
          <table:table-cell table:style-name="ce7" office:value-type="string" calcext:value-type="string">
            <text:p>0xe8b9</text:p>
          </table:table-cell>
          <table:table-cell table:style-name="ce4" table:formula="of:=(HEX2DEC(MID([.C1354];3;LEN([.C1354])-2))-HEX2DEC(MID([.B1354];3;LEN([.B135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4" table:number-rows-repeated="104722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uildings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1019" table:default-cell-style-name="ce12"/>
        <table:table-column table:style-name="co5" table:number-columns-repeated="15360" table:default-cell-style-name="ce1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intenace</text:p>
          </table:table-cell>
          <table:table-cell office:value-type="string" calcext:value-type="string">
            <text:p>Required Technology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0b9a&quot;" office:value-type="string" office:string-value="0x0b9a" calcext:value-type="string">
            <text:p>0x0b9a</text:p>
          </table:table-cell>
          <table:table-cell table:formula="of:=&quot;0x&quot;&amp;LOWER(DEC2HEX(HEX2DEC(MID([.B2];3;LEN([.B2])-2))+24;4))" office:value-type="string" office:string-value="0x0bb2" calcext:value-type="string">
            <text:p>0x0bb2</text:p>
          </table:table-cell>
          <table:table-cell table:formula="of:=&quot;0x&quot;&amp;LOWER(DEC2HEX(HEX2DEC(MID([.B2];3;LEN([.B2])-2))+26;4))" office:value-type="string" office:string-value="0x0bb4" calcext:value-type="string">
            <text:p>0x0bb4</text:p>
          </table:table-cell>
          <table:table-cell table:formula="of:=&quot;0x&quot;&amp;LOWER(DEC2HEX(HEX2DEC(MID([.B2];3;LEN([.B2])-2))+28;4))" office:value-type="string" office:string-value="0x0bb6" calcext:value-type="string">
            <text:p>0x0bb6</text:p>
          </table:table-cell>
          <table:table-cell table:number-columns-repeated="16379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&quot;0x&quot;&amp;LOWER(DEC2HEX(HEX2DEC(MID([.B2];3;LEN([.B2])-2))+30;4))" office:value-type="string" office:string-value="0x0bb8" calcext:value-type="string">
            <text:p>0x0bb8</text:p>
          </table:table-cell>
          <table:table-cell table:formula="of:=&quot;0x&quot;&amp;LOWER(DEC2HEX(HEX2DEC(MID([.B3];3;LEN([.B3])-2))+24;4))" office:value-type="string" office:string-value="0x0bd0" calcext:value-type="string">
            <text:p>0x0bd0</text:p>
          </table:table-cell>
          <table:table-cell table:formula="of:=&quot;0x&quot;&amp;LOWER(DEC2HEX(HEX2DEC(MID([.B3];3;LEN([.B3])-2))+26;4))" office:value-type="string" office:string-value="0x0bd2" calcext:value-type="string">
            <text:p>0x0bd2</text:p>
          </table:table-cell>
          <table:table-cell table:formula="of:=&quot;0x&quot;&amp;LOWER(DEC2HEX(HEX2DEC(MID([.B3];3;LEN([.B3])-2))+28;4))" office:value-type="string" office:string-value="0x0bd4" calcext:value-type="string">
            <text:p>0x0bd4</text:p>
          </table:table-cell>
          <table:table-cell table:number-columns-repeated="16379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&quot;0x&quot;&amp;LOWER(DEC2HEX(HEX2DEC(MID([.B3];3;LEN([.B3])-2))+30;4))" office:value-type="string" office:string-value="0x0bd6" calcext:value-type="string">
            <text:p>0x0bd6</text:p>
          </table:table-cell>
          <table:table-cell table:formula="of:=&quot;0x&quot;&amp;LOWER(DEC2HEX(HEX2DEC(MID([.B4];3;LEN([.B4])-2))+24;4))" office:value-type="string" office:string-value="0x0bee" calcext:value-type="string">
            <text:p>0x0bee</text:p>
          </table:table-cell>
          <table:table-cell table:formula="of:=&quot;0x&quot;&amp;LOWER(DEC2HEX(HEX2DEC(MID([.B4];3;LEN([.B4])-2))+26;4))" office:value-type="string" office:string-value="0x0bf0" calcext:value-type="string">
            <text:p>0x0bf0</text:p>
          </table:table-cell>
          <table:table-cell table:formula="of:=&quot;0x&quot;&amp;LOWER(DEC2HEX(HEX2DEC(MID([.B4];3;LEN([.B4])-2))+28;4))" office:value-type="string" office:string-value="0x0bf2" calcext:value-type="string">
            <text:p>0x0bf2</text:p>
          </table:table-cell>
          <table:table-cell table:number-columns-repeated="16379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&quot;0x&quot;&amp;LOWER(DEC2HEX(HEX2DEC(MID([.B4];3;LEN([.B4])-2))+30;4))" office:value-type="string" office:string-value="0x0bf4" calcext:value-type="string">
            <text:p>0x0bf4</text:p>
          </table:table-cell>
          <table:table-cell table:formula="of:=&quot;0x&quot;&amp;LOWER(DEC2HEX(HEX2DEC(MID([.B5];3;LEN([.B5])-2))+24;4))" office:value-type="string" office:string-value="0x0c0c" calcext:value-type="string">
            <text:p>0x0c0c</text:p>
          </table:table-cell>
          <table:table-cell table:formula="of:=&quot;0x&quot;&amp;LOWER(DEC2HEX(HEX2DEC(MID([.B5];3;LEN([.B5])-2))+26;4))" office:value-type="string" office:string-value="0x0c0e" calcext:value-type="string">
            <text:p>0x0c0e</text:p>
          </table:table-cell>
          <table:table-cell table:formula="of:=&quot;0x&quot;&amp;LOWER(DEC2HEX(HEX2DEC(MID([.B5];3;LEN([.B5])-2))+28;4))" office:value-type="string" office:string-value="0x0c10" calcext:value-type="string">
            <text:p>0x0c10</text:p>
          </table:table-cell>
          <table:table-cell table:number-columns-repeated="1637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&quot;0x&quot;&amp;LOWER(DEC2HEX(HEX2DEC(MID([.B5];3;LEN([.B5])-2))+30;4))" office:value-type="string" office:string-value="0x0c12" calcext:value-type="string">
            <text:p>0x0c12</text:p>
          </table:table-cell>
          <table:table-cell table:formula="of:=&quot;0x&quot;&amp;LOWER(DEC2HEX(HEX2DEC(MID([.B6];3;LEN([.B6])-2))+24;4))" office:value-type="string" office:string-value="0x0c2a" calcext:value-type="string">
            <text:p>0x0c2a</text:p>
          </table:table-cell>
          <table:table-cell table:formula="of:=&quot;0x&quot;&amp;LOWER(DEC2HEX(HEX2DEC(MID([.B6];3;LEN([.B6])-2))+26;4))" office:value-type="string" office:string-value="0x0c2c" calcext:value-type="string">
            <text:p>0x0c2c</text:p>
          </table:table-cell>
          <table:table-cell table:formula="of:=&quot;0x&quot;&amp;LOWER(DEC2HEX(HEX2DEC(MID([.B6];3;LEN([.B6])-2))+28;4))" office:value-type="string" office:string-value="0x0c2e" calcext:value-type="string">
            <text:p>0x0c2e</text:p>
          </table:table-cell>
          <table:table-cell table:number-columns-repeated="1637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&quot;0x&quot;&amp;LOWER(DEC2HEX(HEX2DEC(MID([.B6];3;LEN([.B6])-2))+30;4))" office:value-type="string" office:string-value="0x0c30" calcext:value-type="string">
            <text:p>0x0c30</text:p>
          </table:table-cell>
          <table:table-cell table:formula="of:=&quot;0x&quot;&amp;LOWER(DEC2HEX(HEX2DEC(MID([.B7];3;LEN([.B7])-2))+24;4))" office:value-type="string" office:string-value="0x0c48" calcext:value-type="string">
            <text:p>0x0c48</text:p>
          </table:table-cell>
          <table:table-cell table:formula="of:=&quot;0x&quot;&amp;LOWER(DEC2HEX(HEX2DEC(MID([.B7];3;LEN([.B7])-2))+26;4))" office:value-type="string" office:string-value="0x0c4a" calcext:value-type="string">
            <text:p>0x0c4a</text:p>
          </table:table-cell>
          <table:table-cell table:formula="of:=&quot;0x&quot;&amp;LOWER(DEC2HEX(HEX2DEC(MID([.B7];3;LEN([.B7])-2))+28;4))" office:value-type="string" office:string-value="0x0c4c" calcext:value-type="string">
            <text:p>0x0c4c</text:p>
          </table:table-cell>
          <table:table-cell table:number-columns-repeated="1637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&quot;0x&quot;&amp;LOWER(DEC2HEX(HEX2DEC(MID([.B7];3;LEN([.B7])-2))+30;4))" office:value-type="string" office:string-value="0x0c4e" calcext:value-type="string">
            <text:p>0x0c4e</text:p>
          </table:table-cell>
          <table:table-cell table:formula="of:=&quot;0x&quot;&amp;LOWER(DEC2HEX(HEX2DEC(MID([.B8];3;LEN([.B8])-2))+24;4))" office:value-type="string" office:string-value="0x0c66" calcext:value-type="string">
            <text:p>0x0c66</text:p>
          </table:table-cell>
          <table:table-cell table:formula="of:=&quot;0x&quot;&amp;LOWER(DEC2HEX(HEX2DEC(MID([.B8];3;LEN([.B8])-2))+26;4))" office:value-type="string" office:string-value="0x0c68" calcext:value-type="string">
            <text:p>0x0c68</text:p>
          </table:table-cell>
          <table:table-cell table:formula="of:=&quot;0x&quot;&amp;LOWER(DEC2HEX(HEX2DEC(MID([.B8];3;LEN([.B8])-2))+28;4))" office:value-type="string" office:string-value="0x0c6a" calcext:value-type="string">
            <text:p>0x0c6a</text:p>
          </table:table-cell>
          <table:table-cell table:number-columns-repeated="16379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&quot;0x&quot;&amp;LOWER(DEC2HEX(HEX2DEC(MID([.B8];3;LEN([.B8])-2))+30;4))" office:value-type="string" office:string-value="0x0c6c" calcext:value-type="string">
            <text:p>0x0c6c</text:p>
          </table:table-cell>
          <table:table-cell table:formula="of:=&quot;0x&quot;&amp;LOWER(DEC2HEX(HEX2DEC(MID([.B9];3;LEN([.B9])-2))+24;4))" office:value-type="string" office:string-value="0x0c84" calcext:value-type="string">
            <text:p>0x0c84</text:p>
          </table:table-cell>
          <table:table-cell table:formula="of:=&quot;0x&quot;&amp;LOWER(DEC2HEX(HEX2DEC(MID([.B9];3;LEN([.B9])-2))+26;4))" office:value-type="string" office:string-value="0x0c86" calcext:value-type="string">
            <text:p>0x0c86</text:p>
          </table:table-cell>
          <table:table-cell table:formula="of:=&quot;0x&quot;&amp;LOWER(DEC2HEX(HEX2DEC(MID([.B9];3;LEN([.B9])-2))+28;4))" office:value-type="string" office:string-value="0x0c88" calcext:value-type="string">
            <text:p>0x0c88</text:p>
          </table:table-cell>
          <table:table-cell table:number-columns-repeated="16379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&quot;0x&quot;&amp;LOWER(DEC2HEX(HEX2DEC(MID([.B9];3;LEN([.B9])-2))+30;4))" office:value-type="string" office:string-value="0x0c8a" calcext:value-type="string">
            <text:p>0x0c8a</text:p>
          </table:table-cell>
          <table:table-cell table:formula="of:=&quot;0x&quot;&amp;LOWER(DEC2HEX(HEX2DEC(MID([.B10];3;LEN([.B10])-2))+24;4))" office:value-type="string" office:string-value="0x0ca2" calcext:value-type="string">
            <text:p>0x0ca2</text:p>
          </table:table-cell>
          <table:table-cell table:formula="of:=&quot;0x&quot;&amp;LOWER(DEC2HEX(HEX2DEC(MID([.B10];3;LEN([.B10])-2))+26;4))" office:value-type="string" office:string-value="0x0ca4" calcext:value-type="string">
            <text:p>0x0ca4</text:p>
          </table:table-cell>
          <table:table-cell table:formula="of:=&quot;0x&quot;&amp;LOWER(DEC2HEX(HEX2DEC(MID([.B10];3;LEN([.B10])-2))+28;4))" office:value-type="string" office:string-value="0x0ca6" calcext:value-type="string">
            <text:p>0x0ca6</text:p>
          </table:table-cell>
          <table:table-cell table:number-columns-repeated="1637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&quot;0x&quot;&amp;LOWER(DEC2HEX(HEX2DEC(MID([.B10];3;LEN([.B10])-2))+30;4))" office:value-type="string" office:string-value="0x0ca8" calcext:value-type="string">
            <text:p>0x0ca8</text:p>
          </table:table-cell>
          <table:table-cell table:formula="of:=&quot;0x&quot;&amp;LOWER(DEC2HEX(HEX2DEC(MID([.B11];3;LEN([.B11])-2))+24;4))" office:value-type="string" office:string-value="0x0cc0" calcext:value-type="string">
            <text:p>0x0cc0</text:p>
          </table:table-cell>
          <table:table-cell table:formula="of:=&quot;0x&quot;&amp;LOWER(DEC2HEX(HEX2DEC(MID([.B11];3;LEN([.B11])-2))+26;4))" office:value-type="string" office:string-value="0x0cc2" calcext:value-type="string">
            <text:p>0x0cc2</text:p>
          </table:table-cell>
          <table:table-cell table:formula="of:=&quot;0x&quot;&amp;LOWER(DEC2HEX(HEX2DEC(MID([.B11];3;LEN([.B11])-2))+28;4))" office:value-type="string" office:string-value="0x0cc4" calcext:value-type="string">
            <text:p>0x0cc4</text:p>
          </table:table-cell>
          <table:table-cell table:number-columns-repeated="16379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&quot;0x&quot;&amp;LOWER(DEC2HEX(HEX2DEC(MID([.B11];3;LEN([.B11])-2))+30;4))" office:value-type="string" office:string-value="0x0cc6" calcext:value-type="string">
            <text:p>0x0cc6</text:p>
          </table:table-cell>
          <table:table-cell table:formula="of:=&quot;0x&quot;&amp;LOWER(DEC2HEX(HEX2DEC(MID([.B12];3;LEN([.B12])-2))+24;4))" office:value-type="string" office:string-value="0x0cde" calcext:value-type="string">
            <text:p>0x0cde</text:p>
          </table:table-cell>
          <table:table-cell table:formula="of:=&quot;0x&quot;&amp;LOWER(DEC2HEX(HEX2DEC(MID([.B12];3;LEN([.B12])-2))+26;4))" office:value-type="string" office:string-value="0x0ce0" calcext:value-type="string">
            <text:p>0x0ce0</text:p>
          </table:table-cell>
          <table:table-cell table:formula="of:=&quot;0x&quot;&amp;LOWER(DEC2HEX(HEX2DEC(MID([.B12];3;LEN([.B12])-2))+28;4))" office:value-type="string" office:string-value="0x0ce2" calcext:value-type="string">
            <text:p>0x0ce2</text:p>
          </table:table-cell>
          <table:table-cell table:number-columns-repeated="16379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&quot;0x&quot;&amp;LOWER(DEC2HEX(HEX2DEC(MID([.B12];3;LEN([.B12])-2))+30;4))" office:value-type="string" office:string-value="0x0ce4" calcext:value-type="string">
            <text:p>0x0ce4</text:p>
          </table:table-cell>
          <table:table-cell table:formula="of:=&quot;0x&quot;&amp;LOWER(DEC2HEX(HEX2DEC(MID([.B13];3;LEN([.B13])-2))+24;4))" office:value-type="string" office:string-value="0x0cfc" calcext:value-type="string">
            <text:p>0x0cfc</text:p>
          </table:table-cell>
          <table:table-cell table:formula="of:=&quot;0x&quot;&amp;LOWER(DEC2HEX(HEX2DEC(MID([.B13];3;LEN([.B13])-2))+26;4))" office:value-type="string" office:string-value="0x0cfe" calcext:value-type="string">
            <text:p>0x0cfe</text:p>
          </table:table-cell>
          <table:table-cell table:formula="of:=&quot;0x&quot;&amp;LOWER(DEC2HEX(HEX2DEC(MID([.B13];3;LEN([.B13])-2))+28;4))" office:value-type="string" office:string-value="0x0d00" calcext:value-type="string">
            <text:p>0x0d00</text:p>
          </table:table-cell>
          <table:table-cell table:number-columns-repeated="16379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&quot;0x&quot;&amp;LOWER(DEC2HEX(HEX2DEC(MID([.B13];3;LEN([.B13])-2))+30;4))" office:value-type="string" office:string-value="0x0d02" calcext:value-type="string">
            <text:p>0x0d02</text:p>
          </table:table-cell>
          <table:table-cell table:formula="of:=&quot;0x&quot;&amp;LOWER(DEC2HEX(HEX2DEC(MID([.B14];3;LEN([.B14])-2))+24;4))" office:value-type="string" office:string-value="0x0d1a" calcext:value-type="string">
            <text:p>0x0d1a</text:p>
          </table:table-cell>
          <table:table-cell table:formula="of:=&quot;0x&quot;&amp;LOWER(DEC2HEX(HEX2DEC(MID([.B14];3;LEN([.B14])-2))+26;4))" office:value-type="string" office:string-value="0x0d1c" calcext:value-type="string">
            <text:p>0x0d1c</text:p>
          </table:table-cell>
          <table:table-cell table:formula="of:=&quot;0x&quot;&amp;LOWER(DEC2HEX(HEX2DEC(MID([.B14];3;LEN([.B14])-2))+28;4))" office:value-type="string" office:string-value="0x0d1e" calcext:value-type="string">
            <text:p>0x0d1e</text:p>
          </table:table-cell>
          <table:table-cell table:number-columns-repeated="16379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&quot;0x&quot;&amp;LOWER(DEC2HEX(HEX2DEC(MID([.B14];3;LEN([.B14])-2))+30;4))" office:value-type="string" office:string-value="0x0d20" calcext:value-type="string">
            <text:p>0x0d20</text:p>
          </table:table-cell>
          <table:table-cell table:formula="of:=&quot;0x&quot;&amp;LOWER(DEC2HEX(HEX2DEC(MID([.B15];3;LEN([.B15])-2))+24;4))" office:value-type="string" office:string-value="0x0d38" calcext:value-type="string">
            <text:p>0x0d38</text:p>
          </table:table-cell>
          <table:table-cell table:formula="of:=&quot;0x&quot;&amp;LOWER(DEC2HEX(HEX2DEC(MID([.B15];3;LEN([.B15])-2))+26;4))" office:value-type="string" office:string-value="0x0d3a" calcext:value-type="string">
            <text:p>0x0d3a</text:p>
          </table:table-cell>
          <table:table-cell table:formula="of:=&quot;0x&quot;&amp;LOWER(DEC2HEX(HEX2DEC(MID([.B15];3;LEN([.B15])-2))+28;4))" office:value-type="string" office:string-value="0x0d3c" calcext:value-type="string">
            <text:p>0x0d3c</text:p>
          </table:table-cell>
          <table:table-cell table:number-columns-repeated="16379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&quot;0x&quot;&amp;LOWER(DEC2HEX(HEX2DEC(MID([.B15];3;LEN([.B15])-2))+30;4))" office:value-type="string" office:string-value="0x0d3e" calcext:value-type="string">
            <text:p>0x0d3e</text:p>
          </table:table-cell>
          <table:table-cell table:formula="of:=&quot;0x&quot;&amp;LOWER(DEC2HEX(HEX2DEC(MID([.B16];3;LEN([.B16])-2))+24;4))" office:value-type="string" office:string-value="0x0d56" calcext:value-type="string">
            <text:p>0x0d56</text:p>
          </table:table-cell>
          <table:table-cell table:formula="of:=&quot;0x&quot;&amp;LOWER(DEC2HEX(HEX2DEC(MID([.B16];3;LEN([.B16])-2))+26;4))" office:value-type="string" office:string-value="0x0d58" calcext:value-type="string">
            <text:p>0x0d58</text:p>
          </table:table-cell>
          <table:table-cell table:formula="of:=&quot;0x&quot;&amp;LOWER(DEC2HEX(HEX2DEC(MID([.B16];3;LEN([.B16])-2))+28;4))" office:value-type="string" office:string-value="0x0d5a" calcext:value-type="string">
            <text:p>0x0d5a</text:p>
          </table:table-cell>
          <table:table-cell table:number-columns-repeated="16379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&quot;0x&quot;&amp;LOWER(DEC2HEX(HEX2DEC(MID([.B16];3;LEN([.B16])-2))+30;4))" office:value-type="string" office:string-value="0x0d5c" calcext:value-type="string">
            <text:p>0x0d5c</text:p>
          </table:table-cell>
          <table:table-cell table:formula="of:=&quot;0x&quot;&amp;LOWER(DEC2HEX(HEX2DEC(MID([.B17];3;LEN([.B17])-2))+24;4))" office:value-type="string" office:string-value="0x0d74" calcext:value-type="string">
            <text:p>0x0d74</text:p>
          </table:table-cell>
          <table:table-cell table:formula="of:=&quot;0x&quot;&amp;LOWER(DEC2HEX(HEX2DEC(MID([.B17];3;LEN([.B17])-2))+26;4))" office:value-type="string" office:string-value="0x0d76" calcext:value-type="string">
            <text:p>0x0d76</text:p>
          </table:table-cell>
          <table:table-cell table:formula="of:=&quot;0x&quot;&amp;LOWER(DEC2HEX(HEX2DEC(MID([.B17];3;LEN([.B17])-2))+28;4))" office:value-type="string" office:string-value="0x0d78" calcext:value-type="string">
            <text:p>0x0d78</text:p>
          </table:table-cell>
          <table:table-cell table:number-columns-repeated="16379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&quot;0x&quot;&amp;LOWER(DEC2HEX(HEX2DEC(MID([.B17];3;LEN([.B17])-2))+30;4))" office:value-type="string" office:string-value="0x0d7a" calcext:value-type="string">
            <text:p>0x0d7a</text:p>
          </table:table-cell>
          <table:table-cell table:formula="of:=&quot;0x&quot;&amp;LOWER(DEC2HEX(HEX2DEC(MID([.B18];3;LEN([.B18])-2))+24;4))" office:value-type="string" office:string-value="0x0d92" calcext:value-type="string">
            <text:p>0x0d92</text:p>
          </table:table-cell>
          <table:table-cell table:formula="of:=&quot;0x&quot;&amp;LOWER(DEC2HEX(HEX2DEC(MID([.B18];3;LEN([.B18])-2))+26;4))" office:value-type="string" office:string-value="0x0d94" calcext:value-type="string">
            <text:p>0x0d94</text:p>
          </table:table-cell>
          <table:table-cell table:formula="of:=&quot;0x&quot;&amp;LOWER(DEC2HEX(HEX2DEC(MID([.B18];3;LEN([.B18])-2))+28;4))" office:value-type="string" office:string-value="0x0d96" calcext:value-type="string">
            <text:p>0x0d96</text:p>
          </table:table-cell>
          <table:table-cell table:number-columns-repeated="16379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&quot;0x&quot;&amp;LOWER(DEC2HEX(HEX2DEC(MID([.B18];3;LEN([.B18])-2))+30;4))" office:value-type="string" office:string-value="0x0d98" calcext:value-type="string">
            <text:p>0x0d98</text:p>
          </table:table-cell>
          <table:table-cell table:formula="of:=&quot;0x&quot;&amp;LOWER(DEC2HEX(HEX2DEC(MID([.B19];3;LEN([.B19])-2))+24;4))" office:value-type="string" office:string-value="0x0db0" calcext:value-type="string">
            <text:p>0x0db0</text:p>
          </table:table-cell>
          <table:table-cell table:formula="of:=&quot;0x&quot;&amp;LOWER(DEC2HEX(HEX2DEC(MID([.B19];3;LEN([.B19])-2))+26;4))" office:value-type="string" office:string-value="0x0db2" calcext:value-type="string">
            <text:p>0x0db2</text:p>
          </table:table-cell>
          <table:table-cell table:formula="of:=&quot;0x&quot;&amp;LOWER(DEC2HEX(HEX2DEC(MID([.B19];3;LEN([.B19])-2))+28;4))" office:value-type="string" office:string-value="0x0db4" calcext:value-type="string">
            <text:p>0x0db4</text:p>
          </table:table-cell>
          <table:table-cell table:number-columns-repeated="16379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&quot;0x&quot;&amp;LOWER(DEC2HEX(HEX2DEC(MID([.B19];3;LEN([.B19])-2))+30;4))" office:value-type="string" office:string-value="0x0db6" calcext:value-type="string">
            <text:p>0x0db6</text:p>
          </table:table-cell>
          <table:table-cell table:formula="of:=&quot;0x&quot;&amp;LOWER(DEC2HEX(HEX2DEC(MID([.B20];3;LEN([.B20])-2))+24;4))" office:value-type="string" office:string-value="0x0dce" calcext:value-type="string">
            <text:p>0x0dce</text:p>
          </table:table-cell>
          <table:table-cell table:formula="of:=&quot;0x&quot;&amp;LOWER(DEC2HEX(HEX2DEC(MID([.B20];3;LEN([.B20])-2))+26;4))" office:value-type="string" office:string-value="0x0dd0" calcext:value-type="string">
            <text:p>0x0dd0</text:p>
          </table:table-cell>
          <table:table-cell table:formula="of:=&quot;0x&quot;&amp;LOWER(DEC2HEX(HEX2DEC(MID([.B20];3;LEN([.B20])-2))+28;4))" office:value-type="string" office:string-value="0x0dd2" calcext:value-type="string">
            <text:p>0x0dd2</text:p>
          </table:table-cell>
          <table:table-cell table:number-columns-repeated="16379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&quot;0x&quot;&amp;LOWER(DEC2HEX(HEX2DEC(MID([.B20];3;LEN([.B20])-2))+30;4))" office:value-type="string" office:string-value="0x0dd4" calcext:value-type="string">
            <text:p>0x0dd4</text:p>
          </table:table-cell>
          <table:table-cell table:formula="of:=&quot;0x&quot;&amp;LOWER(DEC2HEX(HEX2DEC(MID([.B21];3;LEN([.B21])-2))+24;4))" office:value-type="string" office:string-value="0x0dec" calcext:value-type="string">
            <text:p>0x0dec</text:p>
          </table:table-cell>
          <table:table-cell table:formula="of:=&quot;0x&quot;&amp;LOWER(DEC2HEX(HEX2DEC(MID([.B21];3;LEN([.B21])-2))+26;4))" office:value-type="string" office:string-value="0x0dee" calcext:value-type="string">
            <text:p>0x0dee</text:p>
          </table:table-cell>
          <table:table-cell table:formula="of:=&quot;0x&quot;&amp;LOWER(DEC2HEX(HEX2DEC(MID([.B21];3;LEN([.B21])-2))+28;4))" office:value-type="string" office:string-value="0x0df0" calcext:value-type="string">
            <text:p>0x0df0</text:p>
          </table:table-cell>
          <table:table-cell table:number-columns-repeated="16379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&quot;0x&quot;&amp;LOWER(DEC2HEX(HEX2DEC(MID([.B21];3;LEN([.B21])-2))+30;4))" office:value-type="string" office:string-value="0x0df2" calcext:value-type="string">
            <text:p>0x0df2</text:p>
          </table:table-cell>
          <table:table-cell table:formula="of:=&quot;0x&quot;&amp;LOWER(DEC2HEX(HEX2DEC(MID([.B22];3;LEN([.B22])-2))+24;4))" office:value-type="string" office:string-value="0x0e0a" calcext:value-type="string">
            <text:p>0x0e0a</text:p>
          </table:table-cell>
          <table:table-cell table:formula="of:=&quot;0x&quot;&amp;LOWER(DEC2HEX(HEX2DEC(MID([.B22];3;LEN([.B22])-2))+26;4))" office:value-type="string" office:string-value="0x0e0c" calcext:value-type="string">
            <text:p>0x0e0c</text:p>
          </table:table-cell>
          <table:table-cell table:formula="of:=&quot;0x&quot;&amp;LOWER(DEC2HEX(HEX2DEC(MID([.B22];3;LEN([.B22])-2))+28;4))" office:value-type="string" office:string-value="0x0e0e" calcext:value-type="string">
            <text:p>0x0e0e</text:p>
          </table:table-cell>
          <table:table-cell table:number-columns-repeated="16379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&quot;0x&quot;&amp;LOWER(DEC2HEX(HEX2DEC(MID([.B22];3;LEN([.B22])-2))+30;4))" office:value-type="string" office:string-value="0x0e10" calcext:value-type="string">
            <text:p>0x0e10</text:p>
          </table:table-cell>
          <table:table-cell table:formula="of:=&quot;0x&quot;&amp;LOWER(DEC2HEX(HEX2DEC(MID([.B23];3;LEN([.B23])-2))+24;4))" office:value-type="string" office:string-value="0x0e28" calcext:value-type="string">
            <text:p>0x0e28</text:p>
          </table:table-cell>
          <table:table-cell table:formula="of:=&quot;0x&quot;&amp;LOWER(DEC2HEX(HEX2DEC(MID([.B23];3;LEN([.B23])-2))+26;4))" office:value-type="string" office:string-value="0x0e2a" calcext:value-type="string">
            <text:p>0x0e2a</text:p>
          </table:table-cell>
          <table:table-cell table:formula="of:=&quot;0x&quot;&amp;LOWER(DEC2HEX(HEX2DEC(MID([.B23];3;LEN([.B23])-2))+28;4))" office:value-type="string" office:string-value="0x0e2c" calcext:value-type="string">
            <text:p>0x0e2c</text:p>
          </table:table-cell>
          <table:table-cell table:number-columns-repeated="16379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&quot;0x&quot;&amp;LOWER(DEC2HEX(HEX2DEC(MID([.B23];3;LEN([.B23])-2))+30;4))" office:value-type="string" office:string-value="0x0e2e" calcext:value-type="string">
            <text:p>0x0e2e</text:p>
          </table:table-cell>
          <table:table-cell table:formula="of:=&quot;0x&quot;&amp;LOWER(DEC2HEX(HEX2DEC(MID([.B24];3;LEN([.B24])-2))+24;4))" office:value-type="string" office:string-value="0x0e46" calcext:value-type="string">
            <text:p>0x0e46</text:p>
          </table:table-cell>
          <table:table-cell table:formula="of:=&quot;0x&quot;&amp;LOWER(DEC2HEX(HEX2DEC(MID([.B24];3;LEN([.B24])-2))+26;4))" office:value-type="string" office:string-value="0x0e48" calcext:value-type="string">
            <text:p>0x0e48</text:p>
          </table:table-cell>
          <table:table-cell table:formula="of:=&quot;0x&quot;&amp;LOWER(DEC2HEX(HEX2DEC(MID([.B24];3;LEN([.B24])-2))+28;4))" office:value-type="string" office:string-value="0x0e4a" calcext:value-type="string">
            <text:p>0x0e4a</text:p>
          </table:table-cell>
          <table:table-cell table:number-columns-repeated="16379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&quot;0x&quot;&amp;LOWER(DEC2HEX(HEX2DEC(MID([.B24];3;LEN([.B24])-2))+30;4))" office:value-type="string" office:string-value="0x0e4c" calcext:value-type="string">
            <text:p>0x0e4c</text:p>
          </table:table-cell>
          <table:table-cell table:formula="of:=&quot;0x&quot;&amp;LOWER(DEC2HEX(HEX2DEC(MID([.B25];3;LEN([.B25])-2))+24;4))" office:value-type="string" office:string-value="0x0e64" calcext:value-type="string">
            <text:p>0x0e64</text:p>
          </table:table-cell>
          <table:table-cell table:formula="of:=&quot;0x&quot;&amp;LOWER(DEC2HEX(HEX2DEC(MID([.B25];3;LEN([.B25])-2))+26;4))" office:value-type="string" office:string-value="0x0e66" calcext:value-type="string">
            <text:p>0x0e66</text:p>
          </table:table-cell>
          <table:table-cell table:formula="of:=&quot;0x&quot;&amp;LOWER(DEC2HEX(HEX2DEC(MID([.B25];3;LEN([.B25])-2))+28;4))" office:value-type="string" office:string-value="0x0e68" calcext:value-type="string">
            <text:p>0x0e68</text:p>
          </table:table-cell>
          <table:table-cell table:number-columns-repeated="16379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&quot;0x&quot;&amp;LOWER(DEC2HEX(HEX2DEC(MID([.B25];3;LEN([.B25])-2))+30;4))" office:value-type="string" office:string-value="0x0e6a" calcext:value-type="string">
            <text:p>0x0e6a</text:p>
          </table:table-cell>
          <table:table-cell table:formula="of:=&quot;0x&quot;&amp;LOWER(DEC2HEX(HEX2DEC(MID([.B26];3;LEN([.B26])-2))+24;4))" office:value-type="string" office:string-value="0x0e82" calcext:value-type="string">
            <text:p>0x0e82</text:p>
          </table:table-cell>
          <table:table-cell table:formula="of:=&quot;0x&quot;&amp;LOWER(DEC2HEX(HEX2DEC(MID([.B26];3;LEN([.B26])-2))+26;4))" office:value-type="string" office:string-value="0x0e84" calcext:value-type="string">
            <text:p>0x0e84</text:p>
          </table:table-cell>
          <table:table-cell table:formula="of:=&quot;0x&quot;&amp;LOWER(DEC2HEX(HEX2DEC(MID([.B26];3;LEN([.B26])-2))+28;4))" office:value-type="string" office:string-value="0x0e86" calcext:value-type="string">
            <text:p>0x0e86</text:p>
          </table:table-cell>
          <table:table-cell table:number-columns-repeated="16379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&quot;0x&quot;&amp;LOWER(DEC2HEX(HEX2DEC(MID([.B26];3;LEN([.B26])-2))+30;4))" office:value-type="string" office:string-value="0x0e88" calcext:value-type="string">
            <text:p>0x0e88</text:p>
          </table:table-cell>
          <table:table-cell table:formula="of:=&quot;0x&quot;&amp;LOWER(DEC2HEX(HEX2DEC(MID([.B27];3;LEN([.B27])-2))+24;4))" office:value-type="string" office:string-value="0x0ea0" calcext:value-type="string">
            <text:p>0x0ea0</text:p>
          </table:table-cell>
          <table:table-cell table:formula="of:=&quot;0x&quot;&amp;LOWER(DEC2HEX(HEX2DEC(MID([.B27];3;LEN([.B27])-2))+26;4))" office:value-type="string" office:string-value="0x0ea2" calcext:value-type="string">
            <text:p>0x0ea2</text:p>
          </table:table-cell>
          <table:table-cell table:formula="of:=&quot;0x&quot;&amp;LOWER(DEC2HEX(HEX2DEC(MID([.B27];3;LEN([.B27])-2))+28;4))" office:value-type="string" office:string-value="0x0ea4" calcext:value-type="string">
            <text:p>0x0ea4</text:p>
          </table:table-cell>
          <table:table-cell table:number-columns-repeated="16379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&quot;0x&quot;&amp;LOWER(DEC2HEX(HEX2DEC(MID([.B27];3;LEN([.B27])-2))+30;4))" office:value-type="string" office:string-value="0x0ea6" calcext:value-type="string">
            <text:p>0x0ea6</text:p>
          </table:table-cell>
          <table:table-cell table:formula="of:=&quot;0x&quot;&amp;LOWER(DEC2HEX(HEX2DEC(MID([.B28];3;LEN([.B28])-2))+24;4))" office:value-type="string" office:string-value="0x0ebe" calcext:value-type="string">
            <text:p>0x0ebe</text:p>
          </table:table-cell>
          <table:table-cell table:formula="of:=&quot;0x&quot;&amp;LOWER(DEC2HEX(HEX2DEC(MID([.B28];3;LEN([.B28])-2))+26;4))" office:value-type="string" office:string-value="0x0ec0" calcext:value-type="string">
            <text:p>0x0ec0</text:p>
          </table:table-cell>
          <table:table-cell table:formula="of:=&quot;0x&quot;&amp;LOWER(DEC2HEX(HEX2DEC(MID([.B28];3;LEN([.B28])-2))+28;4))" office:value-type="string" office:string-value="0x0ec2" calcext:value-type="string">
            <text:p>0x0ec2</text:p>
          </table:table-cell>
          <table:table-cell table:number-columns-repeated="16379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&quot;0x&quot;&amp;LOWER(DEC2HEX(HEX2DEC(MID([.B28];3;LEN([.B28])-2))+30;4))" office:value-type="string" office:string-value="0x0ec4" calcext:value-type="string">
            <text:p>0x0ec4</text:p>
          </table:table-cell>
          <table:table-cell table:formula="of:=&quot;0x&quot;&amp;LOWER(DEC2HEX(HEX2DEC(MID([.B29];3;LEN([.B29])-2))+24;4))" office:value-type="string" office:string-value="0x0edc" calcext:value-type="string">
            <text:p>0x0edc</text:p>
          </table:table-cell>
          <table:table-cell table:formula="of:=&quot;0x&quot;&amp;LOWER(DEC2HEX(HEX2DEC(MID([.B29];3;LEN([.B29])-2))+26;4))" office:value-type="string" office:string-value="0x0ede" calcext:value-type="string">
            <text:p>0x0ede</text:p>
          </table:table-cell>
          <table:table-cell table:formula="of:=&quot;0x&quot;&amp;LOWER(DEC2HEX(HEX2DEC(MID([.B29];3;LEN([.B29])-2))+28;4))" office:value-type="string" office:string-value="0x0ee0" calcext:value-type="string">
            <text:p>0x0ee0</text:p>
          </table:table-cell>
          <table:table-cell table:number-columns-repeated="16379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&quot;0x&quot;&amp;LOWER(DEC2HEX(HEX2DEC(MID([.B29];3;LEN([.B29])-2))+30;4))" office:value-type="string" office:string-value="0x0ee2" calcext:value-type="string">
            <text:p>0x0ee2</text:p>
          </table:table-cell>
          <table:table-cell table:formula="of:=&quot;0x&quot;&amp;LOWER(DEC2HEX(HEX2DEC(MID([.B30];3;LEN([.B30])-2))+24;4))" office:value-type="string" office:string-value="0x0efa" calcext:value-type="string">
            <text:p>0x0efa</text:p>
          </table:table-cell>
          <table:table-cell table:formula="of:=&quot;0x&quot;&amp;LOWER(DEC2HEX(HEX2DEC(MID([.B30];3;LEN([.B30])-2))+26;4))" office:value-type="string" office:string-value="0x0efc" calcext:value-type="string">
            <text:p>0x0efc</text:p>
          </table:table-cell>
          <table:table-cell table:formula="of:=&quot;0x&quot;&amp;LOWER(DEC2HEX(HEX2DEC(MID([.B30];3;LEN([.B30])-2))+28;4))" office:value-type="string" office:string-value="0x0efe" calcext:value-type="string">
            <text:p>0x0efe</text:p>
          </table:table-cell>
          <table:table-cell table:number-columns-repeated="16379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&quot;0x&quot;&amp;LOWER(DEC2HEX(HEX2DEC(MID([.B30];3;LEN([.B30])-2))+30;4))" office:value-type="string" office:string-value="0x0f00" calcext:value-type="string">
            <text:p>0x0f00</text:p>
          </table:table-cell>
          <table:table-cell table:formula="of:=&quot;0x&quot;&amp;LOWER(DEC2HEX(HEX2DEC(MID([.B31];3;LEN([.B31])-2))+24;4))" office:value-type="string" office:string-value="0x0f18" calcext:value-type="string">
            <text:p>0x0f18</text:p>
          </table:table-cell>
          <table:table-cell table:formula="of:=&quot;0x&quot;&amp;LOWER(DEC2HEX(HEX2DEC(MID([.B31];3;LEN([.B31])-2))+26;4))" office:value-type="string" office:string-value="0x0f1a" calcext:value-type="string">
            <text:p>0x0f1a</text:p>
          </table:table-cell>
          <table:table-cell table:formula="of:=&quot;0x&quot;&amp;LOWER(DEC2HEX(HEX2DEC(MID([.B31];3;LEN([.B31])-2))+28;4))" office:value-type="string" office:string-value="0x0f1c" calcext:value-type="string">
            <text:p>0x0f1c</text:p>
          </table:table-cell>
          <table:table-cell table:number-columns-repeated="16379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&quot;0x&quot;&amp;LOWER(DEC2HEX(HEX2DEC(MID([.B31];3;LEN([.B31])-2))+30;4))" office:value-type="string" office:string-value="0x0f1e" calcext:value-type="string">
            <text:p>0x0f1e</text:p>
          </table:table-cell>
          <table:table-cell table:formula="of:=&quot;0x&quot;&amp;LOWER(DEC2HEX(HEX2DEC(MID([.B32];3;LEN([.B32])-2))+24;4))" office:value-type="string" office:string-value="0x0f36" calcext:value-type="string">
            <text:p>0x0f36</text:p>
          </table:table-cell>
          <table:table-cell table:formula="of:=&quot;0x&quot;&amp;LOWER(DEC2HEX(HEX2DEC(MID([.B32];3;LEN([.B32])-2))+26;4))" office:value-type="string" office:string-value="0x0f38" calcext:value-type="string">
            <text:p>0x0f38</text:p>
          </table:table-cell>
          <table:table-cell table:formula="of:=&quot;0x&quot;&amp;LOWER(DEC2HEX(HEX2DEC(MID([.B32];3;LEN([.B32])-2))+28;4))" office:value-type="string" office:string-value="0x0f3a" calcext:value-type="string">
            <text:p>0x0f3a</text:p>
          </table:table-cell>
          <table:table-cell table:number-columns-repeated="16379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&quot;0x&quot;&amp;LOWER(DEC2HEX(HEX2DEC(MID([.B32];3;LEN([.B32])-2))+30;4))" office:value-type="string" office:string-value="0x0f3c" calcext:value-type="string">
            <text:p>0x0f3c</text:p>
          </table:table-cell>
          <table:table-cell table:formula="of:=&quot;0x&quot;&amp;LOWER(DEC2HEX(HEX2DEC(MID([.B33];3;LEN([.B33])-2))+24;4))" office:value-type="string" office:string-value="0x0f54" calcext:value-type="string">
            <text:p>0x0f54</text:p>
          </table:table-cell>
          <table:table-cell table:formula="of:=&quot;0x&quot;&amp;LOWER(DEC2HEX(HEX2DEC(MID([.B33];3;LEN([.B33])-2))+26;4))" office:value-type="string" office:string-value="0x0f56" calcext:value-type="string">
            <text:p>0x0f56</text:p>
          </table:table-cell>
          <table:table-cell table:formula="of:=&quot;0x&quot;&amp;LOWER(DEC2HEX(HEX2DEC(MID([.B33];3;LEN([.B33])-2))+28;4))" office:value-type="string" office:string-value="0x0f58" calcext:value-type="string">
            <text:p>0x0f58</text:p>
          </table:table-cell>
          <table:table-cell table:number-columns-repeated="16379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&quot;0x&quot;&amp;LOWER(DEC2HEX(HEX2DEC(MID([.B33];3;LEN([.B33])-2))+30;4))" office:value-type="string" office:string-value="0x0f5a" calcext:value-type="string">
            <text:p>0x0f5a</text:p>
          </table:table-cell>
          <table:table-cell table:formula="of:=&quot;0x&quot;&amp;LOWER(DEC2HEX(HEX2DEC(MID([.B34];3;LEN([.B34])-2))+24;4))" office:value-type="string" office:string-value="0x0f72" calcext:value-type="string">
            <text:p>0x0f72</text:p>
          </table:table-cell>
          <table:table-cell table:formula="of:=&quot;0x&quot;&amp;LOWER(DEC2HEX(HEX2DEC(MID([.B34];3;LEN([.B34])-2))+26;4))" office:value-type="string" office:string-value="0x0f74" calcext:value-type="string">
            <text:p>0x0f74</text:p>
          </table:table-cell>
          <table:table-cell table:formula="of:=&quot;0x&quot;&amp;LOWER(DEC2HEX(HEX2DEC(MID([.B34];3;LEN([.B34])-2))+28;4))" office:value-type="string" office:string-value="0x0f76" calcext:value-type="string">
            <text:p>0x0f76</text:p>
          </table:table-cell>
          <table:table-cell table:number-columns-repeated="16379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&quot;0x&quot;&amp;LOWER(DEC2HEX(HEX2DEC(MID([.B34];3;LEN([.B34])-2))+30;4))" office:value-type="string" office:string-value="0x0f78" calcext:value-type="string">
            <text:p>0x0f78</text:p>
          </table:table-cell>
          <table:table-cell table:formula="of:=&quot;0x&quot;&amp;LOWER(DEC2HEX(HEX2DEC(MID([.B35];3;LEN([.B35])-2))+24;4))" office:value-type="string" office:string-value="0x0f90" calcext:value-type="string">
            <text:p>0x0f90</text:p>
          </table:table-cell>
          <table:table-cell table:formula="of:=&quot;0x&quot;&amp;LOWER(DEC2HEX(HEX2DEC(MID([.B35];3;LEN([.B35])-2))+26;4))" office:value-type="string" office:string-value="0x0f92" calcext:value-type="string">
            <text:p>0x0f92</text:p>
          </table:table-cell>
          <table:table-cell table:formula="of:=&quot;0x&quot;&amp;LOWER(DEC2HEX(HEX2DEC(MID([.B35];3;LEN([.B35])-2))+28;4))" office:value-type="string" office:string-value="0x0f94" calcext:value-type="string">
            <text:p>0x0f94</text:p>
          </table:table-cell>
          <table:table-cell table:number-columns-repeated="16379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&quot;0x&quot;&amp;LOWER(DEC2HEX(HEX2DEC(MID([.B35];3;LEN([.B35])-2))+30;4))" office:value-type="string" office:string-value="0x0f96" calcext:value-type="string">
            <text:p>0x0f96</text:p>
          </table:table-cell>
          <table:table-cell table:formula="of:=&quot;0x&quot;&amp;LOWER(DEC2HEX(HEX2DEC(MID([.B36];3;LEN([.B36])-2))+24;4))" office:value-type="string" office:string-value="0x0fae" calcext:value-type="string">
            <text:p>0x0fae</text:p>
          </table:table-cell>
          <table:table-cell table:formula="of:=&quot;0x&quot;&amp;LOWER(DEC2HEX(HEX2DEC(MID([.B36];3;LEN([.B36])-2))+26;4))" office:value-type="string" office:string-value="0x0fb0" calcext:value-type="string">
            <text:p>0x0fb0</text:p>
          </table:table-cell>
          <table:table-cell table:formula="of:=&quot;0x&quot;&amp;LOWER(DEC2HEX(HEX2DEC(MID([.B36];3;LEN([.B36])-2))+28;4))" office:value-type="string" office:string-value="0x0fb2" calcext:value-type="string">
            <text:p>0x0fb2</text:p>
          </table:table-cell>
          <table:table-cell table:number-columns-repeated="16379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&quot;0x&quot;&amp;LOWER(DEC2HEX(HEX2DEC(MID([.B36];3;LEN([.B36])-2))+30;4))" office:value-type="string" office:string-value="0x0fb4" calcext:value-type="string">
            <text:p>0x0fb4</text:p>
          </table:table-cell>
          <table:table-cell table:formula="of:=&quot;0x&quot;&amp;LOWER(DEC2HEX(HEX2DEC(MID([.B37];3;LEN([.B37])-2))+24;4))" office:value-type="string" office:string-value="0x0fcc" calcext:value-type="string">
            <text:p>0x0fcc</text:p>
          </table:table-cell>
          <table:table-cell table:formula="of:=&quot;0x&quot;&amp;LOWER(DEC2HEX(HEX2DEC(MID([.B37];3;LEN([.B37])-2))+26;4))" office:value-type="string" office:string-value="0x0fce" calcext:value-type="string">
            <text:p>0x0fce</text:p>
          </table:table-cell>
          <table:table-cell table:formula="of:=&quot;0x&quot;&amp;LOWER(DEC2HEX(HEX2DEC(MID([.B37];3;LEN([.B37])-2))+28;4))" office:value-type="string" office:string-value="0x0fd0" calcext:value-type="string">
            <text:p>0x0fd0</text:p>
          </table:table-cell>
          <table:table-cell table:number-columns-repeated="16379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&quot;0x&quot;&amp;LOWER(DEC2HEX(HEX2DEC(MID([.B37];3;LEN([.B37])-2))+30;4))" office:value-type="string" office:string-value="0x0fd2" calcext:value-type="string">
            <text:p>0x0fd2</text:p>
          </table:table-cell>
          <table:table-cell table:formula="of:=&quot;0x&quot;&amp;LOWER(DEC2HEX(HEX2DEC(MID([.B38];3;LEN([.B38])-2))+24;4))" office:value-type="string" office:string-value="0x0fea" calcext:value-type="string">
            <text:p>0x0fea</text:p>
          </table:table-cell>
          <table:table-cell table:formula="of:=&quot;0x&quot;&amp;LOWER(DEC2HEX(HEX2DEC(MID([.B38];3;LEN([.B38])-2))+26;4))" office:value-type="string" office:string-value="0x0fec" calcext:value-type="string">
            <text:p>0x0fec</text:p>
          </table:table-cell>
          <table:table-cell table:formula="of:=&quot;0x&quot;&amp;LOWER(DEC2HEX(HEX2DEC(MID([.B38];3;LEN([.B38])-2))+28;4))" office:value-type="string" office:string-value="0x0fee" calcext:value-type="string">
            <text:p>0x0fee</text:p>
          </table:table-cell>
          <table:table-cell table:number-columns-repeated="16379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&quot;0x&quot;&amp;LOWER(DEC2HEX(HEX2DEC(MID([.B38];3;LEN([.B38])-2))+30;4))" office:value-type="string" office:string-value="0x0ff0" calcext:value-type="string">
            <text:p>0x0ff0</text:p>
          </table:table-cell>
          <table:table-cell table:formula="of:=&quot;0x&quot;&amp;LOWER(DEC2HEX(HEX2DEC(MID([.B39];3;LEN([.B39])-2))+24;4))" office:value-type="string" office:string-value="0x1008" calcext:value-type="string">
            <text:p>0x1008</text:p>
          </table:table-cell>
          <table:table-cell table:formula="of:=&quot;0x&quot;&amp;LOWER(DEC2HEX(HEX2DEC(MID([.B39];3;LEN([.B39])-2))+26;4))" office:value-type="string" office:string-value="0x100a" calcext:value-type="string">
            <text:p>0x100a</text:p>
          </table:table-cell>
          <table:table-cell table:formula="of:=&quot;0x&quot;&amp;LOWER(DEC2HEX(HEX2DEC(MID([.B39];3;LEN([.B39])-2))+28;4))" office:value-type="string" office:string-value="0x100c" calcext:value-type="string">
            <text:p>0x100c</text:p>
          </table:table-cell>
          <table:table-cell table:number-columns-repeated="16379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&quot;0x&quot;&amp;LOWER(DEC2HEX(HEX2DEC(MID([.B39];3;LEN([.B39])-2))+30;4))" office:value-type="string" office:string-value="0x100e" calcext:value-type="string">
            <text:p>0x100e</text:p>
          </table:table-cell>
          <table:table-cell table:formula="of:=&quot;0x&quot;&amp;LOWER(DEC2HEX(HEX2DEC(MID([.B40];3;LEN([.B40])-2))+24;4))" office:value-type="string" office:string-value="0x1026" calcext:value-type="string">
            <text:p>0x1026</text:p>
          </table:table-cell>
          <table:table-cell table:formula="of:=&quot;0x&quot;&amp;LOWER(DEC2HEX(HEX2DEC(MID([.B40];3;LEN([.B40])-2))+26;4))" office:value-type="string" office:string-value="0x1028" calcext:value-type="string">
            <text:p>0x1028</text:p>
          </table:table-cell>
          <table:table-cell table:formula="of:=&quot;0x&quot;&amp;LOWER(DEC2HEX(HEX2DEC(MID([.B40];3;LEN([.B40])-2))+28;4))" office:value-type="string" office:string-value="0x102a" calcext:value-type="string">
            <text:p>0x102a</text:p>
          </table:table-cell>
          <table:table-cell table:number-columns-repeated="16379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&quot;0x&quot;&amp;LOWER(DEC2HEX(HEX2DEC(MID([.B40];3;LEN([.B40])-2))+30;4))" office:value-type="string" office:string-value="0x102c" calcext:value-type="string">
            <text:p>0x102c</text:p>
          </table:table-cell>
          <table:table-cell table:formula="of:=&quot;0x&quot;&amp;LOWER(DEC2HEX(HEX2DEC(MID([.B41];3;LEN([.B41])-2))+24;4))" office:value-type="string" office:string-value="0x1044" calcext:value-type="string">
            <text:p>0x1044</text:p>
          </table:table-cell>
          <table:table-cell table:formula="of:=&quot;0x&quot;&amp;LOWER(DEC2HEX(HEX2DEC(MID([.B41];3;LEN([.B41])-2))+26;4))" office:value-type="string" office:string-value="0x1046" calcext:value-type="string">
            <text:p>0x1046</text:p>
          </table:table-cell>
          <table:table-cell table:formula="of:=&quot;0x&quot;&amp;LOWER(DEC2HEX(HEX2DEC(MID([.B41];3;LEN([.B41])-2))+28;4))" office:value-type="string" office:string-value="0x1048" calcext:value-type="string">
            <text:p>0x1048</text:p>
          </table:table-cell>
          <table:table-cell table:number-columns-repeated="16379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&quot;0x&quot;&amp;LOWER(DEC2HEX(HEX2DEC(MID([.B41];3;LEN([.B41])-2))+30;4))" office:value-type="string" office:string-value="0x104a" calcext:value-type="string">
            <text:p>0x104a</text:p>
          </table:table-cell>
          <table:table-cell table:formula="of:=&quot;0x&quot;&amp;LOWER(DEC2HEX(HEX2DEC(MID([.B42];3;LEN([.B42])-2))+24;4))" office:value-type="string" office:string-value="0x1062" calcext:value-type="string">
            <text:p>0x1062</text:p>
          </table:table-cell>
          <table:table-cell table:formula="of:=&quot;0x&quot;&amp;LOWER(DEC2HEX(HEX2DEC(MID([.B42];3;LEN([.B42])-2))+26;4))" office:value-type="string" office:string-value="0x1064" calcext:value-type="string">
            <text:p>0x1064</text:p>
          </table:table-cell>
          <table:table-cell table:formula="of:=&quot;0x&quot;&amp;LOWER(DEC2HEX(HEX2DEC(MID([.B42];3;LEN([.B42])-2))+28;4))" office:value-type="string" office:string-value="0x1066" calcext:value-type="string">
            <text:p>0x1066</text:p>
          </table:table-cell>
          <table:table-cell table:number-columns-repeated="16379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&quot;0x&quot;&amp;LOWER(DEC2HEX(HEX2DEC(MID([.B42];3;LEN([.B42])-2))+30;4))" office:value-type="string" office:string-value="0x1068" calcext:value-type="string">
            <text:p>0x1068</text:p>
          </table:table-cell>
          <table:table-cell table:formula="of:=&quot;0x&quot;&amp;LOWER(DEC2HEX(HEX2DEC(MID([.B43];3;LEN([.B43])-2))+24;4))" office:value-type="string" office:string-value="0x1080" calcext:value-type="string">
            <text:p>0x1080</text:p>
          </table:table-cell>
          <table:table-cell table:formula="of:=&quot;0x&quot;&amp;LOWER(DEC2HEX(HEX2DEC(MID([.B43];3;LEN([.B43])-2))+26;4))" office:value-type="string" office:string-value="0x1082" calcext:value-type="string">
            <text:p>0x1082</text:p>
          </table:table-cell>
          <table:table-cell table:formula="of:=&quot;0x&quot;&amp;LOWER(DEC2HEX(HEX2DEC(MID([.B43];3;LEN([.B43])-2))+28;4))" office:value-type="string" office:string-value="0x1084" calcext:value-type="string">
            <text:p>0x1084</text:p>
          </table:table-cell>
          <table:table-cell table:number-columns-repeated="16379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&quot;0x&quot;&amp;LOWER(DEC2HEX(HEX2DEC(MID([.B43];3;LEN([.B43])-2))+30;4))" office:value-type="string" office:string-value="0x1086" calcext:value-type="string">
            <text:p>0x1086</text:p>
          </table:table-cell>
          <table:table-cell table:formula="of:=&quot;0x&quot;&amp;LOWER(DEC2HEX(HEX2DEC(MID([.B44];3;LEN([.B44])-2))+24;4))" office:value-type="string" office:string-value="0x109e" calcext:value-type="string">
            <text:p>0x109e</text:p>
          </table:table-cell>
          <table:table-cell table:formula="of:=&quot;0x&quot;&amp;LOWER(DEC2HEX(HEX2DEC(MID([.B44];3;LEN([.B44])-2))+26;4))" office:value-type="string" office:string-value="0x10a0" calcext:value-type="string">
            <text:p>0x10a0</text:p>
          </table:table-cell>
          <table:table-cell table:formula="of:=&quot;0x&quot;&amp;LOWER(DEC2HEX(HEX2DEC(MID([.B44];3;LEN([.B44])-2))+28;4))" office:value-type="string" office:string-value="0x10a2" calcext:value-type="string">
            <text:p>0x10a2</text:p>
          </table:table-cell>
          <table:table-cell table:number-columns-repeated="16379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&quot;0x&quot;&amp;LOWER(DEC2HEX(HEX2DEC(MID([.B44];3;LEN([.B44])-2))+30;4))" office:value-type="string" office:string-value="0x10a4" calcext:value-type="string">
            <text:p>0x10a4</text:p>
          </table:table-cell>
          <table:table-cell table:formula="of:=&quot;0x&quot;&amp;LOWER(DEC2HEX(HEX2DEC(MID([.B45];3;LEN([.B45])-2))+24;4))" office:value-type="string" office:string-value="0x10bc" calcext:value-type="string">
            <text:p>0x10bc</text:p>
          </table:table-cell>
          <table:table-cell table:formula="of:=&quot;0x&quot;&amp;LOWER(DEC2HEX(HEX2DEC(MID([.B45];3;LEN([.B45])-2))+26;4))" office:value-type="string" office:string-value="0x10be" calcext:value-type="string">
            <text:p>0x10be</text:p>
          </table:table-cell>
          <table:table-cell table:formula="of:=&quot;0x&quot;&amp;LOWER(DEC2HEX(HEX2DEC(MID([.B45];3;LEN([.B45])-2))+28;4))" office:value-type="string" office:string-value="0x10c0" calcext:value-type="string">
            <text:p>0x10c0</text:p>
          </table:table-cell>
          <table:table-cell table:number-columns-repeated="16379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&quot;0x&quot;&amp;LOWER(DEC2HEX(HEX2DEC(MID([.B45];3;LEN([.B45])-2))+30;4))" office:value-type="string" office:string-value="0x10c2" calcext:value-type="string">
            <text:p>0x10c2</text:p>
          </table:table-cell>
          <table:table-cell table:formula="of:=&quot;0x&quot;&amp;LOWER(DEC2HEX(HEX2DEC(MID([.B46];3;LEN([.B46])-2))+24;4))" office:value-type="string" office:string-value="0x10da" calcext:value-type="string">
            <text:p>0x10da</text:p>
          </table:table-cell>
          <table:table-cell table:formula="of:=&quot;0x&quot;&amp;LOWER(DEC2HEX(HEX2DEC(MID([.B46];3;LEN([.B46])-2))+26;4))" office:value-type="string" office:string-value="0x10dc" calcext:value-type="string">
            <text:p>0x10dc</text:p>
          </table:table-cell>
          <table:table-cell table:formula="of:=&quot;0x&quot;&amp;LOWER(DEC2HEX(HEX2DEC(MID([.B46];3;LEN([.B46])-2))+28;4))" office:value-type="string" office:string-value="0x10de" calcext:value-type="string">
            <text:p>0x10de</text:p>
          </table:table-cell>
          <table:table-cell table:number-columns-repeated="16379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&quot;0x&quot;&amp;LOWER(DEC2HEX(HEX2DEC(MID([.B46];3;LEN([.B46])-2))+30;4))" office:value-type="string" office:string-value="0x10e0" calcext:value-type="string">
            <text:p>0x10e0</text:p>
          </table:table-cell>
          <table:table-cell table:formula="of:=&quot;0x&quot;&amp;LOWER(DEC2HEX(HEX2DEC(MID([.B47];3;LEN([.B47])-2))+24;4))" office:value-type="string" office:string-value="0x10f8" calcext:value-type="string">
            <text:p>0x10f8</text:p>
          </table:table-cell>
          <table:table-cell table:formula="of:=&quot;0x&quot;&amp;LOWER(DEC2HEX(HEX2DEC(MID([.B47];3;LEN([.B47])-2))+26;4))" office:value-type="string" office:string-value="0x10fa" calcext:value-type="string">
            <text:p>0x10fa</text:p>
          </table:table-cell>
          <table:table-cell table:formula="of:=&quot;0x&quot;&amp;LOWER(DEC2HEX(HEX2DEC(MID([.B47];3;LEN([.B47])-2))+28;4))" office:value-type="string" office:string-value="0x10fc" calcext:value-type="string">
            <text:p>0x10fc</text:p>
          </table:table-cell>
          <table:table-cell table:number-columns-repeated="16379"/>
        </table:table-row>
        <table:table-row table:style-name="ro4" table:number-rows-repeated="104852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r" fo:country="H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.00.0000</text:date>, <text:time style:data-style-name="N2" text:time-value="15:12:27.990678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Rajko Horvat</meta:initial-creator>
    <meta:creation-date>2023-08-03T06:55:52Z</meta:creation-date>
    <dc:date>2025-12-27T17:42:37.263981011</dc:date>
    <meta:editing-cycles>91</meta:editing-cycles>
    <meta:editing-duration>P4DT55M24S</meta:editing-duration>
    <meta:document-statistic meta:table-count="2" meta:cell-count="8246" meta:object-count="0"/>
    <meta:user-defined meta:name="AppVersion">16.0300</meta:user-defined>
  </office:meta>
</office:document-meta>
</file>